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automatic-styles>
    <style:style style:name="co1" style:family="table-column">
      <style:table-column-properties fo:break-before="auto" style:column-width="0.266cm"/>
    </style:style>
    <style:style style:name="co2" style:family="table-column">
      <style:table-column-properties fo:break-before="auto" style:column-width="0.453cm"/>
    </style:style>
    <style:style style:name="co3" style:family="table-column">
      <style:table-column-properties fo:break-before="auto" style:column-width="2.258cm"/>
    </style:style>
    <style:style style:name="co4" style:family="table-column">
      <style:table-column-properties fo:break-before="auto" style:column-width="1.356cm"/>
    </style:style>
    <style:style style:name="co5" style:family="table-column">
      <style:table-column-properties fo:break-before="auto" style:column-width="1.404cm"/>
    </style:style>
    <style:style style:name="co6" style:family="table-column">
      <style:table-column-properties fo:break-before="auto" style:column-width="0.707cm"/>
    </style:style>
    <style:style style:name="co7" style:family="table-column">
      <style:table-column-properties fo:break-before="auto" style:column-width="2.434cm"/>
    </style:style>
    <style:style style:name="ro1" style:family="table-row">
      <style:table-row-properties style:row-height="0.2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3.097cm" fo:break-before="auto" style:use-optimal-row-height="true"/>
    </style:style>
    <style:style style:name="ro6" style:family="table-row">
      <style:table-row-properties style:row-height="4.902cm" fo:break-before="auto" style:use-optimal-row-height="true"/>
    </style:style>
    <style:style style:name="ro7" style:family="table-row">
      <style:table-row-properties style:row-height="0.931cm" fo:break-before="auto" style:use-optimal-row-height="true"/>
    </style:style>
    <style:style style:name="ro8" style:family="table-row">
      <style:table-row-properties style:row-height="1.288cm" fo:break-before="auto" style:use-optimal-row-height="true"/>
    </style:style>
    <style:style style:name="ro9" style:family="table-row">
      <style:table-row-properties style:row-height="0.612cm" fo:break-before="auto" style:use-optimal-row-height="true"/>
    </style:style>
    <style:style style:name="ro10" style:family="table-row">
      <style:table-row-properties style:row-height="0.863cm" fo:break-before="auto" style:use-optimal-row-height="true"/>
    </style:style>
    <style:style style:name="ro11" style:family="table-row">
      <style:table-row-properties style:row-height="0.751cm" fo:break-before="auto" style:use-optimal-row-height="true"/>
    </style:style>
    <style:style style:name="ro12" style:family="table-row">
      <style:table-row-properties style:row-height="0.573cm" fo:break-before="auto" style:use-optimal-row-height="true"/>
    </style:style>
    <style:style style:name="ro13" style:family="table-row">
      <style:table-row-properties style:row-height="1.466cm" fo:break-before="auto" style:use-optimal-row-height="true"/>
    </style:style>
    <style:style style:name="ro14" style:family="table-row">
      <style:table-row-properties style:row-height="1.136cm" fo:break-before="auto" style:use-optimal-row-height="true"/>
    </style:style>
    <style:style style:name="ro15" style:family="table-row">
      <style:table-row-properties style:row-height="1.822cm" fo:break-before="auto" style:use-optimal-row-height="true"/>
    </style:style>
    <style:style style:name="ro16" style:family="table-row">
      <style:table-row-properties style:row-height="1.565cm" fo:break-before="auto" style:use-optimal-row-height="true"/>
    </style:style>
    <style:style style:name="ro17" style:family="table-row">
      <style:table-row-properties style:row-height="2.034cm" fo:break-before="auto" style:use-optimal-row-height="true"/>
    </style:style>
    <style:style style:name="ro18" style:family="table-row">
      <style:table-row-properties style:row-height="2.565cm" fo:break-before="auto" style:use-optimal-row-height="true"/>
    </style:style>
    <style:style style:name="ro19" style:family="table-row">
      <style:table-row-properties style:row-height="8.103cm" fo:break-before="auto" style:use-optimal-row-height="true"/>
    </style:style>
    <style:style style:name="ro20" style:family="table-row">
      <style:table-row-properties style:row-height="8.281cm" fo:break-before="auto" style:use-optimal-row-height="true"/>
    </style:style>
    <style:style style:name="ro21" style:family="table-row">
      <style:table-row-properties style:row-height="1.109cm" fo:break-before="auto" style:use-optimal-row-height="true"/>
    </style:style>
    <style:style style:name="ro22" style:family="table-row">
      <style:table-row-properties style:row-height="3.734cm" fo:break-before="auto" style:use-optimal-row-height="true"/>
    </style:style>
    <style:style style:name="ro23" style:family="table-row">
      <style:table-row-properties style:row-height="3.249cm" fo:break-before="auto" style:use-optimal-row-height="true"/>
    </style:style>
    <style:style style:name="ro24" style:family="table-row">
      <style:table-row-properties style:row-height="4.172cm" fo:break-before="auto" style:use-optimal-row-height="true"/>
    </style:style>
    <style:style style:name="ro25" style:family="table-row">
      <style:table-row-properties style:row-height="7.394cm" fo:break-before="auto" style:use-optimal-row-height="true"/>
    </style:style>
    <style:style style:name="ro26" style:family="table-row">
      <style:table-row-properties style:row-height="7.239cm" fo:break-before="auto" style:use-optimal-row-height="true"/>
    </style:style>
    <style:style style:name="ro27" style:family="table-row">
      <style:table-row-properties style:row-height="4.348cm" fo:break-before="auto" style:use-optimal-row-height="true"/>
    </style:style>
    <style:style style:name="ro28" style:family="table-row">
      <style:table-row-properties style:row-height="1.49cm" fo:break-before="auto" style:use-optimal-row-height="true"/>
    </style:style>
    <style:style style:name="ro29" style:family="table-row">
      <style:table-row-properties style:row-height="2.231cm" fo:break-before="auto" style:use-optimal-row-height="true"/>
    </style:style>
    <style:style style:name="ro30" style:family="table-row">
      <style:table-row-properties style:row-height="1.845cm" fo:break-before="auto" style:use-optimal-row-height="true"/>
    </style:style>
    <style:style style:name="ro31" style:family="table-row">
      <style:table-row-properties style:row-height="4.695cm" fo:break-before="auto" style:use-optimal-row-height="true"/>
    </style:style>
    <style:style style:name="ro32" style:family="table-row">
      <style:table-row-properties style:row-height="1.898cm" fo:break-before="auto" style:use-optimal-row-height="true"/>
    </style:style>
    <style:style style:name="ro33" style:family="table-row">
      <style:table-row-properties style:row-height="0.728cm" fo:break-before="auto" style:use-optimal-row-height="true"/>
    </style:style>
    <style:style style:name="ro34" style:family="table-row">
      <style:table-row-properties style:row-height="0.594cm" fo:break-before="auto" style:use-optimal-row-height="true"/>
    </style:style>
    <style:style style:name="ro35" style:family="table-row">
      <style:table-row-properties style:row-height="1.064cm" fo:break-before="auto" style:use-optimal-row-height="true"/>
    </style:style>
    <style:style style:name="ro36" style:family="table-row">
      <style:table-row-properties style:row-height="1.314cm" fo:break-before="auto" style:use-optimal-row-height="true"/>
    </style:style>
    <style:style style:name="ro37" style:family="table-row">
      <style:table-row-properties style:row-height="0.96cm" fo:break-before="auto" style:use-optimal-row-height="true"/>
    </style:style>
    <style:style style:name="ro38" style:family="table-row">
      <style:table-row-properties style:row-height="1.644cm"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ce961" style:family="table-cell" style:parent-style-name="Default">
      <style:table-cell-properties fo:border="none"/>
    </style:style>
    <style:style style:name="ce962" style:family="table-cell" style:parent-style-name="Default">
      <style:table-cell-properties fo:border="none"/>
      <style:text-properties fo:font-size="6pt" style:font-size-asian="6pt" style:font-size-complex="6pt"/>
    </style:style>
    <style:style style:name="ce963"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964" style:family="table-cell" style:parent-style-name="Default">
      <style:table-cell-properties fo:background-color="#eeeeee" fo:border="none"/>
      <style:text-properties fo:font-size="6pt" style:font-size-asian="6pt" style:font-size-complex="6pt"/>
    </style:style>
    <style:style style:name="ce965" style:family="table-cell" style:parent-style-name="Default">
      <style:table-cell-properties fo:background-color="#eeeeee" fo:border="none"/>
    </style:style>
    <style:style style:name="ce966" style:family="table-cell" style:parent-style-name="Default">
      <style:text-properties fo:font-size="6pt" style:font-size-asian="6pt" style:font-size-complex="6pt"/>
    </style:style>
    <style:style style:name="ce967" style:family="table-cell" style:parent-style-name="Default">
      <style:table-cell-properties fo:background-color="#eeeeee"/>
      <style:text-properties fo:font-size="6pt" style:font-size-asian="6pt" style:font-size-complex="6pt"/>
    </style:style>
    <style:style style:name="ce968" style:family="table-cell" style:parent-style-name="Default">
      <style:table-cell-properties fo:background-color="#eeeeee"/>
    </style:style>
    <style:style style:name="ce550"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3"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6"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4"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5"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7"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6"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58"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0"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9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2"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4"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68"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7"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1"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0"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1"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5"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7"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48"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3"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1"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9"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0"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2"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2"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3"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7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5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99"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00"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5"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98"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2"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3"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4"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9"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58"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0"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5"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06"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3"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7"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2"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4"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6"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04"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5"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6"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1"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8"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9"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7"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20"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01"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3"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3"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71"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78"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9"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0" style:family="table-cell" style:parent-style-name="Default">
      <style:table-cell-properties fo:background-color="#000000" fo:border="none"/>
    </style:style>
    <style:style style:name="ce644"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5"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8"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6"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7"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9"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1"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3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50"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5"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31"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59"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6"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57"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60"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23"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58"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1"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62"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63"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804"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5"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0"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0"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2"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5"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5"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6"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9"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7"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8"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0"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3"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0"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1"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2"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3"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8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8"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5"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6"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89"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4"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87"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18"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19"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9"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4"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7"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1"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7"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98"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2"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0"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1"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3"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0"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44"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5"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6"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4"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5"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05"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6"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0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8"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10"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4"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07"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7"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7"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28"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0"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2"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6"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18"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9"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2"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0"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1"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3"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0"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1"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2"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24"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5"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8"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7"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4"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9"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6"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11"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9"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0"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7"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5"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9"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1"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32"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33"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0"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91"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1"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2"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54"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31"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2"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8"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9"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0"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6"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03"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4"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5"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8"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61"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7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3"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4"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5"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24"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26"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0"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33"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34"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36"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1"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37"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938"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72"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23"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943"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74" style:family="table-cell" style:parent-style-name="Default">
      <style:table-cell-properties fo:background-color="#ffff00" fo:border="none"/>
    </style:style>
    <style:style style:name="ce975" style:family="table-cell" style:parent-style-name="Default">
      <style:table-cell-properties fo:background-color="#ffff00"/>
    </style:style>
    <style:style style:name="ce983" style:family="table-cell" style:parent-style-name="Default">
      <style:table-cell-properties fo:background-color="#999999" fo:border="none"/>
    </style:style>
    <style:style style:name="ce228"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4"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84"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87"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93"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5"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6"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3"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5"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7"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38"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0"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6" style:family="table-cell" style:parent-style-name="Default">
      <style:table-cell-properties style:vertical-align="top"/>
    </style:style>
    <style:style style:name="ce102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3"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5"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7"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6"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43"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8"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0"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8"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2"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3"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63"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5"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6"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7"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8"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7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2" style:family="table-cell" style:parent-style-name="Default">
      <style:table-cell-properties fo:wrap-option="wrap"/>
    </style:style>
    <style:style style:name="ce1077" style:family="table-cell" style:parent-style-name="Default">
      <style:table-cell-properties fo:wrap-option="wrap"/>
      <style:text-properties fo:font-size="3pt" style:font-size-asian="3pt" style:font-size-complex="3pt"/>
    </style:style>
    <style:style style:name="ce1078"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3"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4" style:family="table-cell" style:parent-style-name="Default">
      <style:text-properties fo:font-size="14pt" style:font-size-asian="14pt" style:font-size-complex="14pt"/>
    </style:style>
    <style:style style:name="ce1105"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6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7"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8" style:family="table-cell" style:parent-style-name="Default">
      <style:table-cell-properties style:vertical-align="top"/>
      <style:text-properties fo:font-size="14pt" style:font-size-asian="14pt" style:font-size-complex="14pt"/>
    </style:style>
    <style:style style:name="ce1109"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1"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1112"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13"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4"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5"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7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7"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18"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111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20"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82" style:family="table-cell" style:parent-style-name="Default">
      <style:table-cell-properties style:text-align-source="fix" style:repeat-content="false" style:vertical-align="middle"/>
      <style:paragraph-properties fo:text-align="center" fo:margin-left="0cm"/>
    </style:style>
    <style:style style:name="ce1122"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23"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24"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36"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7"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8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39"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1"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3"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44"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45"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46"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47"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48"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49"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86" style:family="table-cell" style:parent-style-name="Default">
      <style:table-cell-properties style:text-align-source="fix" style:repeat-content="false" fo:border="0.74pt solid #000000" style:vertical-align="middle"/>
      <style:paragraph-properties fo:text-align="center" fo:margin-left="0cm"/>
    </style:style>
    <style:style style:name="ce1121" style:family="table-cell" style:parent-style-name="Default">
      <style:table-cell-properties style:text-align-source="fix" style:repeat-content="false" style:vertical-align="middle"/>
      <style:paragraph-properties fo:text-align="center" fo:margin-left="0cm"/>
    </style:style>
    <style:style style:name="ce303" style:family="table-cell" style:parent-style-name="Default">
      <style:table-cell-properties style:text-align-source="fix" style:repeat-content="false"/>
      <style:paragraph-properties fo:text-align="center" fo:margin-left="0cm"/>
    </style:style>
    <style:style style:name="ce306" style:family="table-cell" style:parent-style-name="Accent_20_3">
      <style:table-cell-properties fo:wrap-option="wrap"/>
    </style:style>
    <style:style style:name="ce307" style:family="table-cell" style:parent-style-name="Accent_20_2">
      <style:table-cell-properties fo:wrap-option="wrap"/>
    </style:style>
    <style:style style:name="ce308" style:family="table-cell" style:parent-style-name="Accent_20_1">
      <style:table-cell-properties fo:wrap-option="wrap"/>
    </style:style>
    <style:style style:name="ce309" style:family="table-cell" style:parent-style-name="Footnote">
      <style:table-cell-properties fo:wrap-option="wrap"/>
    </style:style>
    <style:style style:name="ce312" style:family="table-cell" style:parent-style-name="Footnote" style:data-style-name="N122">
      <style:table-cell-properties style:text-align-source="fix" style:repeat-content="false" fo:wrap-option="wrap"/>
      <style:paragraph-properties fo:text-align="start" fo:margin-left="0cm"/>
    </style:style>
    <style:style style:name="ce310" style:family="table-cell" style:parent-style-name="Footnote" style:data-style-name="N122">
      <style:table-cell-properties style:text-align-source="fix" style:repeat-content="false"/>
      <style:paragraph-properties fo:text-align="start" fo:margin-left="0cm"/>
    </style:style>
    <style:style style:name="ce316" style:family="table-cell" style:parent-style-name="Default">
      <style:table-cell-properties style:text-align-source="fix" style:repeat-content="false" fo:wrap-option="wrap"/>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YzWr2"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heet4" table:style-name="ta1">
        <table:table-column table:style-name="co1" table:number-columns-repeated="16384" table:default-cell-style-name="Default"/>
        <table:table-row table:style-name="ro1">
          <table:table-cell table:style-name="ce961" table:number-columns-repeated="27"/>
          <table:table-cell table:style-name="ce965"/>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table-cell table:style-name="ce961" table:number-columns-repeated="30"/>
          <table:table-cell table:number-columns-repeated="16312"/>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60"/>
          <table:table-cell table:style-name="ce1145"/>
          <table:table-cell table:style-name="ce1120"/>
          <table:table-cell table:style-name="ce1144"/>
          <table:table-cell table:number-columns-repeated="3"/>
          <table:table-cell table:style-name="ce1145"/>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60"/>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18"/>
          <table:table-cell table:style-name="ce970"/>
          <table:table-cell table:style-name="ce965" table:number-columns-repeated="3"/>
          <table:table-cell table:style-name="ce970"/>
          <table:table-cell table:style-name="ce965" table:number-columns-repeated="2"/>
          <table:table-cell table:style-name="ce970"/>
          <table:table-cell table:style-name="ce965"/>
          <table:table-cell table:style-name="ce961" table:number-columns-repeated="15"/>
          <table:table-cell table:style-name="ce965"/>
          <table:table-cell table:style-name="ce970"/>
          <table:table-cell table:style-name="ce965" table:number-columns-repeated="6"/>
          <table:table-cell table:style-name="ce970"/>
          <table:table-cell table:style-name="ce961" table:number-columns-repeated="21"/>
          <table:table-cell table:number-columns-repeated="60"/>
          <table:table-cell table:style-name="ce1114"/>
          <table:table-cell table:style-name="ce1119"/>
          <table:table-cell table:style-name="ce1124"/>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47"/>
          <table:table-cell table:number-columns-repeated="3"/>
          <table:table-cell table:style-name="ce1114"/>
          <table:table-cell table:style-name="ce1148"/>
          <table:table-cell table:style-name="ce1147"/>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3"/>
          <table:table-cell table:style-name="ce1112"/>
          <table:table-cell table:style-name="ce1117"/>
          <table:table-cell table:style-name="ce1122"/>
          <table:table-cell table:number-columns-repeated="10"/>
          <table:table-cell table:style-name="ce1112"/>
          <table:table-cell table:style-name="ce1120"/>
          <table:table-cell table:style-name="ce1144"/>
          <table:table-cell table:style-name="ce1145"/>
          <table:table-cell table:style-name="ce1146"/>
          <table:table-cell table:style-name="ce1135"/>
          <table:table-cell table:number-columns-repeated="16260"/>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21"/>
          <table:table-cell table:number-columns-repeated="33"/>
          <table:table-cell table:style-name="ce1113"/>
          <table:table-cell table:style-name="ce1118"/>
          <table:table-cell table:style-name="ce1123"/>
          <table:table-cell table:number-columns-repeated="10"/>
          <table:table-cell table:style-name="ce1143"/>
          <table:table-cell table:style-name="ce1118"/>
          <table:table-cell table:style-name="ce1136"/>
          <table:table-cell table:style-name="ce1113"/>
          <table:table-cell table:style-name="ce1118"/>
          <table:table-cell table:style-name="ce1123"/>
          <table:table-cell table:number-columns-repeated="16260"/>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5"/>
          <table:table-cell table:number-columns-repeated="33"/>
          <table:table-cell table:style-name="ce1114"/>
          <table:table-cell table:style-name="ce1119"/>
          <table:table-cell table:style-name="ce1124"/>
          <table:table-cell table:number-columns-repeated="10"/>
          <table:table-cell table:style-name="ce1114"/>
          <table:table-cell table:style-name="ce1119"/>
          <table:table-cell table:style-name="ce1124"/>
          <table:table-cell table:style-name="ce1114"/>
          <table:table-cell table:style-name="ce1119"/>
          <table:table-cell table:style-name="ce1147"/>
          <table:table-cell table:number-columns-repeated="16260"/>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6"/>
          <table:table-cell table:style-name="ce1112"/>
          <table:table-cell table:style-name="ce1120"/>
          <table:table-cell table:style-name="ce1122"/>
          <table:table-cell table:number-columns-repeated="13"/>
          <table:table-cell table:style-name="ce1145"/>
          <table:table-cell table:style-name="ce1120"/>
          <table:table-cell table:style-name="ce1135"/>
          <table:table-cell table:number-columns-repeated="5"/>
          <table:table-cell table:style-name="ce1145"/>
          <table:table-cell table:style-name="ce1146"/>
          <table:table-cell table:style-name="ce1135"/>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5"/>
          <table:table-cell table:number-columns-repeated="36"/>
          <table:table-cell table:style-name="ce1113"/>
          <table:table-cell table:style-name="ce1118"/>
          <table:table-cell table:style-name="ce1141"/>
          <table:table-cell table:number-columns-repeated="13"/>
          <table:table-cell table:style-name="ce1113"/>
          <table:table-cell table:style-name="ce1118"/>
          <table:table-cell table:style-name="ce1136"/>
          <table:table-cell table:number-columns-repeated="5"/>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61" table:number-columns-repeated="12"/>
          <table:table-cell/>
          <table:table-cell table:style-name="ce984" table:formula="of:=8*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984"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14"/>
          <table:table-cell table:style-name="ce1119"/>
          <table:table-cell table:style-name="ce1124"/>
          <table:table-cell table:number-columns-repeated="13"/>
          <table:table-cell table:style-name="ce1114"/>
          <table:table-cell table:style-name="ce1119"/>
          <table:table-cell table:style-name="ce1147"/>
          <table:table-cell table:number-columns-repeated="5"/>
          <table:table-cell table:style-name="ce1114"/>
          <table:table-cell table:style-name="ce1119"/>
          <table:table-cell table:style-name="ce1147"/>
          <table:table-cell table:number-columns-repeated="3"/>
          <table:table-cell table:style-name="ce1114"/>
          <table:table-cell table:style-name="ce1148"/>
          <table:table-cell table:style-name="ce1147"/>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24"/>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24"/>
          <table:table-cell table:style-name="ce1112"/>
          <table:table-cell table:style-name="ce1146"/>
          <table:table-cell table:style-name="ce1144"/>
          <table:table-cell table:number-columns-repeated="16257"/>
        </table:table-row>
        <table:table-row table:style-name="ro1">
          <table:table-cell table:style-name="ce961" table:number-columns-repeated="9"/>
          <table:table-cell table:style-name="ce556" office:value-type="string" calcext:value-type="string">
            <text:p>⬤</text:p>
          </table:table-cell>
          <table:table-cell table:style-name="ce969"/>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61" table:number-columns-repeated="12"/>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5"/>
          <table:table-cell table:style-name="ce1115"/>
          <table:table-cell table:style-name="ce1120"/>
          <table:table-cell table:style-name="ce1122"/>
          <table:table-cell table:style-name="ce1115"/>
          <table:table-cell table:style-name="ce1120"/>
          <table:table-cell table:style-name="ce1135"/>
          <table:table-cell table:style-name="ce1112"/>
          <table:table-cell table:style-name="ce1117"/>
          <table:table-cell table:style-name="ce1135"/>
          <table:table-cell table:number-columns-repeated="10"/>
          <table:table-cell table:style-name="ce1113"/>
          <table:table-cell table:style-name="ce1118"/>
          <table:table-cell table:style-name="ce1123"/>
          <table:table-cell table:number-columns-repeated="16257"/>
        </table:table-row>
        <table:table-row table:style-name="ro1">
          <table:table-cell table:style-name="ce962" table:number-columns-repeated="6"/>
          <table:table-cell table:style-name="ce964" table:number-columns-repeated="3"/>
          <table:table-cell table:style-name="ce554" office:value-type="string" calcext:value-type="string">
            <text:p>⬤</text:p>
          </table:table-cell>
          <table:table-cell table:style-name="ce562"/>
          <table:table-cell table:style-name="ce847"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54" office:value-type="string" calcext:value-type="string">
            <text:p>⬤</text:p>
          </table:table-cell>
          <table:table-cell table:style-name="ce562"/>
          <table:table-cell table:style-name="ce847" office:value-type="string" calcext:value-type="string">
            <text:p>⬤</text:p>
          </table:table-cell>
          <table:table-cell table:style-name="ce965" table:number-columns-repeated="2"/>
          <table:table-cell table:style-name="ce970"/>
          <table:table-cell table:style-name="ce961" table:number-columns-repeated="9"/>
          <table:table-cell/>
          <table:table-cell table:style-name="ce987" table:formula="of:=8*7"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987"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5"/>
          <table:table-cell table:style-name="ce1113"/>
          <table:table-cell table:style-name="ce1118"/>
          <table:table-cell table:style-name="ce1123"/>
          <table:table-cell table:style-name="ce1113"/>
          <table:table-cell table:style-name="ce1118"/>
          <table:table-cell table:style-name="ce1141"/>
          <table:table-cell table:style-name="ce1113"/>
          <table:table-cell table:style-name="ce1118"/>
          <table:table-cell table:style-name="ce1141"/>
          <table:table-cell table:number-columns-repeated="10"/>
          <table:table-cell table:style-name="ce1114"/>
          <table:table-cell table:style-name="ce1148"/>
          <table:table-cell table:style-name="ce1124"/>
          <table:table-cell table:number-columns-repeated="5"/>
          <table:table-cell table:style-name="ce1145"/>
          <table:table-cell table:style-name="ce1120"/>
          <table:table-cell table:style-name="ce1144"/>
          <table:table-cell table:number-columns-repeated="16249"/>
        </table:table-row>
        <table:table-row table:style-name="ro1">
          <table:table-cell table:style-name="ce962"/>
          <table:table-cell table:style-name="ce966"/>
          <table:table-cell table:style-name="ce962" table:number-columns-repeated="2"/>
          <table:table-cell table:style-name="ce966"/>
          <table:table-cell table:style-name="ce962"/>
          <table:table-cell table:style-name="ce964"/>
          <table:table-cell table:style-name="ce967"/>
          <table:table-cell table:style-name="ce964"/>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5"/>
          <table:table-cell table:style-name="ce1114"/>
          <table:table-cell table:style-name="ce1119"/>
          <table:table-cell table:style-name="ce1124"/>
          <table:table-cell table:style-name="ce1114"/>
          <table:table-cell table:style-name="ce1119"/>
          <table:table-cell table:style-name="ce1124"/>
          <table:table-cell table:style-name="ce1114"/>
          <table:table-cell table:style-name="ce1119"/>
          <table:table-cell table:style-name="ce1124"/>
          <table:table-cell table:number-columns-repeated="18"/>
          <table:table-cell table:style-name="ce1113"/>
          <table:table-cell table:style-name="ce1118" office:value-type="string" calcext:value-type="string">
            <text:p>.</text:p>
          </table:table-cell>
          <table:table-cell table:style-name="ce1123"/>
          <table:table-cell table:number-columns-repeated="16249"/>
        </table:table-row>
        <table:table-row table:style-name="ro1">
          <table:table-cell table:style-name="ce962" table:number-columns-repeated="6"/>
          <table:table-cell table:style-name="ce964" table:number-columns-repeated="3"/>
          <table:table-cell table:style-name="ce557" office:value-type="string" calcext:value-type="string">
            <text:p>⬤</text:p>
          </table:table-cell>
          <table:table-cell table:style-name="ce568"/>
          <table:table-cell table:style-name="ce923"/>
          <table:table-cell table:style-name="ce591" office:value-type="string" calcext:value-type="string">
            <text:p>/</text:p>
          </table:table-cell>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office:value-type="string" calcext:value-type="string">
            <text:p>/</text:p>
          </table:table-cell>
          <table:table-cell table:style-name="ce557"/>
          <table:table-cell table:style-name="ce568"/>
          <table:table-cell table:style-name="ce923" office:value-type="string" calcext:value-type="string">
            <text:p>⬤</text:p>
          </table:table-cell>
          <table:table-cell table:style-name="ce965" table:number-columns-repeated="2"/>
          <table:table-cell table:style-name="ce983"/>
          <table:table-cell table:style-name="ce961" table:number-columns-repeated="9"/>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11"/>
          <table:table-cell table:style-name="ce1112"/>
          <table:table-cell table:style-name="ce1117"/>
          <table:table-cell table:style-name="ce1135"/>
          <table:table-cell table:number-columns-repeated="18"/>
          <table:table-cell table:style-name="ce1114"/>
          <table:table-cell table:style-name="ce1148"/>
          <table:table-cell table:style-name="ce1124"/>
          <table:table-cell table:number-columns-repeated="16249"/>
        </table:table-row>
        <table:table-row table:style-name="ro1">
          <table:table-cell table:style-name="ce962"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74" table:number-columns-repeated="2"/>
          <table:table-cell table:style-name="ce970"/>
          <table:table-cell table:style-name="ce961" table:number-columns-repeated="9"/>
          <table:table-cell/>
          <table:table-cell table:style-name="ce993" table:formula="of:=8*6"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993"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9"/>
          <table:table-cell table:style-name="ce1139" table:number-columns-repeated="2"/>
          <table:table-cell table:style-name="ce1113"/>
          <table:table-cell table:style-name="ce1118"/>
          <table:table-cell table:style-name="ce1123"/>
          <table:table-cell table:number-columns-repeated="16270"/>
        </table:table-row>
        <table:table-row table:style-name="ro1">
          <table:table-cell table:style-name="ce962"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74"/>
          <table:table-cell table:style-name="ce975"/>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9"/>
          <table:table-cell table:style-name="ce1139" table:number-columns-repeated="2"/>
          <table:table-cell table:style-name="ce1114"/>
          <table:table-cell table:style-name="ce1119"/>
          <table:table-cell table:style-name="ce1137"/>
          <table:table-cell table:number-columns-repeated="16270"/>
        </table:table-row>
        <table:table-row table:style-name="ro1">
          <table:table-cell table:style-name="ce962" table:number-columns-repeated="9"/>
          <table:table-cell table:style-name="ce556" office:value-type="string" calcext:value-type="string">
            <text:p>⬤</text:p>
          </table:table-cell>
          <table:table-cell table:style-name="ce567"/>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74" table:number-columns-repeated="3"/>
          <table:table-cell table:style-name="ce961" table:number-columns-repeated="9"/>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11"/>
          <table:table-cell table:style-name="ce1112"/>
          <table:table-cell table:style-name="ce1120"/>
          <table:table-cell table:style-name="ce1122"/>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89"/>
          <table:table-cell table:style-name="ce596" office:value-type="string" calcext:value-type="string">
            <text:p>⬤</text:p>
          </table:table-cell>
          <table:table-cell table:style-name="ce849"/>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4" office:value-type="string" calcext:value-type="string">
            <text:p>⬤</text:p>
          </table:table-cell>
          <table:table-cell table:style-name="ce655" office:value-type="string" calcext:value-type="string">
            <text:p>/</text:p>
          </table:table-cell>
          <table:table-cell table:style-name="ce804"/>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4" office:value-type="string" calcext:value-type="string">
            <text:p>/</text:p>
          </table:table-cell>
          <table:table-cell table:style-name="ce655" office:value-type="string" calcext:value-type="string">
            <text:p>⬤</text:p>
          </table:table-cell>
          <table:table-cell table:style-name="ce804"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4"/>
          <table:table-cell table:style-name="ce655" office:value-type="string" calcext:value-type="string">
            <text:p>/</text:p>
          </table:table-cell>
          <table:table-cell table:style-name="ce804"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89"/>
          <table:table-cell table:style-name="ce596" office:value-type="string" calcext:value-type="string">
            <text:p>⬤</text:p>
          </table:table-cell>
          <table:table-cell table:style-name="ce849"/>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961" table:number-columns-repeated="3"/>
          <table:table-cell table:style-name="ce965" table:number-columns-repeated="2"/>
          <table:table-cell table:style-name="ce970"/>
          <table:table-cell table:style-name="ce961" table:number-columns-repeated="6"/>
          <table:table-cell/>
          <table:table-cell table:style-name="ce1005" table:formula="of:=8*9" office:value-type="float" office:value="72" calcext:value-type="float" table:number-columns-spanned="3" table:number-rows-spanned="3">
            <text:p>72</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11"/>
          <table:table-cell table:style-name="ce1113"/>
          <table:table-cell table:style-name="ce1118"/>
          <table:table-cell table:style-name="ce1123"/>
          <table:table-cell table:number-columns-repeated="16270"/>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1"/>
          <table:table-cell table:style-name="ce1114"/>
          <table:table-cell table:style-name="ce1119"/>
          <table:table-cell table:style-name="ce1137"/>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14"/>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table:table-cell table:style-name="ce923" office:value-type="string" calcext:value-type="string">
            <text:p>⬤</text:p>
          </table:table-cell>
          <table:table-cell/>
          <table:table-cell table:style-name="ce961" table:number-columns-repeated="2"/>
          <table:table-cell table:style-name="ce965" table:number-columns-repeated="2"/>
          <table:table-cell table:style-name="ce983"/>
          <table:table-cell table:style-name="ce961" table:number-columns-repeated="6"/>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6284"/>
        </table:table-row>
        <table:table-row table:style-name="ro1">
          <table:table-cell table:style-name="ce963"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46" office:value-type="string" calcext:value-type="string">
            <text:p>⬤</text:p>
          </table:table-cell>
          <table:table-cell table:style-name="ce656"/>
          <table:table-cell table:style-name="ce880"/>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office:value-type="string" calcext:value-type="string">
            <text:p>⬤</text:p>
          </table:table-cell>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table:table-cell table:style-name="ce675"/>
          <table:table-cell table:style-name="ce682" office:value-type="string" calcext:value-type="string">
            <text:p>⬤</text:p>
          </table:table-cell>
          <table:table-cell table:style-name="ce818"/>
          <table:table-cell table:style-name="ce677"/>
          <table:table-cell table:style-name="ce685" office:value-type="string" calcext:value-type="string">
            <text:p>⬤</text:p>
          </table:table-cell>
          <table:table-cell table:style-name="ce884" office:value-type="string" calcext:value-type="string">
            <text:p>⬤</text:p>
          </table:table-cell>
          <table:table-cell table:number-columns-repeated="3" table:style-name="ce683"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57" table:number-columns-repeated="2"/>
          <table:table-cell table:style-name="ce657"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2"/>
          <table:table-cell table:style-name="ce974"/>
          <table:table-cell table:style-name="ce983"/>
          <table:table-cell table:style-name="ce970"/>
          <table:table-cell table:style-name="ce961" table:number-columns-repeated="6"/>
          <table:table-cell/>
          <table:table-cell table:style-name="ce1006" table:formula="of:=8*4" office:value-type="float" office:value="32" calcext:value-type="float" table:number-columns-spanned="3" table:number-rows-spanned="3">
            <text:p>32</text:p>
          </table:table-cell>
          <table:covered-table-cell table:number-columns-repeated="2" table:style-name="ce1006"/>
          <table:table-cell table:style-name="ce1043" office:value-type="float" office:value="233" calcext:value-type="float" table:number-columns-spanned="3" table:number-rows-spanned="3">
            <text:p>233</text:p>
          </table:table-cell>
          <table:covered-table-cell table:number-columns-repeated="2" table:style-name="ce248"/>
          <table:table-cell table:style-name="ce1063" office:value-type="float" office:value="232" calcext:value-type="float" table:number-columns-spanned="3" table:number-rows-spanned="3">
            <text:p>232</text:p>
          </table:table-cell>
          <table:covered-table-cell table:number-columns-repeated="2" table:style-name="ce1006"/>
          <table:table-cell table:style-name="ce1043" office:value-type="float" office:value="231" calcext:value-type="float" table:number-columns-spanned="3" table:number-rows-spanned="3">
            <text:p>231</text:p>
          </table:table-cell>
          <table:covered-table-cell table:number-columns-repeated="2" table:style-name="ce248"/>
          <table:table-cell table:style-name="ce1063" office:value-type="float" office:value="230" calcext:value-type="float" table:number-columns-spanned="3" table:number-rows-spanned="3">
            <text:p>23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5"/>
          <table:table-cell table:style-name="ce1115"/>
          <table:table-cell table:style-name="ce1120"/>
          <table:table-cell table:style-name="ce1135"/>
          <table:table-cell table:number-columns-repeated="16276"/>
        </table:table-row>
        <table:table-row table:style-name="ro1">
          <table:table-cell table:style-name="ce963"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683"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57"/>
          <table:table-cell table:style-name="ce657" office:value-type="string" calcext:value-type="string">
            <text:p>x</text:p>
          </table:table-cell>
          <table:table-cell table:style-name="ce657"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2"/>
          <table:table-cell table:style-name="ce961"/>
          <table:table-cell table:style-name="ce974"/>
          <table:table-cell table:style-name="ce975"/>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3"/>
          <table:table-cell table:style-name="ce1118"/>
          <table:table-cell table:style-name="ce1136"/>
          <table:table-cell table:number-columns-repeated="16276"/>
        </table:table-row>
        <table:table-row table:style-name="ro1">
          <table:table-cell table:style-name="ce963" table:number-columns-repeated="9"/>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table:table-cell table:style-name="ce844"/>
          <table:table-cell table:style-name="ce613"/>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680" office:value-type="string" calcext:value-type="string">
            <text:p>⬤</text:p>
          </table:table-cell>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83" table:number-columns-repeated="3"/>
          <table:table-cell table:style-name="ce680"/>
          <table:table-cell table:style-name="ce689"/>
          <table:table-cell table:style-name="ce911"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57" table:number-columns-repeated="3"/>
          <table:table-cell table:style-name="ce613"/>
          <table:table-cell table:style-name="ce621"/>
          <table:table-cell table:style-name="ce843"/>
          <table:table-cell table:style-name="ce591"/>
          <table:table-cell table:style-name="ce599"/>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2"/>
          <table:table-cell table:style-name="ce974" table:number-columns-repeated="2"/>
          <table:table-cell table:style-name="ce983"/>
          <table:table-cell table:style-name="ce961" table:number-columns-repeated="6"/>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4"/>
          <table:table-cell table:style-name="ce1119"/>
          <table:table-cell table:style-name="ce1137"/>
          <table:table-cell table:number-columns-repeated="16276"/>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table:table-cell table:style-name="ce593" office:value-type="string" calcext:value-type="string">
            <text:p>⬤</text:p>
          </table:table-cell>
          <table:table-cell table:style-name="ce782"/>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table:table-cell table:style-name="ce700" office:value-type="string" calcext:value-type="string">
            <text:p>⬤</text:p>
          </table:table-cell>
          <table:table-cell table:style-name="ce708"/>
          <table:table-cell table:style-name="ce890" office:value-type="string" calcext:value-type="string">
            <text:p>⬤</text:p>
          </table:table-cell>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00" office:value-type="string" calcext:value-type="string">
            <text:p>⬤</text:p>
          </table:table-cell>
          <table:table-cell table:style-name="ce708"/>
          <table:table-cell table:style-name="ce890" office:value-type="string" calcext:value-type="string">
            <text:p>⬤</text:p>
          </table:table-cell>
          <table:table-cell table:style-name="ce697"/>
          <table:table-cell table:style-name="ce705" office:value-type="string" calcext:value-type="string">
            <text:p>⬤</text:p>
          </table:table-cell>
          <table:table-cell table:style-name="ce827" office:value-type="string" calcext:value-type="string">
            <text:p>⬤</text:p>
          </table:table-cell>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73"/>
          <table:table-cell table:style-name="ce593" office:value-type="string" calcext:value-type="string">
            <text:p>⬤</text:p>
          </table:table-cell>
          <table:table-cell table:style-name="ce782"/>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2"/>
          <table:table-cell table:style-name="ce965"/>
          <table:table-cell table:style-name="ce983"/>
          <table:table-cell table:style-name="ce970"/>
          <table:table-cell table:style-name="ce961" table:number-columns-repeated="6"/>
          <table:table-cell/>
          <table:table-cell table:style-name="ce1013" table:formula="of:=8*5" office:value-type="float" office:value="40" calcext:value-type="float" table:number-columns-spanned="3" table:number-rows-spanned="3">
            <text:p>40</text:p>
          </table:table-cell>
          <table:covered-table-cell table:number-columns-repeated="2" table:style-name="ce1013"/>
          <table:table-cell table:style-name="ce1054" office:value-type="string" calcext:value-type="string" table:number-columns-spanned="3" table:number-rows-spanned="3">
            <text:p>223</text:p>
            <text:p>26</text:p>
          </table:table-cell>
          <table:covered-table-cell table:number-columns-repeated="2" table:style-name="ce250"/>
          <table:table-cell table:style-name="ce1054" office:value-type="string" calcext:value-type="string" table:number-columns-spanned="3" table:number-rows-spanned="3">
            <text:p>222</text:p>
            <text:p>22</text:p>
          </table:table-cell>
          <table:covered-table-cell table:number-columns-repeated="2" table:style-name="ce250"/>
          <table:table-cell table:style-name="ce1013" office:value-type="float" office:value="220" calcext:value-type="float" table:number-columns-spanned="3" table:number-rows-spanned="3">
            <text:p>220</text:p>
          </table:table-cell>
          <table:covered-table-cell table:number-columns-repeated="2" table:style-name="ce1013"/>
          <table:table-cell table:style-name="ce1043" office:value-type="float" office:value="133" calcext:value-type="float" table:number-columns-spanned="3" table:number-rows-spanned="3">
            <text:p>13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16284"/>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table-cell table:style-name="ce961" table:number-columns-repeated="2"/>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office:value-type="string" calcext:value-type="string">
            <text:p>⬤</text:p>
          </table:table-cell>
          <table:table-cell table:style-name="ce599"/>
          <table:table-cell table:style-name="ce844"/>
          <table:table-cell table:style-name="ce614" office:value-type="string" calcext:value-type="string">
            <text:p>/</text:p>
          </table:table-cell>
          <table:table-cell table:style-name="ce622"/>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680"/>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table:table-cell table:style-name="ce919" office:value-type="string" calcext:value-type="string">
            <text:p>/</text:p>
          </table:table-cell>
          <table:table-cell table:style-name="ce591"/>
          <table:table-cell table:style-name="ce599"/>
          <table:table-cell table:style-name="ce844"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table-cell table:style-name="ce961" table:number-columns-repeated="2"/>
          <table:table-cell table:style-name="ce965" table:number-columns-repeated="3"/>
          <table:table-cell table:style-name="ce961" table:number-columns-repeated="6"/>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75" office:value-type="string" calcext:value-type="string">
            <text:p>⬤</text:p>
          </table:table-cell>
          <table:table-cell table:style-name="ce682" office:value-type="string" calcext:value-type="string">
            <text:p>⬤</text:p>
          </table:table-cell>
          <table:table-cell table:style-name="ce818"/>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18"/>
          <table:table-cell table:style-name="ce724" office:value-type="string" calcext:value-type="string">
            <text:p>⬤</text:p>
          </table:table-cell>
          <table:table-cell table:style-name="ce829"/>
          <table:table-cell table:style-name="ce720" office:value-type="string" calcext:value-type="string">
            <text:p>⬤</text:p>
          </table:table-cell>
          <table:table-cell table:style-name="ce727" office:value-type="string" calcext:value-type="string">
            <text:p>⬤</text:p>
          </table:table-cell>
          <table:table-cell table:style-name="ce895"/>
          <table:table-cell table:style-name="ce718" office:value-type="string" calcext:value-type="string">
            <text:p>⬤</text:p>
          </table:table-cell>
          <table:table-cell table:style-name="ce724"/>
          <table:table-cell table:style-name="ce829" office:value-type="string" calcext:value-type="string">
            <text:p>⬤</text:p>
          </table:table-cell>
          <table:table-cell table:style-name="ce720"/>
          <table:table-cell table:style-name="ce727" office:value-type="string" calcext:value-type="string">
            <text:p>⬤</text:p>
          </table:table-cell>
          <table:table-cell table:style-name="ce895" office:value-type="string" calcext:value-type="string">
            <text:p>⬤</text:p>
          </table:table-cell>
          <table:table-cell table:style-name="ce718"/>
          <table:table-cell table:style-name="ce724" office:value-type="string" calcext:value-type="string">
            <text:p>⬤</text:p>
          </table:table-cell>
          <table:table-cell table:style-name="ce829"/>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75"/>
          <table:table-cell table:style-name="ce682" office:value-type="string" calcext:value-type="string">
            <text:p>⬤</text:p>
          </table:table-cell>
          <table:table-cell table:style-name="ce818"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05"/>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5"/>
          <table:table-cell table:style-name="ce974" table:number-columns-repeated="2"/>
          <table:table-cell table:style-name="ce983"/>
          <table:table-cell table:style-name="ce961" table:number-columns-repeated="3"/>
          <table:table-cell/>
          <table:table-cell table:style-name="ce1015" table:formula="of:=8*4" office:value-type="float" office:value="32" calcext:value-type="float" table:number-columns-spanned="3" table:number-rows-spanned="3">
            <text:p>32</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210</text:p>
            <text:p>20</text:p>
          </table:table-cell>
          <table:covered-table-cell table:number-columns-repeated="2" table:style-name="ce1015"/>
          <table:table-cell table:style-name="ce1054" office:value-type="string" calcext:value-type="string" table:number-columns-spanned="3" table:number-rows-spanned="3">
            <text:p>122</text:p>
            <text:p>61</text:p>
          </table:table-cell>
          <table:covered-table-cell table:number-columns-repeated="2" table:style-name="ce250"/>
          <table:table-cell table:style-name="ce1063" office:value-type="float" office:value="132" calcext:value-type="float" table:number-columns-spanned="3" table:number-rows-spanned="3">
            <text:p>13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table-cell table:style-name="ce961" table:number-columns-repeated="3"/>
          <table:table-cell/>
          <table:table-cell table:style-name="ce961"/>
          <table:table-cell table:style-name="ce974"/>
          <table:table-cell table:style-name="ce975"/>
          <table:table-cell table:style-name="ce970"/>
          <table:table-cell table:style-name="ce961"/>
          <table:table-cell/>
          <table:table-cell table:style-name="ce961"/>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703" office:value-type="string" calcext:value-type="string">
            <text:p>⬤</text:p>
          </table:table-cell>
          <table:table-cell table:style-name="ce710"/>
          <table:table-cell table:style-name="ce906"/>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03"/>
          <table:table-cell table:style-name="ce710"/>
          <table:table-cell table:style-name="ce906"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49"/>
          <table:table-cell table:style-name="ce660"/>
          <table:table-cell table:style-name="ce915"/>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5"/>
          <table:table-cell table:style-name="ce974" table:number-columns-repeated="3"/>
          <table:table-cell table:style-name="ce961" table:number-columns-repeated="3"/>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7"/>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office:value-type="string" calcext:value-type="string">
            <text:p>⬤</text:p>
          </table:table-cell>
          <table:table-cell table:style-name="ce884"/>
          <table:table-cell table:style-name="ce700"/>
          <table:table-cell table:style-name="ce708" office:value-type="string" calcext:value-type="string">
            <text:p>⬤</text:p>
          </table:table-cell>
          <table:table-cell table:style-name="ce890"/>
          <table:table-cell table:style-name="ce720" office:value-type="string" calcext:value-type="string">
            <text:p>⬤</text:p>
          </table:table-cell>
          <table:table-cell table:style-name="ce727"/>
          <table:table-cell table:style-name="ce895"/>
          <table:table-cell table:style-name="ce732" office:value-type="string" calcext:value-type="string">
            <text:p>⬤</text:p>
          </table:table-cell>
          <table:table-cell table:style-name="ce751"/>
          <table:table-cell table:style-name="ce831"/>
          <table:table-cell table:style-name="ce732"/>
          <table:table-cell table:style-name="ce751" office:value-type="string" calcext:value-type="string">
            <text:p>⬤</text:p>
          </table:table-cell>
          <table:table-cell table:style-name="ce831"/>
          <table:table-cell table:style-name="ce732"/>
          <table:table-cell table:style-name="ce751"/>
          <table:table-cell table:style-name="ce831" office:value-type="string" calcext:value-type="string">
            <text:p>⬤</text:p>
          </table:table-cell>
          <table:table-cell table:style-name="ce720"/>
          <table:table-cell table:style-name="ce727"/>
          <table:table-cell table:style-name="ce895" office:value-type="string" calcext:value-type="string">
            <text:p>⬤</text:p>
          </table:table-cell>
          <table:table-cell table:style-name="ce700"/>
          <table:table-cell table:style-name="ce708" office:value-type="string" calcext:value-type="string">
            <text:p>⬤</text:p>
          </table:table-cell>
          <table:table-cell table:style-name="ce890"/>
          <table:table-cell table:style-name="ce677"/>
          <table:table-cell table:style-name="ce685" office:value-type="string" calcext:value-type="string">
            <text:p>⬤</text:p>
          </table:table-cell>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938"/>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5"/>
          <table:table-cell table:style-name="ce965"/>
          <table:table-cell table:style-name="ce983" table:number-columns-repeated="2"/>
          <table:table-cell table:style-name="ce961" table:number-columns-repeated="3"/>
          <table:table-cell/>
          <table:table-cell table:style-name="ce1017" table:formula="of:=8*3" office:value-type="float" office:value="24" calcext:value-type="float" table:number-columns-spanned="3" table:number-rows-spanned="3">
            <text:p>24</text:p>
          </table:table-cell>
          <table:covered-table-cell table:number-columns-repeated="2" table:style-name="ce238"/>
          <table:table-cell table:style-name="ce1017" office:value-type="string" calcext:value-type="string" table:number-columns-spanned="3" table:number-rows-spanned="3">
            <text:p>2</text:p>
            <text:p>200</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121</text:p>
            <text:p>21</text:p>
          </table:table-cell>
          <table:covered-table-cell table:number-columns-repeated="2" table:style-name="ce250"/>
          <table:table-cell table:style-name="ce1043" office:value-type="float" office:value="131" calcext:value-type="float" table:number-columns-spanned="3" table:number-rows-spanned="3">
            <text:p>13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71</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2"/>
          <table:table-cell table:style-name="ce961" table:number-columns-repeated="2"/>
          <table:table-cell/>
          <table:table-cell table:style-name="ce961"/>
          <table:table-cell table:style-name="ce965"/>
          <table:table-cell table:style-name="ce968"/>
          <table:table-cell table:style-name="ce970"/>
          <table:table-cell table:style-name="ce961"/>
          <table:table-cell/>
          <table:table-cell table:style-name="ce961"/>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7"/>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9"/>
          <table:table-cell table:style-name="ce660"/>
          <table:table-cell table:style-name="ce915"/>
          <table:table-cell table:style-name="ce680"/>
          <table:table-cell table:style-name="ce689" office:value-type="string" calcext:value-type="string">
            <text:p>⬤</text:p>
          </table:table-cell>
          <table:table-cell table:style-name="ce911"/>
          <table:table-cell table:style-name="ce703" office:value-type="string" calcext:value-type="string">
            <text:p>⬤</text:p>
          </table:table-cell>
          <table:table-cell table:style-name="ce710"/>
          <table:table-cell table:style-name="ce906"/>
          <table:table-cell table:style-name="ce723"/>
          <table:table-cell table:style-name="ce729"/>
          <table:table-cell table:style-name="ce901"/>
          <table:table-cell table:style-name="ce740"/>
          <table:table-cell table:style-name="ce754"/>
          <table:table-cell table:style-name="ce836"/>
          <table:table-cell table:style-name="ce740"/>
          <table:table-cell table:style-name="ce754"/>
          <table:table-cell table:style-name="ce836"/>
          <table:table-cell table:style-name="ce740"/>
          <table:table-cell table:style-name="ce754"/>
          <table:table-cell table:style-name="ce836"/>
          <table:table-cell table:style-name="ce723"/>
          <table:table-cell table:style-name="ce729"/>
          <table:table-cell table:style-name="ce901"/>
          <table:table-cell table:style-name="ce703"/>
          <table:table-cell table:style-name="ce710"/>
          <table:table-cell table:style-name="ce906" office:value-type="string" calcext:value-type="string">
            <text:p>⬤</text:p>
          </table:table-cell>
          <table:table-cell table:style-name="ce680"/>
          <table:table-cell table:style-name="ce689" office:value-type="string" calcext:value-type="string">
            <text:p>⬤</text:p>
          </table:table-cell>
          <table:table-cell table:style-name="ce911"/>
          <table:table-cell table:style-name="ce649"/>
          <table:table-cell table:style-name="ce660"/>
          <table:table-cell table:style-name="ce915"/>
          <table:table-cell table:style-name="ce971"/>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table:table-cell/>
          <table:table-cell table:style-name="ce961" table:number-columns-repeated="5"/>
          <table:table-cell table:style-name="ce965" table:number-columns-repeated="3"/>
          <table:table-cell table:style-name="ce961" table:number-columns-repeated="3"/>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table:table-cell table:style-name="ce615" office:value-type="string" calcext:value-type="string">
            <text:p>/</text:p>
          </table:table-cell>
          <table:table-cell table:style-name="ce801"/>
          <table:table-cell table:style-name="ce644" office:value-type="string" calcext:value-type="string">
            <text:p>/</text:p>
          </table:table-cell>
          <table:table-cell table:style-name="ce655"/>
          <table:table-cell table:style-name="ce804"/>
          <table:table-cell table:style-name="ce675"/>
          <table:table-cell table:style-name="ce682" office:value-type="string" calcext:value-type="string">
            <text:p>⬤</text:p>
          </table:table-cell>
          <table:table-cell table:style-name="ce818"/>
          <table:table-cell table:style-name="ce697" office:value-type="string" calcext:value-type="string">
            <text:p>⬤</text:p>
          </table:table-cell>
          <table:table-cell table:style-name="ce705"/>
          <table:table-cell table:style-name="ce827"/>
          <table:table-cell table:style-name="ce718" office:value-type="string" calcext:value-type="string">
            <text:p>⬤</text:p>
          </table:table-cell>
          <table:table-cell table:style-name="ce724"/>
          <table:table-cell table:style-name="ce829"/>
          <table:table-cell table:style-name="ce732"/>
          <table:table-cell table:style-name="ce751"/>
          <table:table-cell table:style-name="ce831"/>
          <table:table-cell table:style-name="ce758"/>
          <table:table-cell table:style-name="ce778"/>
          <table:table-cell table:style-name="ce833"/>
          <table:table-cell table:style-name="ce732"/>
          <table:table-cell table:style-name="ce751"/>
          <table:table-cell table:style-name="ce831"/>
          <table:table-cell table:style-name="ce718"/>
          <table:table-cell table:style-name="ce724"/>
          <table:table-cell table:style-name="ce829" office:value-type="string" calcext:value-type="string">
            <text:p>⬤</text:p>
          </table:table-cell>
          <table:table-cell table:style-name="ce697"/>
          <table:table-cell table:style-name="ce705"/>
          <table:table-cell table:style-name="ce827" office:value-type="string" calcext:value-type="string">
            <text:p>⬤</text:p>
          </table:table-cell>
          <table:table-cell table:style-name="ce675"/>
          <table:table-cell table:style-name="ce682" office:value-type="string" calcext:value-type="string">
            <text:p>⬤</text:p>
          </table:table-cell>
          <table:table-cell table:style-name="ce818"/>
          <table:table-cell table:style-name="ce644"/>
          <table:table-cell table:style-name="ce655"/>
          <table:table-cell table:style-name="ce804" office:value-type="string" calcext:value-type="string">
            <text:p>/</text:p>
          </table:table-cell>
          <table:table-cell table:style-name="ce605"/>
          <table:table-cell table:style-name="ce615" office:value-type="string" calcext:value-type="string">
            <text:p>/</text:p>
          </table:table-cell>
          <table:table-cell table:style-name="ce801"/>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table-cell table:style-name="ce1020" office:value-type="float" office:value="1" calcext:value-type="float" table:number-columns-spanned="3" table:number-rows-spanned="3">
            <text:p>1</text:p>
          </table:table-cell>
          <table:covered-table-cell table:number-columns-repeated="2" table:style-name="ce240"/>
          <table:table-cell table:style-name="ce1017" office:value-type="string" calcext:value-type="string" table:number-columns-spanned="3" table:number-rows-spanned="3">
            <text:p>1</text:p>
            <text:p>10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120" calcext:value-type="float" table:number-columns-spanned="3" table:number-rows-spanned="3">
            <text:p>120</text:p>
          </table:table-cell>
          <table:covered-table-cell table:number-columns-repeated="2" table:style-name="ce1013"/>
          <table:table-cell table:style-name="ce1063" office:value-type="float" office:value="130" calcext:value-type="float" table:number-columns-spanned="3" table:number-rows-spanned="3">
            <text:p>130</text:p>
          </table:table-cell>
          <table:covered-table-cell table:number-columns-repeated="2" table:style-name="ce1006"/>
          <table:table-cell table:style-name="ce1078" office:value-type="float" office:value="140" calcext:value-type="float" table:number-columns-spanned="3" table:number-rows-spanned="3">
            <text:p>140</text:p>
          </table:table-cell>
          <table:covered-table-cell table:number-columns-repeated="2" table:style-name="ce1005"/>
          <table:table-cell table:style-name="ce1076" office:value-type="float" office:value="150" calcext:value-type="float" table:number-columns-spanned="3" table:number-rows-spanned="3">
            <text:p>150</text:p>
          </table:table-cell>
          <table:covered-table-cell table:number-columns-repeated="2" table:style-name="ce993"/>
          <table:table-cell table:style-name="ce1068" table:formula="of:=[.CN34]+10" office:value-type="float" office:value="160" calcext:value-type="float" table:number-columns-spanned="3" table:number-rows-spanned="3">
            <text:p>160</text:p>
          </table:table-cell>
          <table:covered-table-cell table:number-columns-repeated="2" table:style-name="ce987"/>
          <table:table-cell table:style-name="ce1067" table:formula="of:=[.CQ34]+10" office:value-type="float" office:value="170" calcext:value-type="float" table:number-columns-spanned="3" table:number-rows-spanned="3">
            <text:p>170</text:p>
          </table:table-cell>
          <table:covered-table-cell table:number-columns-repeated="2" table:style-name="ce984"/>
          <table:table-cell table:number-columns-repeated="6"/>
          <table:table-cell table:style-name="ce282" office:value-type="string" calcext:value-type="string" table:number-columns-spanned="3" table:number-rows-spanned="3">
            <text:p>[48]</text:p>
          </table:table-cell>
          <table:covered-table-cell table:number-columns-repeated="2" table:style-name="ce282"/>
          <table:table-cell table:style-name="ce282" office:value-type="string" calcext:value-type="string" table:number-columns-spanned="3" table:number-rows-spanned="3">
            <text:p>!652</text:p>
          </table:table-cell>
          <table:covered-table-cell table:number-columns-repeated="2" table:style-name="ce282"/>
          <table:table-cell table:style-name="ce282" office:value-type="string" calcext:value-type="string" table:number-columns-spanned="3" table:number-rows-spanned="3">
            <text:p>!642</text:p>
          </table:table-cell>
          <table:covered-table-cell table:number-columns-repeated="2" table:style-name="ce282"/>
          <table:table-cell table:style-name="ce282" office:value-type="string" calcext:value-type="string" table:number-columns-spanned="3" table:number-rows-spanned="3">
            <text:p>!632</text:p>
          </table:table-cell>
          <table:covered-table-cell table:number-columns-repeated="2" table:style-name="ce282"/>
          <table:table-cell table:style-name="ce282" office:value-type="string" calcext:value-type="string" table:number-columns-spanned="3" table:number-rows-spanned="3">
            <text:p>!622</text:p>
          </table:table-cell>
          <table:covered-table-cell table:number-columns-repeated="2" table:style-name="ce282"/>
          <table:table-cell table:style-name="ce282" office:value-type="string" calcext:value-type="string" table:number-columns-spanned="3" table:number-rows-spanned="3">
            <text:p>!612</text:p>
          </table:table-cell>
          <table:covered-table-cell table:number-columns-repeated="2" table:style-name="ce282"/>
          <table:table-cell table:style-name="ce282" office:value-type="string" calcext:value-type="string" table:number-columns-spanned="3" table:number-rows-spanned="3">
            <text:p>!6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61</text:p>
          </table:table-cell>
          <table:covered-table-cell table:number-columns-repeated="2" table:style-name="ce282"/>
          <table:table-cell table:number-columns-repeated="3"/>
          <table:table-cell table:style-name="ce1112"/>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35"/>
          <table:table-cell table:number-columns-repeated="16233"/>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19"/>
          <table:table-cell table:style-name="ce725" office:value-type="string" calcext:value-type="string">
            <text:p>x</text:p>
          </table:table-cell>
          <table:table-cell table:style-name="ce830"/>
          <table:table-cell table:style-name="ce733" office:value-type="string" calcext:value-type="string">
            <text:p>⬤</text:p>
          </table:table-cell>
          <table:table-cell table:style-name="ce752" office:value-type="string" calcext:value-type="string">
            <text:p>x</text:p>
          </table:table-cell>
          <table:table-cell table:style-name="ce832"/>
          <table:table-cell table:style-name="ce759"/>
          <table:table-cell table:style-name="ce761" office:value-type="string" calcext:value-type="string">
            <text:p>x</text:p>
          </table:table-cell>
          <table:table-cell table:style-name="ce834"/>
          <table:table-cell table:style-name="ce733"/>
          <table:table-cell table:style-name="ce752" office:value-type="string" calcext:value-type="string">
            <text:p>x</text:p>
          </table:table-cell>
          <table:table-cell table:style-name="ce832" office:value-type="string" calcext:value-type="string">
            <text:p>⬤</text:p>
          </table:table-cell>
          <table:table-cell table:style-name="ce719"/>
          <table:table-cell table:style-name="ce725" office:value-type="string" calcext:value-type="string">
            <text:p>x</text:p>
          </table:table-cell>
          <table:table-cell table:style-name="ce830"/>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number-columns-repeated="4"/>
          <table:table-cell/>
          <table:table-cell table:style-name="ce961"/>
          <table:table-cell table:style-name="ce974"/>
          <table:table-cell table:style-name="ce975"/>
          <table:table-cell table:style-name="ce983"/>
          <table:table-cell table:style-name="ce961"/>
          <table:table-cell/>
          <table:table-cell table:style-name="ce961"/>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table:table-cell table:style-name="ce621" office:value-type="string" calcext:value-type="string">
            <text:p>/</text:p>
          </table:table-cell>
          <table:table-cell table:style-name="ce843"/>
          <table:table-cell table:style-name="ce648" office:value-type="string" calcext:value-type="string">
            <text:p>/</text:p>
          </table:table-cell>
          <table:table-cell table:style-name="ce659"/>
          <table:table-cell table:style-name="ce840"/>
          <table:table-cell table:style-name="ce679"/>
          <table:table-cell table:style-name="ce688" office:value-type="string" calcext:value-type="string">
            <text:p>⬤</text:p>
          </table:table-cell>
          <table:table-cell table:style-name="ce839"/>
          <table:table-cell table:style-name="ce702" office:value-type="string" calcext:value-type="string">
            <text:p>⬤</text:p>
          </table:table-cell>
          <table:table-cell table:style-name="ce709"/>
          <table:table-cell table:style-name="ce838"/>
          <table:table-cell table:style-name="ce722" office:value-type="string" calcext:value-type="string">
            <text:p>⬤</text:p>
          </table:table-cell>
          <table:table-cell table:style-name="ce728"/>
          <table:table-cell table:style-name="ce837"/>
          <table:table-cell table:style-name="ce740"/>
          <table:table-cell table:style-name="ce754"/>
          <table:table-cell table:style-name="ce836"/>
          <table:table-cell table:style-name="ce760"/>
          <table:table-cell table:style-name="ce779"/>
          <table:table-cell table:style-name="ce835"/>
          <table:table-cell table:style-name="ce740"/>
          <table:table-cell table:style-name="ce754"/>
          <table:table-cell table:style-name="ce836"/>
          <table:table-cell table:style-name="ce722"/>
          <table:table-cell table:style-name="ce728"/>
          <table:table-cell table:style-name="ce837" office:value-type="string" calcext:value-type="string">
            <text:p>⬤</text:p>
          </table:table-cell>
          <table:table-cell table:style-name="ce702"/>
          <table:table-cell table:style-name="ce709"/>
          <table:table-cell table:style-name="ce838" office:value-type="string" calcext:value-type="string">
            <text:p>⬤</text:p>
          </table:table-cell>
          <table:table-cell table:style-name="ce679"/>
          <table:table-cell table:style-name="ce688" office:value-type="string" calcext:value-type="string">
            <text:p>⬤</text:p>
          </table:table-cell>
          <table:table-cell table:style-name="ce839"/>
          <table:table-cell table:style-name="ce648"/>
          <table:table-cell table:style-name="ce659"/>
          <table:table-cell table:style-name="ce840" office:value-type="string" calcext:value-type="string">
            <text:p>/</text:p>
          </table:table-cell>
          <table:table-cell table:style-name="ce613"/>
          <table:table-cell table:style-name="ce621" office:value-type="string" calcext:value-type="string">
            <text:p>/</text:p>
          </table:table-cell>
          <table:table-cell table:style-name="ce843"/>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14"/>
          <table:table-cell table:style-name="ce1148"/>
          <table:table-cell table:style-name="ce1124"/>
          <table:table-cell table:number-columns-repeated="3"/>
          <table:table-cell table:style-name="ce1114"/>
          <table:table-cell table:style-name="ce1119"/>
          <table:table-cell table:style-name="ce1124"/>
          <table:table-cell table:number-columns-repeated="3"/>
          <table:table-cell table:style-name="ce1114"/>
          <table:table-cell table:style-name="ce1148"/>
          <table:table-cell table:style-name="ce1124"/>
          <table:table-cell table:number-columns-repeated="16233"/>
        </table:table-row>
        <table:table-row table:style-name="ro1">
          <table:table-cell table:style-name="ce965" table:number-columns-repeated="3"/>
          <table:table-cell table:style-name="ce961" table:number-columns-repeated="6"/>
          <table:table-cell table:style-name="ce554"/>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6"/>
          <table:table-cell table:style-name="ce656"/>
          <table:table-cell table:style-name="ce880"/>
          <table:table-cell table:style-name="ce677"/>
          <table:table-cell table:style-name="ce685" office:value-type="string" calcext:value-type="string">
            <text:p>⬤</text:p>
          </table:table-cell>
          <table:table-cell table:style-name="ce884"/>
          <table:table-cell table:style-name="ce700" office:value-type="string" calcext:value-type="string">
            <text:p>⬤</text:p>
          </table:table-cell>
          <table:table-cell table:style-name="ce708"/>
          <table:table-cell table:style-name="ce890"/>
          <table:table-cell table:style-name="ce720"/>
          <table:table-cell table:style-name="ce727"/>
          <table:table-cell table:style-name="ce895"/>
          <table:table-cell table:style-name="ce732"/>
          <table:table-cell table:style-name="ce751"/>
          <table:table-cell table:style-name="ce831"/>
          <table:table-cell table:style-name="ce732"/>
          <table:table-cell table:style-name="ce751"/>
          <table:table-cell table:style-name="ce831"/>
          <table:table-cell table:style-name="ce732"/>
          <table:table-cell table:style-name="ce751"/>
          <table:table-cell table:style-name="ce831"/>
          <table:table-cell table:style-name="ce720"/>
          <table:table-cell table:style-name="ce727"/>
          <table:table-cell table:style-name="ce895"/>
          <table:table-cell table:style-name="ce700"/>
          <table:table-cell table:style-name="ce708"/>
          <table:table-cell table:style-name="ce890" office:value-type="string" calcext:value-type="string">
            <text:p>⬤</text:p>
          </table:table-cell>
          <table:table-cell table:style-name="ce677"/>
          <table:table-cell table:style-name="ce685" office:value-type="string" calcext:value-type="string">
            <text:p>⬤</text:p>
          </table:table-cell>
          <table:table-cell table:style-name="ce884"/>
          <table:table-cell table:style-name="ce646"/>
          <table:table-cell table:style-name="ce656"/>
          <table:table-cell table:style-name="ce880"/>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table:table-cell table:number-columns-repeated="3"/>
          <table:table-cell table:style-name="ce961" table:number-columns-repeated="3"/>
          <table:table-cell table:style-name="ce965" table:number-columns-repeated="3"/>
          <table:table-cell table:style-name="ce961" table:number-columns-repeated="3"/>
          <table:table-cell/>
          <table:table-cell table:style-name="ce1027" table:formula="of:=SUM([.BV10:.BV34])" office:value-type="float" office:value="369" calcext:value-type="float" table:number-columns-spanned="3" table:number-rows-spanned="3">
            <text:p>369</text:p>
          </table:table-cell>
          <table:covered-table-cell table:number-columns-repeated="2" table:style-name="ce240"/>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table:style-name="ce1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82" office:value-type="string" calcext:value-type="string" table:number-columns-spanned="3" table:number-rows-spanned="3">
            <text:p>[40]</text:p>
          </table:table-cell>
          <table:covered-table-cell table:number-columns-repeated="2" table:style-name="ce282"/>
          <table:table-cell table:style-name="ce282" office:value-type="string" calcext:value-type="string" table:number-columns-spanned="3" table:number-rows-spanned="3">
            <text:p>!542</text:p>
          </table:table-cell>
          <table:covered-table-cell table:number-columns-repeated="2" table:style-name="ce282"/>
          <table:table-cell table:style-name="ce282" office:value-type="string" calcext:value-type="string" table:number-columns-spanned="3" table:number-rows-spanned="3">
            <text:p>!532</text:p>
          </table:table-cell>
          <table:covered-table-cell table:number-columns-repeated="2" table:style-name="ce282"/>
          <table:table-cell table:style-name="ce282" office:value-type="string" calcext:value-type="string" table:number-columns-spanned="3" table:number-rows-spanned="3">
            <text:p>!522</text:p>
          </table:table-cell>
          <table:covered-table-cell table:number-columns-repeated="2" table:style-name="ce282"/>
          <table:table-cell table:style-name="ce282" office:value-type="string" calcext:value-type="string" table:number-columns-spanned="3" table:number-rows-spanned="3">
            <text:p>!512</text:p>
          </table:table-cell>
          <table:covered-table-cell table:number-columns-repeated="2" table:style-name="ce282"/>
          <table:table-cell table:style-name="ce282" office:value-type="string" calcext:value-type="string" table:number-columns-spanned="3" table:number-rows-spanned="3">
            <text:p>!502</text:p>
          </table:table-cell>
          <table:covered-table-cell table:number-columns-repeated="2" table:style-name="ce282"/>
          <table:table-cell table:style-name="ce282" office:value-type="string" calcext:value-type="string" table:number-columns-spanned="3" table:number-rows-spanned="3">
            <text:p>!65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51</text:p>
          </table:table-cell>
          <table:covered-table-cell table:number-columns-repeated="2" table:style-name="ce282"/>
          <table:table-cell table:number-columns-repeated="16251"/>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4"/>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office:value-type="string" calcext:value-type="string">
            <text:p>⬤</text:p>
          </table:table-cell>
          <table:table-cell table:style-name="ce911"/>
          <table:table-cell table:style-name="ce703"/>
          <table:table-cell table:style-name="ce710" office:value-type="string" calcext:value-type="string">
            <text:p>⬤</text:p>
          </table:table-cell>
          <table:table-cell table:style-name="ce906"/>
          <table:table-cell table:style-name="ce723" office:value-type="string" calcext:value-type="string">
            <text:p>⬤</text:p>
          </table:table-cell>
          <table:table-cell table:style-name="ce729"/>
          <table:table-cell table:style-name="ce901"/>
          <table:table-cell table:style-name="ce740" office:value-type="string" calcext:value-type="string">
            <text:p>⬤</text:p>
          </table:table-cell>
          <table:table-cell table:style-name="ce754"/>
          <table:table-cell table:style-name="ce836"/>
          <table:table-cell table:style-name="ce740"/>
          <table:table-cell table:style-name="ce754" office:value-type="string" calcext:value-type="string">
            <text:p>⬤</text:p>
          </table:table-cell>
          <table:table-cell table:style-name="ce836"/>
          <table:table-cell table:style-name="ce740"/>
          <table:table-cell table:style-name="ce754"/>
          <table:table-cell table:style-name="ce836" office:value-type="string" calcext:value-type="string">
            <text:p>⬤</text:p>
          </table:table-cell>
          <table:table-cell table:style-name="ce723"/>
          <table:table-cell table:style-name="ce729"/>
          <table:table-cell table:style-name="ce901" office:value-type="string" calcext:value-type="string">
            <text:p>⬤</text:p>
          </table:table-cell>
          <table:table-cell table:style-name="ce703"/>
          <table:table-cell table:style-name="ce710" office:value-type="string" calcext:value-type="string">
            <text:p>⬤</text:p>
          </table:table-cell>
          <table:table-cell table:style-name="ce906"/>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3"/>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table:table-cell table:style-name="ce849"/>
          <table:table-cell table:style-name="ce605"/>
          <table:table-cell table:style-name="ce615"/>
          <table:table-cell table:style-name="ce801"/>
          <table:table-cell table:style-name="ce646"/>
          <table:table-cell table:style-name="ce656"/>
          <table:table-cell table:style-name="ce880"/>
          <table:table-cell table:style-name="ce683" office:value-type="string" calcext:value-type="string">
            <text:p>⬤</text:p>
          </table:table-cell>
          <table:table-cell table:style-name="ce683" table:number-columns-repeated="2"/>
          <table:table-cell table:style-name="ce700" office:value-type="string" calcext:value-type="string">
            <text:p>⬤</text:p>
          </table:table-cell>
          <table:table-cell table:style-name="ce708"/>
          <table:table-cell table:style-name="ce890"/>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00"/>
          <table:table-cell table:style-name="ce708" office:value-type="string" calcext:value-type="string">
            <text:p>⬤</text:p>
          </table:table-cell>
          <table:table-cell table:style-name="ce890"/>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22</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office:value-type="string" calcext:value-type="string" table:number-columns-spanned="3" table:number-rows-spanned="3">
            <text:p>!541</text:p>
          </table:table-cell>
          <table:covered-table-cell table:number-columns-repeated="2" table:style-name="ce282"/>
          <table:table-cell table:style-name="ce282" office:value-type="string" calcext:value-type="string" table:number-columns-spanned="3" table:number-rows-spanned="3">
            <text:p>!64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41</text:p>
          </table:table-cell>
          <table:covered-table-cell table:number-columns-repeated="2" table:style-name="ce282"/>
          <table:table-cell table:number-columns-repeated="3"/>
          <table:table-cell table:style-name="ce1145"/>
          <table:table-cell table:style-name="ce1120"/>
          <table:table-cell table:style-name="ce1144"/>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16233"/>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83" office:value-type="string" calcext:value-type="string">
            <text:p>⬤</text:p>
          </table:table-cell>
          <table:table-cell table:style-name="ce683" office:value-type="string" calcext:value-type="string">
            <text:p>x</text:p>
          </table:table-cell>
          <table:table-cell table:style-name="ce683"/>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930"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number-columns-repeated="36"/>
          <table:covered-table-cell table:number-columns-repeated="27" table:style-name="ce282"/>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5" table:number-columns-repeated="3"/>
          <table:table-cell table:style-name="ce961"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office:value-type="string" calcext:value-type="string">
            <text:p>/</text:p>
          </table:table-cell>
          <table:table-cell table:style-name="ce915"/>
          <table:table-cell table:number-columns-repeated="2" table:style-name="ce683" office:value-type="string" calcext:value-type="string">
            <text:p>⬤</text:p>
          </table:table-cell>
          <table:table-cell table:style-name="ce683"/>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22"/>
          <table:table-cell table:style-name="ce728" office:value-type="string" calcext:value-type="string">
            <text:p>⬤</text:p>
          </table:table-cell>
          <table:table-cell table:style-name="ce837"/>
          <table:table-cell table:style-name="ce723" office:value-type="string" calcext:value-type="string">
            <text:p>⬤</text:p>
          </table:table-cell>
          <table:table-cell table:style-name="ce729" office:value-type="string" calcext:value-type="string">
            <text:p>⬤</text:p>
          </table:table-cell>
          <table:table-cell table:style-name="ce901"/>
          <table:table-cell table:style-name="ce722" office:value-type="string" calcext:value-type="string">
            <text:p>⬤</text:p>
          </table:table-cell>
          <table:table-cell table:style-name="ce728"/>
          <table:table-cell table:style-name="ce837" office:value-type="string" calcext:value-type="string">
            <text:p>⬤</text:p>
          </table:table-cell>
          <table:table-cell table:style-name="ce723"/>
          <table:table-cell table:style-name="ce729" office:value-type="string" calcext:value-type="string">
            <text:p>⬤</text:p>
          </table:table-cell>
          <table:table-cell table:style-name="ce901" office:value-type="string" calcext:value-type="string">
            <text:p>⬤</text:p>
          </table:table-cell>
          <table:table-cell table:style-name="ce722"/>
          <table:table-cell table:style-name="ce728" office:value-type="string" calcext:value-type="string">
            <text:p>⬤</text:p>
          </table:table-cell>
          <table:table-cell table:style-name="ce837"/>
          <table:table-cell table:style-name="ce703"/>
          <table:table-cell table:style-name="ce710" office:value-type="string" calcext:value-type="string">
            <text:p>⬤</text:p>
          </table:table-cell>
          <table:table-cell table:style-name="ce906" office:value-type="string" calcext:value-type="string">
            <text:p>⬤</text:p>
          </table:table-cell>
          <table:table-cell table:style-name="ce679"/>
          <table:table-cell table:style-name="ce688" office:value-type="string" calcext:value-type="string">
            <text:p>⬤</text:p>
          </table:table-cell>
          <table:table-cell table:style-name="ce839"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13"/>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covered-table-cell table:number-columns-repeated="27" table:style-name="ce282"/>
          <table:table-cell table:number-columns-repeated="3"/>
          <table:table-cell table:style-name="ce1149"/>
          <table:table-cell table:style-name="ce1119"/>
          <table:table-cell table:style-name="ce1147"/>
          <table:table-cell table:number-columns-repeated="3"/>
          <table:table-cell table:style-name="ce1114"/>
          <table:table-cell table:style-name="ce1119"/>
          <table:table-cell table:style-name="ce1147"/>
          <table:table-cell table:number-columns-repeated="3"/>
          <table:table-cell table:style-name="ce1149"/>
          <table:table-cell table:style-name="ce1119"/>
          <table:table-cell table:style-name="ce1124"/>
          <table:table-cell table:number-columns-repeated="16233"/>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office:value-type="string" calcext:value-type="string">
            <text:p>⬤</text:p>
          </table:table-cell>
          <table:table-cell table:style-name="ce593"/>
          <table:table-cell table:style-name="ce782"/>
          <table:table-cell table:style-name="ce607" office:value-type="string" calcext:value-type="string">
            <text:p>/</text:p>
          </table:table-cell>
          <table:table-cell table:style-name="ce618"/>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677"/>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table:table-cell table:style-name="ce871" office:value-type="string" calcext:value-type="string">
            <text:p>/</text:p>
          </table:table-cell>
          <table:table-cell table:style-name="ce573"/>
          <table:table-cell table:style-name="ce593"/>
          <table:table-cell table:style-name="ce782"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table-cell table:style-name="ce282" office:value-type="string" calcext:value-type="string" table:number-columns-spanned="3" table:number-rows-spanned="3">
            <text:p>[24]</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style-name="ce282" office:value-type="string" calcext:value-type="string" table:number-columns-spanned="3" table:number-rows-spanned="3">
            <text:p>!531</text:p>
          </table:table-cell>
          <table:covered-table-cell table:number-columns-repeated="2" table:style-name="ce282"/>
          <table:table-cell table:style-name="ce282" office:value-type="string" calcext:value-type="string" table:number-columns-spanned="3" table:number-rows-spanned="3">
            <text:p>!63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5"/>
          <table:table-cell table:style-name="ce968"/>
          <table:table-cell table:style-name="ce965"/>
          <table:table-cell table:style-name="ce961"/>
          <table:table-cell/>
          <table:table-cell table:style-name="ce961" table:number-columns-repeated="2"/>
          <table:table-cell table:number-columns-repeated="36"/>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table:table-cell table:style-name="ce599" office:value-type="string" calcext:value-type="string">
            <text:p>⬤</text:p>
          </table:table-cell>
          <table:table-cell table:style-name="ce844"/>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3"/>
          <table:table-cell table:style-name="ce710" office:value-type="string" calcext:value-type="string">
            <text:p>⬤</text:p>
          </table:table-cell>
          <table:table-cell table:style-name="ce906"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2"/>
          <table:table-cell table:style-name="ce709" office:value-type="string" calcext:value-type="string">
            <text:p>⬤</text:p>
          </table:table-cell>
          <table:table-cell table:style-name="ce838" office:value-type="string" calcext:value-type="string">
            <text:p>⬤</text:p>
          </table:table-cell>
          <table:table-cell table:style-name="ce680" office:value-type="string" calcext:value-type="string">
            <text:p>⬤</text:p>
          </table:table-cell>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1"/>
          <table:table-cell table:style-name="ce599" office:value-type="string" calcext:value-type="string">
            <text:p>⬤</text:p>
          </table:table-cell>
          <table:table-cell table:style-name="ce972"/>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table:table-cell table:style-name="ce782"/>
          <table:table-cell table:style-name="ce605"/>
          <table:table-cell table:style-name="ce615"/>
          <table:table-cell table:style-name="ce801"/>
          <table:table-cell table:style-name="ce646"/>
          <table:table-cell table:style-name="ce656"/>
          <table:table-cell table:style-name="ce880"/>
          <table:table-cell table:style-name="ce675" office:value-type="string" calcext:value-type="string">
            <text:p>⬤</text:p>
          </table:table-cell>
          <table:table-cell table:style-name="ce682"/>
          <table:table-cell table:style-name="ce818"/>
          <table:table-cell table:style-name="ce677" office:value-type="string" calcext:value-type="string">
            <text:p>⬤</text:p>
          </table:table-cell>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office:value-type="string" calcext:value-type="string">
            <text:p>⬤</text:p>
          </table:table-cell>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table:table-cell table:style-name="ce573"/>
          <table:table-cell table:style-name="ce593"/>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style-name="ce282" office:value-type="string" calcext:value-type="string" table:number-columns-spanned="3" table:number-rows-spanned="3">
            <text:p>!521</text:p>
          </table:table-cell>
          <table:covered-table-cell table:number-columns-repeated="2" table:style-name="ce282"/>
          <table:table-cell table:style-name="ce282" office:value-type="string" calcext:value-type="string" table:number-columns-spanned="3" table:number-rows-spanned="3">
            <text:p>!62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table:table-cell table:style-name="ce915"/>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table:table-cell table:style-name="ce679"/>
          <table:table-cell table:style-name="ce688" office:value-type="string" calcext:value-type="string">
            <text:p>⬤</text:p>
          </table:table-cell>
          <table:table-cell table:style-name="ce839"/>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8]</text:p>
          </table:table-cell>
          <table:covered-table-cell table:number-columns-repeated="2" table:style-name="ce282"/>
          <table:table-cell table:style-name="ce282" office:value-type="string" calcext:value-type="string" table:number-columns-spanned="3" table:number-rows-spanned="3">
            <text:p>!2</text:p>
          </table:table-cell>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office:value-type="string" calcext:value-type="string" table:number-columns-spanned="3" table:number-rows-spanned="3">
            <text:p>!511</text:p>
          </table:table-cell>
          <table:covered-table-cell table:number-columns-repeated="2" table:style-name="ce282"/>
          <table:table-cell table:style-name="ce282" office:value-type="string" calcext:value-type="string" table:number-columns-spanned="3" table:number-rows-spanned="3">
            <text:p>!6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92"/>
          <table:table-cell table:style-name="ce600" office:value-type="string" calcext:value-type="string">
            <text:p>⬤</text:p>
          </table:table-cell>
          <table:table-cell table:style-name="ce920"/>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8" office:value-type="string" calcext:value-type="string">
            <text:p>⬤</text:p>
          </table:table-cell>
          <table:table-cell table:style-name="ce659" office:value-type="string" calcext:value-type="string">
            <text:p>/</text:p>
          </table:table-cell>
          <table:table-cell table:style-name="ce840"/>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8" office:value-type="string" calcext:value-type="string">
            <text:p>/</text:p>
          </table:table-cell>
          <table:table-cell table:style-name="ce659" office:value-type="string" calcext:value-type="string">
            <text:p>⬤</text:p>
          </table:table-cell>
          <table:table-cell table:style-name="ce840"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8"/>
          <table:table-cell table:style-name="ce659" office:value-type="string" calcext:value-type="string">
            <text:p>/</text:p>
          </table:table-cell>
          <table:table-cell table:style-name="ce936"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2"/>
          <table:table-cell table:style-name="ce600" office:value-type="string" calcext:value-type="string">
            <text:p>⬤</text:p>
          </table:table-cell>
          <table:table-cell table:style-name="ce920"/>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0" office:value-type="string" calcext:value-type="string">
            <text:p>⬤</text:p>
          </table:table-cell>
          <table:table-cell table:style-name="ce558"/>
          <table:table-cell table:style-name="ce780"/>
          <table:table-cell table:style-name="ce589" office:value-type="string" calcext:value-type="string">
            <text:p>/</text:p>
          </table:table-cell>
          <table:table-cell table:style-name="ce596"/>
          <table:table-cell table:style-name="ce849"/>
          <table:table-cell table:style-name="ce605" office:value-type="string" calcext:value-type="string">
            <text:p>/</text:p>
          </table:table-cell>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5" table:number-columns-repeated="3"/>
          <table:table-cell table:style-name="ce961" table:number-columns-repeated="5"/>
          <table:table-cell table:number-columns-repeated="38"/>
          <table:table-cell table:style-name="ce282" office:value-type="string" calcext:value-type="string" table:number-columns-spanned="3" table:number-rows-spanned="3">
            <text:p>!!</text:p>
          </table:table-cell>
          <table:covered-table-cell table:number-columns-repeated="2" table:style-name="ce282"/>
          <table:table-cell table:style-name="ce282" office:value-type="string" calcext:value-type="string" table:number-columns-spanned="3" table:number-rows-spanned="3">
            <text:p>!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6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number-columns-repeated="16251"/>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39"/>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5" table:number-columns-repeated="3"/>
          <table:table-cell table:style-name="ce961" table:number-columns-repeated="5"/>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4" office:value-type="string" calcext:value-type="string">
            <text:p>⬤</text:p>
          </table:table-cell>
          <table:table-cell table:style-name="ce562"/>
          <table:table-cell table:style-name="ce847"/>
          <table:table-cell table:style-name="ce573" office:value-type="string" calcext:value-type="string">
            <text:p>/</text:p>
          </table:table-cell>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16317"/>
        </table:table-row>
        <table:table-row table:style-name="ro1">
          <table:table-cell table:style-name="ce961" table:number-columns-repeated="6"/>
          <table:table-cell table:style-name="ce965" table:number-columns-repeated="3"/>
          <table:table-cell table:style-name="ce557" office:value-type="string" calcext:value-type="string">
            <text:p>⬤</text:p>
          </table:table-cell>
          <table:table-cell table:style-name="ce568"/>
          <table:table-cell table:style-name="ce92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57" office:value-type="string" calcext:value-type="string">
            <text:p>⬤</text:p>
          </table:table-cell>
          <table:table-cell table:style-name="ce568"/>
          <table:table-cell table:style-name="ce923"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number-columns-repeated="9"/>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1" table:number-columns-repeated="8"/>
          <table:table-cell table:number-columns-repeated="16316"/>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number-columns-repeated="16317"/>
        </table:table-row>
        <table:table-row table:style-name="ro1">
          <table:table-cell table:style-name="ce961" table:number-columns-repeated="9"/>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8"/>
          <table:table-cell table:number-columns-repeated="16316"/>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1"/>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1"/>
          <table:table-cell table:number-columns-repeated="38"/>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4"/>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covered-table-cell table:number-columns-repeated="9" table:style-name="ce282"/>
          <table:table-cell table:number-columns-repeated="16269"/>
        </table:table-row>
        <table:table-row table:style-name="ro1" table:number-rows-repeated="3">
          <table:table-cell table:number-columns-repeated="16384"/>
        </table:table-row>
        <table:table-row table:style-name="ro1">
          <table:table-cell table:number-columns-repeated="9"/>
          <table:table-cell table:style-name="ce16" office:value-type="string" calcext:value-type="string" table:number-columns-spanned="3" table:number-rows-spanned="3">
            <text:p>!740</text:p>
          </table:table-cell>
          <table:covered-table-cell table:number-columns-repeated="2" table:style-name="ce16"/>
          <table:table-cell table:style-name="ce16" office:value-type="string" calcext:value-type="string" table:number-columns-spanned="3" table:number-rows-spanned="3">
            <text:p>!737</text:p>
          </table:table-cell>
          <table:covered-table-cell table:number-columns-repeated="2" table:style-name="ce16"/>
          <table:table-cell table:style-name="ce17" office:value-type="string" calcext:value-type="string" table:number-columns-spanned="3" table:number-rows-spanned="3">
            <text:p>!736</text:p>
          </table:table-cell>
          <table:covered-table-cell table:number-columns-repeated="2" table:style-name="ce17"/>
          <table:table-cell table:style-name="ce17" office:value-type="string" calcext:value-type="string" table:number-columns-spanned="3" table:number-rows-spanned="3">
            <text:p>!735</text:p>
          </table:table-cell>
          <table:covered-table-cell table:number-columns-repeated="2" table:style-name="ce17"/>
          <table:table-cell table:style-name="ce16" office:value-type="string" calcext:value-type="string" table:number-columns-spanned="3" table:number-rows-spanned="3">
            <text:p>!734</text:p>
          </table:table-cell>
          <table:covered-table-cell table:number-columns-repeated="2" table:style-name="ce17"/>
          <table:table-cell table:style-name="ce17" office:value-type="string" calcext:value-type="string" table:number-columns-spanned="3" table:number-rows-spanned="3">
            <text:p>!733</text:p>
          </table:table-cell>
          <table:covered-table-cell table:number-columns-repeated="2" table:style-name="ce17"/>
          <table:table-cell table:style-name="ce17" office:value-type="string" calcext:value-type="string" table:number-columns-spanned="3" table:number-rows-spanned="3">
            <text:p>!732</text:p>
          </table:table-cell>
          <table:covered-table-cell table:number-columns-repeated="2" table:style-name="ce17"/>
          <table:table-cell table:style-name="ce18" office:value-type="string" calcext:value-type="string" table:number-columns-spanned="3" table:number-rows-spanned="3">
            <text:p>!731</text:p>
          </table:table-cell>
          <table:covered-table-cell table:number-columns-repeated="2" table:style-name="ce18"/>
          <table:table-cell table:style-name="ce18" office:value-type="string" calcext:value-type="string" table:number-columns-spanned="3" table:number-rows-spanned="3">
            <text:p>!730</text:p>
          </table:table-cell>
          <table:covered-table-cell table:number-columns-repeated="2" table:style-name="ce18"/>
          <table:table-cell table:style-name="ce18" office:value-type="string" calcext:value-type="string" table:number-columns-spanned="3" table:number-rows-spanned="3">
            <text:p>!727</text:p>
          </table:table-cell>
          <table:covered-table-cell table:number-columns-repeated="2" table:style-name="ce18"/>
          <table:table-cell table:style-name="ce924" office:value-type="string" calcext:value-type="string" table:number-columns-spanned="3" table:number-rows-spanned="3">
            <text:p>!726</text:p>
          </table:table-cell>
          <table:covered-table-cell table:number-columns-repeated="2" table:style-name="ce17"/>
          <table:table-cell table:style-name="ce17" office:value-type="string" calcext:value-type="string" table:number-columns-spanned="3" table:number-rows-spanned="3">
            <text:p>!725</text:p>
          </table:table-cell>
          <table:covered-table-cell table:number-columns-repeated="2" table:style-name="ce17"/>
          <table:table-cell table:style-name="ce16" office:value-type="string" calcext:value-type="string" table:number-columns-spanned="3" table:number-rows-spanned="3">
            <text:p>!724</text:p>
          </table:table-cell>
          <table:covered-table-cell table:number-columns-repeated="2" table:style-name="ce16"/>
          <table:table-cell table:style-name="ce17" office:value-type="string" calcext:value-type="string" table:number-columns-spanned="3" table:number-rows-spanned="3">
            <text:p>!723</text:p>
          </table:table-cell>
          <table:covered-table-cell table:number-columns-repeated="2" table:style-name="ce17"/>
          <table:table-cell table:style-name="ce17" office:value-type="string" calcext:value-type="string" table:number-columns-spanned="3" table:number-rows-spanned="3">
            <text:p>!722</text:p>
          </table:table-cell>
          <table:covered-table-cell table:number-columns-repeated="2" table:style-name="ce17"/>
          <table:table-cell table:style-name="ce16" office:value-type="string" calcext:value-type="string" table:number-columns-spanned="3" table:number-rows-spanned="3">
            <text:p>!721</text:p>
          </table:table-cell>
          <table:covered-table-cell table:number-columns-repeated="2" table:style-name="ce16"/>
          <table:table-cell table:style-name="ce16" office:value-type="string" calcext:value-type="string" table:number-columns-spanned="3" table:number-rows-spanned="3">
            <text:p>!720</text:p>
          </table:table-cell>
          <table:covered-table-cell table:number-columns-repeated="2"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table-cell table:style-name="ce16" office:value-type="string" calcext:value-type="string" table:number-columns-spanned="3" table:number-rows-spanned="3">
            <text:p>!741</text:p>
          </table:table-cell>
          <table:covered-table-cell table:number-columns-repeated="2" table:style-name="ce16"/>
          <table:table-cell table:style-name="ce41" office:value-type="string" calcext:value-type="string" table:number-columns-spanned="3" table:number-rows-spanned="3">
            <text:p>!640</text:p>
          </table:table-cell>
          <table:covered-table-cell table:number-columns-repeated="2" table:style-name="ce41"/>
          <table:table-cell table:style-name="ce41" office:value-type="string" calcext:value-type="string" table:number-columns-spanned="3" table:number-rows-spanned="3">
            <text:p>!636</text:p>
          </table:table-cell>
          <table:covered-table-cell table:number-columns-repeated="2" table:style-name="ce41"/>
          <table:table-cell table:style-name="ce42" office:value-type="string" calcext:value-type="string" table:number-columns-spanned="3" table:number-rows-spanned="3">
            <text:p>!635</text:p>
          </table:table-cell>
          <table:covered-table-cell table:number-columns-repeated="2" table:style-name="ce42"/>
          <table:table-cell table:style-name="ce42" office:value-type="string" calcext:value-type="string" table:number-columns-spanned="3" table:number-rows-spanned="3">
            <text:p>!634</text:p>
          </table:table-cell>
          <table:covered-table-cell table:number-columns-repeated="2" table:style-name="ce42"/>
          <table:table-cell table:style-name="ce42" office:value-type="string" calcext:value-type="string" table:number-columns-spanned="3" table:number-rows-spanned="3">
            <text:p>!633</text:p>
          </table:table-cell>
          <table:covered-table-cell table:number-columns-repeated="2" table:style-name="ce42"/>
          <table:table-cell table:style-name="ce42" office:value-type="string" calcext:value-type="string" table:number-columns-spanned="3" table:number-rows-spanned="3">
            <text:p>!632</text:p>
          </table:table-cell>
          <table:covered-table-cell table:number-columns-repeated="2" table:style-name="ce42"/>
          <table:table-cell table:style-name="ce43" office:value-type="string" calcext:value-type="string" table:number-columns-spanned="3" table:number-rows-spanned="3">
            <text:p>!631</text:p>
          </table:table-cell>
          <table:covered-table-cell table:number-columns-repeated="2" table:style-name="ce43"/>
          <table:table-cell table:style-name="ce43" office:value-type="string" calcext:value-type="string" table:number-columns-spanned="3" table:number-rows-spanned="3">
            <text:p>!630</text:p>
          </table:table-cell>
          <table:covered-table-cell table:number-columns-repeated="2" table:style-name="ce43"/>
          <table:table-cell table:style-name="ce43" office:value-type="string" calcext:value-type="string" table:number-columns-spanned="3" table:number-rows-spanned="3">
            <text:p>!626</text:p>
          </table:table-cell>
          <table:covered-table-cell table:number-columns-repeated="2" table:style-name="ce43"/>
          <table:table-cell table:style-name="ce926" office:value-type="string" calcext:value-type="string" table:number-columns-spanned="3" table:number-rows-spanned="3">
            <text:p>!625</text:p>
          </table:table-cell>
          <table:covered-table-cell table:number-columns-repeated="2" table:style-name="ce42"/>
          <table:table-cell table:style-name="ce42" office:value-type="string" calcext:value-type="string" table:number-columns-spanned="3" table:number-rows-spanned="3">
            <text:p>!624</text:p>
          </table:table-cell>
          <table:covered-table-cell table:number-columns-repeated="2" table:style-name="ce42"/>
          <table:table-cell table:style-name="ce42" office:value-type="string" calcext:value-type="string" table:number-columns-spanned="3" table:number-rows-spanned="3">
            <text:p>!623</text:p>
          </table:table-cell>
          <table:covered-table-cell table:number-columns-repeated="2" table:style-name="ce42"/>
          <table:table-cell table:style-name="ce42" office:value-type="string" calcext:value-type="string" table:number-columns-spanned="3" table:number-rows-spanned="3">
            <text:p>!622</text:p>
          </table:table-cell>
          <table:covered-table-cell table:number-columns-repeated="2" table:style-name="ce42"/>
          <table:table-cell table:style-name="ce41" office:value-type="string" calcext:value-type="string" table:number-columns-spanned="3" table:number-rows-spanned="3">
            <text:p>!621</text:p>
          </table:table-cell>
          <table:covered-table-cell table:number-columns-repeated="2" table:style-name="ce41"/>
          <table:table-cell table:style-name="ce41" office:value-type="string" calcext:value-type="string" table:number-columns-spanned="3" table:number-rows-spanned="3">
            <text:p>!620</text:p>
          </table:table-cell>
          <table:covered-table-cell table:number-columns-repeated="2" table:style-name="ce41"/>
          <table:table-cell table:style-name="ce16" office:value-type="string" calcext:value-type="string" table:number-columns-spanned="3" table:number-rows-spanned="3">
            <text:p>!717</text:p>
          </table:table-cell>
          <table:covered-table-cell table:number-columns-repeated="2"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table-cell table:style-name="ce17" office:value-type="string" calcext:value-type="string" table:number-columns-spanned="3" table:number-rows-spanned="3">
            <text:p>!742</text:p>
          </table:table-cell>
          <table:covered-table-cell table:number-columns-repeated="2" table:style-name="ce17"/>
          <table:table-cell table:style-name="ce41" office:value-type="string" calcext:value-type="string" table:number-columns-spanned="3" table:number-rows-spanned="3">
            <text:p>!641</text:p>
          </table:table-cell>
          <table:covered-table-cell table:number-columns-repeated="2" table:style-name="ce41"/>
          <table:table-cell table:style-name="ce65" office:value-type="string" calcext:value-type="string" table:number-columns-spanned="3" table:number-rows-spanned="3">
            <text:p>!540</text:p>
          </table:table-cell>
          <table:covered-table-cell table:number-columns-repeated="2" table:style-name="ce65"/>
          <table:table-cell table:style-name="ce65" office:value-type="string" calcext:value-type="string" table:number-columns-spanned="3" table:number-rows-spanned="3">
            <text:p>!535</text:p>
          </table:table-cell>
          <table:covered-table-cell table:number-columns-repeated="2" table:style-name="ce65"/>
          <table:table-cell table:style-name="ce66" office:value-type="string" calcext:value-type="string" table:number-columns-spanned="3" table:number-rows-spanned="3">
            <text:p>!534</text:p>
          </table:table-cell>
          <table:covered-table-cell table:number-columns-repeated="2" table:style-name="ce66"/>
          <table:table-cell table:style-name="ce65" office:value-type="string" calcext:value-type="string" table:number-columns-spanned="3" table:number-rows-spanned="3">
            <text:p>!533</text:p>
          </table:table-cell>
          <table:covered-table-cell table:number-columns-repeated="2" table:style-name="ce66"/>
          <table:table-cell table:style-name="ce66" office:value-type="string" calcext:value-type="string" table:number-columns-spanned="3" table:number-rows-spanned="3">
            <text:p>!532</text:p>
          </table:table-cell>
          <table:covered-table-cell table:number-columns-repeated="2" table:style-name="ce66"/>
          <table:table-cell table:style-name="ce67" office:value-type="string" calcext:value-type="string" table:number-columns-spanned="3" table:number-rows-spanned="3">
            <text:p>!531</text:p>
          </table:table-cell>
          <table:covered-table-cell table:number-columns-repeated="2" table:style-name="ce67"/>
          <table:table-cell table:style-name="ce67" office:value-type="string" calcext:value-type="string" table:number-columns-spanned="3" table:number-rows-spanned="3">
            <text:p>!530</text:p>
          </table:table-cell>
          <table:covered-table-cell table:number-columns-repeated="2" table:style-name="ce67"/>
          <table:table-cell table:style-name="ce67" office:value-type="string" calcext:value-type="string" table:number-columns-spanned="3" table:number-rows-spanned="3">
            <text:p>!525</text:p>
          </table:table-cell>
          <table:covered-table-cell table:number-columns-repeated="2" table:style-name="ce67"/>
          <table:table-cell table:style-name="ce604" office:value-type="string" calcext:value-type="string" table:number-columns-spanned="3" table:number-rows-spanned="3">
            <text:p>!524</text:p>
          </table:table-cell>
          <table:covered-table-cell table:number-columns-repeated="2" table:style-name="ce66"/>
          <table:table-cell table:style-name="ce65" office:value-type="string" calcext:value-type="string" table:number-columns-spanned="3" table:number-rows-spanned="3">
            <text:p>!523</text:p>
          </table:table-cell>
          <table:covered-table-cell table:number-columns-repeated="2" table:style-name="ce66"/>
          <table:table-cell table:style-name="ce66" office:value-type="string" calcext:value-type="string" table:number-columns-spanned="3" table:number-rows-spanned="3">
            <text:p>!522</text:p>
          </table:table-cell>
          <table:covered-table-cell table:number-columns-repeated="2" table:style-name="ce66"/>
          <table:table-cell table:style-name="ce65" office:value-type="string" calcext:value-type="string" table:number-columns-spanned="3" table:number-rows-spanned="3">
            <text:p>!521</text:p>
          </table:table-cell>
          <table:covered-table-cell table:number-columns-repeated="2" table:style-name="ce65"/>
          <table:table-cell table:style-name="ce65" office:value-type="string" calcext:value-type="string" table:number-columns-spanned="3" table:number-rows-spanned="3">
            <text:p>!520</text:p>
          </table:table-cell>
          <table:covered-table-cell table:number-columns-repeated="2" table:style-name="ce65"/>
          <table:table-cell table:style-name="ce41" office:value-type="string" calcext:value-type="string" table:number-columns-spanned="3" table:number-rows-spanned="3">
            <text:p>!616</text:p>
          </table:table-cell>
          <table:covered-table-cell table:number-columns-repeated="2" table:style-name="ce41"/>
          <table:table-cell table:style-name="ce223" office:value-type="string" calcext:value-type="string" table:number-columns-spanned="3" table:number-rows-spanned="3">
            <text:p>!716</text:p>
          </table:table-cell>
          <table:covered-table-cell table:number-columns-repeated="2"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table-cell table:style-name="ce17" office:value-type="string" calcext:value-type="string" table:number-columns-spanned="3" table:number-rows-spanned="3">
            <text:p>!743</text:p>
          </table:table-cell>
          <table:covered-table-cell table:number-columns-repeated="2" table:style-name="ce17"/>
          <table:table-cell table:style-name="ce42" office:value-type="string" calcext:value-type="string" table:number-columns-spanned="3" table:number-rows-spanned="3">
            <text:p>!642</text:p>
          </table:table-cell>
          <table:covered-table-cell table:number-columns-repeated="2" table:style-name="ce42"/>
          <table:table-cell table:style-name="ce65" office:value-type="string" calcext:value-type="string" table:number-columns-spanned="3" table:number-rows-spanned="3">
            <text:p>!541</text:p>
          </table:table-cell>
          <table:covered-table-cell table:number-columns-repeated="2" table:style-name="ce65"/>
          <table:table-cell table:style-name="ce90" office:value-type="string" calcext:value-type="string" table:number-columns-spanned="3" table:number-rows-spanned="3">
            <text:p>!440</text:p>
          </table:table-cell>
          <table:covered-table-cell table:number-columns-repeated="2" table:style-name="ce91"/>
          <table:table-cell table:style-name="ce90" office:value-type="string" calcext:value-type="string" table:number-columns-spanned="3" table:number-rows-spanned="3">
            <text:p>!434</text:p>
          </table:table-cell>
          <table:covered-table-cell table:number-columns-repeated="2" table:style-name="ce91"/>
          <table:table-cell table:style-name="ce630" office:value-type="string" calcext:value-type="string" table:number-columns-spanned="3" table:number-rows-spanned="3">
            <text:p>!433</text:p>
          </table:table-cell>
          <table:covered-table-cell table:number-columns-repeated="2" table:style-name="ce93"/>
          <table:table-cell table:style-name="ce630" office:value-type="string" calcext:value-type="string" table:number-columns-spanned="3" table:number-rows-spanned="3">
            <text:p>!432</text:p>
          </table:table-cell>
          <table:covered-table-cell table:number-columns-repeated="2" table:style-name="ce93"/>
          <table:table-cell table:style-name="ce90" office:value-type="string" calcext:value-type="string" table:number-columns-spanned="3" table:number-rows-spanned="3">
            <text:p>!431</text:p>
          </table:table-cell>
          <table:covered-table-cell table:number-columns-repeated="2" table:style-name="ce90"/>
          <table:table-cell table:style-name="ce90" office:value-type="string" calcext:value-type="string" table:number-columns-spanned="3" table:number-rows-spanned="3">
            <text:p>!430</text:p>
          </table:table-cell>
          <table:covered-table-cell table:number-columns-repeated="2" table:style-name="ce90"/>
          <table:table-cell table:style-name="ce90" office:value-type="string" calcext:value-type="string" table:number-columns-spanned="3" table:number-rows-spanned="3">
            <text:p>!424</text:p>
          </table:table-cell>
          <table:covered-table-cell table:number-columns-repeated="2" table:style-name="ce90"/>
          <table:table-cell table:style-name="ce630" office:value-type="string" calcext:value-type="string" table:number-columns-spanned="3" table:number-rows-spanned="3">
            <text:p>!423</text:p>
          </table:table-cell>
          <table:covered-table-cell table:number-columns-repeated="2" table:style-name="ce91"/>
          <table:table-cell table:style-name="ce630" office:value-type="string" calcext:value-type="string" table:number-columns-spanned="3" table:number-rows-spanned="3">
            <text:p>!422</text:p>
          </table:table-cell>
          <table:covered-table-cell table:number-columns-repeated="2" table:style-name="ce91"/>
          <table:table-cell table:style-name="ce90" office:value-type="string" calcext:value-type="string" table:number-columns-spanned="3" table:number-rows-spanned="3">
            <text:p>!421</text:p>
          </table:table-cell>
          <table:covered-table-cell table:number-columns-repeated="2" table:style-name="ce91"/>
          <table:table-cell table:style-name="ce90" office:value-type="string" calcext:value-type="string" table:number-columns-spanned="3" table:number-rows-spanned="3">
            <text:p>!420</text:p>
          </table:table-cell>
          <table:covered-table-cell table:number-columns-repeated="2" table:style-name="ce91"/>
          <table:table-cell table:style-name="ce65" office:value-type="string" calcext:value-type="string" table:number-columns-spanned="3" table:number-rows-spanned="3">
            <text:p>!515</text:p>
          </table:table-cell>
          <table:covered-table-cell table:number-columns-repeated="2" table:style-name="ce65"/>
          <table:table-cell table:style-name="ce42" office:value-type="string" calcext:value-type="string" table:number-columns-spanned="3" table:number-rows-spanned="3">
            <text:p>!615</text:p>
          </table:table-cell>
          <table:covered-table-cell table:number-columns-repeated="2" table:style-name="ce42"/>
          <table:table-cell table:style-name="ce223" office:value-type="string" calcext:value-type="string" table:number-columns-spanned="3" table:number-rows-spanned="3">
            <text:p>!715</text:p>
          </table:table-cell>
          <table:covered-table-cell table:number-columns-repeated="2" table:style-name="ce223"/>
          <table:table-cell table:number-columns-repeated="40"/>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number-columns-repeated="3"/>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6" office:value-type="string" calcext:value-type="string" table:number-columns-spanned="3" table:number-rows-spanned="3">
            <text:p>!744</text:p>
          </table:table-cell>
          <table:covered-table-cell table:number-columns-repeated="2" table:style-name="ce16"/>
          <table:table-cell table:style-name="ce42" office:value-type="string" calcext:value-type="string" table:number-columns-spanned="3" table:number-rows-spanned="3">
            <text:p>!643</text:p>
          </table:table-cell>
          <table:covered-table-cell table:number-columns-repeated="2" table:style-name="ce42"/>
          <table:table-cell table:style-name="ce66" office:value-type="string" calcext:value-type="string" table:number-columns-spanned="3" table:number-rows-spanned="3">
            <text:p>!542</text:p>
          </table:table-cell>
          <table:covered-table-cell table:number-columns-repeated="2" table:style-name="ce66"/>
          <table:table-cell table:style-name="ce90" office:value-type="string" calcext:value-type="string" table:number-columns-spanned="3" table:number-rows-spanned="3">
            <text:p>!441</text:p>
          </table:table-cell>
          <table:covered-table-cell table:number-columns-repeated="2" table:style-name="ce91"/>
          <table:table-cell table:style-name="ce120" office:value-type="string" calcext:value-type="string" table:number-columns-spanned="3" table:number-rows-spanned="3">
            <text:p>!340</text:p>
          </table:table-cell>
          <table:covered-table-cell table:number-columns-repeated="2" table:style-name="ce121"/>
          <table:table-cell table:style-name="ce122" office:value-type="string" calcext:value-type="string" table:number-columns-spanned="3" table:number-rows-spanned="3">
            <text:p>!333</text:p>
          </table:table-cell>
          <table:covered-table-cell table:number-columns-repeated="2" table:style-name="ce123"/>
          <table:table-cell table:style-name="ce120" office:value-type="string" calcext:value-type="string" table:number-columns-spanned="3" table:number-rows-spanned="3">
            <text:p>!332</text:p>
          </table:table-cell>
          <table:covered-table-cell table:number-columns-repeated="2" table:style-name="ce121"/>
          <table:table-cell table:style-name="ce122" office:value-type="string" calcext:value-type="string" table:number-columns-spanned="3" table:number-rows-spanned="3">
            <text:p>!331</text:p>
          </table:table-cell>
          <table:covered-table-cell table:number-columns-repeated="2" table:style-name="ce122"/>
          <table:table-cell table:style-name="ce120" office:value-type="string" calcext:value-type="string" table:number-columns-spanned="3" table:number-rows-spanned="3">
            <text:p>!330</text:p>
          </table:table-cell>
          <table:covered-table-cell table:number-columns-repeated="2" table:style-name="ce120"/>
          <table:table-cell table:style-name="ce122" office:value-type="string" calcext:value-type="string" table:number-columns-spanned="3" table:number-rows-spanned="3">
            <text:p>!323</text:p>
          </table:table-cell>
          <table:covered-table-cell table:number-columns-repeated="2" table:style-name="ce122"/>
          <table:table-cell table:style-name="ce120" office:value-type="string" calcext:value-type="string" table:number-columns-spanned="3" table:number-rows-spanned="3">
            <text:p>!322</text:p>
          </table:table-cell>
          <table:covered-table-cell table:number-columns-repeated="2" table:style-name="ce121"/>
          <table:table-cell table:style-name="ce122" office:value-type="string" calcext:value-type="string" table:number-columns-spanned="3" table:number-rows-spanned="3">
            <text:p>!321</text:p>
          </table:table-cell>
          <table:covered-table-cell table:number-columns-repeated="2" table:style-name="ce123"/>
          <table:table-cell table:style-name="ce120" office:value-type="string" calcext:value-type="string" table:number-columns-spanned="3" table:number-rows-spanned="3">
            <text:p>!320</text:p>
          </table:table-cell>
          <table:covered-table-cell table:number-columns-repeated="2" table:style-name="ce121"/>
          <table:table-cell table:style-name="ce90" office:value-type="string" calcext:value-type="string" table:number-columns-spanned="3" table:number-rows-spanned="3">
            <text:p>!414</text:p>
          </table:table-cell>
          <table:covered-table-cell table:number-columns-repeated="2" table:style-name="ce91"/>
          <table:table-cell table:style-name="ce66" office:value-type="string" calcext:value-type="string" table:number-columns-spanned="3" table:number-rows-spanned="3">
            <text:p>!514</text:p>
          </table:table-cell>
          <table:covered-table-cell table:number-columns-repeated="2" table:style-name="ce66"/>
          <table:table-cell table:style-name="ce42" office:value-type="string" calcext:value-type="string" table:number-columns-spanned="3" table:number-rows-spanned="3">
            <text:p>!614</text:p>
          </table:table-cell>
          <table:covered-table-cell table:number-columns-repeated="2" table:style-name="ce42"/>
          <table:table-cell table:style-name="ce16" office:value-type="string" calcext:value-type="string" table:number-columns-spanned="3" table:number-rows-spanned="3">
            <text:p>!714</text:p>
          </table:table-cell>
          <table:covered-table-cell table:number-columns-repeated="2" table:style-name="ce16"/>
          <table:table-cell table:number-columns-repeated="4"/>
          <table:table-cell table:style-name="ce666"/>
          <table:covered-table-cell table:number-columns-repeated="12" table:style-name="ce228"/>
          <table:table-cell/>
          <table:covered-table-cell table:number-columns-repeated="12" table:style-name="ce228"/>
          <table:table-cell table:style-name="ce666"/>
          <table:table-cell table:number-columns-repeated="6"/>
          <table:table-cell table:style-name="ce630" office:value-type="string" calcext:value-type="string" table:number-columns-spanned="3" table:number-rows-spanned="3">
            <text:p>!14</text:p>
          </table:table-cell>
          <table:covered-table-cell table:number-columns-repeated="2" table:style-name="ce228"/>
          <table:table-cell table:number-columns-repeated="3"/>
          <table:table-cell table:style-name="ce203" office:value-type="string" calcext:value-type="string" table:number-columns-spanned="3" table:number-rows-spanned="3">
            <text:p>!63</text:p>
          </table:table-cell>
          <table:covered-table-cell table:number-columns-repeated="2" table:style-name="ce253"/>
          <table:table-cell table:style-name="ce172" office:value-type="string" calcext:value-type="string" table:number-columns-spanned="3" table:number-rows-spanned="3">
            <text:p>!43</text:p>
          </table:table-cell>
          <table:covered-table-cell table:number-columns-repeated="2" table:style-name="ce172"/>
          <table:table-cell table:style-name="ce203" office:value-type="string" calcext:value-type="string" table:number-columns-spanned="3" table:number-rows-spanned="3">
            <text:p>!23</text:p>
          </table:table-cell>
          <table:covered-table-cell table:number-columns-repeated="2" table:style-name="ce253"/>
          <table:table-cell table:number-columns-repeated="3"/>
          <table:table-cell table:style-name="ce203" office:value-type="string" calcext:value-type="string" table:number-columns-spanned="3" table:number-rows-spanned="3">
            <text:p>!62</text:p>
          </table:table-cell>
          <table:covered-table-cell table:number-columns-repeated="2" table:style-name="ce253"/>
          <table:table-cell table:style-name="ce172" office:value-type="string" calcext:value-type="string" table:number-columns-spanned="3" table:number-rows-spanned="3">
            <text:p>!42</text:p>
          </table:table-cell>
          <table:covered-table-cell table:number-columns-repeated="2" table:style-name="ce172"/>
          <table:table-cell table:style-name="ce203" office:value-type="string" calcext:value-type="string" table:number-columns-spanned="3" table:number-rows-spanned="3">
            <text:p>!22</text:p>
          </table:table-cell>
          <table:covered-table-cell table:number-columns-repeated="2" table:style-name="ce253"/>
          <table:table-cell table:number-columns-repeated="3"/>
          <table:table-cell table:style-name="ce630" office:value-type="string" calcext:value-type="string" table:number-columns-spanned="3" table:number-rows-spanned="3">
            <text:p>!7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table-cell table:style-name="ce630" office:value-type="string" calcext:value-type="string" table:number-columns-spanned="3" table:number-rows-spanned="3">
            <text:p>!14</text:p>
          </table:table-cell>
          <table:covered-table-cell table:number-columns-repeated="2" table:style-name="ce228"/>
          <table:table-cell table:number-columns-repeated="23"/>
          <table:table-cell table:style-name="ce666" table:number-columns-repeated="2"/>
          <table:table-cell table:style-name="ce630" office:value-type="string" calcext:value-type="string" table:number-columns-spanned="3" table:number-rows-spanned="3">
            <text:p>!71</text:p>
          </table:table-cell>
          <table:covered-table-cell table:number-columns-repeated="2"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number-columns-repeated="23"/>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5</text:p>
          </table:table-cell>
          <table:covered-table-cell table:number-columns-repeated="2" table:style-name="ce17"/>
          <table:table-cell table:style-name="ce42" office:value-type="string" calcext:value-type="string" table:number-columns-spanned="3" table:number-rows-spanned="3">
            <text:p>!644</text:p>
          </table:table-cell>
          <table:covered-table-cell table:number-columns-repeated="2" table:style-name="ce42"/>
          <table:table-cell table:style-name="ce67" office:value-type="string" calcext:value-type="string" table:number-columns-spanned="3" table:number-rows-spanned="3">
            <text:p>!543</text:p>
          </table:table-cell>
          <table:covered-table-cell table:number-columns-repeated="2" table:style-name="ce66"/>
          <table:table-cell table:style-name="ce630" office:value-type="string" calcext:value-type="string" table:number-columns-spanned="3" table:number-rows-spanned="3">
            <text:p>!442</text:p>
          </table:table-cell>
          <table:covered-table-cell table:number-columns-repeated="2" table:style-name="ce93"/>
          <table:table-cell table:style-name="ce122" office:value-type="string" calcext:value-type="string" table:number-columns-spanned="3" table:number-rows-spanned="3">
            <text:p>!341</text:p>
          </table:table-cell>
          <table:covered-table-cell table:number-columns-repeated="2" table:style-name="ce123"/>
          <table:table-cell table:style-name="ce690" office:value-type="string" calcext:value-type="string" table:number-columns-spanned="3" table:number-rows-spanned="3">
            <text:p>!240</text:p>
          </table:table-cell>
          <table:covered-table-cell table:number-columns-repeated="2" table:style-name="ce144"/>
          <table:table-cell table:style-name="ce145" office:value-type="string" calcext:value-type="string" table:number-columns-spanned="3" table:number-rows-spanned="3">
            <text:p>!232</text:p>
          </table:table-cell>
          <table:covered-table-cell table:number-columns-repeated="2" table:style-name="ce146"/>
          <table:table-cell table:style-name="ce145" office:value-type="string" calcext:value-type="string" table:number-columns-spanned="3" table:number-rows-spanned="3">
            <text:p>!231</text:p>
          </table:table-cell>
          <table:covered-table-cell table:number-columns-repeated="2" table:style-name="ce145"/>
          <table:table-cell table:style-name="ce756" office:value-type="string" calcext:value-type="string" table:number-columns-spanned="3" table:number-rows-spanned="3">
            <text:p>!230</text:p>
          </table:table-cell>
          <table:covered-table-cell table:number-columns-repeated="2" table:style-name="ce203"/>
          <table:table-cell table:style-name="ce846" office:value-type="string" calcext:value-type="string" table:number-columns-spanned="3" table:number-rows-spanned="3">
            <text:p>!222</text:p>
          </table:table-cell>
          <table:covered-table-cell table:number-columns-repeated="2" table:style-name="ce145"/>
          <table:table-cell table:style-name="ce145" office:value-type="string" calcext:value-type="string" table:number-columns-spanned="3" table:number-rows-spanned="3">
            <text:p>!221</text:p>
          </table:table-cell>
          <table:covered-table-cell table:number-columns-repeated="2" table:style-name="ce146"/>
          <table:table-cell table:style-name="ce695" office:value-type="string" calcext:value-type="string" table:number-columns-spanned="3" table:number-rows-spanned="3">
            <text:p>!220</text:p>
          </table:table-cell>
          <table:covered-table-cell table:number-columns-repeated="2" table:style-name="ce144"/>
          <table:table-cell table:style-name="ce122" office:value-type="string" calcext:value-type="string" table:number-columns-spanned="3" table:number-rows-spanned="3">
            <text:p>!313</text:p>
          </table:table-cell>
          <table:covered-table-cell table:number-columns-repeated="2" table:style-name="ce123"/>
          <table:table-cell table:style-name="ce630" office:value-type="string" calcext:value-type="string" table:number-columns-spanned="3" table:number-rows-spanned="3">
            <text:p>!413</text:p>
          </table:table-cell>
          <table:covered-table-cell table:number-columns-repeated="2" table:style-name="ce93"/>
          <table:table-cell table:style-name="ce67" office:value-type="string" calcext:value-type="string" table:number-columns-spanned="3" table:number-rows-spanned="3">
            <text:p>!513</text:p>
          </table:table-cell>
          <table:covered-table-cell table:number-columns-repeated="2" table:style-name="ce66"/>
          <table:table-cell table:style-name="ce42" office:value-type="string" calcext:value-type="string" table:number-columns-spanned="3" table:number-rows-spanned="3">
            <text:p>!613</text:p>
          </table:table-cell>
          <table:covered-table-cell table:number-columns-repeated="2" table:style-name="ce42"/>
          <table:table-cell table:style-name="ce17" office:value-type="string" calcext:value-type="string" table:number-columns-spanned="3" table:number-rows-spanned="3">
            <text:p>!713</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63</text:p>
          </table:table-cell>
          <table:covered-table-cell table:number-columns-repeated="2" table:style-name="ce253"/>
          <table:table-cell table:style-name="ce203" office:value-type="string" calcext:value-type="string" table:number-columns-spanned="3" table:number-rows-spanned="3">
            <text:p>!23</text:p>
          </table:table-cell>
          <table:covered-table-cell table:number-columns-repeated="2" table:style-name="ce253"/>
          <table:table-cell table:style-name="ce666"/>
          <table:table-cell table:style-name="ce203" office:value-type="string" calcext:value-type="string" table:number-columns-spanned="3" table:number-rows-spanned="3">
            <text:p>!62</text:p>
          </table:table-cell>
          <table:covered-table-cell table:number-columns-repeated="2" table:style-name="ce253"/>
          <table:table-cell table:style-name="ce203" office:value-type="string" calcext:value-type="string" table:number-columns-spanned="3" table:number-rows-spanned="3">
            <text:p>!22</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34</text:p>
          </table:table-cell>
          <table:covered-table-cell table:number-columns-repeated="2" table:style-name="ce228"/>
          <table:table-cell table:style-name="ce203" office:value-type="string" calcext:value-type="string" table:number-columns-spanned="3" table:number-rows-spanned="3">
            <text:p>!24</text:p>
          </table:table-cell>
          <table:covered-table-cell table:number-columns-repeated="2" table:style-name="ce253"/>
          <table:table-cell table:style-name="ce204" office:value-type="string" calcext:value-type="string" table:number-columns-spanned="3" table:number-rows-spanned="3">
            <text:p>!04</text:p>
          </table:table-cell>
          <table:covered-table-cell table:number-columns-repeated="2" table:style-name="ce204"/>
          <table:table-cell table:number-columns-repeated="6"/>
          <table:table-cell table:style-name="ce204" office:value-type="string" calcext:value-type="string" table:number-columns-spanned="3" table:number-rows-spanned="3">
            <text:p>!03</text:p>
          </table:table-cell>
          <table:covered-table-cell table:number-columns-repeated="2" table:style-name="ce204"/>
          <table:table-cell table:number-columns-repeated="6"/>
          <table:table-cell table:style-name="ce204" office:value-type="string" calcext:value-type="string" table:number-columns-spanned="3" table:number-rows-spanned="3">
            <text:p>!02</text:p>
          </table:table-cell>
          <table:covered-table-cell table:number-columns-repeated="2" table:style-name="ce204"/>
          <table:table-cell table:style-name="ce203" office:value-type="string" calcext:value-type="string" table:number-columns-spanned="3" table:number-rows-spanned="3">
            <text:p>!61</text:p>
          </table:table-cell>
          <table:covered-table-cell table:number-columns-repeated="2" table:style-name="ce253"/>
          <table:table-cell table:style-name="ce624" office:value-type="string" calcext:value-type="string" table:number-columns-spanned="3" table:number-rows-spanned="3">
            <text:p>!5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34</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24" office:value-type="string" calcext:value-type="string" table:number-columns-spanned="3" table:number-rows-spanned="3">
            <text:p>!5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6</text:p>
          </table:table-cell>
          <table:covered-table-cell table:number-columns-repeated="2" table:style-name="ce17"/>
          <table:table-cell table:style-name="ce42" office:value-type="string" calcext:value-type="string" table:number-columns-spanned="3" table:number-rows-spanned="3">
            <text:p>!645</text:p>
          </table:table-cell>
          <table:covered-table-cell table:number-columns-repeated="2" table:style-name="ce42"/>
          <table:table-cell table:style-name="ce604" office:value-type="string" calcext:value-type="string" table:number-columns-spanned="3" table:number-rows-spanned="3">
            <text:p>!544</text:p>
          </table:table-cell>
          <table:covered-table-cell table:number-columns-repeated="2" table:style-name="ce66"/>
          <table:table-cell table:style-name="ce630" office:value-type="string" calcext:value-type="string" table:number-columns-spanned="3" table:number-rows-spanned="3">
            <text:p>!443</text:p>
          </table:table-cell>
          <table:covered-table-cell table:number-columns-repeated="2" table:style-name="ce93"/>
          <table:table-cell table:style-name="ce120" office:value-type="string" calcext:value-type="string" table:number-columns-spanned="3" table:number-rows-spanned="3">
            <text:p>!342</text:p>
          </table:table-cell>
          <table:covered-table-cell table:number-columns-repeated="2" table:style-name="ce121"/>
          <table:table-cell table:style-name="ce145" office:value-type="string" calcext:value-type="string" table:number-columns-spanned="3" table:number-rows-spanned="3">
            <text:p>!241</text:p>
          </table:table-cell>
          <table:covered-table-cell table:number-columns-repeated="2" table:style-name="ce146"/>
          <table:table-cell table:style-name="ce170" office:value-type="string" calcext:value-type="string" table:number-columns-spanned="3" table:number-rows-spanned="3">
            <text:p>!140</text:p>
          </table:table-cell>
          <table:covered-table-cell table:number-columns-repeated="2" table:style-name="ce171"/>
          <table:table-cell table:style-name="ce172" office:value-type="string" calcext:value-type="string" table:number-columns-spanned="3" table:number-rows-spanned="3">
            <text:p>!131</text:p>
          </table:table-cell>
          <table:covered-table-cell table:number-columns-repeated="2" table:style-name="ce172"/>
          <table:table-cell table:style-name="ce170" office:value-type="string" calcext:value-type="string" table:number-columns-spanned="3" table:number-rows-spanned="3">
            <text:p>!130</text:p>
          </table:table-cell>
          <table:covered-table-cell table:number-columns-repeated="2" table:style-name="ce170"/>
          <table:table-cell table:style-name="ce172" office:value-type="string" calcext:value-type="string" table:number-columns-spanned="3" table:number-rows-spanned="3">
            <text:p>!121</text:p>
          </table:table-cell>
          <table:covered-table-cell table:number-columns-repeated="2" table:style-name="ce172"/>
          <table:table-cell table:style-name="ce170" office:value-type="string" calcext:value-type="string" table:number-columns-spanned="3" table:number-rows-spanned="3">
            <text:p>!120</text:p>
          </table:table-cell>
          <table:covered-table-cell table:number-columns-repeated="2" table:style-name="ce171"/>
          <table:table-cell table:style-name="ce145" office:value-type="string" calcext:value-type="string" table:number-columns-spanned="3" table:number-rows-spanned="3">
            <text:p>!212</text:p>
          </table:table-cell>
          <table:covered-table-cell table:number-columns-repeated="2" table:style-name="ce146"/>
          <table:table-cell table:style-name="ce120" office:value-type="string" calcext:value-type="string" table:number-columns-spanned="3" table:number-rows-spanned="3">
            <text:p>!312</text:p>
          </table:table-cell>
          <table:covered-table-cell table:number-columns-repeated="2" table:style-name="ce121"/>
          <table:table-cell table:style-name="ce630" office:value-type="string" calcext:value-type="string" table:number-columns-spanned="3" table:number-rows-spanned="3">
            <text:p>!412</text:p>
          </table:table-cell>
          <table:covered-table-cell table:number-columns-repeated="2" table:style-name="ce93"/>
          <table:table-cell table:style-name="ce604" office:value-type="string" calcext:value-type="string" table:number-columns-spanned="3" table:number-rows-spanned="3">
            <text:p>!512</text:p>
          </table:table-cell>
          <table:covered-table-cell table:number-columns-repeated="2" table:style-name="ce66"/>
          <table:table-cell table:style-name="ce42" office:value-type="string" calcext:value-type="string" table:number-columns-spanned="3" table:number-rows-spanned="3">
            <text:p>!612</text:p>
          </table:table-cell>
          <table:covered-table-cell table:number-columns-repeated="2" table:style-name="ce42"/>
          <table:table-cell table:style-name="ce17" office:value-type="string" calcext:value-type="string" table:number-columns-spanned="3" table:number-rows-spanned="3">
            <text:p>!712</text:p>
          </table:table-cell>
          <table:covered-table-cell table:number-columns-repeated="2" table:style-name="ce17"/>
          <table:table-cell table:number-columns-repeated="2"/>
          <table:covered-table-cell table:number-columns-repeated="3" table:style-name="ce228"/>
          <table:table-cell table:number-columns-repeated="8"/>
          <table:table-cell table:style-name="ce666"/>
          <table:table-cell table:style-name="ce172" office:value-type="string" calcext:value-type="string" table:number-columns-spanned="3" table:number-rows-spanned="3">
            <text:p>!43</text:p>
          </table:table-cell>
          <table:covered-table-cell table:number-columns-repeated="2" table:style-name="ce172"/>
          <table:table-cell table:style-name="ce666"/>
          <table:table-cell table:style-name="ce172" office:value-type="string" calcext:value-type="string" table:number-columns-spanned="3" table:number-rows-spanned="3">
            <text:p>!42</text:p>
          </table:table-cell>
          <table:covered-table-cell table:number-columns-repeated="2" table:style-name="ce172"/>
          <table:table-cell table:style-name="ce666"/>
          <table:table-cell table:number-columns-repeated="8"/>
          <table:covered-table-cell table:number-columns-repeated="3" table:style-name="ce228"/>
          <table:table-cell table:number-columns-repeated="4"/>
          <table:table-cell table:style-name="ce624" office:value-type="string" calcext:value-type="string" table:number-columns-spanned="3" table:number-rows-spanned="3">
            <text:p>!54</text:p>
          </table:table-cell>
          <table:covered-table-cell table:number-columns-repeated="2" table:style-name="ce228"/>
          <table:table-cell table:style-name="ce172" office:value-type="string" calcext:value-type="string" table:number-columns-spanned="3" table:number-rows-spanned="3">
            <text:p>!44</text:p>
          </table:table-cell>
          <table:covered-table-cell table:number-columns-repeated="2" table:style-name="ce172"/>
          <table:table-cell table:number-columns-repeated="21"/>
          <table:table-cell table:style-name="ce172" office:value-type="string" calcext:value-type="string" table:number-columns-spanned="3" table:number-rows-spanned="3">
            <text:p>!41</text:p>
          </table:table-cell>
          <table:covered-table-cell table:number-columns-repeated="2" table:style-name="ce173"/>
          <table:table-cell table:style-name="ce624" office:value-type="string" calcext:value-type="string" table:number-columns-spanned="3" table:number-rows-spanned="3">
            <text:p>!3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4</text:p>
          </table:table-cell>
          <table:covered-table-cell table:number-columns-repeated="2" table:style-name="ce228"/>
          <table:table-cell table:number-columns-repeated="2"/>
          <table:table-cell table:style-name="ce203" office:value-type="string" calcext:value-type="string" table:number-columns-spanned="3" table:number-rows-spanned="3">
            <text:p>!24</text:p>
          </table:table-cell>
          <table:covered-table-cell table:number-columns-repeated="2"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table-cell table:style-name="ce203" office:value-type="string" calcext:value-type="string" table:number-columns-spanned="3" table:number-rows-spanned="3">
            <text:p>!61</text:p>
          </table:table-cell>
          <table:covered-table-cell table:number-columns-repeated="2" table:style-name="ce253"/>
          <table:table-cell table:number-columns-repeated="2"/>
          <table:table-cell table:style-name="ce624" office:value-type="string" calcext:value-type="string" table:number-columns-spanned="3" table:number-rows-spanned="3">
            <text:p>!31</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47</text:p>
          </table:table-cell>
          <table:covered-table-cell table:number-columns-repeated="2" table:style-name="ce16"/>
          <table:table-cell table:style-name="ce41" office:value-type="string" calcext:value-type="string" table:number-columns-spanned="3" table:number-rows-spanned="3">
            <text:p>!646</text:p>
          </table:table-cell>
          <table:covered-table-cell table:number-columns-repeated="2" table:style-name="ce41"/>
          <table:table-cell table:style-name="ce67" office:value-type="string" calcext:value-type="string" table:number-columns-spanned="3" table:number-rows-spanned="3">
            <text:p>!545</text:p>
          </table:table-cell>
          <table:covered-table-cell table:number-columns-repeated="2" table:style-name="ce65"/>
          <table:table-cell table:style-name="ce90" office:value-type="string" calcext:value-type="string" table:number-columns-spanned="3" table:number-rows-spanned="3">
            <text:p>!444</text:p>
          </table:table-cell>
          <table:covered-table-cell table:number-columns-repeated="2" table:style-name="ce91"/>
          <table:table-cell table:style-name="ce122" office:value-type="string" calcext:value-type="string" table:number-columns-spanned="3" table:number-rows-spanned="3">
            <text:p>!343</text:p>
          </table:table-cell>
          <table:covered-table-cell table:number-columns-repeated="2" table:style-name="ce123"/>
          <table:table-cell table:style-name="ce145" office:value-type="string" calcext:value-type="string" table:number-columns-spanned="3" table:number-rows-spanned="3">
            <text:p>!242</text:p>
          </table:table-cell>
          <table:covered-table-cell table:number-columns-repeated="2" table:style-name="ce146"/>
          <table:table-cell table:style-name="ce172" office:value-type="string" calcext:value-type="string" table:number-columns-spanned="3" table:number-rows-spanned="3">
            <text:p>!141</text:p>
          </table:table-cell>
          <table:covered-table-cell table:number-columns-repeated="2" table:style-name="ce173"/>
          <table:table-cell table:style-name="ce191" office:value-type="string" calcext:value-type="string" table:number-columns-spanned="3" table:number-rows-spanned="3">
            <text:p>!040</text:p>
          </table:table-cell>
          <table:covered-table-cell table:number-columns-repeated="2" table:style-name="ce191"/>
          <table:table-cell table:style-name="ce191" office:value-type="string" calcext:value-type="string" table:number-columns-spanned="3" table:number-rows-spanned="3">
            <text:p>!030</text:p>
          </table:table-cell>
          <table:covered-table-cell table:number-columns-repeated="2" table:style-name="ce204"/>
          <table:table-cell table:style-name="ce191" office:value-type="string" calcext:value-type="string" table:number-columns-spanned="3" table:number-rows-spanned="3">
            <text:p>!020</text:p>
          </table:table-cell>
          <table:covered-table-cell table:number-columns-repeated="2" table:style-name="ce191"/>
          <table:table-cell table:style-name="ce172" office:value-type="string" calcext:value-type="string" table:number-columns-spanned="3" table:number-rows-spanned="3">
            <text:p>!111</text:p>
          </table:table-cell>
          <table:covered-table-cell table:number-columns-repeated="2" table:style-name="ce173"/>
          <table:table-cell table:style-name="ce145" office:value-type="string" calcext:value-type="string" table:number-columns-spanned="3" table:number-rows-spanned="3">
            <text:p>!211</text:p>
          </table:table-cell>
          <table:covered-table-cell table:number-columns-repeated="2" table:style-name="ce146"/>
          <table:table-cell table:style-name="ce122" office:value-type="string" calcext:value-type="string" table:number-columns-spanned="3" table:number-rows-spanned="3">
            <text:p>!311</text:p>
          </table:table-cell>
          <table:covered-table-cell table:number-columns-repeated="2" table:style-name="ce123"/>
          <table:table-cell table:style-name="ce90" office:value-type="string" calcext:value-type="string" table:number-columns-spanned="3" table:number-rows-spanned="3">
            <text:p>!411</text:p>
          </table:table-cell>
          <table:covered-table-cell table:number-columns-repeated="2" table:style-name="ce91"/>
          <table:table-cell table:style-name="ce67" office:value-type="string" calcext:value-type="string" table:number-columns-spanned="3" table:number-rows-spanned="3">
            <text:p>!511</text:p>
          </table:table-cell>
          <table:covered-table-cell table:number-columns-repeated="2" table:style-name="ce65"/>
          <table:table-cell table:style-name="ce41" office:value-type="string" calcext:value-type="string" table:number-columns-spanned="3" table:number-rows-spanned="3">
            <text:p>!611</text:p>
          </table:table-cell>
          <table:covered-table-cell table:number-columns-repeated="2" table:style-name="ce41"/>
          <table:table-cell table:style-name="ce16" office:value-type="string" calcext:value-type="string" table:number-columns-spanned="3" table:number-rows-spanned="3">
            <text:p>!711</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2"/>
          <table:table-cell table:style-name="ce204" office:value-type="string" calcext:value-type="string" table:number-columns-spanned="3" table:number-rows-spanned="3">
            <text:p>!04</text:p>
          </table:table-cell>
          <table:covered-table-cell table:number-columns-repeated="2" table:style-name="ce204"/>
          <table:table-cell table:style-name="ce204" office:value-type="string" calcext:value-type="string" table:number-columns-spanned="3" table:number-rows-spanned="3">
            <text:p>!03</text:p>
          </table:table-cell>
          <table:covered-table-cell table:number-columns-repeated="2" table:style-name="ce204"/>
          <table:table-cell table:style-name="ce204" office:value-type="string" calcext:value-type="string" table:number-columns-spanned="3" table:number-rows-spanned="3">
            <text:p>!02</text:p>
          </table:table-cell>
          <table:covered-table-cell table:number-columns-repeated="2" table:style-name="ce204"/>
          <table:table-cell table:style-name="ce666" table:number-columns-repeated="2"/>
          <table:table-cell/>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74</text:p>
          </table:table-cell>
          <table:covered-table-cell table:number-columns-repeated="2" table:style-name="ce228"/>
          <table:table-cell table:style-name="ce203" office:value-type="string" calcext:value-type="string" table:number-columns-spanned="3" table:number-rows-spanned="3">
            <text:p>!64</text:p>
          </table:table-cell>
          <table:covered-table-cell table:number-columns-repeated="2" table:style-name="ce253"/>
          <table:table-cell table:number-columns-repeated="21"/>
          <table:table-cell table:style-name="ce203" office:value-type="string" calcext:value-type="string" table:number-columns-spanned="3" table:number-rows-spanned="3">
            <text:p>!21</text:p>
          </table:table-cell>
          <table:covered-table-cell table:number-columns-repeated="2" table:style-name="ce253"/>
          <table:table-cell table:style-name="ce630" office:value-type="string" calcext:value-type="string" table:number-columns-spanned="3" table:number-rows-spanned="3">
            <text:p>!1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74</text:p>
          </table:table-cell>
          <table:covered-table-cell table:number-columns-repeated="2" table:style-name="ce228"/>
          <table:table-cell table:number-columns-repeated="2"/>
          <table:table-cell table:style-name="ce203" office:value-type="string" calcext:value-type="string" table:number-columns-spanned="3" table:number-rows-spanned="3">
            <text:p>!64</text:p>
          </table:table-cell>
          <table:covered-table-cell table:number-columns-repeated="2" table:style-name="ce253"/>
          <table:table-cell table:style-name="ce172" office:value-type="string" calcext:value-type="string" table:number-columns-spanned="3" table:number-rows-spanned="3">
            <text:p>!44</text:p>
          </table:table-cell>
          <table:covered-table-cell table:number-columns-repeated="2" table:style-name="ce172"/>
          <table:covered-table-cell table:number-columns-repeated="9" table:style-name="ce204"/>
          <table:table-cell table:style-name="ce172" office:value-type="string" calcext:value-type="string" table:number-columns-spanned="3" table:number-rows-spanned="3">
            <text:p>!41</text:p>
          </table:table-cell>
          <table:covered-table-cell table:number-columns-repeated="2" table:style-name="ce173"/>
          <table:table-cell table:style-name="ce203" office:value-type="string" calcext:value-type="string" table:number-columns-spanned="3" table:number-rows-spanned="3">
            <text:p>!21</text:p>
          </table:table-cell>
          <table:covered-table-cell table:number-columns-repeated="2" table:style-name="ce253"/>
          <table:table-cell table:number-columns-repeated="2"/>
          <table:table-cell table:style-name="ce630" office:value-type="string" calcext:value-type="string" table:number-columns-spanned="3" table:number-rows-spanned="3">
            <text:p>!1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8" office:value-type="string" calcext:value-type="string" table:number-columns-spanned="3" table:number-rows-spanned="3">
            <text:p>!750</text:p>
          </table:table-cell>
          <table:covered-table-cell table:number-columns-repeated="2" table:style-name="ce16"/>
          <table:table-cell table:style-name="ce43" office:value-type="string" calcext:value-type="string" table:number-columns-spanned="3" table:number-rows-spanned="3">
            <text:p>!650</text:p>
          </table:table-cell>
          <table:covered-table-cell table:number-columns-repeated="2" table:style-name="ce41"/>
          <table:table-cell table:style-name="ce67" office:value-type="string" calcext:value-type="string" table:number-columns-spanned="3" table:number-rows-spanned="3">
            <text:p>!550</text:p>
          </table:table-cell>
          <table:covered-table-cell table:number-columns-repeated="2" table:style-name="ce65"/>
          <table:table-cell table:style-name="ce90" office:value-type="string" calcext:value-type="string" table:number-columns-spanned="3" table:number-rows-spanned="3">
            <text:p>!450</text:p>
          </table:table-cell>
          <table:covered-table-cell table:number-columns-repeated="2" table:style-name="ce91"/>
          <table:table-cell table:style-name="ce120" office:value-type="string" calcext:value-type="string" table:number-columns-spanned="3" table:number-rows-spanned="3">
            <text:p>!350</text:p>
          </table:table-cell>
          <table:covered-table-cell table:number-columns-repeated="2" table:style-name="ce121"/>
          <table:table-cell table:style-name="ce694" office:value-type="string" calcext:value-type="string" table:number-columns-spanned="3" table:number-rows-spanned="3">
            <text:p>!250</text:p>
          </table:table-cell>
          <table:covered-table-cell table:number-columns-repeated="2" table:style-name="ce144"/>
          <table:table-cell table:style-name="ce170" office:value-type="string" calcext:value-type="string" table:number-columns-spanned="3" table:number-rows-spanned="3">
            <text:p>!150</text:p>
          </table:table-cell>
          <table:covered-table-cell table:number-columns-repeated="2" table:style-name="ce171"/>
          <table:table-cell table:style-name="ce191" office:value-type="string" calcext:value-type="string" table:number-columns-spanned="3" table:number-rows-spanned="3">
            <text:p>!050</text:p>
          </table:table-cell>
          <table:covered-table-cell table:number-columns-repeated="2" table:style-name="ce191"/>
          <table:table-cell table:style-name="ce205" office:value-type="string" calcext:value-type="string" table:number-columns-spanned="3" table:number-rows-spanned="3">
            <text:p>!!</text:p>
          </table:table-cell>
          <table:covered-table-cell table:number-columns-repeated="2" table:style-name="ce205"/>
          <table:table-cell table:style-name="ce191" office:value-type="string" calcext:value-type="string" table:number-columns-spanned="3" table:number-rows-spanned="3">
            <text:p>!010</text:p>
          </table:table-cell>
          <table:covered-table-cell table:number-columns-repeated="2" table:style-name="ce191"/>
          <table:table-cell table:style-name="ce170" office:value-type="string" calcext:value-type="string" table:number-columns-spanned="3" table:number-rows-spanned="3">
            <text:p>!110</text:p>
          </table:table-cell>
          <table:covered-table-cell table:number-columns-repeated="2" table:style-name="ce171"/>
          <table:table-cell table:style-name="ce694" office:value-type="string" calcext:value-type="string" table:number-columns-spanned="3" table:number-rows-spanned="3">
            <text:p>!210</text:p>
          </table:table-cell>
          <table:covered-table-cell table:number-columns-repeated="2" table:style-name="ce144"/>
          <table:table-cell table:style-name="ce120" office:value-type="string" calcext:value-type="string" table:number-columns-spanned="3" table:number-rows-spanned="3">
            <text:p>!310</text:p>
          </table:table-cell>
          <table:covered-table-cell table:number-columns-repeated="2" table:style-name="ce121"/>
          <table:table-cell table:style-name="ce90" office:value-type="string" calcext:value-type="string" table:number-columns-spanned="3" table:number-rows-spanned="3">
            <text:p>!410</text:p>
          </table:table-cell>
          <table:covered-table-cell table:number-columns-repeated="2" table:style-name="ce91"/>
          <table:table-cell table:style-name="ce67" office:value-type="string" calcext:value-type="string" table:number-columns-spanned="3" table:number-rows-spanned="3">
            <text:p>!510</text:p>
          </table:table-cell>
          <table:covered-table-cell table:number-columns-repeated="2" table:style-name="ce65"/>
          <table:table-cell table:style-name="ce43" office:value-type="string" calcext:value-type="string" table:number-columns-spanned="3" table:number-rows-spanned="3">
            <text:p>!610</text:p>
          </table:table-cell>
          <table:covered-table-cell table:number-columns-repeated="2" table:style-name="ce41"/>
          <table:table-cell table:style-name="ce18" office:value-type="string" calcext:value-type="string" table:number-columns-spanned="3" table:number-rows-spanned="3">
            <text:p>!710</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5</text:p>
          </table:table-cell>
          <table:covered-table-cell table:number-columns-repeated="2" table:style-name="ce204"/>
          <table:table-cell table:style-name="ce205" office:value-type="string" calcext:value-type="string" table:number-columns-spanned="3" table:number-rows-spanned="3">
            <text:p>!!</text:p>
          </table:table-cell>
          <table:covered-table-cell table:number-columns-repeated="2" table:style-name="ce205"/>
          <table:table-cell table:style-name="ce204" office:value-type="string" calcext:value-type="string" table:number-columns-spanned="3" table:number-rows-spanned="3">
            <text:p>!01</text:p>
          </table:table-cell>
          <table:covered-table-cell table:number-columns-repeated="2"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10"/>
          <table:table-cell table:style-name="ce204" office:value-type="string" calcext:value-type="string" table:number-columns-spanned="3" table:number-rows-spanned="3">
            <text:p>!05</text:p>
          </table:table-cell>
          <table:covered-table-cell table:number-columns-repeated="2" table:style-name="ce204"/>
          <table:table-cell table:number-columns-repeated="6"/>
          <table:table-cell table:style-name="ce205" office:value-type="string" calcext:value-type="string" table:number-columns-spanned="3" table:number-rows-spanned="3">
            <text:p>!!</text:p>
          </table:table-cell>
          <table:covered-table-cell table:number-columns-repeated="2" table:style-name="ce205"/>
          <table:table-cell table:number-columns-repeated="6"/>
          <table:table-cell table:style-name="ce204" office:value-type="string" calcext:value-type="string" table:number-columns-spanned="3" table:number-rows-spanned="3">
            <text:p>!01</text:p>
          </table:table-cell>
          <table:covered-table-cell table:number-columns-repeated="2"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7"/>
          <table:table-cell table:style-name="ce666" table:number-columns-repeated="6"/>
          <table:covered-table-cell table:number-columns-repeated="3" table:style-name="ce204"/>
          <table:covered-table-cell table:number-columns-repeated="3" table:style-name="ce205"/>
          <table:covered-table-cell table:number-columns-repeated="3" table:style-name="ce204"/>
          <table:table-cell table:style-name="ce666" table:number-columns-repeated="6"/>
          <table:table-cell table:number-columns-repeated="15"/>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15</text:p>
          </table:table-cell>
          <table:covered-table-cell table:number-columns-repeated="2" table:style-name="ce228"/>
          <table:table-cell table:number-columns-repeated="2"/>
          <table:table-cell table:style-name="ce203" office:value-type="string" calcext:value-type="string" table:number-columns-spanned="3" table:number-rows-spanned="3">
            <text:p>!25</text:p>
          </table:table-cell>
          <table:covered-table-cell table:number-columns-repeated="2" table:style-name="ce253"/>
          <table:table-cell table:style-name="ce172" office:value-type="string" calcext:value-type="string" table:number-columns-spanned="3" table:number-rows-spanned="3">
            <text:p>!45</text:p>
          </table:table-cell>
          <table:covered-table-cell table:number-columns-repeated="2" table:style-name="ce172"/>
          <table:covered-table-cell table:number-columns-repeated="3" table:style-name="ce204"/>
          <table:covered-table-cell table:number-columns-repeated="3" table:style-name="ce205"/>
          <table:covered-table-cell table:number-columns-repeated="3" table:style-name="ce204"/>
          <table:table-cell table:style-name="ce172" office:value-type="string" calcext:value-type="string" table:number-columns-spanned="3" table:number-rows-spanned="3">
            <text:p>!40</text:p>
          </table:table-cell>
          <table:covered-table-cell table:number-columns-repeated="2" table:style-name="ce172"/>
          <table:table-cell table:style-name="ce203" office:value-type="string" calcext:value-type="string" table:number-columns-spanned="3" table:number-rows-spanned="3">
            <text:p>!60</text:p>
          </table:table-cell>
          <table:covered-table-cell table:number-columns-repeated="2" table:style-name="ce253"/>
          <table:table-cell table:number-columns-repeated="2"/>
          <table:table-cell table:style-name="ce630" office:value-type="string" calcext:value-type="string" table:number-columns-spanned="3" table:number-rows-spanned="3">
            <text:p>!70</text:p>
          </table:table-cell>
          <table:covered-table-cell table:number-columns-repeated="2" table:style-name="ce228"/>
          <table:table-cell table:number-columns-repeated="10"/>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table-cell table:style-name="ce16" office:value-type="string" calcext:value-type="string" table:number-columns-spanned="3" table:number-rows-spanned="3">
            <text:p>!751</text:p>
          </table:table-cell>
          <table:covered-table-cell table:number-columns-repeated="2" table:style-name="ce16"/>
          <table:table-cell table:style-name="ce41" office:value-type="string" calcext:value-type="string" table:number-columns-spanned="3" table:number-rows-spanned="3">
            <text:p>!651</text:p>
          </table:table-cell>
          <table:covered-table-cell table:number-columns-repeated="2" table:style-name="ce41"/>
          <table:table-cell table:style-name="ce67" office:value-type="string" calcext:value-type="string" table:number-columns-spanned="3" table:number-rows-spanned="3">
            <text:p>!551</text:p>
          </table:table-cell>
          <table:covered-table-cell table:number-columns-repeated="2" table:style-name="ce65"/>
          <table:table-cell table:style-name="ce90" office:value-type="string" calcext:value-type="string" table:number-columns-spanned="3" table:number-rows-spanned="3">
            <text:p>!451</text:p>
          </table:table-cell>
          <table:covered-table-cell table:number-columns-repeated="2" table:style-name="ce91"/>
          <table:table-cell table:style-name="ce122" office:value-type="string" calcext:value-type="string" table:number-columns-spanned="3" table:number-rows-spanned="3">
            <text:p>!351</text:p>
          </table:table-cell>
          <table:covered-table-cell table:number-columns-repeated="2" table:style-name="ce123"/>
          <table:table-cell table:style-name="ce145" office:value-type="string" calcext:value-type="string" table:number-columns-spanned="3" table:number-rows-spanned="3">
            <text:p>!251</text:p>
          </table:table-cell>
          <table:covered-table-cell table:number-columns-repeated="2" table:style-name="ce146"/>
          <table:table-cell table:style-name="ce172" office:value-type="string" calcext:value-type="string" table:number-columns-spanned="3" table:number-rows-spanned="3">
            <text:p>!151</text:p>
          </table:table-cell>
          <table:covered-table-cell table:number-columns-repeated="2" table:style-name="ce173"/>
          <table:table-cell table:style-name="ce191" office:value-type="string" calcext:value-type="string" table:number-columns-spanned="3" table:number-rows-spanned="3">
            <text:p>!060</text:p>
          </table:table-cell>
          <table:covered-table-cell table:number-columns-repeated="2" table:style-name="ce191"/>
          <table:table-cell table:style-name="ce191" office:value-type="string" calcext:value-type="string" table:number-columns-spanned="3" table:number-rows-spanned="3">
            <text:p>!070</text:p>
          </table:table-cell>
          <table:covered-table-cell table:number-columns-repeated="2" table:style-name="ce191"/>
          <table:table-cell table:style-name="ce191" office:value-type="string" calcext:value-type="string" table:number-columns-spanned="3" table:number-rows-spanned="3">
            <text:p>!000</text:p>
          </table:table-cell>
          <table:covered-table-cell table:number-columns-repeated="2" table:style-name="ce191"/>
          <table:table-cell table:style-name="ce172" office:value-type="string" calcext:value-type="string" table:number-columns-spanned="3" table:number-rows-spanned="3">
            <text:p>!101</text:p>
          </table:table-cell>
          <table:covered-table-cell table:number-columns-repeated="2" table:style-name="ce173"/>
          <table:table-cell table:style-name="ce145" office:value-type="string" calcext:value-type="string" table:number-columns-spanned="3" table:number-rows-spanned="3">
            <text:p>!202</text:p>
          </table:table-cell>
          <table:covered-table-cell table:number-columns-repeated="2" table:style-name="ce146"/>
          <table:table-cell table:style-name="ce122" office:value-type="string" calcext:value-type="string" table:number-columns-spanned="3" table:number-rows-spanned="3">
            <text:p>!303</text:p>
          </table:table-cell>
          <table:covered-table-cell table:number-columns-repeated="2" table:style-name="ce123"/>
          <table:table-cell table:style-name="ce90" office:value-type="string" calcext:value-type="string" table:number-columns-spanned="3" table:number-rows-spanned="3">
            <text:p>!404</text:p>
          </table:table-cell>
          <table:covered-table-cell table:number-columns-repeated="2" table:style-name="ce91"/>
          <table:table-cell table:style-name="ce67" office:value-type="string" calcext:value-type="string" table:number-columns-spanned="3" table:number-rows-spanned="3">
            <text:p>!505</text:p>
          </table:table-cell>
          <table:covered-table-cell table:number-columns-repeated="2" table:style-name="ce65"/>
          <table:table-cell table:style-name="ce41" office:value-type="string" calcext:value-type="string" table:number-columns-spanned="3" table:number-rows-spanned="3">
            <text:p>!606</text:p>
          </table:table-cell>
          <table:covered-table-cell table:number-columns-repeated="2" table:style-name="ce41"/>
          <table:table-cell table:style-name="ce16" office:value-type="string" calcext:value-type="string" table:number-columns-spanned="3" table:number-rows-spanned="3">
            <text:p>!707</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6</text:p>
          </table:table-cell>
          <table:covered-table-cell table:number-columns-repeated="2" table:style-name="ce204"/>
          <table:table-cell table:style-name="ce204" office:value-type="string" calcext:value-type="string" table:number-columns-spanned="3" table:number-rows-spanned="3">
            <text:p>!07</text:p>
          </table:table-cell>
          <table:covered-table-cell table:number-columns-repeated="2" table:style-name="ce204"/>
          <table:table-cell table:style-name="ce204" office:value-type="string" calcext:value-type="string" table:number-columns-spanned="3" table:number-rows-spanned="3">
            <text:p>!00</text:p>
          </table:table-cell>
          <table:covered-table-cell table:number-columns-repeated="2"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15</text:p>
          </table:table-cell>
          <table:covered-table-cell table:number-columns-repeated="2" table:style-name="ce228"/>
          <table:table-cell table:style-name="ce203" office:value-type="string" calcext:value-type="string" table:number-columns-spanned="3" table:number-rows-spanned="3">
            <text:p>!25</text:p>
          </table:table-cell>
          <table:covered-table-cell table:number-columns-repeated="2" table:style-name="ce253"/>
          <table:table-cell table:number-columns-repeated="21"/>
          <table:table-cell table:style-name="ce203" office:value-type="string" calcext:value-type="string" table:number-columns-spanned="3" table:number-rows-spanned="3">
            <text:p>!60</text:p>
          </table:table-cell>
          <table:covered-table-cell table:number-columns-repeated="2" table:style-name="ce253"/>
          <table:table-cell table:style-name="ce630" office:value-type="string" calcext:value-type="string" table:number-columns-spanned="3" table:number-rows-spanned="3">
            <text:p>!7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24" office:value-type="string" calcext:value-type="string" table:number-columns-spanned="3" table:number-rows-spanned="3">
            <text:p>!35</text:p>
          </table:table-cell>
          <table:covered-table-cell table:number-columns-repeated="2" table:style-name="ce228"/>
          <table:table-cell table:number-columns-repeated="2"/>
          <table:table-cell table:style-name="ce203" office:value-type="string" calcext:value-type="string" table:number-columns-spanned="3" table:number-rows-spanned="3">
            <text:p>!65</text:p>
          </table:table-cell>
          <table:covered-table-cell table:number-columns-repeated="2" table:style-name="ce253"/>
          <table:table-cell table:style-name="ce666" table:number-columns-repeated="3"/>
          <table:covered-table-cell table:number-columns-repeated="9" table:style-name="ce204"/>
          <table:table-cell table:style-name="ce666" table:number-columns-repeated="2"/>
          <table:table-cell/>
          <table:table-cell table:style-name="ce203" office:value-type="string" calcext:value-type="string" table:number-columns-spanned="3" table:number-rows-spanned="3">
            <text:p>!20</text:p>
          </table:table-cell>
          <table:covered-table-cell table:number-columns-repeated="2" table:style-name="ce253"/>
          <table:table-cell table:number-columns-repeated="2"/>
          <table:table-cell table:style-name="ce624" office:value-type="string" calcext:value-type="string" table:number-columns-spanned="3" table:number-rows-spanned="3">
            <text:p>!5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2</text:p>
          </table:table-cell>
          <table:covered-table-cell table:number-columns-repeated="2" table:style-name="ce17"/>
          <table:table-cell table:style-name="ce42" office:value-type="string" calcext:value-type="string" table:number-columns-spanned="3" table:number-rows-spanned="3">
            <text:p>!652</text:p>
          </table:table-cell>
          <table:covered-table-cell table:number-columns-repeated="2" table:style-name="ce42"/>
          <table:table-cell table:style-name="ce604" office:value-type="string" calcext:value-type="string" table:number-columns-spanned="3" table:number-rows-spanned="3">
            <text:p>!552</text:p>
          </table:table-cell>
          <table:covered-table-cell table:number-columns-repeated="2" table:style-name="ce66"/>
          <table:table-cell table:style-name="ce630" office:value-type="string" calcext:value-type="string" table:number-columns-spanned="3" table:number-rows-spanned="3">
            <text:p>!452</text:p>
          </table:table-cell>
          <table:covered-table-cell table:number-columns-repeated="2" table:style-name="ce93"/>
          <table:table-cell table:style-name="ce120" office:value-type="string" calcext:value-type="string" table:number-columns-spanned="3" table:number-rows-spanned="3">
            <text:p>!352</text:p>
          </table:table-cell>
          <table:covered-table-cell table:number-columns-repeated="2" table:style-name="ce121"/>
          <table:table-cell table:style-name="ce145" office:value-type="string" calcext:value-type="string" table:number-columns-spanned="3" table:number-rows-spanned="3">
            <text:p>!252</text:p>
          </table:table-cell>
          <table:covered-table-cell table:number-columns-repeated="2" table:style-name="ce146"/>
          <table:table-cell table:style-name="ce170" office:value-type="string" calcext:value-type="string" table:number-columns-spanned="3" table:number-rows-spanned="3">
            <text:p>!160</text:p>
          </table:table-cell>
          <table:covered-table-cell table:number-columns-repeated="2" table:style-name="ce171"/>
          <table:table-cell table:style-name="ce172" office:value-type="string" calcext:value-type="string" table:number-columns-spanned="3" table:number-rows-spanned="3">
            <text:p>!161</text:p>
          </table:table-cell>
          <table:covered-table-cell table:number-columns-repeated="2" table:style-name="ce172"/>
          <table:table-cell table:style-name="ce170" office:value-type="string" calcext:value-type="string" table:number-columns-spanned="3" table:number-rows-spanned="3">
            <text:p>!170</text:p>
          </table:table-cell>
          <table:covered-table-cell table:number-columns-repeated="2" table:style-name="ce170"/>
          <table:table-cell table:style-name="ce172" office:value-type="string" calcext:value-type="string" table:number-columns-spanned="3" table:number-rows-spanned="3">
            <text:p>!171</text:p>
          </table:table-cell>
          <table:covered-table-cell table:number-columns-repeated="2" table:style-name="ce172"/>
          <table:table-cell table:style-name="ce170" office:value-type="string" calcext:value-type="string" table:number-columns-spanned="3" table:number-rows-spanned="3">
            <text:p>!100</text:p>
          </table:table-cell>
          <table:covered-table-cell table:number-columns-repeated="2" table:style-name="ce171"/>
          <table:table-cell table:style-name="ce145" office:value-type="string" calcext:value-type="string" table:number-columns-spanned="3" table:number-rows-spanned="3">
            <text:p>!201</text:p>
          </table:table-cell>
          <table:covered-table-cell table:number-columns-repeated="2" table:style-name="ce146"/>
          <table:table-cell table:style-name="ce120" office:value-type="string" calcext:value-type="string" table:number-columns-spanned="3" table:number-rows-spanned="3">
            <text:p>!302</text:p>
          </table:table-cell>
          <table:covered-table-cell table:number-columns-repeated="2" table:style-name="ce121"/>
          <table:table-cell table:style-name="ce630" office:value-type="string" calcext:value-type="string" table:number-columns-spanned="3" table:number-rows-spanned="3">
            <text:p>!403</text:p>
          </table:table-cell>
          <table:covered-table-cell table:number-columns-repeated="2" table:style-name="ce93"/>
          <table:table-cell table:style-name="ce604" office:value-type="string" calcext:value-type="string" table:number-columns-spanned="3" table:number-rows-spanned="3">
            <text:p>!504</text:p>
          </table:table-cell>
          <table:covered-table-cell table:number-columns-repeated="2" table:style-name="ce66"/>
          <table:table-cell table:style-name="ce42" office:value-type="string" calcext:value-type="string" table:number-columns-spanned="3" table:number-rows-spanned="3">
            <text:p>!605</text:p>
          </table:table-cell>
          <table:covered-table-cell table:number-columns-repeated="2" table:style-name="ce42"/>
          <table:table-cell table:style-name="ce17" office:value-type="string" calcext:value-type="string" table:number-columns-spanned="3" table:number-rows-spanned="3">
            <text:p>!706</text:p>
          </table:table-cell>
          <table:covered-table-cell table:number-columns-repeated="2"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table-cell table:style-name="ce172" office:value-type="string" calcext:value-type="string" table:number-columns-spanned="3" table:number-rows-spanned="3">
            <text:p>!46</text:p>
          </table:table-cell>
          <table:covered-table-cell table:number-columns-repeated="2" table:style-name="ce172"/>
          <table:table-cell table:style-name="ce666"/>
          <table:table-cell table:style-name="ce172" office:value-type="string" calcext:value-type="string" table:number-columns-spanned="3" table:number-rows-spanned="3">
            <text:p>!47</text:p>
          </table:table-cell>
          <table:covered-table-cell table:number-columns-repeated="2"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table-cell table:style-name="ce624" office:value-type="string" calcext:value-type="string" table:number-columns-spanned="3" table:number-rows-spanned="3">
            <text:p>!35</text:p>
          </table:table-cell>
          <table:covered-table-cell table:number-columns-repeated="2" table:style-name="ce228"/>
          <table:table-cell table:style-name="ce172" office:value-type="string" calcext:value-type="string" table:number-columns-spanned="3" table:number-rows-spanned="3">
            <text:p>!45</text:p>
          </table:table-cell>
          <table:covered-table-cell table:number-columns-repeated="2" table:style-name="ce172"/>
          <table:table-cell table:number-columns-repeated="21"/>
          <table:table-cell table:style-name="ce172" office:value-type="string" calcext:value-type="string" table:number-columns-spanned="3" table:number-rows-spanned="3">
            <text:p>!40</text:p>
          </table:table-cell>
          <table:covered-table-cell table:number-columns-repeated="2" table:style-name="ce172"/>
          <table:table-cell table:style-name="ce624" office:value-type="string" calcext:value-type="string" table:number-columns-spanned="3" table:number-rows-spanned="3">
            <text:p>!5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5</text:p>
          </table:table-cell>
          <table:covered-table-cell table:number-columns-repeated="2" table:style-name="ce228"/>
          <table:table-cell table:number-columns-repeated="9"/>
          <table:covered-table-cell table:number-columns-repeated="3" table:style-name="ce172"/>
          <table:table-cell table:style-name="ce666"/>
          <table:covered-table-cell table:number-columns-repeated="3" table:style-name="ce172"/>
          <table:table-cell table:style-name="ce666"/>
          <table:table-cell table:number-columns-repeated="8"/>
          <table:table-cell table:style-name="ce624" office:value-type="string" calcext:value-type="string" table:number-columns-spanned="3" table:number-rows-spanned="3">
            <text:p>!30</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573</text:p>
          </table:table-cell>
          <table:covered-table-cell table:number-columns-repeated="2" table:style-name="ce17"/>
          <table:table-cell table:style-name="ce572" office:value-type="string" calcext:value-type="string" table:number-columns-spanned="3" table:number-rows-spanned="3">
            <text:p>!653</text:p>
          </table:table-cell>
          <table:covered-table-cell table:number-columns-repeated="2" table:style-name="ce42"/>
          <table:table-cell table:style-name="ce67" office:value-type="string" calcext:value-type="string" table:number-columns-spanned="3" table:number-rows-spanned="3">
            <text:p>!553</text:p>
          </table:table-cell>
          <table:covered-table-cell table:number-columns-repeated="2" table:style-name="ce66"/>
          <table:table-cell table:style-name="ce630" office:value-type="string" calcext:value-type="string" table:number-columns-spanned="3" table:number-rows-spanned="3">
            <text:p>!543</text:p>
          </table:table-cell>
          <table:covered-table-cell table:number-columns-repeated="2" table:style-name="ce93"/>
          <table:table-cell table:style-name="ce122" office:value-type="string" calcext:value-type="string" table:number-columns-spanned="3" table:number-rows-spanned="3">
            <text:p>!533</text:p>
          </table:table-cell>
          <table:covered-table-cell table:number-columns-repeated="2" table:style-name="ce123"/>
          <table:table-cell table:style-name="ce695" office:value-type="string" calcext:value-type="string" table:number-columns-spanned="3" table:number-rows-spanned="3">
            <text:p>!260</text:p>
          </table:table-cell>
          <table:covered-table-cell table:number-columns-repeated="2" table:style-name="ce144"/>
          <table:table-cell table:style-name="ce145" office:value-type="string" calcext:value-type="string" table:number-columns-spanned="3" table:number-rows-spanned="3">
            <text:p>!261</text:p>
          </table:table-cell>
          <table:covered-table-cell table:number-columns-repeated="2" table:style-name="ce146"/>
          <table:table-cell table:style-name="ce145" office:value-type="string" calcext:value-type="string" table:number-columns-spanned="3" table:number-rows-spanned="3">
            <text:p>!262</text:p>
          </table:table-cell>
          <table:covered-table-cell table:number-columns-repeated="2" table:style-name="ce145"/>
          <table:table-cell table:style-name="ce694" office:value-type="string" calcext:value-type="string" table:number-columns-spanned="3" table:number-rows-spanned="3">
            <text:p>!270</text:p>
          </table:table-cell>
          <table:covered-table-cell table:number-columns-repeated="2" table:style-name="ce203"/>
          <table:table-cell table:style-name="ce145" office:value-type="string" calcext:value-type="string" table:number-columns-spanned="3" table:number-rows-spanned="3">
            <text:p>!271</text:p>
          </table:table-cell>
          <table:covered-table-cell table:number-columns-repeated="2" table:style-name="ce145"/>
          <table:table-cell table:style-name="ce145" office:value-type="string" calcext:value-type="string" table:number-columns-spanned="3" table:number-rows-spanned="3">
            <text:p>!272</text:p>
          </table:table-cell>
          <table:covered-table-cell table:number-columns-repeated="2" table:style-name="ce146"/>
          <table:table-cell table:style-name="ce695" office:value-type="string" calcext:value-type="string" table:number-columns-spanned="3" table:number-rows-spanned="3">
            <text:p>!200</text:p>
          </table:table-cell>
          <table:covered-table-cell table:number-columns-repeated="2" table:style-name="ce144"/>
          <table:table-cell table:style-name="ce122" office:value-type="string" calcext:value-type="string" table:number-columns-spanned="3" table:number-rows-spanned="3">
            <text:p>!301</text:p>
          </table:table-cell>
          <table:covered-table-cell table:number-columns-repeated="2" table:style-name="ce123"/>
          <table:table-cell table:style-name="ce630" office:value-type="string" calcext:value-type="string" table:number-columns-spanned="3" table:number-rows-spanned="3">
            <text:p>!402</text:p>
          </table:table-cell>
          <table:covered-table-cell table:number-columns-repeated="2" table:style-name="ce93"/>
          <table:table-cell table:style-name="ce67" office:value-type="string" calcext:value-type="string" table:number-columns-spanned="3" table:number-rows-spanned="3">
            <text:p>!503</text:p>
          </table:table-cell>
          <table:covered-table-cell table:number-columns-repeated="2" table:style-name="ce66"/>
          <table:table-cell table:style-name="ce42" office:value-type="string" calcext:value-type="string" table:number-columns-spanned="3" table:number-rows-spanned="3">
            <text:p>!604</text:p>
          </table:table-cell>
          <table:covered-table-cell table:number-columns-repeated="2" table:style-name="ce42"/>
          <table:table-cell table:style-name="ce17" office:value-type="string" calcext:value-type="string" table:number-columns-spanned="3" table:number-rows-spanned="3">
            <text:p>!705</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26</text:p>
          </table:table-cell>
          <table:covered-table-cell table:number-columns-repeated="2" table:style-name="ce253"/>
          <table:table-cell table:style-name="ce203" office:value-type="string" calcext:value-type="string" table:number-columns-spanned="3" table:number-rows-spanned="3">
            <text:p>!66</text:p>
          </table:table-cell>
          <table:covered-table-cell table:number-columns-repeated="2" table:style-name="ce253"/>
          <table:table-cell table:style-name="ce666"/>
          <table:table-cell table:style-name="ce203" office:value-type="string" calcext:value-type="string" table:number-columns-spanned="3" table:number-rows-spanned="3">
            <text:p>!27</text:p>
          </table:table-cell>
          <table:covered-table-cell table:number-columns-repeated="2" table:style-name="ce253"/>
          <table:table-cell table:style-name="ce203" office:value-type="string" calcext:value-type="string" table:number-columns-spanned="3" table:number-rows-spanned="3">
            <text:p>!67</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55</text:p>
          </table:table-cell>
          <table:covered-table-cell table:number-columns-repeated="2" table:style-name="ce228"/>
          <table:table-cell table:style-name="ce203" office:value-type="string" calcext:value-type="string" table:number-columns-spanned="3" table:number-rows-spanned="3">
            <text:p>!65</text:p>
          </table:table-cell>
          <table:covered-table-cell table:number-columns-repeated="2" table:style-name="ce253"/>
          <table:table-cell table:style-name="ce204" office:value-type="string" calcext:value-type="string" table:number-columns-spanned="3" table:number-rows-spanned="3">
            <text:p>!06</text:p>
          </table:table-cell>
          <table:covered-table-cell table:number-columns-repeated="2" table:style-name="ce204"/>
          <table:table-cell table:number-columns-repeated="6"/>
          <table:table-cell table:style-name="ce204" office:value-type="string" calcext:value-type="string" table:number-columns-spanned="3" table:number-rows-spanned="3">
            <text:p>!07</text:p>
          </table:table-cell>
          <table:covered-table-cell table:number-columns-repeated="2" table:style-name="ce204"/>
          <table:table-cell table:number-columns-repeated="6"/>
          <table:table-cell table:style-name="ce204" office:value-type="string" calcext:value-type="string" table:number-columns-spanned="3" table:number-rows-spanned="3">
            <text:p>!00</text:p>
          </table:table-cell>
          <table:covered-table-cell table:number-columns-repeated="2" table:style-name="ce204"/>
          <table:table-cell table:style-name="ce203" office:value-type="string" calcext:value-type="string" table:number-columns-spanned="3" table:number-rows-spanned="3">
            <text:p>!20</text:p>
          </table:table-cell>
          <table:covered-table-cell table:number-columns-repeated="2" table:style-name="ce253"/>
          <table:table-cell table:style-name="ce624" office:value-type="string" calcext:value-type="string" table:number-columns-spanned="3" table:number-rows-spanned="3">
            <text:p>!3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30" office:value-type="string" calcext:value-type="string" table:number-columns-spanned="3" table:number-rows-spanned="3">
            <text:p>!75</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30" office:value-type="string" calcext:value-type="string" table:number-columns-spanned="3" table:number-rows-spanned="3">
            <text:p>!1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54</text:p>
          </table:table-cell>
          <table:covered-table-cell table:number-columns-repeated="2" table:style-name="ce16"/>
          <table:table-cell table:style-name="ce42" office:value-type="string" calcext:value-type="string" table:number-columns-spanned="3" table:number-rows-spanned="3">
            <text:p>!654</text:p>
          </table:table-cell>
          <table:covered-table-cell table:number-columns-repeated="2" table:style-name="ce42"/>
          <table:table-cell table:style-name="ce66" office:value-type="string" calcext:value-type="string" table:number-columns-spanned="3" table:number-rows-spanned="3">
            <text:p>!554</text:p>
          </table:table-cell>
          <table:covered-table-cell table:number-columns-repeated="2" table:style-name="ce66"/>
          <table:table-cell table:style-name="ce90" office:value-type="string" calcext:value-type="string" table:number-columns-spanned="3" table:number-rows-spanned="3">
            <text:p>!454</text:p>
          </table:table-cell>
          <table:covered-table-cell table:number-columns-repeated="2" table:style-name="ce91"/>
          <table:table-cell table:style-name="ce120" office:value-type="string" calcext:value-type="string" table:number-columns-spanned="3" table:number-rows-spanned="3">
            <text:p>!360</text:p>
          </table:table-cell>
          <table:covered-table-cell table:number-columns-repeated="2" table:style-name="ce121"/>
          <table:table-cell table:style-name="ce122" office:value-type="string" calcext:value-type="string" table:number-columns-spanned="3" table:number-rows-spanned="3">
            <text:p>!361</text:p>
          </table:table-cell>
          <table:covered-table-cell table:number-columns-repeated="2" table:style-name="ce123"/>
          <table:table-cell table:style-name="ce120" office:value-type="string" calcext:value-type="string" table:number-columns-spanned="3" table:number-rows-spanned="3">
            <text:p>!362</text:p>
          </table:table-cell>
          <table:covered-table-cell table:number-columns-repeated="2" table:style-name="ce121"/>
          <table:table-cell table:style-name="ce122" office:value-type="string" calcext:value-type="string" table:number-columns-spanned="3" table:number-rows-spanned="3">
            <text:p>!363</text:p>
          </table:table-cell>
          <table:covered-table-cell table:number-columns-repeated="2" table:style-name="ce122"/>
          <table:table-cell table:style-name="ce120" office:value-type="string" calcext:value-type="string" table:number-columns-spanned="3" table:number-rows-spanned="3">
            <text:p>!370</text:p>
          </table:table-cell>
          <table:covered-table-cell table:number-columns-repeated="2" table:style-name="ce120"/>
          <table:table-cell table:style-name="ce122" office:value-type="string" calcext:value-type="string" table:number-columns-spanned="3" table:number-rows-spanned="3">
            <text:p>!371</text:p>
          </table:table-cell>
          <table:covered-table-cell table:number-columns-repeated="2" table:style-name="ce122"/>
          <table:table-cell table:style-name="ce120" office:value-type="string" calcext:value-type="string" table:number-columns-spanned="3" table:number-rows-spanned="3">
            <text:p>!372</text:p>
          </table:table-cell>
          <table:covered-table-cell table:number-columns-repeated="2" table:style-name="ce121"/>
          <table:table-cell table:style-name="ce122" office:value-type="string" calcext:value-type="string" table:number-columns-spanned="3" table:number-rows-spanned="3">
            <text:p>!373</text:p>
          </table:table-cell>
          <table:covered-table-cell table:number-columns-repeated="2" table:style-name="ce123"/>
          <table:table-cell table:style-name="ce120" office:value-type="string" calcext:value-type="string" table:number-columns-spanned="3" table:number-rows-spanned="3">
            <text:p>!300</text:p>
          </table:table-cell>
          <table:covered-table-cell table:number-columns-repeated="2" table:style-name="ce121"/>
          <table:table-cell table:style-name="ce90" office:value-type="string" calcext:value-type="string" table:number-columns-spanned="3" table:number-rows-spanned="3">
            <text:p>!401</text:p>
          </table:table-cell>
          <table:covered-table-cell table:number-columns-repeated="2" table:style-name="ce91"/>
          <table:table-cell table:style-name="ce66" office:value-type="string" calcext:value-type="string" table:number-columns-spanned="3" table:number-rows-spanned="3">
            <text:p>!502</text:p>
          </table:table-cell>
          <table:covered-table-cell table:number-columns-repeated="2" table:style-name="ce66"/>
          <table:table-cell table:style-name="ce42" office:value-type="string" calcext:value-type="string" table:number-columns-spanned="3" table:number-rows-spanned="3">
            <text:p>!603</text:p>
          </table:table-cell>
          <table:covered-table-cell table:number-columns-repeated="2" table:style-name="ce42"/>
          <table:table-cell table:style-name="ce16" office:value-type="string" calcext:value-type="string" table:number-columns-spanned="3" table:number-rows-spanned="3">
            <text:p>!704</text:p>
          </table:table-cell>
          <table:covered-table-cell table:number-columns-repeated="2"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table-cell table:style-name="ce630" office:value-type="string" calcext:value-type="string" table:number-columns-spanned="3" table:number-rows-spanned="3">
            <text:p>!75</text:p>
          </table:table-cell>
          <table:covered-table-cell table:number-columns-repeated="2" table:style-name="ce228"/>
          <table:table-cell table:number-columns-repeated="3"/>
          <table:table-cell table:style-name="ce203" office:value-type="string" calcext:value-type="string" table:number-columns-spanned="3" table:number-rows-spanned="3">
            <text:p>!26</text:p>
          </table:table-cell>
          <table:covered-table-cell table:number-columns-repeated="2" table:style-name="ce253"/>
          <table:table-cell table:style-name="ce172" office:value-type="string" calcext:value-type="string" table:number-columns-spanned="3" table:number-rows-spanned="3">
            <text:p>!46</text:p>
          </table:table-cell>
          <table:covered-table-cell table:number-columns-repeated="2" table:style-name="ce172"/>
          <table:table-cell table:style-name="ce203" office:value-type="string" calcext:value-type="string" table:number-columns-spanned="3" table:number-rows-spanned="3">
            <text:p>!66</text:p>
          </table:table-cell>
          <table:covered-table-cell table:number-columns-repeated="2" table:style-name="ce253"/>
          <table:table-cell table:number-columns-repeated="3"/>
          <table:table-cell table:style-name="ce203" office:value-type="string" calcext:value-type="string" table:number-columns-spanned="3" table:number-rows-spanned="3">
            <text:p>!27</text:p>
          </table:table-cell>
          <table:covered-table-cell table:number-columns-repeated="2" table:style-name="ce253"/>
          <table:table-cell table:style-name="ce172" office:value-type="string" calcext:value-type="string" table:number-columns-spanned="3" table:number-rows-spanned="3">
            <text:p>!47</text:p>
          </table:table-cell>
          <table:covered-table-cell table:number-columns-repeated="2" table:style-name="ce172"/>
          <table:table-cell table:style-name="ce203" office:value-type="string" calcext:value-type="string" table:number-columns-spanned="3" table:number-rows-spanned="3">
            <text:p>!67</text:p>
          </table:table-cell>
          <table:covered-table-cell table:number-columns-repeated="2" table:style-name="ce253"/>
          <table:table-cell table:number-columns-repeated="3"/>
          <table:table-cell table:style-name="ce630" office:value-type="string" calcext:value-type="string" table:number-columns-spanned="3" table:number-rows-spanned="3">
            <text:p>!1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4"/>
          <table:table-cell table:style-name="ce666"/>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style-name="ce666"/>
          <table:table-cell table:number-columns-repeated="6"/>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5</text:p>
          </table:table-cell>
          <table:covered-table-cell table:number-columns-repeated="2" table:style-name="ce17"/>
          <table:table-cell table:style-name="ce42" office:value-type="string" calcext:value-type="string" table:number-columns-spanned="3" table:number-rows-spanned="3">
            <text:p>!655</text:p>
          </table:table-cell>
          <table:covered-table-cell table:number-columns-repeated="2" table:style-name="ce42"/>
          <table:table-cell table:style-name="ce65" office:value-type="string" calcext:value-type="string" table:number-columns-spanned="3" table:number-rows-spanned="3">
            <text:p>!555</text:p>
          </table:table-cell>
          <table:covered-table-cell table:number-columns-repeated="2" table:style-name="ce65"/>
          <table:table-cell table:style-name="ce90" office:value-type="string" calcext:value-type="string" table:number-columns-spanned="3" table:number-rows-spanned="3">
            <text:p>!460</text:p>
          </table:table-cell>
          <table:covered-table-cell table:number-columns-repeated="2" table:style-name="ce91"/>
          <table:table-cell table:style-name="ce90" office:value-type="string" calcext:value-type="string" table:number-columns-spanned="3" table:number-rows-spanned="3">
            <text:p>!461</text:p>
          </table:table-cell>
          <table:covered-table-cell table:number-columns-repeated="2" table:style-name="ce91"/>
          <table:table-cell table:style-name="ce630" office:value-type="string" calcext:value-type="string" table:number-columns-spanned="3" table:number-rows-spanned="3">
            <text:p>!462</text:p>
          </table:table-cell>
          <table:covered-table-cell table:number-columns-repeated="2" table:style-name="ce93"/>
          <table:table-cell table:style-name="ce630" office:value-type="string" calcext:value-type="string" table:number-columns-spanned="3" table:number-rows-spanned="3">
            <text:p>!463</text:p>
          </table:table-cell>
          <table:covered-table-cell table:number-columns-repeated="2" table:style-name="ce93"/>
          <table:table-cell table:style-name="ce90" office:value-type="string" calcext:value-type="string" table:number-columns-spanned="3" table:number-rows-spanned="3">
            <text:p>!464</text:p>
          </table:table-cell>
          <table:covered-table-cell table:number-columns-repeated="2" table:style-name="ce90"/>
          <table:table-cell table:style-name="ce90" office:value-type="string" calcext:value-type="string" table:number-columns-spanned="3" table:number-rows-spanned="3">
            <text:p>!470</text:p>
          </table:table-cell>
          <table:covered-table-cell table:number-columns-repeated="2" table:style-name="ce90"/>
          <table:table-cell table:style-name="ce90" office:value-type="string" calcext:value-type="string" table:number-columns-spanned="3" table:number-rows-spanned="3">
            <text:p>!471</text:p>
          </table:table-cell>
          <table:covered-table-cell table:number-columns-repeated="2" table:style-name="ce90"/>
          <table:table-cell table:style-name="ce630" office:value-type="string" calcext:value-type="string" table:number-columns-spanned="3" table:number-rows-spanned="3">
            <text:p>!472</text:p>
          </table:table-cell>
          <table:covered-table-cell table:number-columns-repeated="2" table:style-name="ce93"/>
          <table:table-cell table:style-name="ce630" office:value-type="string" calcext:value-type="string" table:number-columns-spanned="3" table:number-rows-spanned="3">
            <text:p>!473</text:p>
          </table:table-cell>
          <table:covered-table-cell table:number-columns-repeated="2" table:style-name="ce93"/>
          <table:table-cell table:style-name="ce90" office:value-type="string" calcext:value-type="string" table:number-columns-spanned="3" table:number-rows-spanned="3">
            <text:p>!474</text:p>
          </table:table-cell>
          <table:covered-table-cell table:number-columns-repeated="2" table:style-name="ce91"/>
          <table:table-cell table:style-name="ce90" office:value-type="string" calcext:value-type="string" table:number-columns-spanned="3" table:number-rows-spanned="3">
            <text:p>!400</text:p>
          </table:table-cell>
          <table:covered-table-cell table:number-columns-repeated="2" table:style-name="ce91"/>
          <table:table-cell table:style-name="ce65" office:value-type="string" calcext:value-type="string" table:number-columns-spanned="3" table:number-rows-spanned="3">
            <text:p>!501</text:p>
          </table:table-cell>
          <table:covered-table-cell table:number-columns-repeated="2" table:style-name="ce65"/>
          <table:table-cell table:style-name="ce42" office:value-type="string" calcext:value-type="string" table:number-columns-spanned="3" table:number-rows-spanned="3">
            <text:p>!602</text:p>
          </table:table-cell>
          <table:covered-table-cell table:number-columns-repeated="2" table:style-name="ce42"/>
          <table:table-cell table:style-name="ce17" office:value-type="string" calcext:value-type="string" table:number-columns-spanned="3" table:number-rows-spanned="3">
            <text:p>!703</text:p>
          </table:table-cell>
          <table:covered-table-cell table:number-columns-repeated="2" table:style-name="ce17"/>
          <table:table-cell table:number-columns-repeated="5"/>
          <table:covered-table-cell table:number-columns-repeated="12" table:style-name="ce228"/>
          <table:table-cell/>
          <table:covered-table-cell table:number-columns-repeated="12" table:style-name="ce228"/>
          <table:table-cell table:number-columns-repeated="10"/>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number-columns-repeated="3"/>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17"/>
          <table:table-cell table:style-name="ce12"/>
          <table:table-cell table:number-columns-repeated="22"/>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7" office:value-type="string" calcext:value-type="string" table:number-columns-spanned="3" table:number-rows-spanned="3">
            <text:p>!756</text:p>
          </table:table-cell>
          <table:covered-table-cell table:number-columns-repeated="2" table:style-name="ce17"/>
          <table:table-cell table:style-name="ce41" office:value-type="string" calcext:value-type="string" table:number-columns-spanned="3" table:number-rows-spanned="3">
            <text:p>!656</text:p>
          </table:table-cell>
          <table:covered-table-cell table:number-columns-repeated="2" table:style-name="ce41"/>
          <table:table-cell table:style-name="ce65" office:value-type="string" calcext:value-type="string" table:number-columns-spanned="3" table:number-rows-spanned="3">
            <text:p>!560</text:p>
          </table:table-cell>
          <table:covered-table-cell table:number-columns-repeated="2" table:style-name="ce65"/>
          <table:table-cell table:style-name="ce65" office:value-type="string" calcext:value-type="string" table:number-columns-spanned="3" table:number-rows-spanned="3">
            <text:p>!561</text:p>
          </table:table-cell>
          <table:covered-table-cell table:number-columns-repeated="2" table:style-name="ce65"/>
          <table:table-cell table:style-name="ce66" office:value-type="string" calcext:value-type="string" table:number-columns-spanned="3" table:number-rows-spanned="3">
            <text:p>!562</text:p>
          </table:table-cell>
          <table:covered-table-cell table:number-columns-repeated="2" table:style-name="ce66"/>
          <table:table-cell table:style-name="ce65" office:value-type="string" calcext:value-type="string" table:number-columns-spanned="3" table:number-rows-spanned="3">
            <text:p>!563</text:p>
          </table:table-cell>
          <table:covered-table-cell table:number-columns-repeated="2" table:style-name="ce66"/>
          <table:table-cell table:style-name="ce66" office:value-type="string" calcext:value-type="string" table:number-columns-spanned="3" table:number-rows-spanned="3">
            <text:p>!564</text:p>
          </table:table-cell>
          <table:covered-table-cell table:number-columns-repeated="2" table:style-name="ce66"/>
          <table:table-cell table:style-name="ce67" office:value-type="string" calcext:value-type="string" table:number-columns-spanned="3" table:number-rows-spanned="3">
            <text:p>!565</text:p>
          </table:table-cell>
          <table:covered-table-cell table:number-columns-repeated="2" table:style-name="ce67"/>
          <table:table-cell table:style-name="ce67" office:value-type="string" calcext:value-type="string" table:number-columns-spanned="3" table:number-rows-spanned="3">
            <text:p>!570</text:p>
          </table:table-cell>
          <table:covered-table-cell table:number-columns-repeated="2" table:style-name="ce67"/>
          <table:table-cell table:style-name="ce67" office:value-type="string" calcext:value-type="string" table:number-columns-spanned="3" table:number-rows-spanned="3">
            <text:p>!571</text:p>
          </table:table-cell>
          <table:covered-table-cell table:number-columns-repeated="2" table:style-name="ce67"/>
          <table:table-cell table:style-name="ce66" office:value-type="string" calcext:value-type="string" table:number-columns-spanned="3" table:number-rows-spanned="3">
            <text:p>!572</text:p>
          </table:table-cell>
          <table:covered-table-cell table:number-columns-repeated="2" table:style-name="ce66"/>
          <table:table-cell table:style-name="ce65" office:value-type="string" calcext:value-type="string" table:number-columns-spanned="3" table:number-rows-spanned="3">
            <text:p>!573</text:p>
          </table:table-cell>
          <table:covered-table-cell table:number-columns-repeated="2" table:style-name="ce66"/>
          <table:table-cell table:style-name="ce66" office:value-type="string" calcext:value-type="string" table:number-columns-spanned="3" table:number-rows-spanned="3">
            <text:p>!574</text:p>
          </table:table-cell>
          <table:covered-table-cell table:number-columns-repeated="2" table:style-name="ce66"/>
          <table:table-cell table:style-name="ce933" office:value-type="string" calcext:value-type="string" table:number-columns-spanned="3" table:number-rows-spanned="3">
            <text:p>!575</text:p>
          </table:table-cell>
          <table:covered-table-cell table:number-columns-repeated="2" table:style-name="ce65"/>
          <table:table-cell table:style-name="ce65" office:value-type="string" calcext:value-type="string" table:number-columns-spanned="3" table:number-rows-spanned="3">
            <text:p>!500</text:p>
          </table:table-cell>
          <table:covered-table-cell table:number-columns-repeated="2" table:style-name="ce65"/>
          <table:table-cell table:style-name="ce41" office:value-type="string" calcext:value-type="string" table:number-columns-spanned="3" table:number-rows-spanned="3">
            <text:p>!601</text:p>
          </table:table-cell>
          <table:covered-table-cell table:number-columns-repeated="2" table:style-name="ce41"/>
          <table:table-cell table:style-name="ce17" office:value-type="string" calcext:value-type="string" table:number-columns-spanned="3" table:number-rows-spanned="3">
            <text:p>!702</text:p>
          </table:table-cell>
          <table:covered-table-cell table:number-columns-repeated="2" table:style-name="ce17"/>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077" office:value-type="float" office:value="110" calcext:value-type="float">
            <text:p>110</text:p>
          </table:table-cell>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2"/>
          <table:table-cell table:number-columns-repeated="16306"/>
        </table:table-row>
        <table:table-row table:style-name="ro1">
          <table:table-cell table:number-columns-repeated="9"/>
          <table:table-cell table:style-name="ce16" office:value-type="string" calcext:value-type="string" table:number-columns-spanned="3" table:number-rows-spanned="3">
            <text:p>!757</text:p>
          </table:table-cell>
          <table:covered-table-cell table:number-columns-repeated="2" table:style-name="ce16"/>
          <table:table-cell table:style-name="ce41" office:value-type="string" calcext:value-type="string" table:number-columns-spanned="3" table:number-rows-spanned="3">
            <text:p>!660</text:p>
          </table:table-cell>
          <table:covered-table-cell table:number-columns-repeated="2" table:style-name="ce41"/>
          <table:table-cell table:style-name="ce41" office:value-type="string" calcext:value-type="string" table:number-columns-spanned="3" table:number-rows-spanned="3">
            <text:p>!661</text:p>
          </table:table-cell>
          <table:covered-table-cell table:number-columns-repeated="2" table:style-name="ce41"/>
          <table:table-cell table:style-name="ce42" office:value-type="string" calcext:value-type="string" table:number-columns-spanned="3" table:number-rows-spanned="3">
            <text:p>!662</text:p>
          </table:table-cell>
          <table:covered-table-cell table:number-columns-repeated="2" table:style-name="ce42"/>
          <table:table-cell table:style-name="ce42" office:value-type="string" calcext:value-type="string" table:number-columns-spanned="3" table:number-rows-spanned="3">
            <text:p>!663</text:p>
          </table:table-cell>
          <table:covered-table-cell table:number-columns-repeated="2" table:style-name="ce42"/>
          <table:table-cell table:style-name="ce42" office:value-type="string" calcext:value-type="string" table:number-columns-spanned="3" table:number-rows-spanned="3">
            <text:p>!664</text:p>
          </table:table-cell>
          <table:covered-table-cell table:number-columns-repeated="2" table:style-name="ce42"/>
          <table:table-cell table:style-name="ce42" office:value-type="string" calcext:value-type="string" table:number-columns-spanned="3" table:number-rows-spanned="3">
            <text:p>!665</text:p>
          </table:table-cell>
          <table:covered-table-cell table:number-columns-repeated="2" table:style-name="ce42"/>
          <table:table-cell table:style-name="ce43" office:value-type="string" calcext:value-type="string" table:number-columns-spanned="3" table:number-rows-spanned="3">
            <text:p>!666</text:p>
          </table:table-cell>
          <table:covered-table-cell table:number-columns-repeated="2" table:style-name="ce43"/>
          <table:table-cell table:style-name="ce43" office:value-type="string" calcext:value-type="string" table:number-columns-spanned="3" table:number-rows-spanned="3">
            <text:p>!670</text:p>
          </table:table-cell>
          <table:covered-table-cell table:number-columns-repeated="2" table:style-name="ce43"/>
          <table:table-cell table:style-name="ce43" office:value-type="string" calcext:value-type="string" table:number-columns-spanned="3" table:number-rows-spanned="3">
            <text:p>!671</text:p>
          </table:table-cell>
          <table:covered-table-cell table:number-columns-repeated="2" table:style-name="ce43"/>
          <table:table-cell table:style-name="ce42" office:value-type="string" calcext:value-type="string" table:number-columns-spanned="3" table:number-rows-spanned="3">
            <text:p>!672</text:p>
          </table:table-cell>
          <table:covered-table-cell table:number-columns-repeated="2" table:style-name="ce42"/>
          <table:table-cell table:style-name="ce42" office:value-type="string" calcext:value-type="string" table:number-columns-spanned="3" table:number-rows-spanned="3">
            <text:p>!673</text:p>
          </table:table-cell>
          <table:covered-table-cell table:number-columns-repeated="2" table:style-name="ce42"/>
          <table:table-cell table:style-name="ce42" office:value-type="string" calcext:value-type="string" table:number-columns-spanned="3" table:number-rows-spanned="3">
            <text:p>!674</text:p>
          </table:table-cell>
          <table:covered-table-cell table:number-columns-repeated="2" table:style-name="ce42"/>
          <table:table-cell table:style-name="ce42" office:value-type="string" calcext:value-type="string" table:number-columns-spanned="3" table:number-rows-spanned="3">
            <text:p>!675</text:p>
          </table:table-cell>
          <table:covered-table-cell table:number-columns-repeated="2" table:style-name="ce42"/>
          <table:table-cell table:style-name="ce41" office:value-type="string" calcext:value-type="string" table:number-columns-spanned="3" table:number-rows-spanned="3">
            <text:p>!676</text:p>
          </table:table-cell>
          <table:covered-table-cell table:number-columns-repeated="2" table:style-name="ce41"/>
          <table:table-cell table:style-name="ce41" office:value-type="string" calcext:value-type="string" table:number-columns-spanned="3" table:number-rows-spanned="3">
            <text:p>!600</text:p>
          </table:table-cell>
          <table:covered-table-cell table:number-columns-repeated="2" table:style-name="ce41"/>
          <table:table-cell table:style-name="ce16" office:value-type="string" calcext:value-type="string" table:number-columns-spanned="3" table:number-rows-spanned="3">
            <text:p>!701</text:p>
          </table:table-cell>
          <table:covered-table-cell table:number-columns-repeated="2" table:style-name="ce16"/>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table-cell table:style-name="ce16" office:value-type="string" calcext:value-type="string" table:number-columns-spanned="3" table:number-rows-spanned="3">
            <text:p>!760</text:p>
          </table:table-cell>
          <table:covered-table-cell table:number-columns-repeated="2" table:style-name="ce16"/>
          <table:table-cell table:style-name="ce16" office:value-type="string" calcext:value-type="string" table:number-columns-spanned="3" table:number-rows-spanned="3">
            <text:p>!761</text:p>
          </table:table-cell>
          <table:covered-table-cell table:number-columns-repeated="2" table:style-name="ce16"/>
          <table:table-cell table:style-name="ce17" office:value-type="string" calcext:value-type="string" table:number-columns-spanned="3" table:number-rows-spanned="3">
            <text:p>!762</text:p>
          </table:table-cell>
          <table:covered-table-cell table:number-columns-repeated="2" table:style-name="ce17"/>
          <table:table-cell table:style-name="ce17" office:value-type="string" calcext:value-type="string" table:number-columns-spanned="3" table:number-rows-spanned="3">
            <text:p>!763</text:p>
          </table:table-cell>
          <table:covered-table-cell table:number-columns-repeated="2" table:style-name="ce17"/>
          <table:table-cell table:style-name="ce16" office:value-type="string" calcext:value-type="string" table:number-columns-spanned="3" table:number-rows-spanned="3">
            <text:p>!764</text:p>
          </table:table-cell>
          <table:covered-table-cell table:number-columns-repeated="2" table:style-name="ce16"/>
          <table:table-cell table:style-name="ce17" office:value-type="string" calcext:value-type="string" table:number-columns-spanned="3" table:number-rows-spanned="3">
            <text:p>!765</text:p>
          </table:table-cell>
          <table:covered-table-cell table:number-columns-repeated="2" table:style-name="ce17"/>
          <table:table-cell table:style-name="ce17" office:value-type="string" calcext:value-type="string" table:number-columns-spanned="3" table:number-rows-spanned="3">
            <text:p>!766</text:p>
          </table:table-cell>
          <table:covered-table-cell table:number-columns-repeated="2" table:style-name="ce17"/>
          <table:table-cell table:style-name="ce18" office:value-type="string" calcext:value-type="string" table:number-columns-spanned="3" table:number-rows-spanned="3">
            <text:p>!767</text:p>
          </table:table-cell>
          <table:covered-table-cell table:number-columns-repeated="2" table:style-name="ce18"/>
          <table:table-cell table:style-name="ce18" office:value-type="string" calcext:value-type="string" table:number-columns-spanned="3" table:number-rows-spanned="3">
            <text:p>!770</text:p>
          </table:table-cell>
          <table:covered-table-cell table:number-columns-repeated="2" table:style-name="ce18"/>
          <table:table-cell table:style-name="ce18" office:value-type="string" calcext:value-type="string" table:number-columns-spanned="3" table:number-rows-spanned="3">
            <text:p>!771</text:p>
          </table:table-cell>
          <table:covered-table-cell table:number-columns-repeated="2" table:style-name="ce18"/>
          <table:table-cell table:style-name="ce17" office:value-type="string" calcext:value-type="string" table:number-columns-spanned="3" table:number-rows-spanned="3">
            <text:p>!772</text:p>
          </table:table-cell>
          <table:covered-table-cell table:number-columns-repeated="2" table:style-name="ce17"/>
          <table:table-cell table:style-name="ce17" office:value-type="string" calcext:value-type="string" table:number-columns-spanned="3" table:number-rows-spanned="3">
            <text:p>!773</text:p>
          </table:table-cell>
          <table:covered-table-cell table:number-columns-repeated="2" table:style-name="ce17"/>
          <table:table-cell table:style-name="ce16" office:value-type="string" calcext:value-type="string" table:number-columns-spanned="3" table:number-rows-spanned="3">
            <text:p>!774</text:p>
          </table:table-cell>
          <table:covered-table-cell table:number-columns-repeated="2" table:style-name="ce16"/>
          <table:table-cell table:style-name="ce17" office:value-type="string" calcext:value-type="string" table:number-columns-spanned="3" table:number-rows-spanned="3">
            <text:p>!775</text:p>
          </table:table-cell>
          <table:covered-table-cell table:number-columns-repeated="2" table:style-name="ce17"/>
          <table:table-cell table:style-name="ce17" office:value-type="string" calcext:value-type="string" table:number-columns-spanned="3" table:number-rows-spanned="3">
            <text:p>!776</text:p>
          </table:table-cell>
          <table:covered-table-cell table:number-columns-repeated="2" table:style-name="ce17"/>
          <table:table-cell table:style-name="ce16" office:value-type="string" calcext:value-type="string" table:number-columns-spanned="3" table:number-rows-spanned="3">
            <text:p>!777</text:p>
          </table:table-cell>
          <table:covered-table-cell table:number-columns-repeated="2" table:style-name="ce16"/>
          <table:table-cell table:style-name="ce16" office:value-type="string" calcext:value-type="string" table:number-columns-spanned="3" table:number-rows-spanned="3">
            <text:p>!700</text:p>
          </table:table-cell>
          <table:covered-table-cell table:number-columns-repeated="2" table:style-name="ce16"/>
          <table:table-cell table:number-columns-repeated="17"/>
          <table:table-cell table:style-name="ce12"/>
          <table:table-cell table:number-columns-repeated="18"/>
          <table:table-cell table:style-name="ce1104" table:number-columns-repeated="2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6"/>
          <table:table-cell table:style-name="ce1111" office:value-type="string" calcext:value-type="string" table:number-columns-spanned="2" table:number-rows-spanned="2">
            <text:p>!53</text:p>
          </table:table-cell>
          <table:covered-table-cell table:style-name="ce267"/>
          <table:table-cell table:style-name="ce1105" office:value-type="string" calcext:value-type="string" table:number-columns-spanned="2" table:number-rows-spanned="2">
            <text:p>!33</text:p>
          </table:table-cell>
          <table:covered-table-cell table:style-name="ce267"/>
          <table:table-cell table:style-name="ce1107" office:value-type="string" calcext:value-type="string" table:number-columns-spanned="2" table:number-rows-spanned="2">
            <text:p>!13</text:p>
          </table:table-cell>
          <table:covered-table-cell table:style-name="ce267"/>
          <table:table-cell table:style-name="ce1107" office:value-type="string" calcext:value-type="string" table:number-columns-spanned="2" table:number-rows-spanned="2">
            <text:p>!72</text:p>
          </table:table-cell>
          <table:covered-table-cell table:style-name="ce267"/>
          <table:table-cell table:style-name="ce1105" office:value-type="string" calcext:value-type="string" table:number-columns-spanned="2" table:number-rows-spanned="2">
            <text:p>!52</text:p>
          </table:table-cell>
          <table:covered-table-cell table:style-name="ce267"/>
          <table:table-cell table:style-name="ce1105" office:value-type="string" calcext:value-type="string" table:number-columns-spanned="2" table:number-rows-spanned="2">
            <text:p>!32</text:p>
          </table:table-cell>
          <table:covered-table-cell table:style-name="ce267"/>
          <table:table-cell table:style-name="ce1104" table:number-columns-repeated="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4"/>
          <table:table-cell table:style-name="ce1107" office:value-type="string" calcext:value-type="string" table:number-columns-spanned="2" table:number-rows-spanned="2">
            <text:p>!73</text:p>
          </table:table-cell>
          <table:covered-table-cell table:number-columns-repeated="13" table:style-name="ce267"/>
          <table:table-cell table:style-name="ce1107" office:value-type="string" calcext:value-type="string" table:number-columns-spanned="2" table:number-rows-spanned="2">
            <text:p>!12</text:p>
          </table:table-cell>
          <table:covered-table-cell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4"/>
          <table:covered-table-cell table:number-columns-repeated="2" table:style-name="ce267"/>
          <table:table-cell table:number-columns-repeated="12"/>
          <table:covered-table-cell table:number-columns-repeated="2"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table-cell table:style-name="ce1107" office:value-type="string" calcext:value-type="string" table:number-columns-spanned="2" table:number-rows-spanned="2">
            <text:p>!14</text:p>
          </table:table-cell>
          <table:covered-table-cell table:style-name="ce267"/>
          <table:table-cell table:style-name="ce1104"/>
          <table:table-cell table:number-columns-repeated="15"/>
          <table:table-cell table:style-name="ce1107" office:value-type="string" calcext:value-type="string" table:number-columns-spanned="2" table:number-rows-spanned="2">
            <text:p>!71</text:p>
          </table:table-cell>
          <table:covered-table-cell table:style-name="ce267"/>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covered-table-cell table:number-columns-repeated="2" table:style-name="ce267"/>
          <table:table-cell/>
          <table:table-cell table:style-name="ce1104"/>
          <table:table-cell table:number-columns-repeated="4"/>
          <table:table-cell table:style-name="ce1109" office:value-type="string" calcext:value-type="string" table:number-columns-spanned="2" table:number-rows-spanned="2">
            <text:p>!23</text:p>
          </table:table-cell>
          <table:covered-table-cell table:style-name="ce271"/>
          <table:table-cell table:style-name="ce1109" office:value-type="string" calcext:value-type="string" table:number-columns-spanned="2" table:number-rows-spanned="2">
            <text:p>!62</text:p>
          </table:table-cell>
          <table:covered-table-cell table:style-name="ce271"/>
          <table:table-cell table:number-columns-repeated="6"/>
          <table:covered-table-cell table:number-columns-repeated="2" table:style-name="ce267"/>
          <table:table-cell table:style-name="ce1104" table:number-columns-repeated="2"/>
          <table:table-cell table:number-columns-repeated="16262"/>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84" table:formula="of:=[.BL130]+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1067"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04"/>
          <table:table-cell table:style-name="ce1105" office:value-type="string" calcext:value-type="string" table:number-columns-spanned="2" table:number-rows-spanned="2">
            <text:p>!34</text:p>
          </table:table-cell>
          <table:covered-table-cell table:style-name="ce267"/>
          <table:table-cell table:number-columns-repeated="4"/>
          <table:table-cell table:style-name="ce1104"/>
          <table:table-cell table:style-name="ce1109" office:value-type="string" calcext:value-type="string" table:number-columns-spanned="2" table:number-rows-spanned="2">
            <text:p>!63</text:p>
          </table:table-cell>
          <table:covered-table-cell table:number-columns-repeated="5" table:style-name="ce271"/>
          <table:table-cell table:style-name="ce1109" office:value-type="string" calcext:value-type="string" table:number-columns-spanned="2" table:number-rows-spanned="2">
            <text:p>!22</text:p>
          </table:table-cell>
          <table:covered-table-cell table:style-name="ce271"/>
          <table:table-cell table:number-columns-repeated="5"/>
          <table:table-cell table:style-name="ce1105" office:value-type="string" calcext:value-type="string" table:number-columns-spanned="2" table:number-rows-spanned="2">
            <text:p>!51</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covered-table-cell table:number-columns-repeated="2" table:style-name="ce267"/>
          <table:table-cell table:number-columns-repeated="3"/>
          <table:table-cell table:style-name="ce1104"/>
          <table:table-cell table:style-name="ce1108"/>
          <table:covered-table-cell table:number-columns-repeated="2" table:style-name="ce271"/>
          <table:table-cell table:style-name="ce277" office:value-type="string" calcext:value-type="string" table:number-columns-spanned="2" table:number-rows-spanned="2">
            <text:p>!43</text:p>
          </table:table-cell>
          <table:covered-table-cell table:style-name="ce277"/>
          <table:table-cell table:style-name="ce277" office:value-type="string" calcext:value-type="string" table:number-columns-spanned="2" table:number-rows-spanned="2">
            <text:p>!42</text:p>
          </table:table-cell>
          <table:covered-table-cell table:style-name="ce277"/>
          <table:covered-table-cell table:number-columns-repeated="2" table:style-name="ce271"/>
          <table:table-cell table:number-columns-repeated="4"/>
          <table:table-cell table:style-name="ce1104"/>
          <table:covered-table-cell table:number-columns-repeated="2" table:style-name="ce267"/>
          <table:table-cell table:number-columns-repeated="16263"/>
        </table:table-row>
        <table:table-row table:style-name="ro1">
          <table:table-cell table:number-columns-repeated="9"/>
          <table:table-cell table:style-name="ce553"/>
          <table:table-cell table:style-name="ce561"/>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54</text:p>
          </table:table-cell>
          <table:covered-table-cell table:style-name="ce267"/>
          <table:table-cell table:number-columns-repeated="3"/>
          <table:table-cell table:style-name="ce1109" office:value-type="string" calcext:value-type="string" table:number-columns-spanned="2" table:number-rows-spanned="2">
            <text:p>!24</text:p>
          </table:table-cell>
          <table:covered-table-cell table:style-name="ce271"/>
          <table:table-cell table:number-columns-repeated="2"/>
          <table:covered-table-cell table:number-columns-repeated="4" table:style-name="ce277"/>
          <table:table-cell table:number-columns-repeated="2"/>
          <table:table-cell table:style-name="ce1109" office:value-type="string" calcext:value-type="string" table:number-columns-spanned="2" table:number-rows-spanned="2">
            <text:p>!61</text:p>
          </table:table-cell>
          <table:covered-table-cell table:style-name="ce271"/>
          <table:table-cell table:number-columns-repeated="2"/>
          <table:table-cell table:style-name="ce1104"/>
          <table:table-cell table:style-name="ce1105" office:value-type="string" calcext:value-type="string" table:number-columns-spanned="2" table:number-rows-spanned="2">
            <text:p>!31</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596"/>
          <table:table-cell table:style-name="ce573" office:value-type="string" calcext:value-type="string">
            <text:p>⬤</text:p>
          </table:table-cell>
          <table:table-cell table:number-columns-repeated="2" table:style-name="ce593"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589"/>
          <table:table-cell table:style-name="ce596" office:value-type="string" calcext:value-type="string">
            <text:p>⬤</text:p>
          </table:table-cell>
          <table:table-cell table:style-name="ce596"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93"/>
          <table:table-cell table:style-name="ce593" office:value-type="string" calcext:value-type="string">
            <text:p>⬤</text:p>
          </table:table-cell>
          <table:table-cell table:style-name="ce782" office:value-type="string" calcext:value-type="string">
            <text:p>/</text:p>
          </table:table-cell>
          <table:table-cell table:number-columns-repeated="2" table:style-name="ce593" office:value-type="string" calcext:value-type="string">
            <text:p>/</text:p>
          </table:table-cell>
          <table:table-cell table:style-name="ce782" office:value-type="string" calcext:value-type="string">
            <text:p>⬤</text:p>
          </table:table-cell>
          <table:table-cell table:style-name="ce596"/>
          <table:table-cell table:style-name="ce596" office:value-type="string" calcext:value-type="string">
            <text:p>/</text:p>
          </table:table-cell>
          <table:table-cell table:style-name="ce849"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87" table:formula="of:=[.BL133]+8"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1068"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table-cell table:style-name="ce289" office:value-type="string" calcext:value-type="string" table:number-columns-spanned="2" table:number-rows-spanned="2">
            <text:p>!04</text:p>
          </table:table-cell>
          <table:covered-table-cell table:style-name="ce289"/>
          <table:table-cell table:style-name="ce289" office:value-type="string" calcext:value-type="string" table:number-columns-spanned="2" table:number-rows-spanned="2">
            <text:p>!03</text:p>
          </table:table-cell>
          <table:covered-table-cell table:style-name="ce289"/>
          <table:table-cell table:style-name="ce289" office:value-type="string" calcext:value-type="string" table:number-columns-spanned="2" table:number-rows-spanned="2">
            <text:p>!02</text:p>
          </table:table-cell>
          <table:covered-table-cell table:style-name="ce289"/>
          <table:table-cell/>
          <table:covered-table-cell table:number-columns-repeated="2" table:style-name="ce271"/>
          <table:table-cell/>
          <table:table-cell table:style-name="ce1108"/>
          <table:table-cell/>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table-cell table:style-name="ce1107" office:value-type="string" calcext:value-type="string" table:number-columns-spanned="2" table:number-rows-spanned="2">
            <text:p>!74</text:p>
          </table:table-cell>
          <table:covered-table-cell table:style-name="ce267"/>
          <table:table-cell table:number-columns-repeated="2"/>
          <table:table-cell table:style-name="ce1109" office:value-type="string" calcext:value-type="string" table:number-columns-spanned="2" table:number-rows-spanned="2">
            <text:p>!64</text:p>
          </table:table-cell>
          <table:covered-table-cell table:style-name="ce271"/>
          <table:table-cell table:style-name="ce277" office:value-type="string" calcext:value-type="string" table:number-columns-spanned="2" table:number-rows-spanned="2">
            <text:p>!44</text:p>
          </table:table-cell>
          <table:covered-table-cell table:style-name="ce277"/>
          <table:covered-table-cell table:number-columns-repeated="6" table:style-name="ce289"/>
          <table:table-cell table:style-name="ce277" office:value-type="string" calcext:value-type="string" table:number-columns-spanned="2" table:number-rows-spanned="2">
            <text:p>!41</text:p>
          </table:table-cell>
          <table:covered-table-cell table:style-name="ce293"/>
          <table:table-cell table:style-name="ce1109" office:value-type="string" calcext:value-type="string" table:number-columns-spanned="2" table:number-rows-spanned="2">
            <text:p>!21</text:p>
          </table:table-cell>
          <table:covered-table-cell table:style-name="ce271"/>
          <table:table-cell table:number-columns-repeated="2"/>
          <table:table-cell table:style-name="ce1107" office:value-type="string" calcext:value-type="string" table:number-columns-spanned="2" table:number-rows-spanned="2">
            <text:p>!11</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5</text:p>
          </table:table-cell>
          <table:covered-table-cell table:style-name="ce289"/>
          <table:table-cell table:style-name="ce291" office:value-type="string" calcext:value-type="string" table:number-columns-spanned="2" table:number-rows-spanned="2">
            <text:p>!!</text:p>
          </table:table-cell>
          <table:covered-table-cell table:style-name="ce291"/>
          <table:table-cell table:style-name="ce289" office:value-type="string" calcext:value-type="string" table:number-columns-spanned="2" table:number-rows-spanned="2">
            <text:p>!01</text:p>
          </table:table-cell>
          <table:covered-table-cell table:style-name="ce289"/>
          <table:covered-table-cell table:number-columns-repeated="2" table:style-name="ce293"/>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table:table-cell table:style-name="ce615" office:value-type="string" calcext:value-type="string">
            <text:p>⬤</text:p>
          </table:table-cell>
          <table:table-cell table:style-name="ce801"/>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93" table:formula="of:=[.BL136]+8"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1076"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8"/>
          <table:table-cell table:style-name="ce1104"/>
          <table:table-cell table:style-name="ce1107" office:value-type="string" calcext:value-type="string" table:number-columns-spanned="2" table:number-rows-spanned="2">
            <text:p>!15</text:p>
          </table:table-cell>
          <table:covered-table-cell table:style-name="ce267"/>
          <table:table-cell table:number-columns-repeated="2"/>
          <table:table-cell table:style-name="ce1109" office:value-type="string" calcext:value-type="string" table:number-columns-spanned="2" table:number-rows-spanned="2">
            <text:p>!25</text:p>
          </table:table-cell>
          <table:covered-table-cell table:style-name="ce271"/>
          <table:table-cell table:style-name="ce277" office:value-type="string" calcext:value-type="string" table:number-columns-spanned="2" table:number-rows-spanned="2">
            <text:p>!45</text:p>
          </table:table-cell>
          <table:covered-table-cell table:style-name="ce277"/>
          <table:covered-table-cell table:number-columns-repeated="2" table:style-name="ce289"/>
          <table:covered-table-cell table:number-columns-repeated="2" table:style-name="ce291"/>
          <table:covered-table-cell table:number-columns-repeated="2" table:style-name="ce289"/>
          <table:table-cell table:style-name="ce277" office:value-type="string" calcext:value-type="string" table:number-columns-spanned="2" table:number-rows-spanned="2">
            <text:p>!40</text:p>
          </table:table-cell>
          <table:covered-table-cell table:style-name="ce277"/>
          <table:table-cell table:style-name="ce1109" office:value-type="string" calcext:value-type="string" table:number-columns-spanned="2" table:number-rows-spanned="2">
            <text:p>!60</text:p>
          </table:table-cell>
          <table:covered-table-cell table:style-name="ce271"/>
          <table:table-cell table:number-columns-repeated="2"/>
          <table:table-cell table:style-name="ce1107" office:value-type="string" calcext:value-type="string" table:number-columns-spanned="2" table:number-rows-spanned="2">
            <text:p>!70</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6</text:p>
          </table:table-cell>
          <table:covered-table-cell table:style-name="ce289"/>
          <table:table-cell table:style-name="ce289" office:value-type="string" calcext:value-type="string" table:number-columns-spanned="2" table:number-rows-spanned="2">
            <text:p>!07</text:p>
          </table:table-cell>
          <table:covered-table-cell table:style-name="ce289"/>
          <table:table-cell table:style-name="ce289" office:value-type="string" calcext:value-type="string" table:number-columns-spanned="2" table:number-rows-spanned="2">
            <text:p>!00</text:p>
          </table:table-cell>
          <table:covered-table-cell table:style-name="ce289"/>
          <table:covered-table-cell table:number-columns-repeated="2" table:style-name="ce277"/>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35</text:p>
          </table:table-cell>
          <table:covered-table-cell table:style-name="ce267"/>
          <table:table-cell table:number-columns-repeated="3"/>
          <table:table-cell table:style-name="ce1109" office:value-type="string" calcext:value-type="string" table:number-columns-spanned="2" table:number-rows-spanned="2">
            <text:p>!65</text:p>
          </table:table-cell>
          <table:covered-table-cell table:style-name="ce271"/>
          <table:table-cell/>
          <table:covered-table-cell table:number-columns-repeated="6" table:style-name="ce289"/>
          <table:table-cell/>
          <table:table-cell table:style-name="ce1109" office:value-type="string" calcext:value-type="string" table:number-columns-spanned="2" table:number-rows-spanned="2">
            <text:p>!20</text:p>
          </table:table-cell>
          <table:covered-table-cell table:style-name="ce271"/>
          <table:table-cell table:number-columns-repeated="3"/>
          <table:table-cell table:style-name="ce1105" office:value-type="string" calcext:value-type="string" table:number-columns-spanned="2" table:number-rows-spanned="2">
            <text:p>!50</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4"/>
          <table:table-cell table:style-name="ce655" office:value-type="string" calcext:value-type="string">
            <text:p>⬤</text:p>
          </table:table-cell>
          <table:table-cell table:style-name="ce65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table:table-cell table:style-name="ce656" office:value-type="string" calcext:value-type="string">
            <text:p>⬤</text:p>
          </table:table-cell>
          <table:table-cell table:style-name="ce646"/>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4" office:value-type="string" calcext:value-type="string">
            <text:p>⬤</text:p>
          </table:table-cell>
          <table:table-cell table:style-name="ce655"/>
          <table:table-cell table:style-name="ce80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table:table-cell table:style-name="ce656" office:value-type="string" calcext:value-type="string">
            <text:p>⬤</text:p>
          </table:table-cell>
          <table:table-cell table:style-name="ce656"/>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5" office:value-type="string" calcext:value-type="string">
            <text:p>/</text:p>
          </table:table-cell>
          <table:table-cell table:style-name="ce655" office:value-type="string" calcext:value-type="string">
            <text:p>⬤</text:p>
          </table:table-cell>
          <table:table-cell table:style-name="ce804"/>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05" table:formula="of:=[.BL139]+8" office:value-type="float" office:value="40" calcext:value-type="float" table:number-columns-spanned="3" table:number-rows-spanned="3">
            <text:p>40</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number-columns-repeated="2"/>
          <table:table-cell table:style-name="ce277" office:value-type="string" calcext:value-type="string" table:number-columns-spanned="2" table:number-rows-spanned="2">
            <text:p>!46</text:p>
          </table:table-cell>
          <table:covered-table-cell table:style-name="ce277"/>
          <table:table-cell table:style-name="ce277" office:value-type="string" calcext:value-type="string" table:number-columns-spanned="2" table:number-rows-spanned="2">
            <text:p>!47</text:p>
          </table:table-cell>
          <table:covered-table-cell table:style-name="ce277"/>
          <table:table-cell table:number-columns-repeated="2"/>
          <table:covered-table-cell table:number-columns-repeated="2" table:style-name="ce271"/>
          <table:table-cell table:number-columns-repeated="3"/>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table-cell table:style-name="ce1105" office:value-type="string" calcext:value-type="string" table:number-columns-spanned="2" table:number-rows-spanned="2">
            <text:p>!55</text:p>
          </table:table-cell>
          <table:covered-table-cell table:style-name="ce267"/>
          <table:table-cell table:number-columns-repeated="5"/>
          <table:table-cell table:style-name="ce1109" office:value-type="string" calcext:value-type="string" table:number-columns-spanned="2" table:number-rows-spanned="2">
            <text:p>!26</text:p>
          </table:table-cell>
          <table:covered-table-cell table:style-name="ce271"/>
          <table:covered-table-cell table:number-columns-repeated="4" table:style-name="ce277"/>
          <table:table-cell table:style-name="ce1109" office:value-type="string" calcext:value-type="string" table:number-columns-spanned="2" table:number-rows-spanned="2">
            <text:p>!67</text:p>
          </table:table-cell>
          <table:covered-table-cell table:style-name="ce271"/>
          <table:table-cell table:number-columns-repeated="5"/>
          <table:table-cell table:style-name="ce1105" office:value-type="string" calcext:value-type="string" table:number-columns-spanned="2" table:number-rows-spanned="2">
            <text:p>!30</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704" table:number-columns-repeated="2"/>
          <table:table-cell table:style-name="ce650"/>
          <table:table-cell table:style-name="ce704"/>
          <table:table-cell table:style-name="ce658"/>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covered-table-cell table:number-columns-repeated="2" table:style-name="ce267"/>
          <table:table-cell table:number-columns-repeated="4"/>
          <table:table-cell table:style-name="ce1108"/>
          <table:covered-table-cell table:number-columns-repeated="2" table:style-name="ce271"/>
          <table:table-cell table:style-name="ce1109" office:value-type="string" calcext:value-type="string" table:number-columns-spanned="2" table:number-rows-spanned="2">
            <text:p>!66</text:p>
          </table:table-cell>
          <table:covered-table-cell table:style-name="ce271"/>
          <table:table-cell table:style-name="ce1109" office:value-type="string" calcext:value-type="string" table:number-columns-spanned="2" table:number-rows-spanned="2">
            <text:p>!27</text:p>
          </table:table-cell>
          <table:covered-table-cell table:number-columns-repeated="3" table:style-name="ce271"/>
          <table:table-cell table:number-columns-repeated="5"/>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73" office:value-type="string" calcext:value-type="string">
            <text:p>⬤</text:p>
          </table:table-cell>
          <table:table-cell table:style-name="ce593"/>
          <table:table-cell table:style-name="ce593"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5"/>
          <table:table-cell table:style-name="ce682"/>
          <table:table-cell table:style-name="ce682"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2" office:value-type="string" calcext:value-type="string">
            <text:p>⬤</text:p>
          </table:table-cell>
          <table:table-cell table:style-name="ce682"/>
          <table:table-cell table:style-name="ce818"/>
          <table:table-cell table:style-name="ce685" office:value-type="string" calcext:value-type="string">
            <text:p>⬤</text:p>
          </table:table-cell>
          <table:table-cell table:style-name="ce685"/>
          <table:table-cell table:style-name="ce884"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3" office:value-type="string" calcext:value-type="string">
            <text:p>⬤</text:p>
          </table:table-cell>
          <table:table-cell table:style-name="ce593"/>
          <table:table-cell table:style-name="ce782"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1006" table:formula="of:=[.BL142]+8" office:value-type="float" office:value="32" calcext:value-type="float" table:number-columns-spanned="3" table:number-rows-spanned="3">
            <text:p>32</text:p>
          </table:table-cell>
          <table:covered-table-cell table:number-columns-repeated="2" table:style-name="ce1006"/>
          <table:table-cell table:style-name="ce1043" office:value-type="float" office:value="323" calcext:value-type="float" table:number-columns-spanned="3" table:number-rows-spanned="3">
            <text:p>323</text:p>
          </table:table-cell>
          <table:covered-table-cell table:number-columns-repeated="2" table:style-name="ce248"/>
          <table:table-cell table:style-name="ce1063" office:value-type="float" office:value="322" calcext:value-type="float" table:number-columns-spanned="3" table:number-rows-spanned="3">
            <text:p>322</text:p>
          </table:table-cell>
          <table:covered-table-cell table:number-columns-repeated="2" table:style-name="ce1006"/>
          <table:table-cell table:style-name="ce1043" office:value-type="float" office:value="321" calcext:value-type="float" table:number-columns-spanned="3" table:number-rows-spanned="3">
            <text:p>321</text:p>
          </table:table-cell>
          <table:covered-table-cell table:number-columns-repeated="2" table:style-name="ce248"/>
          <table:table-cell table:style-name="ce1063" office:value-type="float" office:value="320" calcext:value-type="float" table:number-columns-spanned="3" table:number-rows-spanned="3">
            <text:p>32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8"/>
          <table:table-cell table:style-name="ce1104" table:number-columns-repeated="2"/>
          <table:table-cell table:style-name="ce1107" office:value-type="string" calcext:value-type="string" table:number-columns-spanned="2" table:number-rows-spanned="2">
            <text:p>!75</text:p>
          </table:table-cell>
          <table:covered-table-cell table:style-name="ce267"/>
          <table:table-cell/>
          <table:table-cell table:style-name="ce1108"/>
          <table:table-cell table:number-columns-repeated="4"/>
          <table:covered-table-cell table:number-columns-repeated="4" table:style-name="ce271"/>
          <table:table-cell table:number-columns-repeated="6"/>
          <table:table-cell table:style-name="ce1107" office:value-type="string" calcext:value-type="string" table:number-columns-spanned="2" table:number-rows-spanned="2">
            <text:p>!10</text:p>
          </table:table-cell>
          <table:covered-table-cell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7"/>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covered-table-cell table:number-columns-repeated="2" table:style-name="ce267"/>
          <table:table-cell table:number-columns-repeated="4"/>
          <table:table-cell table:style-name="ce1108" table:number-columns-repeated="2"/>
          <table:table-cell table:number-columns-repeated="10"/>
          <table:covered-table-cell table:number-columns-repeated="2"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3"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7"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table-cell table:number-columns-repeated="2"/>
          <table:table-cell table:style-name="ce1107" office:value-type="string" calcext:value-type="string" table:number-columns-spanned="2" table:number-rows-spanned="2">
            <text:p>!16</text:p>
          </table:table-cell>
          <table:covered-table-cell table:style-name="ce267"/>
          <table:table-cell/>
          <table:table-cell table:style-name="ce1104"/>
          <table:table-cell table:number-columns-repeated="10"/>
          <table:table-cell table:style-name="ce1107" office:value-type="string" calcext:value-type="string" table:number-columns-spanned="2" table:number-rows-spanned="2">
            <text:p>!77</text:p>
          </table:table-cell>
          <table:covered-table-cell table:style-name="ce267"/>
          <table:table-cell table:style-name="ce1108" table:number-columns-repeated="2"/>
          <table:table-cell table:number-columns-repeated="1626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style-name="ce697" office:value-type="string" calcext:value-type="string">
            <text:p>⬤</text:p>
          </table:table-cell>
          <table:table-cell table:style-name="ce705" office:value-type="string" calcext:value-type="string">
            <text:p>/</text:p>
          </table:table-cell>
          <table:table-cell table:style-name="ce705"/>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00"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890"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705"/>
          <table:table-cell table:style-name="ce705" office:value-type="string" calcext:value-type="string">
            <text:p>/</text:p>
          </table:table-cell>
          <table:table-cell table:style-name="ce827" office:value-type="string" calcext:value-type="string">
            <text:p>⬤</text:p>
          </table:table-cell>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3" table:formula="of:=[.BL145]+8" office:value-type="float" office:value="24" calcext:value-type="float" table:number-columns-spanned="3" table:number-rows-spanned="3">
            <text:p>24</text:p>
          </table:table-cell>
          <table:covered-table-cell table:number-columns-repeated="2" table:style-name="ce1013"/>
          <table:table-cell table:style-name="ce1054" office:value-type="string" calcext:value-type="string" table:number-columns-spanned="3" table:number-rows-spanned="3">
            <text:p>222</text:p>
            <text:p>26</text:p>
          </table:table-cell>
          <table:covered-table-cell table:number-columns-repeated="2" table:style-name="ce250"/>
          <table:table-cell table:style-name="ce1054" office:value-type="string" calcext:value-type="string" table:number-columns-spanned="3" table:number-rows-spanned="3">
            <text:p>221</text:p>
            <text:p>22</text:p>
          </table:table-cell>
          <table:covered-table-cell table:number-columns-repeated="2" table:style-name="ce250"/>
          <table:table-cell table:style-name="ce1066" office:value-type="float" office:value="220" calcext:value-type="float" table:number-columns-spanned="3" table:number-rows-spanned="3">
            <text:p>220</text:p>
          </table:table-cell>
          <table:covered-table-cell table:number-columns-repeated="2" table:style-name="ce1013"/>
          <table:table-cell table:style-name="ce1043" office:value-type="float" office:value="313" calcext:value-type="float" table:number-columns-spanned="3" table:number-rows-spanned="3">
            <text:p>31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8"/>
          <table:table-cell table:style-name="ce1104" table:number-columns-repeated="4"/>
          <table:covered-table-cell table:number-columns-repeated="2" table:style-name="ce267"/>
          <table:table-cell table:style-name="ce1105" office:value-type="string" calcext:value-type="string" table:number-columns-spanned="2" table:number-rows-spanned="2">
            <text:p>!36</text:p>
          </table:table-cell>
          <table:covered-table-cell table:style-name="ce267"/>
          <table:table-cell table:style-name="ce1105" office:value-type="string" calcext:value-type="string" table:number-columns-spanned="2" table:number-rows-spanned="2">
            <text:p>!56</text:p>
          </table:table-cell>
          <table:covered-table-cell table:style-name="ce267"/>
          <table:table-cell table:style-name="ce1107" office:value-type="string" calcext:value-type="string" table:number-columns-spanned="2" table:number-rows-spanned="2">
            <text:p>!76</text:p>
          </table:table-cell>
          <table:covered-table-cell table:style-name="ce267"/>
          <table:table-cell table:style-name="ce1107" office:value-type="string" calcext:value-type="string" table:number-columns-spanned="2" table:number-rows-spanned="2">
            <text:p>!17</text:p>
          </table:table-cell>
          <table:covered-table-cell table:style-name="ce267"/>
          <table:table-cell table:style-name="ce1105" office:value-type="string" calcext:value-type="string" table:number-columns-spanned="2" table:number-rows-spanned="2">
            <text:p>!37</text:p>
          </table:table-cell>
          <table:covered-table-cell table:style-name="ce267"/>
          <table:table-cell table:style-name="ce1105" office:value-type="string" calcext:value-type="string" table:number-columns-spanned="2" table:number-rows-spanned="2">
            <text:p>!57</text:p>
          </table:table-cell>
          <table:covered-table-cell table:number-columns-repeated="3" table:style-name="ce267"/>
          <table:table-cell table:style-name="ce1108"/>
          <table:table-cell table:number-columns-repeated="16265"/>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5"/>
          <table:table-cell/>
          <table:covered-table-cell table:number-columns-repeated="12" table:style-name="ce267"/>
          <table:table-cell table:number-columns-repeated="16268"/>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table-cell table:style-name="ce704"/>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2"/>
          <table:table-cell/>
          <table:table-cell table:style-name="ce1104" table:number-columns-repeated="2"/>
          <table:table-cell table:number-columns-repeated="16281"/>
        </table:table-row>
        <table:table-row table:style-name="ro1">
          <table:table-cell table:number-columns-repeated="9"/>
          <table:table-cell table:style-name="ce550" office:value-type="string" calcext:value-type="string">
            <text:p>⬤</text:p>
          </table:table-cell>
          <table:table-cell table:style-name="ce558"/>
          <table:table-cell table:style-name="ce558"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18" office:value-type="string" calcext:value-type="string">
            <text:p>⬤</text:p>
          </table:table-cell>
          <table:table-cell table:style-name="ce724" table:number-columns-repeated="2"/>
          <table:table-cell table:style-name="ce720" office:value-type="string" calcext:value-type="string">
            <text:p>⬤</text:p>
          </table:table-cell>
          <table:table-cell table:style-name="ce727" office:value-type="string" calcext:value-type="string">
            <text:p>⬤</text:p>
          </table:table-cell>
          <table:table-cell table:style-name="ce727"/>
          <table:table-cell table:style-name="ce718"/>
          <table:table-cell table:style-name="ce724" office:value-type="string" calcext:value-type="string">
            <text:p>⬤</text:p>
          </table:table-cell>
          <table:table-cell table:style-name="ce829"/>
          <table:table-cell table:style-name="ce727"/>
          <table:table-cell table:style-name="ce727" office:value-type="string" calcext:value-type="string">
            <text:p>⬤</text:p>
          </table:table-cell>
          <table:table-cell table:style-name="ce895" office:value-type="string" calcext:value-type="string">
            <text:p>⬤</text:p>
          </table:table-cell>
          <table:table-cell table:style-name="ce724" table:number-columns-repeated="2"/>
          <table:table-cell table:style-name="ce829"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934" office:value-type="string" calcext:value-type="string">
            <text:p>⬤</text:p>
          </table:table-cell>
          <table:table-cell table:style-name="ce880"/>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58" office:value-type="string" calcext:value-type="string">
            <text:p>⬤</text:p>
          </table:table-cell>
          <table:table-cell table:style-name="ce558"/>
          <table:table-cell table:style-name="ce780" office:value-type="string" calcext:value-type="string">
            <text:p>⬤</text:p>
          </table:table-cell>
          <table:table-cell table:number-columns-repeated="3"/>
          <table:table-cell table:style-name="ce1015" table:formula="of:=[.BL148]+8" office:value-type="float" office:value="16" calcext:value-type="float" table:number-columns-spanned="3" table:number-rows-spanned="3">
            <text:p>16</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120</text:p>
            <text:p>20</text:p>
          </table:table-cell>
          <table:covered-table-cell table:number-columns-repeated="2" table:style-name="ce1015"/>
          <table:table-cell table:style-name="ce1054" office:value-type="string" calcext:value-type="string" table:number-columns-spanned="3" table:number-rows-spanned="3">
            <text:p>212</text:p>
            <text:p>61</text:p>
          </table:table-cell>
          <table:covered-table-cell table:number-columns-repeated="2" table:style-name="ce250"/>
          <table:table-cell table:style-name="ce1063" office:value-type="float" office:value="312" calcext:value-type="float" table:number-columns-spanned="3" table:number-rows-spanned="3">
            <text:p>31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8"/>
          <table:table-cell table:style-name="ce1104"/>
          <table:table-cell table:style-name="ce1108" table:number-columns-repeated="2"/>
          <table:table-cell table:style-name="ce1104" table:number-columns-repeated="2"/>
          <table:table-cell table:number-columns-repeated="1628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table:table-cell table:style-name="ce658"/>
          <table:table-cell table:style-name="ce676"/>
          <table:table-cell table:style-name="ce683" office:value-type="string" calcext:value-type="string">
            <text:p>x</text:p>
          </table:table-cell>
          <table:table-cell table:style-name="ce684"/>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58"/>
          <table:table-cell table:style-name="ce661"/>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4"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7"/>
          <table:table-cell table:style-name="ce685" office:value-type="string" calcext:value-type="string">
            <text:p>⬤</text:p>
          </table:table-cell>
          <table:table-cell table:style-name="ce685"/>
          <table:table-cell table:style-name="ce700" office:value-type="string" calcext:value-type="string">
            <text:p>⬤</text:p>
          </table:table-cell>
          <table:table-cell table:style-name="ce708" table:number-columns-repeated="2"/>
          <table:table-cell table:style-name="ce720" office:value-type="string" calcext:value-type="string">
            <text:p>⬤</text:p>
          </table:table-cell>
          <table:table-cell table:style-name="ce727" table:number-columns-repeated="2"/>
          <table:table-cell table:style-name="ce732" office:value-type="string" calcext:value-type="string">
            <text:p>/</text:p>
          </table:table-cell>
          <table:table-cell table:style-name="ce751" table:number-columns-repeated="2"/>
          <table:table-cell table:style-name="ce732"/>
          <table:table-cell table:style-name="ce751" office:value-type="string" calcext:value-type="string">
            <text:p>/</text:p>
          </table:table-cell>
          <table:table-cell table:style-name="ce831"/>
          <table:table-cell table:style-name="ce751" table:number-columns-repeated="2"/>
          <table:table-cell table:style-name="ce831" office:value-type="string" calcext:value-type="string">
            <text:p>/</text:p>
          </table:table-cell>
          <table:table-cell table:style-name="ce727" table:number-columns-repeated="2"/>
          <table:table-cell table:style-name="ce895" office:value-type="string" calcext:value-type="string">
            <text:p>⬤</text:p>
          </table:table-cell>
          <table:table-cell table:style-name="ce708" table:number-columns-repeated="2"/>
          <table:table-cell table:style-name="ce890" office:value-type="string" calcext:value-type="string">
            <text:p>⬤</text:p>
          </table:table-cell>
          <table:table-cell table:style-name="ce685"/>
          <table:table-cell table:style-name="ce685" office:value-type="string" calcext:value-type="string">
            <text:p>⬤</text:p>
          </table:table-cell>
          <table:table-cell table:style-name="ce884"/>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8"/>
          <table:table-cell table:style-name="ce618" office:value-type="string" calcext:value-type="string">
            <text:p>⬤</text:p>
          </table:table-cell>
          <table:table-cell table:style-name="ce938"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7" office:value-type="float" office:value="8" calcext:value-type="float" table:number-columns-spanned="3" table:number-rows-spanned="3">
            <text:p>8</text:p>
          </table:table-cell>
          <table:covered-table-cell table:number-columns-repeated="2" table:style-name="ce238"/>
          <table:table-cell table:style-name="ce1017" office:value-type="string" calcext:value-type="string" table:number-columns-spanned="3" table:number-rows-spanned="3">
            <text:p>002</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221</text:p>
            <text:p>21</text:p>
          </table:table-cell>
          <table:covered-table-cell table:number-columns-repeated="2" table:style-name="ce250"/>
          <table:table-cell table:style-name="ce1043" office:value-type="float" office:value="311" calcext:value-type="float" table:number-columns-spanned="3" table:number-rows-spanned="3">
            <text:p>31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937"/>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0" office:value-type="string" calcext:value-type="string">
            <text:p>⬤</text:p>
          </table:table-cell>
          <table:table-cell table:style-name="ce558" table:number-columns-repeated="2"/>
          <table:table-cell table:style-name="ce573" office:value-type="string" calcext:value-type="string">
            <text:p>/</text:p>
          </table:table-cell>
          <table:table-cell table:style-name="ce593" office:value-type="string" calcext:value-type="string">
            <text:p>⬤</text:p>
          </table:table-cell>
          <table:table-cell table:style-name="ce593"/>
          <table:table-cell table:style-name="ce605"/>
          <table:table-cell table:style-name="ce615" office:value-type="string" calcext:value-type="string">
            <text:p>⬤</text:p>
          </table:table-cell>
          <table:table-cell table:style-name="ce615"/>
          <table:table-cell table:style-name="ce644" office:value-type="string" calcext:value-type="string">
            <text:p>⬤</text:p>
          </table:table-cell>
          <table:table-cell table:style-name="ce655" office:value-type="string" calcext:value-type="string">
            <text:p>/</text:p>
          </table:table-cell>
          <table:table-cell table:style-name="ce655"/>
          <table:table-cell table:style-name="ce675" office:value-type="string" calcext:value-type="string">
            <text:p>⬤</text:p>
          </table:table-cell>
          <table:table-cell table:style-name="ce682" table:number-columns-repeated="2"/>
          <table:table-cell table:style-name="ce697" office:value-type="string" calcext:value-type="string">
            <text:p>/</text:p>
          </table:table-cell>
          <table:table-cell table:style-name="ce705" table:number-columns-repeated="2"/>
          <table:table-cell table:style-name="ce718"/>
          <table:table-cell table:style-name="ce724" table:number-columns-repeated="2"/>
          <table:table-cell table:style-name="ce732"/>
          <table:table-cell table:style-name="ce751" table:number-columns-repeated="2"/>
          <table:table-cell table:style-name="ce758"/>
          <table:table-cell table:style-name="ce778"/>
          <table:table-cell table:style-name="ce833"/>
          <table:table-cell table:style-name="ce751" table:number-columns-repeated="2"/>
          <table:table-cell table:style-name="ce831"/>
          <table:table-cell table:style-name="ce724" table:number-columns-repeated="2"/>
          <table:table-cell table:style-name="ce829"/>
          <table:table-cell table:style-name="ce705" table:number-columns-repeated="2"/>
          <table:table-cell table:style-name="ce827" office:value-type="string" calcext:value-type="string">
            <text:p>/</text:p>
          </table:table-cell>
          <table:table-cell table:style-name="ce682" table:number-columns-repeated="2"/>
          <table:table-cell table:style-name="ce818" office:value-type="string" calcext:value-type="string">
            <text:p>⬤</text:p>
          </table:table-cell>
          <table:table-cell table:style-name="ce655"/>
          <table:table-cell table:style-name="ce655" office:value-type="string" calcext:value-type="string">
            <text:p>/</text:p>
          </table:table-cell>
          <table:table-cell table:style-name="ce804" office:value-type="string" calcext:value-type="string">
            <text:p>⬤</text:p>
          </table:table-cell>
          <table:table-cell table:style-name="ce615"/>
          <table:table-cell table:style-name="ce615" office:value-type="string" calcext:value-type="string">
            <text:p>⬤</text:p>
          </table:table-cell>
          <table:table-cell table:style-name="ce801"/>
          <table:table-cell table:style-name="ce593"/>
          <table:table-cell table:style-name="ce593" office:value-type="string" calcext:value-type="string">
            <text:p>⬤</text:p>
          </table:table-cell>
          <table:table-cell table:style-name="ce782" office:value-type="string" calcext:value-type="string">
            <text:p>/</text:p>
          </table:table-cell>
          <table:table-cell table:style-name="ce558" table:number-columns-repeated="2"/>
          <table:table-cell table:style-name="ce780" office:value-type="string" calcext:value-type="string">
            <text:p>⬤</text:p>
          </table:table-cell>
          <table:table-cell table:number-columns-repeated="3"/>
          <table:table-cell table:style-name="ce1020" table:formula="of:=SUM([.BL127:.BN150])" office:value-type="float" office:value="288" calcext:value-type="float" table:number-columns-spanned="3" table:number-rows-spanned="3">
            <text:p>288</text:p>
          </table:table-cell>
          <table:covered-table-cell table:number-columns-repeated="2" table:style-name="ce240"/>
          <table:table-cell table:style-name="ce1017" office:value-type="string" calcext:value-type="string" table:number-columns-spanned="3" table:number-rows-spanned="3">
            <text:p>01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210" calcext:value-type="float" table:number-columns-spanned="3" table:number-rows-spanned="3">
            <text:p>210</text:p>
          </table:table-cell>
          <table:covered-table-cell table:number-columns-repeated="2" table:style-name="ce1013"/>
          <table:table-cell table:style-name="ce1063" office:value-type="float" office:value="310" calcext:value-type="float" table:number-columns-spanned="3" table:number-rows-spanned="3">
            <text:p>310</text:p>
          </table:table-cell>
          <table:covered-table-cell table:number-columns-repeated="2" table:style-name="ce1006"/>
          <table:table-cell table:style-name="ce1078" office:value-type="float" office:value="410" calcext:value-type="float" table:number-columns-spanned="3" table:number-rows-spanned="3">
            <text:p>410</text:p>
          </table:table-cell>
          <table:covered-table-cell table:number-columns-repeated="2" table:style-name="ce1005"/>
          <table:table-cell table:style-name="ce1076" office:value-type="float" office:value="510" calcext:value-type="float" table:number-columns-spanned="3" table:number-rows-spanned="3">
            <text:p>510</text:p>
          </table:table-cell>
          <table:covered-table-cell table:number-columns-repeated="2" table:style-name="ce993"/>
          <table:table-cell table:style-name="ce1068" office:value-type="float" office:value="610" calcext:value-type="float" table:number-columns-spanned="3" table:number-rows-spanned="3">
            <text:p>610</text:p>
          </table:table-cell>
          <table:covered-table-cell table:number-columns-repeated="2" table:style-name="ce987"/>
          <table:table-cell table:style-name="ce1067" office:value-type="float" office:value="710" calcext:value-type="float" table:number-columns-spanned="3" table:number-rows-spanned="3">
            <text:p>710</text:p>
          </table:table-cell>
          <table:covered-table-cell table:number-columns-repeated="2"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5"/>
          <table:table-cell table:style-name="ce631" office:value-type="string" calcext:value-type="string">
            <text:p>x</text:p>
          </table:table-cell>
          <table:table-cell table:style-name="ce623"/>
          <table:table-cell table:style-name="ce676"/>
          <table:table-cell table:style-name="ce683" office:value-type="string" calcext:value-type="string">
            <text:p>x</text:p>
          </table:table-cell>
          <table:table-cell table:style-name="ce684"/>
          <table:table-cell table:style-name="ce698" office:value-type="string" calcext:value-type="string">
            <text:p>⬤</text:p>
          </table:table-cell>
          <table:table-cell table:style-name="ce706"/>
          <table:table-cell table:style-name="ce707"/>
          <table:table-cell table:style-name="ce719" office:value-type="string" calcext:value-type="string">
            <text:p>⬤</text:p>
          </table:table-cell>
          <table:table-cell table:style-name="ce725"/>
          <table:table-cell table:style-name="ce726"/>
          <table:table-cell table:style-name="ce733" office:value-type="string" calcext:value-type="string">
            <text:p>/</text:p>
          </table:table-cell>
          <table:table-cell table:style-name="ce752" office:value-type="string" calcext:value-type="string">
            <text:p>x</text:p>
          </table:table-cell>
          <table:table-cell table:style-name="ce753"/>
          <table:table-cell table:style-name="ce759"/>
          <table:table-cell table:style-name="ce761" office:value-type="string" calcext:value-type="string">
            <text:p>x</text:p>
          </table:table-cell>
          <table:table-cell table:style-name="ce834"/>
          <table:table-cell table:style-name="ce753"/>
          <table:table-cell table:style-name="ce752" office:value-type="string" calcext:value-type="string">
            <text:p>x</text:p>
          </table:table-cell>
          <table:table-cell table:style-name="ce832" office:value-type="string" calcext:value-type="string">
            <text:p>/</text:p>
          </table:table-cell>
          <table:table-cell table:style-name="ce726"/>
          <table:table-cell table:style-name="ce725"/>
          <table:table-cell table:style-name="ce830"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23"/>
          <table:table-cell table:style-name="ce631" office:value-type="string" calcext:value-type="string">
            <text:p>x</text:p>
          </table:table-cell>
          <table:table-cell table:style-name="ce805"/>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6" office:value-type="string" calcext:value-type="string">
            <text:p>⬤</text:p>
          </table:table-cell>
          <table:table-cell table:style-name="ce567" table:number-columns-repeated="2"/>
          <table:table-cell table:style-name="ce591" office:value-type="string" calcext:value-type="string">
            <text:p>/</text:p>
          </table:table-cell>
          <table:table-cell table:style-name="ce599" office:value-type="string" calcext:value-type="string">
            <text:p>⬤</text:p>
          </table:table-cell>
          <table:table-cell table:style-name="ce599"/>
          <table:table-cell table:style-name="ce613"/>
          <table:table-cell table:style-name="ce621" office:value-type="string" calcext:value-type="string">
            <text:p>⬤</text:p>
          </table:table-cell>
          <table:table-cell table:style-name="ce621"/>
          <table:table-cell table:style-name="ce648" office:value-type="string" calcext:value-type="string">
            <text:p>⬤</text:p>
          </table:table-cell>
          <table:table-cell table:style-name="ce659" office:value-type="string" calcext:value-type="string">
            <text:p>/</text:p>
          </table:table-cell>
          <table:table-cell table:style-name="ce659"/>
          <table:table-cell table:style-name="ce679" office:value-type="string" calcext:value-type="string">
            <text:p>⬤</text:p>
          </table:table-cell>
          <table:table-cell table:style-name="ce688" table:number-columns-repeated="2"/>
          <table:table-cell table:style-name="ce702" office:value-type="string" calcext:value-type="string">
            <text:p>/</text:p>
          </table:table-cell>
          <table:table-cell table:style-name="ce709" table:number-columns-repeated="2"/>
          <table:table-cell table:style-name="ce722"/>
          <table:table-cell table:style-name="ce728" table:number-columns-repeated="2"/>
          <table:table-cell table:style-name="ce740"/>
          <table:table-cell table:style-name="ce754" table:number-columns-repeated="2"/>
          <table:table-cell table:style-name="ce760"/>
          <table:table-cell table:style-name="ce779"/>
          <table:table-cell table:style-name="ce835"/>
          <table:table-cell table:style-name="ce754" table:number-columns-repeated="2"/>
          <table:table-cell table:style-name="ce836"/>
          <table:table-cell table:style-name="ce728" table:number-columns-repeated="2"/>
          <table:table-cell table:style-name="ce837"/>
          <table:table-cell table:style-name="ce709" table:number-columns-repeated="2"/>
          <table:table-cell table:style-name="ce838" office:value-type="string" calcext:value-type="string">
            <text:p>/</text:p>
          </table:table-cell>
          <table:table-cell table:style-name="ce688" table:number-columns-repeated="2"/>
          <table:table-cell table:style-name="ce839" office:value-type="string" calcext:value-type="string">
            <text:p>⬤</text:p>
          </table:table-cell>
          <table:table-cell table:style-name="ce659"/>
          <table:table-cell table:style-name="ce659" office:value-type="string" calcext:value-type="string">
            <text:p>/</text:p>
          </table:table-cell>
          <table:table-cell table:style-name="ce840" office:value-type="string" calcext:value-type="string">
            <text:p>⬤</text:p>
          </table:table-cell>
          <table:table-cell table:style-name="ce621"/>
          <table:table-cell table:style-name="ce621" office:value-type="string" calcext:value-type="string">
            <text:p>⬤</text:p>
          </table:table-cell>
          <table:table-cell table:style-name="ce843"/>
          <table:table-cell table:style-name="ce599"/>
          <table:table-cell table:style-name="ce599" office:value-type="string" calcext:value-type="string">
            <text:p>⬤</text:p>
          </table:table-cell>
          <table:table-cell table:style-name="ce844" office:value-type="string" calcext:value-type="string">
            <text:p>/</text:p>
          </table:table-cell>
          <table:table-cell table:style-name="ce567" table:number-columns-repeated="2"/>
          <table:table-cell table:style-name="ce845"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32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7"/>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1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92"/>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80"/>
          <table:table-cell table:style-name="ce689" office:value-type="string" calcext:value-type="string">
            <text:p>⬤</text:p>
          </table:table-cell>
          <table:table-cell table:style-name="ce689"/>
          <table:table-cell table:style-name="ce703" office:value-type="string" calcext:value-type="string">
            <text:p>⬤</text:p>
          </table:table-cell>
          <table:table-cell table:style-name="ce710" table:number-columns-repeated="2"/>
          <table:table-cell table:style-name="ce723" office:value-type="string" calcext:value-type="string">
            <text:p>⬤</text:p>
          </table:table-cell>
          <table:table-cell table:style-name="ce729" table:number-columns-repeated="2"/>
          <table:table-cell table:style-name="ce740" office:value-type="string" calcext:value-type="string">
            <text:p>/</text:p>
          </table:table-cell>
          <table:table-cell table:style-name="ce754" table:number-columns-repeated="2"/>
          <table:table-cell table:style-name="ce740"/>
          <table:table-cell table:style-name="ce754" office:value-type="string" calcext:value-type="string">
            <text:p>/</text:p>
          </table:table-cell>
          <table:table-cell table:style-name="ce836"/>
          <table:table-cell table:style-name="ce754" table:number-columns-repeated="2"/>
          <table:table-cell table:style-name="ce836" office:value-type="string" calcext:value-type="string">
            <text:p>/</text:p>
          </table:table-cell>
          <table:table-cell table:style-name="ce729" table:number-columns-repeated="2"/>
          <table:table-cell table:style-name="ce901" office:value-type="string" calcext:value-type="string">
            <text:p>⬤</text:p>
          </table:table-cell>
          <table:table-cell table:style-name="ce710" table:number-columns-repeated="2"/>
          <table:table-cell table:style-name="ce906" office:value-type="string" calcext:value-type="string">
            <text:p>⬤</text:p>
          </table:table-cell>
          <table:table-cell table:style-name="ce689"/>
          <table:table-cell table:style-name="ce689" office:value-type="string" calcext:value-type="string">
            <text:p>⬤</text:p>
          </table:table-cell>
          <table:table-cell table:style-name="ce911"/>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number-columns-repeated="13"/>
          <table:table-cell table:style-name="ce615"/>
          <table:table-cell table:style-name="ce615" office:value-type="string" calcext:value-type="string">
            <text:p>/</text:p>
          </table:table-cell>
          <table:table-cell table:style-name="ce80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3"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554" office:value-type="string" calcext:value-type="string">
            <text:p>⬤</text:p>
          </table:table-cell>
          <table:table-cell table:number-columns-repeated="2" table:style-name="ce562" office:value-type="string" calcext:value-type="string">
            <text:p>⬤</text:p>
          </table:table-cell>
          <table:table-cell/>
          <table:table-cell table:number-columns-repeated="2" table:style-name="ce562" office:value-type="string" calcext:value-type="string">
            <text:p>⬤</text:p>
          </table:table-cell>
          <table:table-cell table:style-name="ce847"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50" office:value-type="string" calcext:value-type="string">
            <text:p>/</text:p>
          </table:table-cell>
          <table:table-cell table:style-name="ce661" office:value-type="string" calcext:value-type="string">
            <text:p>x</text:p>
          </table:table-cell>
          <table:table-cell table:style-name="ce658"/>
          <table:table-cell table:style-name="ce676"/>
          <table:table-cell table:style-name="ce683" office:value-type="string" calcext:value-type="string">
            <text:p>x</text:p>
          </table:table-cell>
          <table:table-cell table:style-name="ce683"/>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930" office:value-type="string" calcext:value-type="string">
            <text:p>x</text:p>
          </table:table-cell>
          <table:table-cell table:style-name="ce819"/>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4"/>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89"/>
        </table:table-row>
        <table:table-row table:style-name="ro1">
          <table:table-cell table:number-columns-repeated="9"/>
          <table:table-cell table:style-name="ce556" office:value-type="string" calcext:value-type="string">
            <text:p>⬤</text:p>
          </table:table-cell>
          <table:table-cell table:style-name="ce567"/>
          <table:table-cell table:style-name="ce567"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53"/>
          <table:table-cell table:style-name="ce662" office:value-type="string" calcext:value-type="string">
            <text:p>⬤</text:p>
          </table:table-cell>
          <table:table-cell table:style-name="ce662"/>
          <table:table-cell table:style-name="ce679"/>
          <table:table-cell table:style-name="ce688" office:value-type="string" calcext:value-type="string">
            <text:p>⬤</text:p>
          </table:table-cell>
          <table:table-cell table:style-name="ce688"/>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22" office:value-type="string" calcext:value-type="string">
            <text:p>⬤</text:p>
          </table:table-cell>
          <table:table-cell table:style-name="ce728" table:number-columns-repeated="2"/>
          <table:table-cell table:style-name="ce723" office:value-type="string" calcext:value-type="string">
            <text:p>⬤</text:p>
          </table:table-cell>
          <table:table-cell table:style-name="ce729" office:value-type="string" calcext:value-type="string">
            <text:p>⬤</text:p>
          </table:table-cell>
          <table:table-cell table:style-name="ce729"/>
          <table:table-cell table:style-name="ce722"/>
          <table:table-cell table:style-name="ce728" office:value-type="string" calcext:value-type="string">
            <text:p>⬤</text:p>
          </table:table-cell>
          <table:table-cell table:style-name="ce837"/>
          <table:table-cell table:style-name="ce729"/>
          <table:table-cell table:style-name="ce729" office:value-type="string" calcext:value-type="string">
            <text:p>⬤</text:p>
          </table:table-cell>
          <table:table-cell table:style-name="ce901" office:value-type="string" calcext:value-type="string">
            <text:p>⬤</text:p>
          </table:table-cell>
          <table:table-cell table:style-name="ce728" table:number-columns-repeated="2"/>
          <table:table-cell table:style-name="ce837"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67" office:value-type="string" calcext:value-type="string">
            <text:p>⬤</text:p>
          </table:table-cell>
          <table:table-cell table:style-name="ce567"/>
          <table:table-cell table:style-name="ce845" office:value-type="string" calcext:value-type="string">
            <text:p>⬤</text:p>
          </table:table-cell>
          <table:table-cell table:number-columns-repeated="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4"/>
          <table:table-cell table:style-name="ce555"/>
          <table:table-cell table:style-name="ce565" office:value-type="string" calcext:value-type="string">
            <text:p>⬤</text:p>
          </table:table-cell>
          <table:table-cell table:style-name="ce565"/>
          <table:table-cell table:number-columns-repeated="6"/>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5" office:value-type="string" calcext:value-type="string">
            <text:p>⬤</text:p>
          </table:table-cell>
          <table:table-cell table:style-name="ce685"/>
          <table:table-cell table:style-name="ce884"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5"/>
          <table:table-cell table:style-name="ce605" office:value-type="string" calcext:value-type="string">
            <text:p>⬤</text:p>
          </table:table-cell>
          <table:table-cell table:style-name="ce615"/>
          <table:table-cell table:style-name="ce615"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0"/>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style-name="ce702" office:value-type="string" calcext:value-type="string">
            <text:p>⬤</text:p>
          </table:table-cell>
          <table:table-cell table:style-name="ce709" office:value-type="string" calcext:value-type="string">
            <text:p>/</text:p>
          </table:table-cell>
          <table:table-cell table:style-name="ce709"/>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03"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906"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709"/>
          <table:table-cell table:style-name="ce709" office:value-type="string" calcext:value-type="string">
            <text:p>/</text:p>
          </table:table-cell>
          <table:table-cell table:style-name="ce838" office:value-type="string" calcext:value-type="string">
            <text:p>⬤</text:p>
          </table:table-cell>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22" office:value-type="string" calcext:value-type="string">
            <text:p>⬤</text:p>
          </table:table-cell>
          <table:table-cell table:style-name="ce622"/>
          <table:table-cell table:style-name="ce919"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number-columns-repeated="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4"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8"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0" office:value-type="string" calcext:value-type="string">
            <text:p>⬤</text:p>
          </table:table-cell>
          <table:table-cell table:style-name="ce727" office:value-type="string" calcext:value-type="string">
            <text:p>⬤</text:p>
          </table:table-cell>
          <table:table-cell table:style-name="ce727"/>
          <table:table-cell/>
          <table:table-cell table:style-name="ce727"/>
          <table:table-cell table:style-name="ce727" office:value-type="string" calcext:value-type="string">
            <text:p>⬤</text:p>
          </table:table-cell>
          <table:table-cell table:style-name="ce895"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6"/>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1" office:value-type="string" calcext:value-type="string">
            <text:p>⬤</text:p>
          </table:table-cell>
          <table:table-cell table:style-name="ce599"/>
          <table:table-cell table:style-name="ce599"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79"/>
          <table:table-cell table:style-name="ce688" office:value-type="string" calcext:value-type="string">
            <text:p>⬤</text:p>
          </table:table-cell>
          <table:table-cell table:style-name="ce688"/>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79"/>
          <table:table-cell table:style-name="ce688"/>
          <table:table-cell table:style-name="ce688"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8" office:value-type="string" calcext:value-type="string">
            <text:p>⬤</text:p>
          </table:table-cell>
          <table:table-cell table:style-name="ce688"/>
          <table:table-cell table:style-name="ce839"/>
          <table:table-cell table:style-name="ce689" office:value-type="string" calcext:value-type="string">
            <text:p>⬤</text:p>
          </table:table-cell>
          <table:table-cell table:style-name="ce689"/>
          <table:table-cell table:style-name="ce911"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599" office:value-type="string" calcext:value-type="string">
            <text:p>⬤</text:p>
          </table:table-cell>
          <table:table-cell table:style-name="ce599"/>
          <table:table-cell table:style-name="ce844"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658" table:number-columns-repeated="2"/>
          <table:table-cell table:style-name="ce647"/>
          <table:table-cell table:style-name="ce658" table:number-columns-repeated="2"/>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18" office:value-type="string" calcext:value-type="string">
            <text:p>⬤</text:p>
          </table:table-cell>
          <table:table-cell table:style-name="ce724" table:number-columns-repeated="2"/>
          <table:table-cell table:style-name="ce718"/>
          <table:table-cell table:style-name="ce724" office:value-type="string" calcext:value-type="string">
            <text:p>⬤</text:p>
          </table:table-cell>
          <table:table-cell table:style-name="ce829"/>
          <table:table-cell table:style-name="ce724" table:number-columns-repeated="2"/>
          <table:table-cell table:style-name="ce829"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4" office:value-type="string" calcext:value-type="string">
            <text:p>⬤</text:p>
          </table:table-cell>
          <table:table-cell table:style-name="ce562" table:number-columns-repeated="2"/>
          <table:table-cell table:style-name="ce677"/>
          <table:table-cell table:style-name="ce685" office:value-type="string" calcext:value-type="string">
            <text:p>⬤</text:p>
          </table:table-cell>
          <table:table-cell table:style-name="ce685"/>
          <table:table-cell table:style-name="ce720" office:value-type="string" calcext:value-type="string">
            <text:p>⬤</text:p>
          </table:table-cell>
          <table:table-cell table:style-name="ce727"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7" table:number-columns-repeated="2"/>
          <table:table-cell table:style-name="ce895" office:value-type="string" calcext:value-type="string">
            <text:p>⬤</text:p>
          </table:table-cell>
          <table:table-cell table:style-name="ce685"/>
          <table:table-cell table:style-name="ce685" office:value-type="string" calcext:value-type="string">
            <text:p>⬤</text:p>
          </table:table-cell>
          <table:table-cell table:style-name="ce884"/>
          <table:table-cell table:style-name="ce562" table:number-columns-repeated="2"/>
          <table:table-cell table:style-name="ce847"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8"/>
          <table:table-cell table:style-name="ce659" office:value-type="string" calcext:value-type="string">
            <text:p>⬤</text:p>
          </table:table-cell>
          <table:table-cell table:style-name="ce659"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table:table-cell table:style-name="ce660" office:value-type="string" calcext:value-type="string">
            <text:p>⬤</text:p>
          </table:table-cell>
          <table:table-cell table:style-name="ce649"/>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8" office:value-type="string" calcext:value-type="string">
            <text:p>⬤</text:p>
          </table:table-cell>
          <table:table-cell table:style-name="ce659"/>
          <table:table-cell table:style-name="ce840"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table:table-cell table:style-name="ce660" office:value-type="string" calcext:value-type="string">
            <text:p>⬤</text:p>
          </table:table-cell>
          <table:table-cell table:style-name="ce660"/>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59" office:value-type="string" calcext:value-type="string">
            <text:p>/</text:p>
          </table:table-cell>
          <table:table-cell table:style-name="ce659" office:value-type="string" calcext:value-type="string">
            <text:p>⬤</text:p>
          </table:table-cell>
          <table:table-cell table:style-name="ce936"/>
          <table:table-cell table:style-name="ce622" office:value-type="string" calcext:value-type="string">
            <text:p>⬤</text:p>
          </table:table-cell>
          <table:table-cell table:style-name="ce622"/>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18"/>
          <table:table-cell table:style-name="ce724" table:number-columns-repeated="2"/>
          <table:table-cell table:style-name="ce758"/>
          <table:table-cell table:style-name="ce778"/>
          <table:table-cell table:style-name="ce833"/>
          <table:table-cell table:style-name="ce724" table:number-columns-repeated="2"/>
          <table:table-cell table:style-name="ce829"/>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15"/>
          <table:table-cell table:style-name="ce719" office:value-type="string" calcext:value-type="string">
            <text:p>⬤</text:p>
          </table:table-cell>
          <table:table-cell table:style-name="ce725"/>
          <table:table-cell table:style-name="ce726"/>
          <table:table-cell table:style-name="ce759"/>
          <table:table-cell table:style-name="ce761" office:value-type="string" calcext:value-type="string">
            <text:p>x</text:p>
          </table:table-cell>
          <table:table-cell table:style-name="ce834"/>
          <table:table-cell table:style-name="ce726"/>
          <table:table-cell table:style-name="ce725"/>
          <table:table-cell table:style-name="ce830" office:value-type="string" calcext:value-type="string">
            <text:p>⬤</text:p>
          </table:table-cell>
          <table:table-cell table:number-columns-repeated="16300"/>
        </table:table-row>
        <table:table-row table:style-name="ro1">
          <table:table-cell office:value-type="string" calcext:value-type="string">
            <text:p>/</text:p>
          </table:table-cell>
          <table:table-cell table:number-columns-repeated="8"/>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table:table-cell table:style-name="ce621" office:value-type="string" calcext:value-type="string">
            <text:p>⬤</text:p>
          </table:table-cell>
          <table:table-cell table:style-name="ce843"/>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22"/>
          <table:table-cell table:style-name="ce728" table:number-columns-repeated="2"/>
          <table:table-cell table:style-name="ce760"/>
          <table:table-cell table:style-name="ce779"/>
          <table:table-cell table:style-name="ce835"/>
          <table:table-cell table:style-name="ce728" table:number-columns-repeated="2"/>
          <table:table-cell table:style-name="ce837"/>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663"/>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7" office:value-type="string" calcext:value-type="string">
            <text:p>⬤</text:p>
          </table:table-cell>
          <table:table-cell table:style-name="ce568" table:number-columns-repeated="2"/>
          <table:table-cell table:style-name="ce680"/>
          <table:table-cell table:style-name="ce689" office:value-type="string" calcext:value-type="string">
            <text:p>⬤</text:p>
          </table:table-cell>
          <table:table-cell table:style-name="ce689"/>
          <table:table-cell table:style-name="ce723" office:value-type="string" calcext:value-type="string">
            <text:p>⬤</text:p>
          </table:table-cell>
          <table:table-cell table:style-name="ce729"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9" table:number-columns-repeated="2"/>
          <table:table-cell table:style-name="ce901" office:value-type="string" calcext:value-type="string">
            <text:p>⬤</text:p>
          </table:table-cell>
          <table:table-cell table:style-name="ce689"/>
          <table:table-cell table:style-name="ce689" office:value-type="string" calcext:value-type="string">
            <text:p>⬤</text:p>
          </table:table-cell>
          <table:table-cell table:style-name="ce911"/>
          <table:table-cell table:style-name="ce568" office:value-type="string" calcext:value-type="string">
            <text:p>⬤</text:p>
          </table:table-cell>
          <table:table-cell table:style-name="ce568"/>
          <table:table-cell table:style-name="ce923"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600"/>
          <table:table-cell table:style-name="ce591" office:value-type="string" calcext:value-type="string">
            <text:p>⬤</text:p>
          </table:table-cell>
          <table:table-cell table:number-columns-repeated="2" table:style-name="ce599"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592"/>
          <table:table-cell table:style-name="ce600" office:value-type="string" calcext:value-type="string">
            <text:p>⬤</text:p>
          </table:table-cell>
          <table:table-cell table:style-name="ce60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9"/>
          <table:table-cell table:style-name="ce599" office:value-type="string" calcext:value-type="string">
            <text:p>⬤</text:p>
          </table:table-cell>
          <table:table-cell table:style-name="ce844" office:value-type="string" calcext:value-type="string">
            <text:p>/</text:p>
          </table:table-cell>
          <table:table-cell table:number-columns-repeated="2" table:style-name="ce599" office:value-type="string" calcext:value-type="string">
            <text:p>/</text:p>
          </table:table-cell>
          <table:table-cell table:style-name="ce844" office:value-type="string" calcext:value-type="string">
            <text:p>⬤</text:p>
          </table:table-cell>
          <table:table-cell table:style-name="ce600"/>
          <table:table-cell table:style-name="ce600" office:value-type="string" calcext:value-type="string">
            <text:p>/</text:p>
          </table:table-cell>
          <table:table-cell table:style-name="ce920"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22" office:value-type="string" calcext:value-type="string">
            <text:p>⬤</text:p>
          </table:table-cell>
          <table:table-cell table:style-name="ce728" table:number-columns-repeated="2"/>
          <table:table-cell table:style-name="ce722"/>
          <table:table-cell table:style-name="ce728" office:value-type="string" calcext:value-type="string">
            <text:p>⬤</text:p>
          </table:table-cell>
          <table:table-cell table:style-name="ce837"/>
          <table:table-cell table:style-name="ce728" table:number-columns-repeated="2"/>
          <table:table-cell table:style-name="ce837"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3"/>
          <table:table-cell table:style-name="ce566"/>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943"/>
          <table:table-cell table:style-name="ce781" office:value-type="string" calcext:value-type="string">
            <text:p>⬤</text:p>
          </table:table-cell>
          <table:table-cell table:number-columns-repeated="6"/>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3" office:value-type="string" calcext:value-type="string">
            <text:p>⬤</text:p>
          </table:table-cell>
          <table:table-cell table:style-name="ce729" office:value-type="string" calcext:value-type="string">
            <text:p>⬤</text:p>
          </table:table-cell>
          <table:table-cell table:style-name="ce729"/>
          <table:table-cell/>
          <table:table-cell table:style-name="ce729"/>
          <table:table-cell table:style-name="ce729" office:value-type="string" calcext:value-type="string">
            <text:p>⬤</text:p>
          </table:table-cell>
          <table:table-cell table:style-name="ce901"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6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65"/>
          <table:table-cell table:style-name="ce613" office:value-type="string" calcext:value-type="string">
            <text:p>⬤</text:p>
          </table:table-cell>
          <table:table-cell table:style-name="ce621"/>
          <table:table-cell table:style-name="ce621"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0"/>
        </table:table-row>
        <table:table-row table:style-name="ro1">
          <table:table-cell table:number-columns-repeated="64"/>
          <table:table-cell table:style-name="ce555"/>
          <table:table-cell table:style-name="ce565" office:value-type="string" calcext:value-type="string">
            <text:p>⬤</text:p>
          </table:table-cell>
          <table:table-cell table:style-name="ce565"/>
          <table:table-cell table:number-columns-repeated="6"/>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9" office:value-type="string" calcext:value-type="string">
            <text:p>⬤</text:p>
          </table:table-cell>
          <table:table-cell table:style-name="ce689"/>
          <table:table-cell table:style-name="ce911"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6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64"/>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89"/>
        </table:table-row>
        <table:table-row table:style-name="ro1">
          <table:table-cell table:number-columns-repeated="6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557" office:value-type="string" calcext:value-type="string">
            <text:p>⬤</text:p>
          </table:table-cell>
          <table:table-cell table:number-columns-repeated="2" table:style-name="ce568" office:value-type="string" calcext:value-type="string">
            <text:p>⬤</text:p>
          </table:table-cell>
          <table:table-cell/>
          <table:table-cell table:number-columns-repeated="2" table:style-name="ce568" office:value-type="string" calcext:value-type="string">
            <text:p>⬤</text:p>
          </table:table-cell>
          <table:table-cell table:style-name="ce923"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6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number-columns-repeated="13"/>
          <table:table-cell table:style-name="ce621"/>
          <table:table-cell table:style-name="ce621" office:value-type="string" calcext:value-type="string">
            <text:p>/</text:p>
          </table:table-cell>
          <table:table-cell table:style-name="ce843"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67"/>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19"/>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92"/>
        </table:table-row>
        <table:table-row table:style-name="ro1" table:number-rows-repeated="1048390">
          <table:table-cell table:number-columns-repeated="16384"/>
        </table:table-row>
        <table:table-row table:style-name="ro1">
          <table:table-cell table:number-columns-repeated="16384"/>
        </table:table-row>
      </table:table>
      <table:table table:name="Codex" table:style-name="ta1">
        <table:table-column table:style-name="co2" table:number-columns-repeated="2" table:default-cell-style-name="ce1186"/>
        <table:table-column table:style-name="co2" table:default-cell-style-name="ce1121"/>
        <table:table-column table:style-name="co2" table:default-cell-style-name="ce1186"/>
        <table:table-column table:style-name="co2" table:number-columns-repeated="8" table:default-cell-style-name="ce1121"/>
        <table:table-column table:style-name="co2" table:number-columns-repeated="4" table:default-cell-style-name="Default"/>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3" calcext:value-type="float">
            <text:p>3</text:p>
          </table:table-cell>
          <table:table-cell table:number-columns-repeated="11"/>
        </table:table-row>
        <table:table-row table:style-name="ro2">
          <table:table-cell table:style-name="ce1121" table:number-columns-repeated="2"/>
          <table:table-cell/>
          <table:table-cell table:style-name="ce1121"/>
          <table:table-cell table:number-columns-repeated="5"/>
          <table:table-cell table:style-name="Default" table:number-columns-repeated="2"/>
          <table:table-cell table:number-columns-repeated="5"/>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5" calcext:value-type="float">
            <text:p>5</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1" calcext:value-type="float">
            <text:p>11</text:p>
          </table:table-cell>
          <table:table-cell table:number-columns-repeated="7"/>
          <table:table-cell table:style-name="ce1121" table:number-columns-repeated="2"/>
          <table:table-cell table:number-columns-repeated="2"/>
        </table:table-row>
        <table:table-row table:style-name="ro2">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9" calcext:value-type="float">
            <text:p>9</text:p>
          </table:table-cell>
          <table:table-cell table:number-columns-repeated="7"/>
          <table:table-cell table:style-name="ce1121" table:number-columns-repeated="2"/>
          <table:table-cell table:number-columns-repeated="2"/>
        </table:table-row>
        <table:table-row table:style-name="ro2">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5" calcext:value-type="float">
            <text:p>15</text:p>
          </table:table-cell>
          <table:table-cell table:number-columns-repeated="7"/>
          <table:table-cell table:style-name="ce1121" table:number-columns-repeated="2"/>
          <table:table-cell table:number-columns-repeated="2"/>
        </table:table-row>
        <table:table-row table:style-name="ro2">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13" calcext:value-type="float">
            <text:p>13</text:p>
          </table:table-cell>
          <table:table-cell/>
          <table:table-cell table:style-name="Default" table:number-columns-repeated="5"/>
          <table:table-cell table:number-columns-repeated="5"/>
        </table:table-row>
        <table:table-row table:style-name="ro2">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11" calcext:value-type="float">
            <text:p>11</text:p>
          </table:table-cell>
          <table:table-cell/>
          <table:table-cell table:style-name="Default" table:number-columns-repeated="5"/>
          <table:table-cell table:number-columns-repeated="5"/>
        </table:table-row>
        <table:table-row table:style-name="ro2">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1186" office:value-type="float" office:value="9" calcext:value-type="float">
            <text:p>9</text:p>
          </table:table-cell>
          <table:table-cell table:number-columns-repeated="11"/>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18" calcext:value-type="float">
            <text:p>18</text:p>
          </table:table-cell>
          <table:table-cell office:value-type="float" office:value="7" calcext:value-type="float">
            <text:p>7</text:p>
          </table:table-cell>
          <table:table-cell table:style-name="ce1186"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23" calcext:value-type="float">
            <text:p>23</text:p>
          </table:table-cell>
          <table:table-cell table:style-name="ce1186" office:value-type="float" office:value="8" calcext:value-type="float">
            <text:p>8</text:p>
          </table:table-cell>
          <table:table-cell table:style-name="ce1186" office:value-type="float" office:value="17" calcext:value-type="float">
            <text:p>17</text:p>
          </table:table-cell>
          <table:table-cell table:number-columns-repeated="7"/>
        </table:table-row>
        <table:table-row table:style-name="ro2">
          <table:table-cell office:value-type="float" office:value="16" calcext:value-type="float">
            <text:p>16</text:p>
          </table:table-cell>
          <table:table-cell office:value-type="float" office:value="9" calcext:value-type="float">
            <text:p>9</text:p>
          </table:table-cell>
          <table:table-cell table:style-name="ce1186" office:value-type="float" office:value="22" calcext:value-type="float">
            <text:p>22</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1" calcext:value-type="float">
            <text:p>21</text:p>
          </table:table-cell>
          <table:table-cell table:style-name="ce1186" office:value-type="float" office:value="10" calcext:value-type="float">
            <text:p>10</text:p>
          </table:table-cell>
          <table:table-cell table:style-name="ce1186" office:value-type="float" office:value="15" calcext:value-type="float">
            <text:p>15</text:p>
          </table:table-cell>
          <table:table-cell table:number-columns-repeated="7"/>
        </table:table-row>
        <table:table-row table:style-name="ro2">
          <table:table-cell office:value-type="float" office:value="14" calcext:value-type="float">
            <text:p>14</text:p>
          </table:table-cell>
          <table:table-cell office:value-type="float" office:value="11" calcext:value-type="float">
            <text:p>11</text:p>
          </table:table-cell>
          <table:table-cell table:style-name="ce1186" office:value-type="float" office:value="20" calcext:value-type="float">
            <text:p>20</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19" calcext:value-type="float">
            <text:p>19</text:p>
          </table:table-cell>
          <table:table-cell table:style-name="ce1186" office:value-type="float" office:value="12" calcext:value-type="float">
            <text:p>12</text:p>
          </table:table-cell>
          <table:table-cell table:style-name="ce1186" office:value-type="float" office:value="13" calcext:value-type="float">
            <text:p>13</text:p>
          </table:table-cell>
          <table:table-cell table:number-columns-repeated="7"/>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24" calcext:value-type="float">
            <text:p>24</text:p>
          </table:table-cell>
          <table:table-cell office:value-type="float" office:value="9" calcext:value-type="float">
            <text:p>9</text:p>
          </table:table-cell>
          <table:table-cell table:style-name="ce1186"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31" calcext:value-type="float">
            <text:p>31</text:p>
          </table:table-cell>
          <table:table-cell table:style-name="ce1186" office:value-type="float" office:value="10" calcext:value-type="float">
            <text:p>10</text:p>
          </table:table-cell>
          <table:table-cell table:style-name="ce1186" office:value-type="float" office:value="23" calcext:value-type="float">
            <text:p>23</text:p>
          </table:table-cell>
          <table:table-cell table:number-columns-repeated="7"/>
        </table:table-row>
        <table:table-row table:style-name="ro2">
          <table:table-cell office:value-type="float" office:value="22" calcext:value-type="float">
            <text:p>22</text:p>
          </table:table-cell>
          <table:table-cell office:value-type="float" office:value="11" calcext:value-type="float">
            <text:p>11</text:p>
          </table:table-cell>
          <table:table-cell table:style-name="ce1186" office:value-type="float" office:value="30" calcext:value-type="float">
            <text:p>30</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9" calcext:value-type="float">
            <text:p>29</text:p>
          </table:table-cell>
          <table:table-cell table:style-name="ce1186" office:value-type="float" office:value="12" calcext:value-type="float">
            <text:p>12</text:p>
          </table:table-cell>
          <table:table-cell table:style-name="ce1186" office:value-type="float" office:value="21" calcext:value-type="float">
            <text:p>21</text:p>
          </table:table-cell>
          <table:table-cell table:number-columns-repeated="7"/>
        </table:table-row>
        <table:table-row table:style-name="ro2">
          <table:table-cell office:value-type="float" office:value="20" calcext:value-type="float">
            <text:p>20</text:p>
          </table:table-cell>
          <table:table-cell office:value-type="float" office:value="13" calcext:value-type="float">
            <text:p>13</text:p>
          </table:table-cell>
          <table:table-cell table:style-name="ce1186" office:value-type="float" office:value="28" calcext:value-type="float">
            <text:p>28</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27" calcext:value-type="float">
            <text:p>27</text:p>
          </table:table-cell>
          <table:table-cell table:style-name="ce1186" office:value-type="float" office:value="14" calcext:value-type="float">
            <text:p>14</text:p>
          </table:table-cell>
          <table:table-cell table:style-name="ce1186" office:value-type="float" office:value="19" calcext:value-type="float">
            <text:p>19</text:p>
          </table:table-cell>
          <table:table-cell table:number-columns-repeated="7"/>
        </table:table-row>
        <table:table-row table:style-name="ro2">
          <table:table-cell office:value-type="float" office:value="18" calcext:value-type="float">
            <text:p>18</text:p>
          </table:table-cell>
          <table:table-cell office:value-type="float" office:value="15" calcext:value-type="float">
            <text:p>15</text:p>
          </table:table-cell>
          <table:table-cell table:style-name="ce1186" office:value-type="float" office:value="26" calcext:value-type="float">
            <text:p>26</text:p>
          </table:table-cell>
          <table:table-cell office:value-type="float" office:value="7" calcext:value-type="float">
            <text:p>7</text:p>
          </table:table-cell>
          <table:table-cell/>
          <table:table-cell table:style-name="ce1186" office:value-type="float" office:value="8" calcext:value-type="float">
            <text:p>8</text:p>
          </table:table-cell>
          <table:table-cell table:style-name="ce1186" office:value-type="float" office:value="25" calcext:value-type="float">
            <text:p>25</text:p>
          </table:table-cell>
          <table:table-cell table:style-name="ce1186" office:value-type="float" office:value="16" calcext:value-type="float">
            <text:p>16</text:p>
          </table:table-cell>
          <table:table-cell table:style-name="ce1186" office:value-type="float" office:value="17" calcext:value-type="float">
            <text:p>17</text:p>
          </table:table-cell>
          <table:table-cell table:number-columns-repeated="7"/>
        </table:table-row>
      </table:table>
      <table:table table:name="Peopl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19" table:default-cell-style-name="Default"/>
        <table:table-column table:style-name="co3" table:visibility="collapse" table:number-columns-repeated="16359" table:default-cell-style-name="Default"/>
        <table:table-row table:style-name="ro3">
          <table:table-cell table:style-name="ce303" office:value-type="string" calcext:value-type="string">
            <text:p>Date</text:p>
          </table:table-cell>
          <table:table-cell table:style-name="ce303" office:value-type="string" calcext:value-type="string">
            <text:p>Name</text:p>
          </table:table-cell>
          <table:table-cell table:style-name="ce303" office:value-type="string" calcext:value-type="string">
            <text:p>Equivalent</text:p>
          </table:table-cell>
          <table:table-cell table:style-name="ce316" office:value-type="string" calcext:value-type="string">
            <text:p>Tearan</text:p>
          </table:table-cell>
          <table:table-cell table:style-name="ce316" office:value-type="string" calcext:value-type="string">
            <text:p>Reyon</text:p>
          </table:table-cell>
          <table:table-cell table:style-name="ce303" office:value-type="string" calcext:value-type="string">
            <text:p>Falfela</text:p>
          </table:table-cell>
          <table:table-cell table:style-name="ce303" office:value-type="string" calcext:value-type="string">
            <text:p>Kafisa</text:p>
          </table:table-cell>
          <table:table-cell table:style-name="ce303" office:value-type="string" calcext:value-type="string">
            <text:p>Taalashen</text:p>
          </table:table-cell>
          <table:table-cell table:style-name="ce303" office:value-type="string" calcext:value-type="string">
            <text:p>Tamur La</text:p>
          </table:table-cell>
          <table:table-cell table:style-name="ce303" office:value-type="string" calcext:value-type="string">
            <text:p>Mandindaya</text:p>
          </table:table-cell>
          <table:table-cell table:style-name="ce303" office:value-type="string" calcext:value-type="string">
            <text:p>Bashledhaw</text:p>
          </table:table-cell>
          <table:table-cell table:style-name="ce303" office:value-type="string" calcext:value-type="string">
            <text:p>Taramandin</text:p>
          </table:table-cell>
          <table:table-cell table:style-name="ce303" office:value-type="string" calcext:value-type="string">
            <text:p>Tshavis</text:p>
          </table:table-cell>
          <table:table-cell table:style-name="ce303" office:value-type="string" calcext:value-type="string">
            <text:p>Lagris</text:p>
          </table:table-cell>
          <table:table-cell table:style-name="ce303" office:value-type="string" calcext:value-type="string">
            <text:p>Uzhil</text:p>
          </table:table-cell>
          <table:table-cell table:style-name="ce303" office:value-type="string" calcext:value-type="string">
            <text:p>Inels</text:p>
          </table:table-cell>
          <table:table-cell table:style-name="ce303" office:value-type="string" calcext:value-type="string">
            <text:p>Luseytokris</text:p>
          </table:table-cell>
          <table:table-cell table:style-name="ce303" office:value-type="string" calcext:value-type="string">
            <text:p>Izmawn</text:p>
          </table:table-cell>
          <table:table-cell table:style-name="ce303" office:value-type="string" calcext:value-type="string">
            <text:p>Inyafee</text:p>
          </table:table-cell>
          <table:table-cell table:style-name="ce303" office:value-type="string" calcext:value-type="string">
            <text:p>Kuyageba</text:p>
          </table:table-cell>
          <table:table-cell table:style-name="ce303" office:value-type="string" calcext:value-type="string">
            <text:p>Tamurba</text:p>
          </table:table-cell>
          <table:table-cell table:style-name="ce316" office:value-type="string" calcext:value-type="string">
            <text:p>Wanska</text:p>
          </table:table-cell>
          <table:table-cell table:style-name="ce303" office:value-type="string" calcext:value-type="string">
            <text:p>Layaash</text:p>
          </table:table-cell>
          <table:table-cell table:style-name="ce303" office:value-type="string" calcext:value-type="string">
            <text:p>Stimur</text:p>
          </table:table-cell>
          <table:table-cell table:style-name="ce303" office:value-type="string" calcext:value-type="string">
            <text:p>Uffel</text:p>
          </table:table-cell>
          <table:table-cell table:style-name="ce309"/>
          <table:table-cell table:style-name="ce12" table:number-columns-repeated="16358"/>
        </table:table-row>
        <table:table-row table:style-name="ro4">
          <table:table-cell table:style-name="Accent_20_1"/>
          <table:table-cell table:style-name="ce12" table:number-columns-repeated="2"/>
          <table:table-cell table:style-name="ce308" office:value-type="string" calcext:value-type="string">
            <text:p><text:span text:style-name="T2">&lt;DxWNwx NYdxwxWnwxWWyy Bl:DDdn</text:span>&gt;</text:p>
          </table:table-cell>
          <table:table-cell table:style-name="ce308" office:value-type="string" calcext:value-type="string">
            <text:p><text:span text:style-name="T2">&lt;Lywn Ll!YdWWyy Bl:DDdn LNxn’yy</text:span>&gt;</text:p>
          </table:table-cell>
          <table:table-cell table:style-name="ce308" office:value-type="string" calcext:value-type="string">
            <text:p><text:span text:style-name="T2">&lt;GYxxBXlb Bl:WWyy NlLDll’yw’</text:span>&gt;</text:p>
          </table:table-cell>
          <table:table-cell table:style-name="ce308" office:value-type="string" calcext:value-type="string">
            <text:p><text:span text:style-name="T2">&lt;Xgby Bl:DDdn GXgyYy</text:span>&gt;</text:p>
          </table:table-cell>
          <table:table-cell table:style-name="ce308" office:value-type="string" calcext:value-type="string">
            <text:p><text:span text:style-name="T2">&lt;Gbdxgn GGnw’Yw GDnwYw</text:span>&gt;</text:p>
          </table:table-cell>
          <table:table-cell table:style-name="ce308" office:value-type="string" calcext:value-type="string">
            <text:p><text:span text:style-name="T2">&lt;DnWllx Bl:DDdn YLnyYlyl</text:span>&gt;</text:p>
          </table:table-cell>
          <table:table-cell table:style-name="ce308" office:value-type="string" calcext:value-type="string">
            <text:p><text:span text:style-name="T2">&lt;NNdnXNny Bl:DDdn Bdwl</text:span>’Yy&gt;</text:p>
          </table:table-cell>
          <table:table-cell table:style-name="ce308" office:value-type="string" calcext:value-type="string">
            <text:p><text:span text:style-name="T2">&lt;BG..Ldxw LWydXydwGlyd Xxyw</text:span>&gt;</text:p>
          </table:table-cell>
          <table:table-cell table:style-name="ce308" office:value-type="string" calcext:value-type="string">
            <text:p><text:span text:style-name="T2">&lt;NNdnLNdx.. XGbdDDdn</text:span>&gt;</text:p>
          </table:table-cell>
          <table:table-cell table:style-name="ce308" office:value-type="string" calcext:value-type="string">
            <text:p>&lt;DgXxaaBdvi GDxw:&gt;</text:p>
          </table:table-cell>
          <table:table-cell table:style-name="ce308" office:value-type="string" calcext:value-type="string">
            <text:p><text:span text:style-name="T2">&lt;DxyyDl DDglgnLDlnyxGb.WWyy DLwgYNyw</text:span>&gt;</text:p>
          </table:table-cell>
          <table:table-cell table:style-name="ce308" office:value-type="string" calcext:value-type="string">
            <text:p><text:span text:style-name="T2">&lt;NNyyYd YLwgWWyy BlYxNdDDdn</text:span>&gt;</text:p>
          </table:table-cell>
          <table:table-cell table:style-name="ce308" office:value-type="string" calcext:value-type="string">
            <text:p><text:span text:style-name="T2">&lt;Ynld GXdnYy GYynyn</text:span>&gt;</text:p>
          </table:table-cell>
          <table:table-cell table:style-name="ce308" office:value-type="string" calcext:value-type="string">
            <text:p><text:span text:style-name="T2">&lt;LWyd</text:span>XydwGlyd GLynxgYw&gt;</text:p>
          </table:table-cell>
          <table:table-cell table:style-name="ce308" office:value-type="string" calcext:value-type="string">
            <text:p><text:span text:style-name="T2">&lt;Ydnxwn WDbn:</text:span>&gt;</text:p>
          </table:table-cell>
          <table:table-cell table:style-name="ce308" office:value-type="string" calcext:value-type="string">
            <text:p><text:span text:style-name="T2">&lt;YXynBYxy NlLDll’yw</text:span> LWyd&gt;</text:p>
          </table:table-cell>
          <table:table-cell table:style-name="ce308" office:value-type="string" calcext:value-type="string">
            <text:p>&lt;YXgwXg. GXgy’yw WYxy’yy&gt;</text:p>
          </table:table-cell>
          <table:table-cell table:style-name="ce308" office:value-type="string" calcext:value-type="string">
            <text:p><text:span text:style-name="T2">&lt;DdWlBb. YDwnDDdn YGyg</text:span>&gt;</text:p>
          </table:table-cell>
          <table:table-cell table:style-name="ce308" office:value-type="string" calcext:value-type="string">
            <text:p>&lt;GDwnwn LN’yw BLbwbnYy&gt;</text:p>
          </table:table-cell>
          <table:table-cell table:style-name="ce308" office:value-type="string" calcext:value-type="string">
            <text:p><text:span text:style-name="T2">&lt;LXyg BlydDYxx’yw Ndww</text:span>&gt;</text:p>
          </table:table-cell>
          <table:table-cell table:style-name="ce308" office:value-type="string" calcext:value-type="string">
            <text:p><text:span text:style-name="T2">&lt;DnWlDd.. BlyxGYygDDdn XBxxDXyd</text:span>&gt;</text:p>
          </table:table-cell>
          <table:table-cell table:style-name="ce308" office:value-type="string" calcext:value-type="string">
            <text:p><text:span text:style-name="T2">&lt;XlXxGd WBybxlXWdw’yw BlYxNdDDdn</text:span>&gt;</text:p>
          </table:table-cell>
          <table:table-cell table:style-name="ce308"/>
          <table:table-cell table:style-name="ce12" table:number-columns-repeated="16358"/>
        </table:table-row>
        <table:table-row table:style-name="ro2">
          <table:table-cell table:style-name="ce12"/>
          <table:table-cell table:style-name="ce309" office:value-type="string" calcext:value-type="string">
            <text:p>Different names</text:p>
          </table:table-cell>
          <table:table-cell table:style-name="ce309"/>
          <table:table-cell table:style-name="ce309" office:value-type="string" calcext:value-type="string">
            <text:p>Tearan Tankiranwey Falfeldes, or Joseph</text:p>
          </table:table-cell>
          <table:table-cell table:style-name="ce309" office:value-type="string" calcext:value-type="string">
            <text:p>Reyon Rayadwey Falfeldes Spadzhileni</text:p>
          </table:table-cell>
          <table:table-cell table:style-name="ce309" office:value-type="string" calcext:value-type="string">
            <text:p>Shaleppe Falfalwey NellKulloy</text:p>
          </table:table-cell>
          <table:table-cell table:style-name="ce309" office:value-type="string" calcext:value-type="string">
            <text:p>Kafisa Falfeldes Dennee’i</text:p>
          </table:table-cell>
          <table:table-cell table:style-name="ce309" office:value-type="string" calcext:value-type="string">
            <text:p>Taalashen Gahmoyo Narkadoy</text:p>
          </table:table-cell>
          <table:table-cell table:style-name="ce309" office:value-type="string" calcext:value-type="string">
            <text:p>Tamur La Falfeldes Maralin</text:p>
          </table:table-cell>
          <table:table-cell table:style-name="ce309" office:value-type="string" calcext:value-type="string">
            <text:p>Mandindaya Falfeldes Pessooli</text:p>
          </table:table-cell>
          <table:table-cell table:style-name="ce309" office:value-type="string" calcext:value-type="string">
            <text:p>Bashledhaw Luseytokris Ayo</text:p>
          </table:table-cell>
          <table:table-cell table:style-name="ce309" office:value-type="string" calcext:value-type="string">
            <text:p>Taramandin Segallides</text:p>
          </table:table-cell>
          <table:table-cell table:style-name="ce309" office:value-type="string" calcext:value-type="string">
            <text:p>Tshavis Kogoos</text:p>
          </table:table-cell>
          <table:table-cell table:style-name="ce309" office:value-type="string" calcext:value-type="string">
            <text:p>Daidol Kalgeagriswey Kimettalon</text:p>
          </table:table-cell>
          <table:table-cell table:style-name="ce309" office:value-type="string" calcext:value-type="string">
            <text:p>Minyas Uzhilwey Peryantides</text:p>
          </table:table-cell>
          <table:table-cell table:style-name="ce309" office:value-type="string" calcext:value-type="string">
            <text:p>Inels Khattomi Shelbiim</text:p>
          </table:table-cell>
          <table:table-cell table:style-name="ce309" office:value-type="string" calcext:value-type="string">
            <text:p>Luseytokris Kallimakhoy</text:p>
          </table:table-cell>
          <table:table-cell table:style-name="ce309" office:value-type="string" calcext:value-type="string">
            <text:p>Izmawn Owosven</text:p>
          </table:table-cell>
          <table:table-cell table:style-name="ce309" office:value-type="string" calcext:value-type="string">
            <text:p>Inyafee Nellkulloy Lus</text:p>
          </table:table-cell>
          <table:table-cell table:style-name="ce309" office:value-type="string" calcext:value-type="string">
            <text:p>Kuyageba Denawyo Nonsey</text:p>
          </table:table-cell>
          <table:table-cell table:style-name="ce309" office:value-type="string" calcext:value-type="string">
            <text:p>Tamurba Yasonides Lami</text:p>
          </table:table-cell>
          <table:table-cell table:style-name="ce309" office:value-type="string" calcext:value-type="string">
            <text:p>Wanska Lennoy Fambesari</text:p>
          </table:table-cell>
          <table:table-cell table:style-name="ce309" office:value-type="string" calcext:value-type="string">
            <text:p>Layaash Berizayo Nasu</text:p>
          </table:table-cell>
          <table:table-cell table:style-name="ce309" office:value-type="string" calcext:value-type="string">
            <text:p>Stimur Perikklades Attis</text:p>
          </table:table-cell>
          <table:table-cell table:style-name="ce309" office:value-type="string" calcext:value-type="string">
            <text:p>Arekas Uffel’Suroywey Peryantides</text:p>
          </table:table-cell>
          <table:table-cell table:style-name="ce309"/>
          <table:table-cell table:style-name="ce12" table:number-columns-repeated="16358"/>
        </table:table-row>
        <table:table-row table:style-name="ro2">
          <table:table-cell table:style-name="ce12"/>
          <table:table-cell table:style-name="ce309" office:value-type="string" calcext:value-type="string">
            <text:p>Quick description</text:p>
          </table:table-cell>
          <table:table-cell table:style-name="ce309"/>
          <table:table-cell table:style-name="ce309" office:value-type="string" calcext:value-type="string">
            <text:p>The primary narrator</text:p>
          </table:table-cell>
          <table:table-cell table:style-name="ce309" office:value-type="string" calcext:value-type="string">
            <text:p>The analyst</text:p>
          </table:table-cell>
          <table:table-cell table:style-name="ce309"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late arriving soldier</text:p>
          </table:table-cell>
          <table:table-cell table:style-name="Footnote" office:value-type="string" calcext:value-type="string">
            <text:p>The bricklayer and inventor</text:p>
          </table:table-cell>
          <table:table-cell table:style-name="ce309" office:value-type="string" calcext:value-type="string">
            <text:p>The overthinker</text:p>
          </table:table-cell>
          <table:table-cell table:style-name="ce309" office:value-type="string" calcext:value-type="string">
            <text:p>Racer and Weaver</text:p>
          </table:table-cell>
          <table:table-cell table:style-name="ce309" office:value-type="string" calcext:value-type="string">
            <text:p>The early riser</text:p>
          </table:table-cell>
          <table:table-cell table:style-name="ce309" office:value-type="string" calcext:value-type="string">
            <text:p>The silent and gentle soul</text:p>
          </table:table-cell>
          <table:table-cell table:style-name="Footnote" office:value-type="string" calcext:value-type="string">
            <text:p>Husband of Uzhil turned storyteller</text:p>
          </table:table-cell>
          <table:table-cell table:style-name="Footnote" office:value-type="string" calcext:value-type="string">
            <text:p>Wife of Lagris</text:p>
          </table:table-cell>
          <table:table-cell table:style-name="Footnote" office:value-type="string" calcext:value-type="string">
            <text:p>The Caretaker and tavernist of the Khattom</text:p>
          </table:table-cell>
          <table:table-cell table:style-name="ce309"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309" office:value-type="string" calcext:value-type="string">
            <text:p>The salt smelling one</text:p>
          </table:table-cell>
          <table:table-cell table:style-name="Footnote" office:value-type="string" calcext:value-type="string">
            <text:p>The little menace</text:p>
          </table:table-cell>
          <table:table-cell table:style-name="ce309" office:value-type="string" calcext:value-type="string">
            <text:p>The typist</text:p>
          </table:table-cell>
          <table:table-cell table:style-name="Footnote" office:value-type="string" calcext:value-type="string">
            <text:p>The odd goat lady</text:p>
          </table:table-cell>
          <table:table-cell table:style-name="Footnote"/>
          <table:table-cell table:number-columns-repeated="16358"/>
        </table:table-row>
        <table:table-row table:style-name="ro5">
          <table:table-cell table:style-name="ce12"/>
          <table:table-cell table:style-name="ce309" office:value-type="string" calcext:value-type="string">
            <text:p>Appearance and Personality</text:p>
          </table:table-cell>
          <table:table-cell table:style-name="ce309"/>
          <table:table-cell table:style-name="ce309"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309"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309" office:value-type="string" calcext:value-type="string">
            <text:p>Short brown shaven head, dark blue eyes, on the imposing style, wears a leather style armor along with dark blue clothing. has a long sword</text:p>
          </table:table-cell>
          <table:table-cell table:style-name="ce309"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309"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309"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309" office:value-type="string" calcext:value-type="string">
            <text:p>Cloak with a limp,</text:p>
            <text:p>They are from South of Yivalkes, somewhat related to Uffel, and were trying to evade the cities to live in a smaller settlement, a project thwarted</text:p>
          </table:table-cell>
          <table:table-cell table:style-name="ce309" office:value-type="string" calcext:value-type="string">
            <text:p>Her original name is Minyas and is a distant relative of Uffel.</text:p>
          </table:table-cell>
          <table:table-cell table:style-name="Footnote"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309"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309"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309"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309" office:value-type="string" calcext:value-type="string">
            <text:p><text:span text:style-name="T3">Born Kuya, earned the horse name for being anxious but steady.</text:span></text:p>
            <text:p><text:span text:style-name="T3">Wears a wolf cloak on special occasions</text:span></text:p>
          </table:table-cell>
          <table:table-cell table:style-name="ce309"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309" office:value-type="string" calcext:value-type="string">
            <text:p>She takes care of the Fambesar, where stories from past people are kept, as a sort of mausoleum that is perceived as a library of lived tales.</text:p>
          </table:table-cell>
          <table:table-cell table:style-name="ce309"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309" office:value-type="string" calcext:value-type="string">
            <text:p><text:span text:style-name="T3">She has oversight of the somewhat recently invented precursor of a printing press, and is one of few people who has the dexterity and speed to turn a clay text into a copied version, helping spread information and stories alike.</text:span></text:p>
            <text:p><text:span text:style-name="T3">She takes fair pride in what she does and understand it will have a powerful impact in history.</text:span></text:p>
          </table:table-cell>
          <table:table-cell table:style-name="ce309"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style-name="ce309"/>
          <table:table-cell table:number-columns-repeated="16358"/>
        </table:table-row>
        <table:table-row table:style-name="ro6">
          <table:table-cell table:style-name="ce12"/>
          <table:table-cell table:style-name="ce309" office:value-type="string" calcext:value-type="string">
            <text:p>Before</text:p>
          </table:table-cell>
          <table:table-cell table:style-name="Footnote"/>
          <table:table-cell table:style-name="ce309"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Lover of Kafisa, she was gone for a war that ended up not happening. Speaks with a strong accent because of her family's late arrival in Yivalkes.</text:p>
          </table:table-cell>
          <table:table-cell table:style-name="Footnote" office:value-type="string" calcext:value-type="string">
            <text:p>Tamur La tends to fool around with a few specific people but that is not known to the narrator</text:p>
          </table:table-cell>
          <table:table-cell table:style-name="ce309"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style-name="ce309" table:number-columns-repeated="4"/>
          <table:table-cell table:style-name="Footnote" table:number-columns-repeated="2"/>
          <table:table-cell table:style-name="ce309" office:value-type="string" calcext:value-type="string">
            <text:p><text:span text:style-name="T3">He also has been helpful at multiple occasions towards Kuyageba in the pursuit of improving the appearance of the Kerges and surrounding area.</text:span></text:p>
            <text:p><text:span text:style-name="T3">Isn't the nicest person however, and it is best to stay away from him.</text:span></text:p>
            <text:p>Is also sewing with his crew which is a redeeming factor, but is lacking in ideas</text:p>
          </table:table-cell>
          <table:table-cell table:style-name="ce309" table:number-columns-repeated="2"/>
          <table:table-cell table:style-name="ce309" office:value-type="string" calcext:value-type="string">
            <text:p><text:span text:style-name="T3">Is of wealth and has shown at multiple occasion that he can get things done, and is the one who ordered the preparation of the canal that will simplify access to ressources upstream.</text:span></text:p>
            <text:p><text:span text:style-name="T3">Tends to be scary and has control over a few things in town, causing him to stay in power probably longer than he should be, but in the same time has helped the town grow to fame</text:span></text:p>
          </table:table-cell>
          <table:table-cell table:style-name="Footnote"/>
          <table:table-cell table:style-name="ce309"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309"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 but this is irrelevant to what the narrator will discover.</text:p>
          </table:table-cell>
          <table:table-cell table:style-name="ce309" office:value-type="string" calcext:value-type="string">
            <text:p>Stimur is one of the lovers of Tamur La, but this is irrelevant to what the narrator is going to notice.</text:p>
          </table:table-cell>
          <table:table-cell table:style-name="ce309"/>
          <table:table-cell table:style-name="Footnote"/>
          <table:table-cell table:style-name="ce12"/>
          <table:table-cell table:number-columns-repeated="16357"/>
        </table:table-row>
        <table:table-row table:style-name="ro7">
          <table:table-cell table:style-name="ce306" office:value-type="string" calcext:value-type="string">
            <text:p>LDlnyx</text:p>
          </table:table-cell>
          <table:table-cell table:style-name="ce309" office:value-type="string" calcext:value-type="string">
            <text:p>Largan</text:p>
          </table:table-cell>
          <table:table-cell table:style-name="ce312" office:value-type="date" office:date-value="2025-03-20" calcext:value-type="date">
            <text:p>Mar 20</text:p>
          </table:table-cell>
          <table:table-cell table:style-name="ce309"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number-columns-repeated="2"/>
          <table:table-cell table:style-name="Footnote" office:value-type="string" calcext:value-type="string">
            <text:p>Has spent a fair bit of time learning about contraptions from tablets and booklets and trying to get some imported</text:p>
          </table:table-cell>
          <table:table-cell table:style-name="Footnote" table:number-columns-repeated="2"/>
          <table:table-cell table:style-name="ce309" office:value-type="string" calcext:value-type="string">
            <text:p>Before Largan, that is when Taramandin and Tshavis found Tearan in nature during their scouting</text:p>
          </table:table-cell>
          <table:table-cell table:style-name="ce309"/>
          <table:table-cell table:style-name="Footnote" table:number-columns-repeated="3"/>
          <table:table-cell table:style-name="ce309"/>
          <table:table-cell table:style-name="Footnote"/>
          <table:table-cell table:style-name="ce309" table:number-columns-repeated="6"/>
          <table:table-cell table:style-name="ce309" office:value-type="string" calcext:value-type="string">
            <text:p>Shooed the tall idiot from drinking wine from her vineyard</text:p>
          </table:table-cell>
          <table:table-cell table:style-name="ce309"/>
          <table:table-cell table:number-columns-repeated="16358"/>
        </table:table-row>
        <table:table-row table:style-name="ro8">
          <table:table-cell table:style-name="ce307" office:value-type="string" calcext:value-type="string">
            <text:p>01Lllx LDlnygYy</text:p>
          </table:table-cell>
          <table:table-cell table:style-name="ce309" office:value-type="string" calcext:value-type="string">
            <text:p>Nenarla Olkhay</text:p>
          </table:table-cell>
          <table:table-cell table:style-name="ce310" table:formula="of:=[.C7]+1" office:value-type="date" office:date-value="2025-03-21" calcext:value-type="date">
            <text:p>Mar 21</text:p>
          </table:table-cell>
          <table:table-cell table:style-name="ce309"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Is still away from Yivalkes</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number-columns-repeated="3"/>
          <table:table-cell table:style-name="ce309"/>
          <table:table-cell table:style-name="Footnote" table:number-columns-repeated="5"/>
          <table:table-cell table:style-name="ce309"/>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Footnote" office:value-type="string" calcext:value-type="string">
            <text:p>Layaash is very intrigued in the tall new person in town but does not know how to interact other than through being a truant.</text:p>
          </table:table-cell>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21Ln LDlnygYy &amp;6</text:p>
          </table:table-cell>
          <table:table-cell table:style-name="ce309" office:value-type="string" calcext:value-type="string">
            <text:p>Biinnelen Olkhay</text:p>
          </table:table-cell>
          <table:table-cell table:style-name="ce310" table:formula="of:=[.C8]+1" office:value-type="date" office:date-value="2025-03-22" calcext:value-type="date">
            <text:p>Ma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31Ln LDlnygYy</text:p>
          </table:table-cell>
          <table:table-cell table:style-name="ce309" office:value-type="string" calcext:value-type="string">
            <text:p>Lennelen Olkhay</text:p>
          </table:table-cell>
          <table:table-cell table:style-name="ce310" table:formula="of:=[.C9]+1" office:value-type="date" office:date-value="2025-03-23" calcext:value-type="date">
            <text:p>Ma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41Ln LDlnygYy</text:p>
          </table:table-cell>
          <table:table-cell table:style-name="ce309" office:value-type="string" calcext:value-type="string">
            <text:p>Guunnelen Olkhay</text:p>
          </table:table-cell>
          <table:table-cell table:style-name="ce310" table:formula="of:=[.C10]+1" office:value-type="date" office:date-value="2025-03-24" calcext:value-type="date">
            <text:p>Ma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51Ln LDlnygYy &amp;7</text:p>
          </table:table-cell>
          <table:table-cell table:style-name="ce309" office:value-type="string" calcext:value-type="string">
            <text:p>BiNiineren Olkhay</text:p>
          </table:table-cell>
          <table:table-cell table:style-name="ce310" table:formula="of:=[.C11]+1" office:value-type="date" office:date-value="2025-03-25" calcext:value-type="date">
            <text:p>Mar 2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7" office:value-type="string" calcext:value-type="string">
            <text:p>02Lllx LDlnygYy</text:p>
          </table:table-cell>
          <table:table-cell table:style-name="ce309" office:value-type="string" calcext:value-type="string">
            <text:p>Doolarla Olkhay</text:p>
          </table:table-cell>
          <table:table-cell table:style-name="ce310" table:formula="of:=[.C12]+1" office:value-type="date" office:date-value="2025-03-26" calcext:value-type="date">
            <text:p>Mar 2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number-columns-repeated="16358"/>
        </table:table-row>
        <table:table-row table:style-name="ro4">
          <table:table-cell table:style-name="ce308" office:value-type="string" calcext:value-type="string">
            <text:p>22Ln LDlnygYy</text:p>
          </table:table-cell>
          <table:table-cell table:style-name="ce309" office:value-type="string" calcext:value-type="string">
            <text:p>BiDoolen Olkhay</text:p>
          </table:table-cell>
          <table:table-cell table:style-name="ce310" table:formula="of:=[.C13]+1" office:value-type="date" office:date-value="2025-03-27" calcext:value-type="date">
            <text:p>Ma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2Ln LDlnygYy</text:p>
          </table:table-cell>
          <table:table-cell table:style-name="ce309" office:value-type="string" calcext:value-type="string">
            <text:p>LeDoolen Olkhay</text:p>
          </table:table-cell>
          <table:table-cell table:style-name="ce310" table:formula="of:=[.C14]+1" office:value-type="date" office:date-value="2025-03-28" calcext:value-type="date">
            <text:p>Ma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2Ln LDlnygYy &amp;0</text:p>
          </table:table-cell>
          <table:table-cell table:style-name="ce309" office:value-type="string" calcext:value-type="string">
            <text:p>KuuDoolen Olkhay</text:p>
          </table:table-cell>
          <table:table-cell table:style-name="ce310" table:formula="of:=[.C15]+1" office:value-type="date" office:date-value="2025-03-29" calcext:value-type="date">
            <text:p>Ma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2Ln LDlnygYy</text:p>
          </table:table-cell>
          <table:table-cell table:style-name="ce309" office:value-type="string" calcext:value-type="string">
            <text:p>PaanDoolen Olkhay</text:p>
          </table:table-cell>
          <table:table-cell table:style-name="ce310" table:formula="of:=[.C16]+1" office:value-type="date" office:date-value="2025-03-30" calcext:value-type="date">
            <text:p>Ma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3Lllx LDlnygYy</text:p>
          </table:table-cell>
          <table:table-cell table:style-name="ce309" office:value-type="string" calcext:value-type="string">
            <text:p>Lellarla Olkhay</text:p>
          </table:table-cell>
          <table:table-cell table:style-name="ce310" table:formula="of:=[.C17]+1" office:value-type="date" office:date-value="2025-03-31" calcext:value-type="date">
            <text:p>Mar 3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3Ln LDlnygYy &amp;1</text:p>
          </table:table-cell>
          <table:table-cell table:style-name="ce309" office:value-type="string" calcext:value-type="string">
            <text:p>Biillaaren Olkhay</text:p>
          </table:table-cell>
          <table:table-cell table:style-name="ce310" table:formula="of:=[.C18]+1" office:value-type="date" office:date-value="2025-04-01" calcext:value-type="date">
            <text:p>Apr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3Ln LDlnygYy</text:p>
          </table:table-cell>
          <table:table-cell table:style-name="ce309" office:value-type="string" calcext:value-type="string">
            <text:p>Lilleeren Olkhay</text:p>
          </table:table-cell>
          <table:table-cell table:style-name="ce310" table:formula="of:=[.C19]+1" office:value-type="date" office:date-value="2025-04-02" calcext:value-type="date">
            <text:p>Apr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3Ln LDlnygYy</text:p>
          </table:table-cell>
          <table:table-cell table:style-name="ce309" office:value-type="string" calcext:value-type="string">
            <text:p>Guullaaren Olkhay</text:p>
          </table:table-cell>
          <table:table-cell table:style-name="ce310" table:formula="of:=[.C20]+1" office:value-type="date" office:date-value="2025-04-03" calcext:value-type="date">
            <text:p>Apr 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3Ln LDlnygYy &amp;2</text:p>
          </table:table-cell>
          <table:table-cell table:style-name="ce309" office:value-type="string" calcext:value-type="string">
            <text:p>Banaarlen Olkhay</text:p>
          </table:table-cell>
          <table:table-cell table:style-name="ce310" table:formula="of:=[.C21]+1" office:value-type="date" office:date-value="2025-04-04" calcext:value-type="date">
            <text:p>Apr 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4Lllx LDlnygYy</text:p>
          </table:table-cell>
          <table:table-cell table:style-name="ce309" office:value-type="string" calcext:value-type="string">
            <text:p>Goolarla Olkhay</text:p>
          </table:table-cell>
          <table:table-cell table:style-name="ce310" table:formula="of:=[.C22]+1" office:value-type="date" office:date-value="2025-04-05" calcext:value-type="date">
            <text:p>Apr 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4Ln LDlnygYy</text:p>
          </table:table-cell>
          <table:table-cell table:style-name="ce309" office:value-type="string" calcext:value-type="string">
            <text:p>BiRuulen Olkhay</text:p>
          </table:table-cell>
          <table:table-cell table:style-name="ce310" table:formula="of:=[.C23]+1" office:value-type="date" office:date-value="2025-04-06" calcext:value-type="date">
            <text:p>Apr 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4Ln LDlnygYy</text:p>
          </table:table-cell>
          <table:table-cell table:style-name="ce309" office:value-type="string" calcext:value-type="string">
            <text:p>LeRulen Olkhay</text:p>
          </table:table-cell>
          <table:table-cell table:style-name="ce310" table:formula="of:=[.C24]+1" office:value-type="date" office:date-value="2025-04-07" calcext:value-type="date">
            <text:p>Apr 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4Ln LDlnygYy &amp;3</text:p>
          </table:table-cell>
          <table:table-cell table:style-name="ce309" office:value-type="string" calcext:value-type="string">
            <text:p>Kuruulen Olkhay</text:p>
          </table:table-cell>
          <table:table-cell table:style-name="ce310" table:formula="of:=[.C25]+1" office:value-type="date" office:date-value="2025-04-08" calcext:value-type="date">
            <text:p>Apr 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4Ln LDlnygYy</text:p>
          </table:table-cell>
          <table:table-cell table:style-name="ce309" office:value-type="string" calcext:value-type="string">
            <text:p>Banoorlen Olkhay</text:p>
          </table:table-cell>
          <table:table-cell table:style-name="ce310" table:formula="of:=[.C26]+1" office:value-type="date" office:date-value="2025-04-09" calcext:value-type="date">
            <text:p>Apr 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5Lllx LDlnygYy</text:p>
          </table:table-cell>
          <table:table-cell table:style-name="ce309" office:value-type="string" calcext:value-type="string">
            <text:p>Bammarla Olkhay</text:p>
          </table:table-cell>
          <table:table-cell table:style-name="ce310" table:formula="of:=[.C27]+1" office:value-type="date" office:date-value="2025-04-10" calcext:value-type="date">
            <text:p>Apr 1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5Ln LDlnygYy</text:p>
          </table:table-cell>
          <table:table-cell table:style-name="ce309" office:value-type="string" calcext:value-type="string">
            <text:p>BiiVaameng Olkhay</text:p>
          </table:table-cell>
          <table:table-cell table:style-name="ce310" table:formula="of:=[.C28]+1" office:value-type="date" office:date-value="2025-04-11" calcext:value-type="date">
            <text:p>Apr 1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5Ln LDlnygYy &amp;4</text:p>
          </table:table-cell>
          <table:table-cell table:style-name="ce309" office:value-type="string" calcext:value-type="string">
            <text:p>LeVaameng Olkhay</text:p>
          </table:table-cell>
          <table:table-cell table:style-name="ce310" table:formula="of:=[.C29]+1" office:value-type="date" office:date-value="2025-04-12" calcext:value-type="date">
            <text:p>Apr 1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5Ln LDlnygYy</text:p>
          </table:table-cell>
          <table:table-cell table:style-name="ce309" office:value-type="string" calcext:value-type="string">
            <text:p>KuVaameng Olkhay</text:p>
          </table:table-cell>
          <table:table-cell table:style-name="ce310" table:formula="of:=[.C30]+1" office:value-type="date" office:date-value="2025-04-13" calcext:value-type="date">
            <text:p>Apr 1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5Ln LDlnygYy</text:p>
          </table:table-cell>
          <table:table-cell table:style-name="ce309" office:value-type="string" calcext:value-type="string">
            <text:p>FaVaameng Olkhay</text:p>
          </table:table-cell>
          <table:table-cell table:style-name="ce310" table:formula="of:=[.C31]+1" office:value-type="date" office:date-value="2025-04-14" calcext:value-type="date">
            <text:p>Apr 1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6Lllx LDlnygYy</text:p>
          </table:table-cell>
          <table:table-cell table:style-name="ce309" office:value-type="string" calcext:value-type="string">
            <text:p>Duulelarla Olkhay</text:p>
          </table:table-cell>
          <table:table-cell table:style-name="ce310" table:formula="of:=[.C32]+1" office:value-type="date" office:date-value="2025-04-15" calcext:value-type="date">
            <text:p>Apr 1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6Ln LDlnygYy</text:p>
          </table:table-cell>
          <table:table-cell table:style-name="Footnote" office:value-type="string" calcext:value-type="string">
            <text:p>BiiDuleren Olkhay</text:p>
          </table:table-cell>
          <table:table-cell table:style-name="ce310" table:formula="of:=[.C33]+1" office:value-type="date" office:date-value="2025-04-16" calcext:value-type="date">
            <text:p>Apr 1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6Ln LDlnygYy</text:p>
          </table:table-cell>
          <table:table-cell table:style-name="Footnote" office:value-type="string" calcext:value-type="string">
            <text:p>LeDuleren Olkhay</text:p>
          </table:table-cell>
          <table:table-cell table:style-name="ce310" table:formula="of:=[.C34]+1" office:value-type="date" office:date-value="2025-04-17" calcext:value-type="date">
            <text:p>Apr 1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6Ln LDlnygYy</text:p>
          </table:table-cell>
          <table:table-cell table:style-name="Footnote" office:value-type="string" calcext:value-type="string">
            <text:p>KuDuuleren Olkhay</text:p>
          </table:table-cell>
          <table:table-cell table:style-name="ce310" table:formula="of:=[.C35]+1" office:value-type="date" office:date-value="2025-04-18" calcext:value-type="date">
            <text:p>Apr 1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6Ln LDlnygYy</text:p>
          </table:table-cell>
          <table:table-cell table:style-name="Footnote" office:value-type="string" calcext:value-type="string">
            <text:p>PaDuleren Olkhay</text:p>
          </table:table-cell>
          <table:table-cell table:style-name="ce310" table:formula="of:=[.C36]+1" office:value-type="date" office:date-value="2025-04-19" calcext:value-type="date">
            <text:p>Apr 1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7Lllx LDlnygYy</text:p>
          </table:table-cell>
          <table:table-cell table:style-name="Footnote" office:value-type="string" calcext:value-type="string">
            <text:p>Niraarla Olkhay</text:p>
          </table:table-cell>
          <table:table-cell table:style-name="ce310" table:formula="of:=[.C37]+1" office:value-type="date" office:date-value="2025-04-20" calcext:value-type="date">
            <text:p>Apr 2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7Ln LDlnygYy</text:p>
          </table:table-cell>
          <table:table-cell table:style-name="Footnote" office:value-type="string" calcext:value-type="string">
            <text:p>BiiNirlen Olkhay</text:p>
          </table:table-cell>
          <table:table-cell table:style-name="ce310" table:formula="of:=[.C38]+1" office:value-type="date" office:date-value="2025-04-21" calcext:value-type="date">
            <text:p>Apr 2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7Ln LDlnygYy</text:p>
          </table:table-cell>
          <table:table-cell table:style-name="Footnote" office:value-type="string" calcext:value-type="string">
            <text:p>NeGuulen Olkhay</text:p>
          </table:table-cell>
          <table:table-cell table:style-name="ce310" table:formula="of:=[.C39]+1" office:value-type="date" office:date-value="2025-04-22" calcext:value-type="date">
            <text:p>Ap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7Ln LDlnygYy</text:p>
          </table:table-cell>
          <table:table-cell table:style-name="Footnote" office:value-type="string" calcext:value-type="string">
            <text:p>KuuNirlen Olkhay</text:p>
          </table:table-cell>
          <table:table-cell table:style-name="ce310" table:formula="of:=[.C40]+1" office:value-type="date" office:date-value="2025-04-23" calcext:value-type="date">
            <text:p>Ap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7Ln LDlnygYy</text:p>
          </table:table-cell>
          <table:table-cell table:style-name="Footnote" office:value-type="string" calcext:value-type="string">
            <text:p>Nebellen Olkhay</text:p>
          </table:table-cell>
          <table:table-cell table:style-name="ce310" table:formula="of:=[.C41]+1" office:value-type="date" office:date-value="2025-04-24" calcext:value-type="date">
            <text:p>Ap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0Lllx LDlnygYy</text:p>
          </table:table-cell>
          <table:table-cell table:style-name="Footnote" office:value-type="string" calcext:value-type="string">
            <text:p>Baarella Olkhay</text:p>
          </table:table-cell>
          <table:table-cell table:style-name="ce310" table:formula="of:=[.C42]+1" office:value-type="date" office:date-value="2025-04-25" calcext:value-type="date">
            <text:p>Apr 25</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0Ln LDlnygYy</text:p>
          </table:table-cell>
          <table:table-cell table:style-name="Footnote" office:value-type="string" calcext:value-type="string">
            <text:p>LeLiilen Olkhay</text:p>
          </table:table-cell>
          <table:table-cell table:style-name="ce310" table:formula="of:=[.C43]+1" office:value-type="date" office:date-value="2025-04-26" calcext:value-type="date">
            <text:p>Apr 26</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0Ln LDlnygYy</text:p>
          </table:table-cell>
          <table:table-cell table:style-name="Footnote" office:value-type="string" calcext:value-type="string">
            <text:p>Guuwiilen Olkhay</text:p>
          </table:table-cell>
          <table:table-cell table:style-name="ce310" table:formula="of:=[.C44]+1" office:value-type="date" office:date-value="2025-04-27" calcext:value-type="date">
            <text:p>Ap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0Ln LDlnygYy</text:p>
          </table:table-cell>
          <table:table-cell table:style-name="Footnote" office:value-type="string" calcext:value-type="string">
            <text:p>BiNiilen Olkhay</text:p>
          </table:table-cell>
          <table:table-cell table:style-name="ce310" table:formula="of:=[.C45]+1" office:value-type="date" office:date-value="2025-04-28" calcext:value-type="date">
            <text:p>Ap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0Ln LDlnygYy</text:p>
          </table:table-cell>
          <table:table-cell table:style-name="Footnote" office:value-type="string" calcext:value-type="string">
            <text:p>Beellalen Olkhay</text:p>
          </table:table-cell>
          <table:table-cell table:style-name="ce310" table:formula="of:=[.C46]+1" office:value-type="date" office:date-value="2025-04-29" calcext:value-type="date">
            <text:p>Ap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5Yy LDlnygYy</text:p>
          </table:table-cell>
          <table:table-cell table:style-name="Footnote" office:value-type="string" calcext:value-type="string">
            <text:p>Lembami Olkhay</text:p>
          </table:table-cell>
          <table:table-cell table:style-name="ce310" table:formula="of:=[.C47]+1" office:value-type="date" office:date-value="2025-04-30" calcext:value-type="date">
            <text:p>Ap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4Yy LDlnygYy</text:p>
          </table:table-cell>
          <table:table-cell table:style-name="Footnote" office:value-type="string" calcext:value-type="string">
            <text:p>Lenko’i Olkhay</text:p>
          </table:table-cell>
          <table:table-cell table:style-name="ce310" table:formula="of:=[.C48]+1" office:value-type="date" office:date-value="2025-05-01" calcext:value-type="date">
            <text:p>May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3Yy LDlnygYy</text:p>
          </table:table-cell>
          <table:table-cell table:style-name="Footnote" office:value-type="string" calcext:value-type="string">
            <text:p>Lenleli Olkhay</text:p>
          </table:table-cell>
          <table:table-cell table:style-name="ce310" table:formula="of:=[.C49]+1" office:value-type="date" office:date-value="2025-05-02" calcext:value-type="date">
            <text:p>May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2Yy LDlnygYy</text:p>
          </table:table-cell>
          <table:table-cell table:style-name="Footnote" office:value-type="string" calcext:value-type="string">
            <text:p>Lendoli Olkhay</text:p>
          </table:table-cell>
          <table:table-cell table:style-name="ce310" table:formula="of:=[.C50]+1" office:value-type="date" office:date-value="2025-05-03" calcext:value-type="date">
            <text:p>May 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00LNyy LDlnygYy</text:p>
          </table:table-cell>
          <table:table-cell table:style-name="Footnote" office:value-type="string" calcext:value-type="string">
            <text:p>Baringi Olkhay</text:p>
          </table:table-cell>
          <table:table-cell table:style-name="ce310" table:formula="of:=[.C51]+1" office:value-type="date" office:date-value="2025-05-04" calcext:value-type="date">
            <text:p>May 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6" office:value-type="string" calcext:value-type="string">
            <text:p>LDlnyg</text:p>
          </table:table-cell>
          <table:table-cell table:style-name="Footnote" office:value-type="string" calcext:value-type="string">
            <text:p>Olakhi</text:p>
          </table:table-cell>
          <table:table-cell table:style-name="ce310" table:formula="of:=[.C52]+1" office:value-type="date" office:date-value="2025-05-05" calcext:value-type="date">
            <text:p>May 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1Lllx LDygyy</text:p>
          </table:table-cell>
          <table:table-cell table:style-name="Footnote" office:value-type="string" calcext:value-type="string">
            <text:p>Nenarla Yagli</text:p>
          </table:table-cell>
          <table:table-cell table:style-name="ce310" table:formula="of:=[.C53]+1" office:value-type="date" office:date-value="2025-05-06" calcext:value-type="date">
            <text:p>May 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1Ln LDygyy</text:p>
          </table:table-cell>
          <table:table-cell table:style-name="Footnote" office:value-type="string" calcext:value-type="string">
            <text:p>Biinnelen Yagli</text:p>
          </table:table-cell>
          <table:table-cell table:style-name="ce310" table:formula="of:=[.C54]+1" office:value-type="date" office:date-value="2025-05-07" calcext:value-type="date">
            <text:p>May 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1Ln LDygyy</text:p>
          </table:table-cell>
          <table:table-cell table:style-name="Footnote" office:value-type="string" calcext:value-type="string">
            <text:p>Lennelen Yagli</text:p>
          </table:table-cell>
          <table:table-cell table:style-name="ce310" table:formula="of:=[.C55]+1" office:value-type="date" office:date-value="2025-05-08" calcext:value-type="date">
            <text:p>May 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1Ln LDygyy</text:p>
          </table:table-cell>
          <table:table-cell table:style-name="Footnote" office:value-type="string" calcext:value-type="string">
            <text:p>Guunnelen Yagli</text:p>
          </table:table-cell>
          <table:table-cell table:style-name="ce310" table:formula="of:=[.C56]+1" office:value-type="date" office:date-value="2025-05-09" calcext:value-type="date">
            <text:p>May 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1Ln LDygyy</text:p>
          </table:table-cell>
          <table:table-cell table:style-name="Footnote" office:value-type="string" calcext:value-type="string">
            <text:p>BiNiineren Yagli</text:p>
          </table:table-cell>
          <table:table-cell table:style-name="ce310" table:formula="of:=[.C57]+1" office:value-type="date" office:date-value="2025-05-10" calcext:value-type="date">
            <text:p>May 1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2Lllx LDygyy</text:p>
          </table:table-cell>
          <table:table-cell table:style-name="Footnote" office:value-type="string" calcext:value-type="string">
            <text:p>Doolarla Yagli</text:p>
          </table:table-cell>
          <table:table-cell table:style-name="ce310" table:formula="of:=[.C58]+1" office:value-type="date" office:date-value="2025-05-11" calcext:value-type="date">
            <text:p>May 1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2Ln LDygyy</text:p>
          </table:table-cell>
          <table:table-cell table:style-name="Footnote" office:value-type="string" calcext:value-type="string">
            <text:p>BiDoolen Yagli</text:p>
          </table:table-cell>
          <table:table-cell table:style-name="ce310" table:formula="of:=[.C59]+1" office:value-type="date" office:date-value="2025-05-12" calcext:value-type="date">
            <text:p>May 1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2Ln LDygyy</text:p>
          </table:table-cell>
          <table:table-cell table:style-name="Footnote" office:value-type="string" calcext:value-type="string">
            <text:p>LeDoolen Yagli</text:p>
          </table:table-cell>
          <table:table-cell table:style-name="ce310" table:formula="of:=[.C60]+1" office:value-type="date" office:date-value="2025-05-13" calcext:value-type="date">
            <text:p>May 1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2Ln LDygyy</text:p>
          </table:table-cell>
          <table:table-cell table:style-name="Footnote" office:value-type="string" calcext:value-type="string">
            <text:p>KuuDoolen Yagli</text:p>
          </table:table-cell>
          <table:table-cell table:style-name="ce310" table:formula="of:=[.C61]+1" office:value-type="date" office:date-value="2025-05-14" calcext:value-type="date">
            <text:p>May 1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2Ln LDygyy</text:p>
          </table:table-cell>
          <table:table-cell table:style-name="Footnote" office:value-type="string" calcext:value-type="string">
            <text:p>PaanDoolen Yagli</text:p>
          </table:table-cell>
          <table:table-cell table:style-name="ce310" table:formula="of:=[.C62]+1" office:value-type="date" office:date-value="2025-05-15" calcext:value-type="date">
            <text:p>May 1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3Lllx LDygyy</text:p>
          </table:table-cell>
          <table:table-cell table:style-name="Footnote" office:value-type="string" calcext:value-type="string">
            <text:p>Lellarla Yagli</text:p>
          </table:table-cell>
          <table:table-cell table:style-name="ce310" table:formula="of:=[.C63]+1" office:value-type="date" office:date-value="2025-05-16" calcext:value-type="date">
            <text:p>May 1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3Ln LDygyy</text:p>
          </table:table-cell>
          <table:table-cell table:style-name="Footnote" office:value-type="string" calcext:value-type="string">
            <text:p>Biillaaren Yagli</text:p>
          </table:table-cell>
          <table:table-cell table:style-name="ce310" table:formula="of:=[.C64]+1" office:value-type="date" office:date-value="2025-05-17" calcext:value-type="date">
            <text:p>May 1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3Ln LDygyy</text:p>
          </table:table-cell>
          <table:table-cell table:style-name="Footnote" office:value-type="string" calcext:value-type="string">
            <text:p>Lilleeren Yagli</text:p>
          </table:table-cell>
          <table:table-cell table:style-name="ce310" table:formula="of:=[.C65]+1" office:value-type="date" office:date-value="2025-05-18" calcext:value-type="date">
            <text:p>May 1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3Ln LDygyy</text:p>
          </table:table-cell>
          <table:table-cell table:style-name="Footnote" office:value-type="string" calcext:value-type="string">
            <text:p>Guullaaren Yagli</text:p>
          </table:table-cell>
          <table:table-cell table:style-name="ce310" table:formula="of:=[.C66]+1" office:value-type="date" office:date-value="2025-05-19" calcext:value-type="date">
            <text:p>May 1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3Ln LDygyy</text:p>
          </table:table-cell>
          <table:table-cell table:style-name="Footnote" office:value-type="string" calcext:value-type="string">
            <text:p>Banaarlen Yagli</text:p>
          </table:table-cell>
          <table:table-cell table:style-name="ce310" table:formula="of:=[.C67]+1" office:value-type="date" office:date-value="2025-05-20" calcext:value-type="date">
            <text:p>May 2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7" office:value-type="string" calcext:value-type="string">
            <text:p>04Lllx LDygyy</text:p>
          </table:table-cell>
          <table:table-cell table:style-name="Footnote" office:value-type="string" calcext:value-type="string">
            <text:p>Goolarla Yagli</text:p>
          </table:table-cell>
          <table:table-cell table:style-name="ce310" table:formula="of:=[.C68]+1" office:value-type="date" office:date-value="2025-05-21" calcext:value-type="date">
            <text:p>May 2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4Ln LDygyy</text:p>
          </table:table-cell>
          <table:table-cell table:style-name="Footnote" office:value-type="string" calcext:value-type="string">
            <text:p>BiRuulen Yagli</text:p>
          </table:table-cell>
          <table:table-cell table:style-name="ce310" table:formula="of:=[.C69]+1" office:value-type="date" office:date-value="2025-05-22" calcext:value-type="date">
            <text:p>May 2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4Ln LDygyy</text:p>
          </table:table-cell>
          <table:table-cell table:style-name="Footnote" office:value-type="string" calcext:value-type="string">
            <text:p>LeRulen Yagli</text:p>
          </table:table-cell>
          <table:table-cell table:style-name="ce310" table:formula="of:=[.C70]+1" office:value-type="date" office:date-value="2025-05-23" calcext:value-type="date">
            <text:p>May 2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4Ln LDygyy</text:p>
          </table:table-cell>
          <table:table-cell table:style-name="Footnote" office:value-type="string" calcext:value-type="string">
            <text:p>Kuruulen Yagli</text:p>
          </table:table-cell>
          <table:table-cell table:style-name="ce310" table:formula="of:=[.C71]+1" office:value-type="date" office:date-value="2025-05-24" calcext:value-type="date">
            <text:p>May 2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4Ln LDygyy</text:p>
          </table:table-cell>
          <table:table-cell table:style-name="Footnote" office:value-type="string" calcext:value-type="string">
            <text:p>Banoorlen Yagli</text:p>
          </table:table-cell>
          <table:table-cell table:style-name="ce310" table:formula="of:=[.C72]+1" office:value-type="date" office:date-value="2025-05-25" calcext:value-type="date">
            <text:p>May 25</text:p>
          </table:table-cell>
          <table:table-cell table:style-name="Footnote" table:number-columns-repeated="14"/>
          <table:table-cell table:style-name="ce309" table:number-columns-repeated="2"/>
          <table:table-cell table:style-name="Footnote" table:number-columns-repeated="7"/>
          <table:table-cell table:number-columns-repeated="16358"/>
        </table:table-row>
        <table:table-row table:style-name="ro9">
          <table:table-cell table:style-name="ce307" office:value-type="string" calcext:value-type="string">
            <text:p>05Lllx LDygyy</text:p>
          </table:table-cell>
          <table:table-cell table:style-name="Footnote" office:value-type="string" calcext:value-type="string">
            <text:p>Bammarla Yagli</text:p>
          </table:table-cell>
          <table:table-cell table:style-name="ce310" table:formula="of:=[.C73]+1" office:value-type="date" office:date-value="2025-05-26" calcext:value-type="date">
            <text:p>May 26</text:p>
          </table:table-cell>
          <table:table-cell table:style-name="Footnote" table:number-columns-repeated="23"/>
          <table:table-cell table:number-columns-repeated="16358"/>
        </table:table-row>
        <table:table-row table:style-name="ro4">
          <table:table-cell table:style-name="ce308" office:value-type="string" calcext:value-type="string">
            <text:p>25Ln LDygyy</text:p>
          </table:table-cell>
          <table:table-cell table:style-name="Footnote" office:value-type="string" calcext:value-type="string">
            <text:p>BiiVaameng Yagli</text:p>
          </table:table-cell>
          <table:table-cell table:style-name="ce310" table:formula="of:=[.C74]+1" office:value-type="date" office:date-value="2025-05-27" calcext:value-type="date">
            <text:p>May 27</text:p>
          </table:table-cell>
          <table:table-cell table:style-name="Footnote" table:number-columns-repeated="23"/>
          <table:table-cell table:number-columns-repeated="16358"/>
        </table:table-row>
        <table:table-row table:style-name="ro4">
          <table:table-cell table:style-name="ce308" office:value-type="string" calcext:value-type="string">
            <text:p>35Ln LDygyy</text:p>
          </table:table-cell>
          <table:table-cell table:style-name="Footnote" office:value-type="string" calcext:value-type="string">
            <text:p>LeVaameng Yagli</text:p>
          </table:table-cell>
          <table:table-cell table:style-name="ce310" table:formula="of:=[.C75]+1" office:value-type="date" office:date-value="2025-05-28" calcext:value-type="date">
            <text:p>May 28</text:p>
          </table:table-cell>
          <table:table-cell table:style-name="Footnote" table:number-columns-repeated="23"/>
          <table:table-cell table:number-columns-repeated="16358"/>
        </table:table-row>
        <table:table-row table:style-name="ro4">
          <table:table-cell table:style-name="ce308" office:value-type="string" calcext:value-type="string">
            <text:p>45Ln LDygyy</text:p>
          </table:table-cell>
          <table:table-cell table:style-name="Footnote" office:value-type="string" calcext:value-type="string">
            <text:p>KuVaameng Yagli</text:p>
          </table:table-cell>
          <table:table-cell table:style-name="ce310" table:formula="of:=[.C76]+1" office:value-type="date" office:date-value="2025-05-29" calcext:value-type="date">
            <text:p>May 29</text:p>
          </table:table-cell>
          <table:table-cell table:style-name="Footnote" table:number-columns-repeated="23"/>
          <table:table-cell table:number-columns-repeated="16358"/>
        </table:table-row>
        <table:table-row table:style-name="ro4">
          <table:table-cell table:style-name="ce308" office:value-type="string" calcext:value-type="string">
            <text:p>55Ln LDygyy</text:p>
          </table:table-cell>
          <table:table-cell table:style-name="Footnote" office:value-type="string" calcext:value-type="string">
            <text:p>FaVaameng Yagli</text:p>
          </table:table-cell>
          <table:table-cell table:style-name="ce310" table:formula="of:=[.C77]+1" office:value-type="date" office:date-value="2025-05-30" calcext:value-type="date">
            <text:p>May 30</text:p>
          </table:table-cell>
          <table:table-cell table:style-name="Footnote" table:number-columns-repeated="23"/>
          <table:table-cell table:number-columns-repeated="16358"/>
        </table:table-row>
        <table:table-row table:style-name="ro9">
          <table:table-cell table:style-name="ce307" office:value-type="string" calcext:value-type="string">
            <text:p>06Lllx LDygyy</text:p>
          </table:table-cell>
          <table:table-cell table:style-name="Footnote" office:value-type="string" calcext:value-type="string">
            <text:p>Duulelarla Yagli</text:p>
          </table:table-cell>
          <table:table-cell table:style-name="ce310" table:formula="of:=[.C78]+1" office:value-type="date" office:date-value="2025-05-31" calcext:value-type="date">
            <text:p>May 31</text:p>
          </table:table-cell>
          <table:table-cell table:style-name="Footnote" table:number-columns-repeated="23"/>
          <table:table-cell table:number-columns-repeated="16358"/>
        </table:table-row>
        <table:table-row table:style-name="ro4">
          <table:table-cell table:style-name="ce308" office:value-type="string" calcext:value-type="string">
            <text:p>26Ln LDygyy</text:p>
          </table:table-cell>
          <table:table-cell table:style-name="Footnote" office:value-type="string" calcext:value-type="string">
            <text:p>BiiDuleren Yagli</text:p>
          </table:table-cell>
          <table:table-cell table:style-name="ce310" table:formula="of:=[.C79]+1" office:value-type="date" office:date-value="2025-06-01" calcext:value-type="date">
            <text:p>Jun 1</text:p>
          </table:table-cell>
          <table:table-cell table:style-name="Footnote" table:number-columns-repeated="23"/>
          <table:table-cell table:number-columns-repeated="16358"/>
        </table:table-row>
        <table:table-row table:style-name="ro4">
          <table:table-cell table:style-name="ce308" office:value-type="string" calcext:value-type="string">
            <text:p>36Ln LDygyy</text:p>
          </table:table-cell>
          <table:table-cell table:style-name="Footnote" office:value-type="string" calcext:value-type="string">
            <text:p>LeDuleren Yagli</text:p>
          </table:table-cell>
          <table:table-cell table:style-name="ce310" table:formula="of:=[.C80]+1" office:value-type="date" office:date-value="2025-06-02" calcext:value-type="date">
            <text:p>Jun 2</text:p>
          </table:table-cell>
          <table:table-cell table:style-name="Footnote" table:number-columns-repeated="23"/>
          <table:table-cell table:number-columns-repeated="16358"/>
        </table:table-row>
        <table:table-row table:style-name="ro4">
          <table:table-cell table:style-name="ce308" office:value-type="string" calcext:value-type="string">
            <text:p>46Ln LDygyy</text:p>
          </table:table-cell>
          <table:table-cell table:style-name="Footnote" office:value-type="string" calcext:value-type="string">
            <text:p>KuDuuleren Yagli</text:p>
          </table:table-cell>
          <table:table-cell table:style-name="ce310" table:formula="of:=[.C81]+1" office:value-type="date" office:date-value="2025-06-03" calcext:value-type="date">
            <text:p>Jun 3</text:p>
          </table:table-cell>
          <table:table-cell table:style-name="Footnote" table:number-columns-repeated="23"/>
          <table:table-cell table:number-columns-repeated="16358"/>
        </table:table-row>
        <table:table-row table:style-name="ro4">
          <table:table-cell table:style-name="ce308" office:value-type="string" calcext:value-type="string">
            <text:p>56Ln LDygyy</text:p>
          </table:table-cell>
          <table:table-cell table:style-name="Footnote" office:value-type="string" calcext:value-type="string">
            <text:p>PaDuleren Yagli</text:p>
          </table:table-cell>
          <table:table-cell table:style-name="ce310" table:formula="of:=[.C82]+1" office:value-type="date" office:date-value="2025-06-04" calcext:value-type="date">
            <text:p>Jun 4</text:p>
          </table:table-cell>
          <table:table-cell table:style-name="Footnote" table:number-columns-repeated="23"/>
          <table:table-cell table:number-columns-repeated="16358"/>
        </table:table-row>
        <table:table-row table:style-name="ro9">
          <table:table-cell table:style-name="ce307" office:value-type="string" calcext:value-type="string">
            <text:p>07Lllx LDygyy</text:p>
          </table:table-cell>
          <table:table-cell table:style-name="Footnote" office:value-type="string" calcext:value-type="string">
            <text:p>Niraarla Yagli</text:p>
          </table:table-cell>
          <table:table-cell table:style-name="ce310" table:formula="of:=[.C83]+1" office:value-type="date" office:date-value="2025-06-05" calcext:value-type="date">
            <text:p>Jun 5</text:p>
          </table:table-cell>
          <table:table-cell table:style-name="Footnote" table:number-columns-repeated="23"/>
          <table:table-cell table:number-columns-repeated="16358"/>
        </table:table-row>
        <table:table-row table:style-name="ro4">
          <table:table-cell table:style-name="ce308" office:value-type="string" calcext:value-type="string">
            <text:p>27Ln LDygyy</text:p>
          </table:table-cell>
          <table:table-cell table:style-name="Footnote" office:value-type="string" calcext:value-type="string">
            <text:p>BiiNirlen Yagli</text:p>
          </table:table-cell>
          <table:table-cell table:style-name="ce310" table:formula="of:=[.C84]+1" office:value-type="date" office:date-value="2025-06-06" calcext:value-type="date">
            <text:p>Jun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7Ln LDygyy</text:p>
          </table:table-cell>
          <table:table-cell table:style-name="Footnote" office:value-type="string" calcext:value-type="string">
            <text:p>NeGuulen Yagli</text:p>
          </table:table-cell>
          <table:table-cell table:style-name="ce310" table:formula="of:=[.C85]+1" office:value-type="date" office:date-value="2025-06-07" calcext:value-type="date">
            <text:p>Jun 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7Ln LDygyy</text:p>
          </table:table-cell>
          <table:table-cell table:style-name="Footnote" office:value-type="string" calcext:value-type="string">
            <text:p>KuuNirlen Yagli</text:p>
          </table:table-cell>
          <table:table-cell table:style-name="ce310" table:formula="of:=[.C86]+1" office:value-type="date" office:date-value="2025-06-08" calcext:value-type="date">
            <text:p>Jun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7Ln LDygyy</text:p>
          </table:table-cell>
          <table:table-cell table:style-name="Footnote" office:value-type="string" calcext:value-type="string">
            <text:p>Nebellen Yagli</text:p>
          </table:table-cell>
          <table:table-cell table:style-name="ce310" table:formula="of:=[.C87]+1" office:value-type="date" office:date-value="2025-06-09" calcext:value-type="date">
            <text:p>Jun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1">
          <table:table-cell table:style-name="ce307" office:value-type="string" calcext:value-type="string">
            <text:p>00Lllx LDygyy</text:p>
          </table:table-cell>
          <table:table-cell table:style-name="Footnote" office:value-type="string" calcext:value-type="string">
            <text:p>Baarella Yagli</text:p>
          </table:table-cell>
          <table:table-cell table:style-name="ce310" table:formula="of:=[.C88]+1" office:value-type="date" office:date-value="2025-06-10" calcext:value-type="date">
            <text:p>Jun 10</text:p>
          </table:table-cell>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2"/>
          <table:table-cell table:style-name="ce309"/>
          <table:table-cell table:style-name="Footnote" table:number-columns-repeated="5"/>
          <table:table-cell table:number-columns-repeated="16358"/>
        </table:table-row>
        <table:table-row table:style-name="ro12">
          <table:table-cell table:style-name="Accent_20_1" office:value-type="string" calcext:value-type="string">
            <text:p>20Ln LDygyy</text:p>
          </table:table-cell>
          <table:table-cell table:style-name="Footnote" office:value-type="string" calcext:value-type="string">
            <text:p>LeLiilen Yagli</text:p>
          </table:table-cell>
          <table:table-cell table:style-name="ce310" table:formula="of:=[.C89]+1" office:value-type="date" office:date-value="2025-06-11" calcext:value-type="date">
            <text:p>Jun 11</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13"/>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0Ln LDygyy</text:p>
          </table:table-cell>
          <table:table-cell table:style-name="Footnote" office:value-type="string" calcext:value-type="string">
            <text:p>Guuwiilen Yagli</text:p>
          </table:table-cell>
          <table:table-cell table:style-name="ce310" table:formula="of:=[.C90]+1" office:value-type="date" office:date-value="2025-06-12" calcext:value-type="date">
            <text:p>Jun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0Ln LDygyy</text:p>
          </table:table-cell>
          <table:table-cell table:style-name="Footnote" office:value-type="string" calcext:value-type="string">
            <text:p>BiNiilen Yagli</text:p>
          </table:table-cell>
          <table:table-cell table:style-name="ce310" table:formula="of:=[.C91]+1" office:value-type="date" office:date-value="2025-06-13" calcext:value-type="date">
            <text:p>Jun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0Ln LDygyy</text:p>
          </table:table-cell>
          <table:table-cell table:style-name="Footnote" office:value-type="string" calcext:value-type="string">
            <text:p>Beellalen Yagli</text:p>
          </table:table-cell>
          <table:table-cell table:style-name="ce310" table:formula="of:=[.C92]+1" office:value-type="date" office:date-value="2025-06-14" calcext:value-type="date">
            <text:p>Jun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310" table:formula="of:=[.C93]+1" office:value-type="date" office:date-value="2025-06-15" calcext:value-type="date">
            <text:p>Jun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1">
          <table:table-cell table:style-name="Accent_20_1" office:value-type="string" calcext:value-type="string">
            <text:p>LN05Yy LDygyy</text:p>
          </table:table-cell>
          <table:table-cell table:style-name="Footnote" office:value-type="string" calcext:value-type="string">
            <text:p>Lembami Yagli</text:p>
          </table:table-cell>
          <table:table-cell table:style-name="ce310" table:formula="of:=[.C94]+1" office:value-type="date" office:date-value="2025-06-16" calcext:value-type="date">
            <text:p>Jun 16</text:p>
          </table:table-cell>
          <table:table-cell table:style-name="Footnote" office:value-type="string" calcext:value-type="string">
            <text:p>Sees theatres for Yakkal</text:p>
          </table:table-cell>
          <table:table-cell table:style-name="Footnote" table:number-columns-repeated="4"/>
          <table:table-cell table:style-name="Footnote" office:value-type="string" calcext:value-type="string">
            <text:p>Helps Tearan be safe when overwhelmed by crowd, especially since he’s attracting some attention from public</text:p>
          </table:table-cell>
          <table:table-cell table:style-name="Footnote" table:number-columns-repeated="11"/>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4Yy LDygyy</text:p>
          </table:table-cell>
          <table:table-cell table:style-name="Footnote" office:value-type="string" calcext:value-type="string">
            <text:p>Lenko’i Yagli</text:p>
          </table:table-cell>
          <table:table-cell table:style-name="ce310" table:formula="of:=[.C95]+1" office:value-type="date" office:date-value="2025-06-17" calcext:value-type="date">
            <text:p>Jun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3Yy LDygyy</text:p>
          </table:table-cell>
          <table:table-cell table:style-name="Footnote" office:value-type="string" calcext:value-type="string">
            <text:p>Lenleli Yagli</text:p>
          </table:table-cell>
          <table:table-cell table:style-name="ce310" table:formula="of:=[.C96]+1" office:value-type="date" office:date-value="2025-06-18" calcext:value-type="date">
            <text:p>Jun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2Yy LDygyy</text:p>
          </table:table-cell>
          <table:table-cell table:style-name="Footnote" office:value-type="string" calcext:value-type="string">
            <text:p>Lendoli Yagli</text:p>
          </table:table-cell>
          <table:table-cell table:style-name="ce310" table:formula="of:=[.C97]+1" office:value-type="date" office:date-value="2025-06-19" calcext:value-type="date">
            <text:p>Jun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00LNyy LDygyy</text:p>
          </table:table-cell>
          <table:table-cell table:style-name="Footnote" office:value-type="string" calcext:value-type="string">
            <text:p>Baringi Yagli</text:p>
          </table:table-cell>
          <table:table-cell table:style-name="ce310" table:formula="of:=[.C98]+1" office:value-type="date" office:date-value="2025-06-20" calcext:value-type="date">
            <text:p>Jun 2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Accent_20_3" office:value-type="string" calcext:value-type="string">
            <text:p>LDygyx</text:p>
          </table:table-cell>
          <table:table-cell table:style-name="Footnote" office:value-type="string" calcext:value-type="string">
            <text:p>Yakkal</text:p>
          </table:table-cell>
          <table:table-cell table:style-name="ce310" table:formula="of:=[.C99]+1" office:value-type="date" office:date-value="2025-06-21" calcext:value-type="date">
            <text:p>Jun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310" table:formula="of:=[.C100]+1" office:value-type="date" office:date-value="2025-06-22" calcext:value-type="date">
            <text:p>Jun 2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310" table:formula="of:=[.C101]+1" office:value-type="date" office:date-value="2025-06-23" calcext:value-type="date">
            <text:p>Jun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310" table:formula="of:=[.C102]+1" office:value-type="date" office:date-value="2025-06-24" calcext:value-type="date">
            <text:p>Jun 24</text:p>
          </table:table-cell>
          <table:table-cell table:style-name="Footnote" table:number-columns-repeated="2"/>
          <table:table-cell table:style-name="Footnote" office:value-type="string" calcext:value-type="string">
            <text:p>Learns how the days work</text:p>
          </table:table-cell>
          <table:table-cell table:style-name="Footnote" table:number-columns-repeated="13"/>
          <table:table-cell table:style-name="Footnote" office:value-type="string" calcext:value-type="string">
            <text:p>Ensures the canal is started</text:p>
          </table:table-cell>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310" table:formula="of:=[.C103]+1" office:value-type="date" office:date-value="2025-06-25" calcext:value-type="date">
            <text:p>Jun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310" table:formula="of:=[.C104]+1" office:value-type="date" office:date-value="2025-06-26" calcext:value-type="date">
            <text:p>Jun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3">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310" table:formula="of:=[.C105]+1" office:value-type="date" office:date-value="2025-06-27" calcext:value-type="date">
            <text:p>Jun 27</text:p>
          </table:table-cell>
          <table:table-cell table:style-name="Footnote" table:number-columns-repeated="16"/>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310" table:formula="of:=[.C106]+1" office:value-type="date" office:date-value="2025-06-28" calcext:value-type="date">
            <text:p>Jun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310" table:formula="of:=[.C107]+1" office:value-type="date" office:date-value="2025-06-29" calcext:value-type="date">
            <text:p>Jun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310" table:formula="of:=[.C108]+1" office:value-type="date" office:date-value="2025-06-30" calcext:value-type="date">
            <text:p>Jun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310" table:formula="of:=[.C109]+1" office:value-type="date" office:date-value="2025-07-01" calcext:value-type="date">
            <text:p>Jul 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310" table:formula="of:=[.C110]+1" office:value-type="date" office:date-value="2025-07-02" calcext:value-type="date">
            <text:p>Jul 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310" table:formula="of:=[.C111]+1" office:value-type="date" office:date-value="2025-07-03" calcext:value-type="date">
            <text:p>Jul 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310" table:formula="of:=[.C112]+1" office:value-type="date" office:date-value="2025-07-04" calcext:value-type="date">
            <text:p>Jul 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310" table:formula="of:=[.C113]+1" office:value-type="date" office:date-value="2025-07-05" calcext:value-type="date">
            <text:p>Jul 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310" table:formula="of:=[.C114]+1" office:value-type="date" office:date-value="2025-07-06" calcext:value-type="date">
            <text:p>Jul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4">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310" table:formula="of:=[.C115]+1" office:value-type="date" office:date-value="2025-07-07" calcext:value-type="date">
            <text:p>Jul 7</text:p>
          </table:table-cell>
          <table:table-cell table:style-name="Footnote" table:number-columns-repeated="17"/>
          <table:table-cell table:style-name="ce309"/>
          <table:table-cell table:style-name="Footnote" table:number-columns-repeated="3"/>
          <table:table-cell table:style-name="ce309" office:value-type="string" calcext:value-type="string">
            <text:p>She wants to make people at ease and created a song with the help of Reyon to celebrate the return of Talaashen, to an uncertain success, as publicly shared love is somewhat awkward.</text:p>
          </table:table-cell>
          <table:table-cell table:style-name="Footnote"/>
          <table:table-cell table:number-columns-repeated="16358"/>
        </table:table-row>
        <table:table-row table:style-name="ro4">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310" table:formula="of:=[.C116]+1" office:value-type="date" office:date-value="2025-07-08" calcext:value-type="date">
            <text:p>Jul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310" table:formula="of:=[.C117]+1" office:value-type="date" office:date-value="2025-07-09" calcext:value-type="date">
            <text:p>Jul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4Ln LDyggwYy</text:p>
          </table:table-cell>
          <table:table-cell table:style-name="Footnote" office:value-type="string" calcext:value-type="string">
            <text:p>Kuruulen Wariko</text:p>
          </table:table-cell>
          <table:table-cell table:style-name="ce310" table:formula="of:=[.C118]+1" office:value-type="date" office:date-value="2025-07-10" calcext:value-type="date">
            <text:p>Jul 1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4Ln LDyggwYy</text:p>
          </table:table-cell>
          <table:table-cell table:style-name="Footnote" office:value-type="string" calcext:value-type="string">
            <text:p>Banoorlen Wariko</text:p>
          </table:table-cell>
          <table:table-cell table:style-name="ce310" table:formula="of:=[.C119]+1" office:value-type="date" office:date-value="2025-07-11" calcext:value-type="date">
            <text:p>Jul 1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7" office:value-type="string" calcext:value-type="string">
            <text:p>05Lllx LDyggwYy</text:p>
          </table:table-cell>
          <table:table-cell table:style-name="Footnote" office:value-type="string" calcext:value-type="string">
            <text:p>Bammarla Wariko</text:p>
          </table:table-cell>
          <table:table-cell table:style-name="ce310" table:formula="of:=[.C120]+1" office:value-type="date" office:date-value="2025-07-12" calcext:value-type="date">
            <text:p>Jul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5Ln LDyggwYy</text:p>
          </table:table-cell>
          <table:table-cell table:style-name="Footnote" office:value-type="string" calcext:value-type="string">
            <text:p>BiiVaameng Wariko</text:p>
          </table:table-cell>
          <table:table-cell table:style-name="ce310" table:formula="of:=[.C121]+1" office:value-type="date" office:date-value="2025-07-13" calcext:value-type="date">
            <text:p>Jul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5Ln LDyggwYy</text:p>
          </table:table-cell>
          <table:table-cell table:style-name="Footnote" office:value-type="string" calcext:value-type="string">
            <text:p>LeVaameng Wariko</text:p>
          </table:table-cell>
          <table:table-cell table:style-name="ce310" table:formula="of:=[.C122]+1" office:value-type="date" office:date-value="2025-07-14" calcext:value-type="date">
            <text:p>Jul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5Ln LDyggwYy</text:p>
          </table:table-cell>
          <table:table-cell table:style-name="Footnote" office:value-type="string" calcext:value-type="string">
            <text:p>KuVaameng Wariko</text:p>
          </table:table-cell>
          <table:table-cell table:style-name="ce310" table:formula="of:=[.C123]+1" office:value-type="date" office:date-value="2025-07-15" calcext:value-type="date">
            <text:p>Jul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5Ln LDyggwYy</text:p>
          </table:table-cell>
          <table:table-cell table:style-name="Footnote" office:value-type="string" calcext:value-type="string">
            <text:p>FaVaameng Wariko</text:p>
          </table:table-cell>
          <table:table-cell table:style-name="ce310" table:formula="of:=[.C124]+1" office:value-type="date" office:date-value="2025-07-16" calcext:value-type="date">
            <text:p>Jul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7" office:value-type="string" calcext:value-type="string">
            <text:p>06Lllx LDyggwYy</text:p>
          </table:table-cell>
          <table:table-cell table:style-name="Footnote" office:value-type="string" calcext:value-type="string">
            <text:p>Duulelarla Wariko</text:p>
          </table:table-cell>
          <table:table-cell table:style-name="ce310" table:formula="of:=[.C125]+1" office:value-type="date" office:date-value="2025-07-17" calcext:value-type="date">
            <text:p>Jul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6Ln LDyggwYy</text:p>
          </table:table-cell>
          <table:table-cell table:style-name="Footnote" office:value-type="string" calcext:value-type="string">
            <text:p>BiiDuleren Wariko</text:p>
          </table:table-cell>
          <table:table-cell table:style-name="ce310" table:formula="of:=[.C126]+1" office:value-type="date" office:date-value="2025-07-18" calcext:value-type="date">
            <text:p>Jul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6Ln LDyggwYy</text:p>
          </table:table-cell>
          <table:table-cell table:style-name="Footnote" office:value-type="string" calcext:value-type="string">
            <text:p>LeDuleren Wariko</text:p>
          </table:table-cell>
          <table:table-cell table:style-name="ce310" table:formula="of:=[.C127]+1" office:value-type="date" office:date-value="2025-07-19" calcext:value-type="date">
            <text:p>Jul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5">
          <table:table-cell table:style-name="ce308" office:value-type="string" calcext:value-type="string">
            <text:p>46Ln LDyggwYy</text:p>
          </table:table-cell>
          <table:table-cell table:style-name="Footnote" office:value-type="string" calcext:value-type="string">
            <text:p>KuDuuleren Wariko</text:p>
          </table:table-cell>
          <table:table-cell table:style-name="ce310" table:formula="of:=[.C128]+1" office:value-type="date" office:date-value="2025-07-20" calcext:value-type="date">
            <text:p>Jul 20</text:p>
          </table:table-cell>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14"/>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6Ln LDyggwYy</text:p>
          </table:table-cell>
          <table:table-cell table:style-name="Footnote" office:value-type="string" calcext:value-type="string">
            <text:p>PaDuleren Wariko</text:p>
          </table:table-cell>
          <table:table-cell table:style-name="ce310" table:formula="of:=[.C129]+1" office:value-type="date" office:date-value="2025-07-21" calcext:value-type="date">
            <text:p>Jul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6">
          <table:table-cell table:style-name="ce307" office:value-type="string" calcext:value-type="string">
            <text:p>07Lllx LDyggwYy</text:p>
          </table:table-cell>
          <table:table-cell table:style-name="Footnote" office:value-type="string" calcext:value-type="string">
            <text:p>Niraarla Wariko</text:p>
          </table:table-cell>
          <table:table-cell table:style-name="ce310" table:formula="of:=[.C130]+1" office:value-type="date" office:date-value="2025-07-22" calcext:value-type="date">
            <text:p>Jul 22</text:p>
          </table:table-cell>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14"/>
          <table:table-cell table:style-name="ce309"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309" office:value-type="string" calcext:value-type="string">
            <text:p>Tried to hurt Taran with a slingshot but ended up feeling like it was unnecessary, is going to be doing more work to improve Beriza</text:p>
          </table:table-cell>
          <table:table-cell table:style-name="Footnote"/>
          <table:table-cell table:style-name="ce309" office:value-type="string" calcext:value-type="string">
            <text:p>She left again between Yakkal the summer solstice and Wakha to tend to the vineyard and come back with wines.</text:p>
          </table:table-cell>
          <table:table-cell table:style-name="Footnote"/>
          <table:table-cell table:number-columns-repeated="16358"/>
        </table:table-row>
        <table:table-row table:style-name="ro4">
          <table:table-cell table:style-name="ce308" office:value-type="string" calcext:value-type="string">
            <text:p>27Ln LDyggwYy</text:p>
          </table:table-cell>
          <table:table-cell table:style-name="Footnote" office:value-type="string" calcext:value-type="string">
            <text:p>BiiNirlen Wariko</text:p>
          </table:table-cell>
          <table:table-cell table:style-name="ce310" table:formula="of:=[.C131]+1" office:value-type="date" office:date-value="2025-07-23" calcext:value-type="date">
            <text:p>Jul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7Ln LDyggwYy</text:p>
          </table:table-cell>
          <table:table-cell table:style-name="Footnote" office:value-type="string" calcext:value-type="string">
            <text:p>NeGuulen Wariko</text:p>
          </table:table-cell>
          <table:table-cell table:style-name="ce310" table:formula="of:=[.C132]+1" office:value-type="date" office:date-value="2025-07-24" calcext:value-type="date">
            <text:p>Jul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7Ln LDyggwYy</text:p>
          </table:table-cell>
          <table:table-cell table:style-name="Footnote" office:value-type="string" calcext:value-type="string">
            <text:p>KuuNirlen Wariko</text:p>
          </table:table-cell>
          <table:table-cell table:style-name="ce310" table:formula="of:=[.C133]+1" office:value-type="date" office:date-value="2025-07-25" calcext:value-type="date">
            <text:p>Jul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7Ln LDyggwYy</text:p>
          </table:table-cell>
          <table:table-cell table:style-name="Footnote" office:value-type="string" calcext:value-type="string">
            <text:p>Nebellen Wariko</text:p>
          </table:table-cell>
          <table:table-cell table:style-name="ce310" table:formula="of:=[.C134]+1" office:value-type="date" office:date-value="2025-07-26" calcext:value-type="date">
            <text:p>Jul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7" office:value-type="string" calcext:value-type="string">
            <text:p>00Lllx LDyggwYy</text:p>
          </table:table-cell>
          <table:table-cell table:style-name="Footnote" office:value-type="string" calcext:value-type="string">
            <text:p>Baarella Wariko</text:p>
          </table:table-cell>
          <table:table-cell table:style-name="ce310" table:formula="of:=[.C135]+1" office:value-type="date" office:date-value="2025-07-27" calcext:value-type="date">
            <text:p>Jul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0Ln LDyggwYy</text:p>
          </table:table-cell>
          <table:table-cell table:style-name="Footnote" office:value-type="string" calcext:value-type="string">
            <text:p>LeLiilen Wariko</text:p>
          </table:table-cell>
          <table:table-cell table:style-name="ce310" table:formula="of:=[.C136]+1" office:value-type="date" office:date-value="2025-07-28" calcext:value-type="date">
            <text:p>Jul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0Ln LDyggwYy</text:p>
          </table:table-cell>
          <table:table-cell table:style-name="Footnote" office:value-type="string" calcext:value-type="string">
            <text:p>Guuwiilen Wariko</text:p>
          </table:table-cell>
          <table:table-cell table:style-name="ce310" table:formula="of:=[.C137]+1" office:value-type="date" office:date-value="2025-07-29" calcext:value-type="date">
            <text:p>Jul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0Ln LDyggwYy</text:p>
          </table:table-cell>
          <table:table-cell table:style-name="Footnote" office:value-type="string" calcext:value-type="string">
            <text:p>BiNiilen Wariko</text:p>
          </table:table-cell>
          <table:table-cell table:style-name="ce310" table:formula="of:=[.C138]+1" office:value-type="date" office:date-value="2025-07-30" calcext:value-type="date">
            <text:p>Jul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7">
          <table:table-cell table:style-name="ce308" office:value-type="string" calcext:value-type="string">
            <text:p>50Ln LDyggwYy</text:p>
          </table:table-cell>
          <table:table-cell table:style-name="Footnote" office:value-type="string" calcext:value-type="string">
            <text:p>Beellalen Wariko</text:p>
          </table:table-cell>
          <table:table-cell table:style-name="ce310" table:formula="of:=[.C139]+1" office:value-type="date" office:date-value="2025-07-31" calcext:value-type="date">
            <text:p>Jul 31</text:p>
          </table:table-cell>
          <table:table-cell table:style-name="Footnote"/>
          <table:table-cell table:style-name="ce309"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Talaashen is keeping guard of the town during Wakhaa and is missing Kafisa dearly.</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309" office:value-type="string" calcext:value-type="string">
            <text:p>Mandin is actually pretty good at cleaning wounds, providing care to the helpless and all. He is taking care of Lagris and Uzhil </text:p>
          </table:table-cell>
          <table:table-cell table:style-name="ce309"/>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309" office:value-type="string" calcext:value-type="string">
            <text:p>Tshavis would rather not be present during Wakha but needs to prepare for winter, so he is spending more time at the cobbler Beltolemme</text:p>
          </table:table-cell>
          <table:table-cell table:style-name="ce309" table:number-columns-repeated="4"/>
          <table:table-cell table:style-name="ce309" office:value-type="string" calcext:value-type="string">
            <text:p>He is being prepared to be moved around during the whole week of Wakha, and is basically a "divine prostitute" of the temple</text:p>
          </table:table-cell>
          <table:table-cell table:style-name="ce309"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309"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309" office:value-type="string" calcext:value-type="string">
            <text:p>While the Wakha preparations are happening, Layash is learning about history and singing to get coins from the passer by's</text:p>
          </table:table-cell>
          <table:table-cell table:style-name="ce309"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309" office:value-type="string" calcext:value-type="string">
            <text:p>She has somewhat family with Uzhil and Lagris</text:p>
            <text:p>She intends on participating to the celebration and get pretty drunk during Wakha.</text:p>
          </table:table-cell>
          <table:table-cell table:style-name="ce309"/>
          <table:table-cell table:number-columns-repeated="16358"/>
        </table:table-row>
        <table:table-row table:style-name="ro12">
          <table:table-cell table:style-name="ce308" office:value-type="string" calcext:value-type="string">
            <text:p>LN05Yy LDyggwYy</text:p>
          </table:table-cell>
          <table:table-cell table:style-name="Footnote" office:value-type="string" calcext:value-type="string">
            <text:p>Lembami Wariko</text:p>
          </table:table-cell>
          <table:table-cell table:style-name="ce310" table:formula="of:=[.C140]+1" office:value-type="date" office:date-value="2025-08-01" calcext:value-type="date">
            <text:p>Aug 1</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6"/>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4">
          <table:table-cell table:style-name="ce308" office:value-type="string" calcext:value-type="string">
            <text:p>LN04Yy LDyggwYy</text:p>
          </table:table-cell>
          <table:table-cell table:style-name="Footnote" office:value-type="string" calcext:value-type="string">
            <text:p>Lenko’i Wariko</text:p>
          </table:table-cell>
          <table:table-cell table:style-name="ce310" table:formula="of:=[.C141]+1" office:value-type="date" office:date-value="2025-08-02" calcext:value-type="date">
            <text:p>Aug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18">
          <table:table-cell table:style-name="ce308" office:value-type="string" calcext:value-type="string">
            <text:p>LN03Yy LDyggwYy</text:p>
          </table:table-cell>
          <table:table-cell table:style-name="Footnote" office:value-type="string" calcext:value-type="string">
            <text:p>Lenleli Wariko</text:p>
          </table:table-cell>
          <table:table-cell table:style-name="ce310" table:formula="of:=[.C142]+1" office:value-type="date" office:date-value="2025-08-03" calcext:value-type="date">
            <text:p>Aug 3</text:p>
          </table:table-cell>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table-cell table:style-name="Footnote" office:value-type="string" calcext:value-type="string">
            <text:p>She was happy to see Kafisa back but both understand her duty.</text:p>
          </table:table-cell>
          <table:table-cell table:style-name="Footnote"/>
          <table:table-cell table:style-name="ce309" office:value-type="string" calcext:value-type="string">
            <text:p>Mandin's lover is one of the horse racers.</text:p>
          </table:table-cell>
          <table:table-cell table:style-name="ce309"/>
          <table:table-cell table:style-name="Footnote"/>
          <table:table-cell table:style-name="ce309"/>
          <table:table-cell table:style-name="Footnote" table:number-columns-repeated="2"/>
          <table:table-cell table:style-name="ce309"/>
          <table:table-cell table:style-name="Footnote"/>
          <table:table-cell table:style-name="ce309" office:value-type="string" calcext:value-type="string">
            <text:p>Will assist the race by the side of Luseytokris.</text:p>
          </table:table-cell>
          <table:table-cell table:style-name="ce309"/>
          <table:table-cell table:style-name="ce309"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309" table:number-columns-repeated="3"/>
          <table:table-cell table:style-name="ce309"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style-name="Footnote"/>
          <table:table-cell table:number-columns-repeated="16358"/>
        </table:table-row>
        <table:table-row table:style-name="ro19">
          <table:table-cell table:style-name="ce308" office:value-type="string" calcext:value-type="string">
            <text:p>LN02Yy LDyggwYy</text:p>
          </table:table-cell>
          <table:table-cell table:style-name="Footnote" office:value-type="string" calcext:value-type="string">
            <text:p>Lendoli Wariko</text:p>
          </table:table-cell>
          <table:table-cell table:style-name="ce310" table:formula="of:=[.C143]+1" office:value-type="date" office:date-value="2025-08-04" calcext:value-type="date">
            <text:p>Aug 4</text:p>
          </table:table-cell>
          <table:table-cell table:style-name="Footnote"/>
          <table:table-cell table:style-name="ce309"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309"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309"/>
          <table:table-cell table:style-name="ce309"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309" office:value-type="string" calcext:value-type="string">
            <text:p>Was very much interested by the high wheels of the contraption shown at the racetracks</text:p>
          </table:table-cell>
          <table:table-cell table:style-name="ce309" office:value-type="string" calcext:value-type="string">
            <text:p>He cheered for Bashledhaw who in retrospect clearly had the best outcome of all. They spend the evening under the rain together after the crowd dispersed.</text:p>
          </table:table-cell>
          <table:table-cell table:style-name="ce309" office:value-type="string" calcext:value-type="string">
            <text:p>Bashledhaw is exhausted from being the 2nd, 6th and 3rd on the three races but spends quality time with Mandin as soon as possible afterwards</text:p>
          </table:table-cell>
          <table:table-cell table:style-name="ce309"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309" office:value-type="string" calcext:value-type="string">
            <text:p>Did go to the race but left at the intermission because it was clearly going to rain.</text:p>
          </table:table-cell>
          <table:table-cell table:style-name="ce309"/>
          <table:table-cell table:style-name="Footnote"/>
          <table:table-cell table:style-name="ce309" office:value-type="string" calcext:value-type="string">
            <text:p>The Khattom is pretty busy, and she gets some respite from the racecourse, and knows to have lots ready as soon as the rain hits.</text:p>
          </table:table-cell>
          <table:table-cell table:style-name="ce309" office:value-type="string" calcext:value-type="string">
            <text:p>Takes half of the earnings of Bashledhaw's wins at the race after owning some time with Izmaun. </text:p>
            <text:p>Going to the Khattom after and spending time upstairs.</text:p>
          </table:table-cell>
          <table:table-cell table:style-name="ce309" office:value-type="string" calcext:value-type="string">
            <text:p>Shoved to the side after the race, he's brought to the temple and on the way kept getting praised ceremoniously but is becoming annoyed of it.</text:p>
          </table:table-cell>
          <table:table-cell table:style-name="ce309"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309"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309"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309"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309"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style-name="Footnote"/>
          <table:table-cell table:number-columns-repeated="16358"/>
        </table:table-row>
        <table:table-row table:style-name="ro20">
          <table:table-cell table:style-name="ce308" office:value-type="string" calcext:value-type="string">
            <text:p>00LNyy LDyggwYy</text:p>
          </table:table-cell>
          <table:table-cell table:style-name="Footnote" office:value-type="string" calcext:value-type="string">
            <text:p>Baringi Wariko</text:p>
          </table:table-cell>
          <table:table-cell table:style-name="ce310" table:formula="of:=[.C144]+1" office:value-type="date" office:date-value="2025-08-05" calcext:value-type="date">
            <text:p>Aug 5</text:p>
          </table:table-cell>
          <table:table-cell table:style-name="ce309"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309"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309" office:value-type="string" calcext:value-type="string">
            <text:p>Spent the night with Bashledhaw, returned the next day after getting some rabbit after arguing with the vendor that he'll pay after Wakha. </text:p>
          </table:table-cell>
          <table:table-cell table:style-name="ce309" office:value-type="string" calcext:value-type="string">
            <text:p>Spent the night together but knows to return to sewing the morning after.</text:p>
          </table:table-cell>
          <table:table-cell table:style-name="ce309"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309"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309" office:value-type="string" calcext:value-type="string">
            <text:p>Did manage an awesome day's work and collected a fair bit of funds as well as clay stamps from locals too. Someone tried to pay with a scented moon cake candle, and she obliged.</text:p>
          </table:table-cell>
          <table:table-cell table:style-name="ce309"/>
          <table:table-cell table:style-name="Footnote" office:value-type="string" calcext:value-type="string">
            <text:p>Noticed the exchange between the priest and Kuyageba, and wants to break free from being seen as divine because of his appearance.</text:p>
          </table:table-cell>
          <table:table-cell table:style-name="ce309" office:value-type="string" calcext:value-type="string">
            <text:p>Suddenly is afraid that the earth might shatter</text:p>
          </table:table-cell>
          <table:table-cell table:style-name="ce309"/>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309"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309" office:value-type="string" calcext:value-type="string">
            <text:p>Is going to help with reaping the next day as requested by Tamurba</text:p>
          </table:table-cell>
          <table:table-cell table:style-name="ce309"/>
          <table:table-cell table:style-name="ce309" office:value-type="string" calcext:value-type="string">
            <text:p>Saved the sheep and is gathering energy to play music for the reapers tomorrow.</text:p>
          </table:table-cell>
          <table:table-cell table:style-name="Footnote"/>
          <table:table-cell table:number-columns-repeated="16358"/>
        </table:table-row>
        <table:table-row table:style-name="ro21">
          <table:table-cell table:style-name="ce306" office:value-type="string" calcext:value-type="string">
            <text:p>LDlnyg</text:p>
          </table:table-cell>
          <table:table-cell table:style-name="Footnote" office:value-type="string" calcext:value-type="string">
            <text:p>Wakha</text:p>
          </table:table-cell>
          <table:table-cell table:style-name="ce310" table:formula="of:=[.C145]+1" office:value-type="date" office:date-value="2025-08-06" calcext:value-type="date">
            <text:p>Aug 6</text:p>
          </table:table-cell>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5"/>
          <table:table-cell table:style-name="ce309"/>
          <table:table-cell table:style-name="Footnote" table:number-columns-repeated="2"/>
          <table:table-cell table:style-name="ce309" table:number-columns-repeated="2"/>
          <table:table-cell table:style-name="Footnote" table:number-columns-repeated="2"/>
          <table:table-cell table:style-name="ce309"/>
          <table:table-cell table:style-name="Footnote"/>
          <table:table-cell table:style-name="ce309" table:number-columns-repeated="3"/>
          <table:table-cell table:style-name="Footnote" table:number-columns-repeated="2"/>
          <table:table-cell table:number-columns-repeated="16358"/>
        </table:table-row>
        <table:table-row table:style-name="ro22">
          <table:table-cell table:style-name="ce307" office:value-type="string" calcext:value-type="string">
            <text:p>01Lllx LDygyy</text:p>
          </table:table-cell>
          <table:table-cell table:style-name="Footnote" office:value-type="string" calcext:value-type="string">
            <text:p>Nenarla Ganshni</text:p>
          </table:table-cell>
          <table:table-cell table:style-name="ce310" table:formula="of:=[.C146]+1" office:value-type="date" office:date-value="2025-08-07" calcext:value-type="date">
            <text:p>Aug 7</text:p>
          </table:table-cell>
          <table:table-cell table:style-name="Footnote"/>
          <table:table-cell table:style-name="ce309"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number-columns-repeated="2"/>
          <table:table-cell table:style-name="Footnote" office:value-type="string" calcext:value-type="string">
            <text:p>Enjoying the different machines being used for the farming</text:p>
          </table:table-cell>
          <table:table-cell table:style-name="ce309" office:value-type="string" calcext:value-type="string">
            <text:p>Will be scolded by Falfela for having gone to get rabbit under her name instead of giving something in return, whatever it could have been</text:p>
          </table:table-cell>
          <table:table-cell table:style-name="ce309"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309"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309"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309"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309" office:value-type="string" calcext:value-type="string">
            <text:p>As the crowds lessen, reopens the Fambesar and spends time at the temple discussing concepts of self determination and the likes.</text:p>
          </table:table-cell>
          <table:table-cell table:style-name="Footnote" office:value-type="string" calcext:value-type="string">
            <text:p>Helps at the field, no biggy. Sleeps under the Lurek bridge the next night just because.</text:p>
          </table:table-cell>
          <table:table-cell table:style-name="ce309" office:value-type="string" calcext:value-type="string">
            <text:p>After Wakha, returned to her home.</text:p>
          </table:table-cell>
          <table:table-cell table:style-name="Footnote" table:number-columns-repeated="2"/>
          <table:table-cell table:number-columns-repeated="16358"/>
        </table:table-row>
        <table:table-row table:style-name="ro23">
          <table:table-cell table:style-name="ce308" office:value-type="string" calcext:value-type="string">
            <text:p>21Ln LDygyy</text:p>
          </table:table-cell>
          <table:table-cell table:style-name="Footnote" office:value-type="string" calcext:value-type="string">
            <text:p>Biinnelen Ganshni</text:p>
          </table:table-cell>
          <table:table-cell table:style-name="ce310" table:formula="of:=[.C147]+1" office:value-type="date" office:date-value="2025-08-08" calcext:value-type="date">
            <text:p>Aug 8</text:p>
          </table:table-cell>
          <table:table-cell table:style-name="ce309"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309"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309"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309" office:value-type="string" calcext:value-type="string">
            <text:p>She has no idea how much her talks with one of the priests influenced the priest to provoke Lagris' transfiguration</text:p>
          </table:table-cell>
          <table:table-cell table:style-name="ce309" office:value-type="string" calcext:value-type="string">
            <text:p>is getting hungry and goes to the pots outside houses where some fruits are kept for the beggars </text:p>
            <text:p>Sees Bashledhaw sewing outside not far from Falfela's</text:p>
          </table:table-cell>
          <table:table-cell table:style-name="ce309" office:value-type="string" calcext:value-type="string">
            <text:p>Participated in the field work but only a little, mainly looking at the different machines and going to Tamur La about them afterwards.</text:p>
          </table:table-cell>
          <table:table-cell table:style-name="Footnote" table:number-columns-repeated="2"/>
          <table:table-cell table:number-columns-repeated="16358"/>
        </table:table-row>
        <table:table-row table:style-name="ro24">
          <table:table-cell table:style-name="ce308" office:value-type="string" calcext:value-type="string">
            <text:p>31Ln LDygyy</text:p>
          </table:table-cell>
          <table:table-cell table:style-name="Footnote" office:value-type="string" calcext:value-type="string">
            <text:p>Lennelen Ganshni</text:p>
          </table:table-cell>
          <table:table-cell table:style-name="ce310" table:formula="of:=[.C148]+1" office:value-type="date" office:date-value="2025-08-09" calcext:value-type="date">
            <text:p>Aug 9</text:p>
          </table:table-cell>
          <table:table-cell table:style-name="ce309" office:value-type="string" calcext:value-type="string">
            <text:p>Goes to work the next day, but Tamur not being here and direction not being clear, leaves as others did to go swim in the river.</text:p>
          </table:table-cell>
          <table:table-cell table:style-name="ce309"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Is requested to aid in making the area around the quarry/mind up the Lurek saf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309"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style-name="ce309"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309"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309"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309" office:value-type="string" calcext:value-type="string">
            <text:p>Arrived at the southern lands and got a mix of good quality material, with silk from China being one of them, and had a spat with family members over the distance of his work.</text:p>
          </table:table-cell>
          <table:table-cell table:style-name="ce309"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309"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309"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309" office:value-type="string" calcext:value-type="string">
            <text:p>Spends time at the Chatting decks and notices Kalgeagris' performance and is surprised</text:p>
          </table:table-cell>
          <table:table-cell table:style-name="Footnote"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309"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309"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style-name="ce309"/>
          <table:table-cell table:number-columns-repeated="16358"/>
        </table:table-row>
        <table:table-row table:style-name="ro13">
          <table:table-cell table:style-name="ce308" office:value-type="string" calcext:value-type="string">
            <text:p>41Ln LDygyy</text:p>
          </table:table-cell>
          <table:table-cell table:style-name="Footnote" office:value-type="string" calcext:value-type="string">
            <text:p>Guunnelen Ganshni</text:p>
          </table:table-cell>
          <table:table-cell table:style-name="ce310" table:formula="of:=[.C149]+1" office:value-type="date" office:date-value="2025-08-10" calcext:value-type="date">
            <text:p>Aug 10</text:p>
          </table:table-cell>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3"/>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4">
          <table:table-cell table:style-name="ce308" office:value-type="string" calcext:value-type="string">
            <text:p>51Ln LDygyy</text:p>
          </table:table-cell>
          <table:table-cell table:style-name="Footnote" office:value-type="string" calcext:value-type="string">
            <text:p>BiNiineren Ganshni</text:p>
          </table:table-cell>
          <table:table-cell table:style-name="ce310" table:formula="of:=[.C150]+1" office:value-type="date" office:date-value="2025-08-11" calcext:value-type="date">
            <text:p>Aug 11</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9">
          <table:table-cell table:style-name="ce307" office:value-type="string" calcext:value-type="string">
            <text:p>02Lllx LDygyy</text:p>
          </table:table-cell>
          <table:table-cell table:style-name="Footnote" office:value-type="string" calcext:value-type="string">
            <text:p>Doolarla Ganshni</text:p>
          </table:table-cell>
          <table:table-cell table:style-name="ce310" table:formula="of:=[.C151]+1" office:value-type="date" office:date-value="2025-08-12" calcext:value-type="date">
            <text:p>Aug 12</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18">
          <table:table-cell table:style-name="ce308" office:value-type="string" calcext:value-type="string">
            <text:p>22Ln LDygyy</text:p>
          </table:table-cell>
          <table:table-cell table:style-name="ce309" office:value-type="string" calcext:value-type="string">
            <text:p>BiDoolen Ganshni</text:p>
          </table:table-cell>
          <table:table-cell table:style-name="ce312" table:formula="of:=[.C152]+1" office:value-type="date" office:date-value="2025-08-13" calcext:value-type="date">
            <text:p>Aug 13</text:p>
          </table:table-cell>
          <table:table-cell table:style-name="ce309" office:value-type="string" calcext:value-type="string">
            <text:p>Is absolutely burnt by the sun and the heat and misses a lot of the drama that unfolds</text:p>
          </table:table-cell>
          <table:table-cell table:style-name="ce309"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309"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309" office:value-type="string" calcext:value-type="string">
            <text:p>Has been hunting boar, birds, and other meats. Is happy to hear from Inyafee's Natti of Talaashen's whereabouts and dignity, but is a bit afraid of what it will mean for her</text:p>
          </table:table-cell>
          <table:table-cell table:style-name="ce309"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309" office:value-type="string" calcext:value-type="string">
            <text:p>After returning to the foundry, finds out they are pissed about more requests and will do the kettle for a bigger price, for which Tamur La obliges.</text:p>
          </table:table-cell>
          <table:table-cell table:style-name="ce309"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style-name="ce309" office:value-type="string" calcext:value-type="string">
            <text:p>Bashledhaw drinks some strong wine and make a dozen flags with some material using his master's fine materials in his absence </text:p>
          </table:table-cell>
          <table:table-cell table:style-name="ce309" office:value-type="string" calcext:value-type="string">
            <text:p>Him and Tshavis notice issues up the Lurek and get paid by Inyafee to be on the watch for when the fires will happen</text:p>
          </table:table-cell>
          <table:table-cell table:style-name="ce309" office:value-type="string" calcext:value-type="string">
            <text:p>Tshavis and Taramandin are paid to be on the watch for the fire at Inyafee's villa.</text:p>
          </table:table-cell>
          <table:table-cell table:style-name="ce309" table:number-columns-repeated="2"/>
          <table:table-cell table:style-name="ce309"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309"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309"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309"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Footnote" office:value-type="string" calcext:value-type="string">
            <text:p>Steals some lapis lazuli that was in a corner of the Beriza and brings it to the Khattom.</text:p>
          </table:table-cell>
          <table:table-cell table:style-name="ce309" office:value-type="string" calcext:value-type="string">
            <text:p>Sees the changes to the Khattom and spends time outside to try and sell the horror story book.</text:p>
          </table:table-cell>
          <table:table-cell table:style-name="ce309" office:value-type="string" calcext:value-type="string">
            <text:p>Is up North for sheep grazing and misses most of what happens next.</text:p>
          </table:table-cell>
          <table:table-cell table:style-name="Footnote"/>
          <table:table-cell table:number-columns-repeated="16358"/>
        </table:table-row>
        <table:table-row table:style-name="ro25">
          <table:table-cell table:style-name="ce308" office:value-type="string" calcext:value-type="string">
            <text:p>32Ln LDygyy</text:p>
          </table:table-cell>
          <table:table-cell table:style-name="Footnote" office:value-type="string" calcext:value-type="string">
            <text:p>LeDoolen Ganshni</text:p>
          </table:table-cell>
          <table:table-cell table:style-name="ce310" table:formula="of:=[.C153]+1" office:value-type="date" office:date-value="2025-08-14" calcext:value-type="date">
            <text:p>Aug 14</text:p>
          </table:table-cell>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Awaiting order to put fire and is happy to see it may rain</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style-name="ce309"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309" table:number-columns-repeated="4"/>
          <table:table-cell table:style-name="ce309"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309"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309"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309" office:value-type="string" calcext:value-type="string">
            <text:p>Notices the flags and knows there will be turmoil coming shortly. She tries to guide Kuyageba when questioned but backfires and she is taken as a possible suspect.</text:p>
          </table:table-cell>
          <table:table-cell table:style-name="Footnote" office:value-type="string" calcext:value-type="string">
            <text:p>Helped put up many flags and when questioned by Kuyageba gets taken for further questioning as well</text:p>
          </table:table-cell>
          <table:table-cell table:style-name="ce309"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number-columns-repeated="2"/>
          <table:table-cell table:number-columns-repeated="16358"/>
        </table:table-row>
        <table:table-row table:style-name="ro26">
          <table:table-cell table:style-name="ce308" office:value-type="string" calcext:value-type="string">
            <text:p>42Ln LDygyy</text:p>
          </table:table-cell>
          <table:table-cell table:style-name="Footnote" office:value-type="string" calcext:value-type="string">
            <text:p>KuuDoolen Ganshni</text:p>
          </table:table-cell>
          <table:table-cell table:style-name="ce312" table:formula="of:=[.C154]+1" office:value-type="date" office:date-value="2025-08-15" calcext:value-type="date">
            <text:p>Aug 15</text:p>
          </table:table-cell>
          <table:table-cell table:style-name="ce309"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309"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Footnote"/>
          <table:table-cell table:style-name="Footnote" office:value-type="string" calcext:value-type="string">
            <text:p>Him and Tamur la finds Bashledhaw who is scared shitless and they stay with him until the rain starts and that is when they return home</text:p>
          </table:table-cell>
          <table:table-cell table:style-name="ce309"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309"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309" office:value-type="string" calcext:value-type="string">
            <text:p>Is being asked by a guard who listened in on her exchange with Luseytokris to participate in the questioning, but freely so as opposed to imprisoned. </text:p>
          </table:table-cell>
          <table:table-cell table:style-name="ce309"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309"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309" office:value-type="string" calcext:value-type="string">
            <text:p>Posted swiftly multiple copies of the concerns across the town</text:p>
          </table:table-cell>
          <table:table-cell table:style-name="ce309"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309"/>
          <table:table-cell table:style-name="Footnote" table:number-columns-repeated="2"/>
          <table:table-cell table:style-name="ce309" office:value-type="string" calcext:value-type="string">
            <text:p>Continues grazing sheep in the town up north and learns a few more songs </text:p>
          </table:table-cell>
          <table:table-cell table:style-name="Footnote"/>
          <table:table-cell table:number-columns-repeated="16358"/>
        </table:table-row>
        <table:table-row table:style-name="ro4">
          <table:table-cell table:style-name="ce308" office:value-type="string" calcext:value-type="string">
            <text:p>52Ln LDygyy</text:p>
          </table:table-cell>
          <table:table-cell table:style-name="Footnote" office:value-type="string" calcext:value-type="string">
            <text:p>PaanDoolen Ganshni</text:p>
          </table:table-cell>
          <table:table-cell table:style-name="ce312" table:formula="of:=[.C155]+1" office:value-type="date" office:date-value="2025-08-16" calcext:value-type="date">
            <text:p>Aug 16</text:p>
          </table:table-cell>
          <table:table-cell table:style-name="Footnote" table:number-columns-repeated="6"/>
          <table:table-cell table:style-name="ce309" office:value-type="string" calcext:value-type="string">
            <text:p>Mandin works harder than before in order to help pay back Bash's due</text:p>
          </table:table-cell>
          <table:table-cell table:style-name="ce309" table:number-columns-repeated="3"/>
          <table:table-cell table:style-name="Footnote" table:number-columns-repeated="2"/>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6">
          <table:table-cell table:style-name="ce307" office:value-type="string" calcext:value-type="string">
            <text:p>03Lllx LDygyy</text:p>
          </table:table-cell>
          <table:table-cell table:style-name="Footnote" office:value-type="string" calcext:value-type="string">
            <text:p>Lellarla Ganshni</text:p>
          </table:table-cell>
          <table:table-cell table:style-name="ce312" table:formula="of:=[.C156]+1" office:value-type="date" office:date-value="2025-08-17" calcext:value-type="date">
            <text:p>Aug 17</text:p>
          </table:table-cell>
          <table:table-cell table:style-name="ce309"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309"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309"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309"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309"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309"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309"/>
          <table:table-cell table:style-name="ce309"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309" office:value-type="string" calcext:value-type="string">
            <text:p>Work more on the field and his season is coming up where he's more useful. He needs to go south to seed specific plants for grafting.</text:p>
          </table:table-cell>
          <table:table-cell table:style-name="ce309"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309" table:number-columns-repeated="2"/>
          <table:table-cell table:style-name="ce309"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309"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309"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309" office:value-type="string" calcext:value-type="string">
            <text:p>Plans to come visit once most of the work is done</text:p>
          </table:table-cell>
          <table:table-cell table:style-name="ce309"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309"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309"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309"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309"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309"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style-name="Footnote"/>
          <table:table-cell table:number-columns-repeated="16358"/>
        </table:table-row>
        <table:table-row table:style-name="ro4">
          <table:table-cell table:style-name="ce308" office:value-type="string" calcext:value-type="string">
            <text:p>23Ln LDygyy</text:p>
          </table:table-cell>
          <table:table-cell table:style-name="Footnote" office:value-type="string" calcext:value-type="string">
            <text:p>Biillaaren Ganshni</text:p>
          </table:table-cell>
          <table:table-cell table:style-name="ce310" table:formula="of:=[.C157]+1" office:value-type="date" office:date-value="2025-08-18" calcext:value-type="date">
            <text:p>Aug 18</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33Ln LDygyy</text:p>
          </table:table-cell>
          <table:table-cell table:style-name="Footnote" office:value-type="string" calcext:value-type="string">
            <text:p>Lilleeren Ganshni</text:p>
          </table:table-cell>
          <table:table-cell table:style-name="ce310" table:formula="of:=[.C158]+1" office:value-type="date" office:date-value="2025-08-19" calcext:value-type="date">
            <text:p>Aug 19</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43Ln LDygyy</text:p>
          </table:table-cell>
          <table:table-cell table:style-name="Footnote" office:value-type="string" calcext:value-type="string">
            <text:p>Guullaaren Ganshni</text:p>
          </table:table-cell>
          <table:table-cell table:style-name="ce310" table:formula="of:=[.C159]+1" office:value-type="date" office:date-value="2025-08-20" calcext:value-type="date">
            <text:p>Aug 20</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53Ln LDygyy</text:p>
          </table:table-cell>
          <table:table-cell table:style-name="Footnote" office:value-type="string" calcext:value-type="string">
            <text:p>Banaarlen Ganshni</text:p>
          </table:table-cell>
          <table:table-cell table:style-name="ce310" table:formula="of:=[.C160]+1" office:value-type="date" office:date-value="2025-08-21" calcext:value-type="date">
            <text:p>Aug 21</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9">
          <table:table-cell table:style-name="ce307" office:value-type="string" calcext:value-type="string">
            <text:p>04Lllx LDygyy</text:p>
          </table:table-cell>
          <table:table-cell table:style-name="Footnote" office:value-type="string" calcext:value-type="string">
            <text:p>Goolarla Ganshni</text:p>
          </table:table-cell>
          <table:table-cell table:style-name="ce310" table:formula="of:=[.C161]+1" office:value-type="date" office:date-value="2025-08-22" calcext:value-type="date">
            <text:p>Aug 22</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4">
          <table:table-cell table:style-name="ce308" office:value-type="string" calcext:value-type="string">
            <text:p>24Ln LDygyy</text:p>
          </table:table-cell>
          <table:table-cell table:style-name="Footnote" office:value-type="string" calcext:value-type="string">
            <text:p>BiRuulen Ganshni</text:p>
          </table:table-cell>
          <table:table-cell table:style-name="ce310" table:formula="of:=[.C162]+1" office:value-type="date" office:date-value="2025-08-23" calcext:value-type="date">
            <text:p>Aug 23</text:p>
          </table:table-cell>
          <table:table-cell table:style-name="Footnote" table:number-columns-repeated="4"/>
          <table:table-cell table:style-name="ce309" table:number-columns-repeated="5"/>
          <table:table-cell table:style-name="Footnote" table:number-columns-repeated="3"/>
          <table:table-cell table:style-name="ce309" table:number-columns-repeated="11"/>
          <table:table-cell table:number-columns-repeated="16358"/>
        </table:table-row>
        <table:table-row table:style-name="ro4">
          <table:table-cell table:style-name="ce308" office:value-type="string" calcext:value-type="string">
            <text:p>34Ln LDygyy</text:p>
          </table:table-cell>
          <table:table-cell table:style-name="ce309" office:value-type="string" calcext:value-type="string">
            <text:p>LeRulen Ganshni</text:p>
          </table:table-cell>
          <table:table-cell table:style-name="ce312" table:formula="of:=[.C163]+1" office:value-type="date" office:date-value="2025-08-24" calcext:value-type="date">
            <text:p>Aug 24</text:p>
          </table:table-cell>
          <table:table-cell table:style-name="ce309" table:number-columns-repeated="23"/>
          <table:table-cell table:number-columns-repeated="16358"/>
        </table:table-row>
        <table:table-row table:style-name="ro27">
          <table:table-cell table:style-name="ce308" office:value-type="string" calcext:value-type="string">
            <text:p>44Ln LDygyy</text:p>
          </table:table-cell>
          <table:table-cell table:style-name="Footnote" office:value-type="string" calcext:value-type="string">
            <text:p>Kuruulen Ganshni</text:p>
          </table:table-cell>
          <table:table-cell table:style-name="ce312" table:formula="of:=[.C164]+1" office:value-type="date" office:date-value="2025-08-25" calcext:value-type="date">
            <text:p>Aug 25</text:p>
          </table:table-cell>
          <table:table-cell table:style-name="ce309"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309" table:number-columns-repeated="19"/>
          <table:table-cell table:style-name="ce309"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style-name="ce309"/>
          <table:table-cell table:number-columns-repeated="16358"/>
        </table:table-row>
        <table:table-row table:style-name="ro4">
          <table:table-cell table:style-name="ce308" office:value-type="string" calcext:value-type="string">
            <text:p>54Ln LDygyy</text:p>
          </table:table-cell>
          <table:table-cell table:style-name="Footnote" office:value-type="string" calcext:value-type="string">
            <text:p>Banoorlen Ganshni</text:p>
          </table:table-cell>
          <table:table-cell table:style-name="ce310" table:formula="of:=[.C165]+1" office:value-type="date" office:date-value="2025-08-26" calcext:value-type="date">
            <text:p>Aug 26</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table-cell table:style-name="ce309"/>
          <table:table-cell table:style-name="Footnote" table:number-columns-repeated="2"/>
          <table:table-cell table:style-name="ce309" table:number-columns-repeated="2"/>
          <table:table-cell table:number-columns-repeated="16358"/>
        </table:table-row>
        <table:table-row table:style-name="ro9">
          <table:table-cell table:style-name="ce307" office:value-type="string" calcext:value-type="string">
            <text:p>05Lllx LDygyy</text:p>
          </table:table-cell>
          <table:table-cell table:style-name="ce309" office:value-type="string" calcext:value-type="string">
            <text:p>Bammarla Ganshni</text:p>
          </table:table-cell>
          <table:table-cell table:style-name="ce312" table:formula="of:=[.C166]+1" office:value-type="date" office:date-value="2025-08-27" calcext:value-type="date">
            <text:p>Aug 27</text:p>
          </table:table-cell>
          <table:table-cell table:style-name="ce309" table:number-columns-repeated="22"/>
          <table:table-cell table:style-name="Footnote"/>
          <table:table-cell table:number-columns-repeated="16358"/>
        </table:table-row>
        <table:table-row table:style-name="ro4">
          <table:table-cell table:style-name="ce308" office:value-type="string" calcext:value-type="string">
            <text:p>25Ln LDygyy</text:p>
          </table:table-cell>
          <table:table-cell table:style-name="Footnote" office:value-type="string" calcext:value-type="string">
            <text:p>BiiVaameng Ganshni</text:p>
          </table:table-cell>
          <table:table-cell table:style-name="ce312" table:formula="of:=[.C167]+1" office:value-type="date" office:date-value="2025-08-28" calcext:value-type="date">
            <text:p>Aug 28</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4">
          <table:table-cell table:style-name="ce308" office:value-type="string" calcext:value-type="string">
            <text:p>35Ln LDygyy</text:p>
          </table:table-cell>
          <table:table-cell table:style-name="Footnote" office:value-type="string" calcext:value-type="string">
            <text:p>LeVaameng Ganshni</text:p>
          </table:table-cell>
          <table:table-cell table:style-name="ce312" table:formula="of:=[.C168]+1" office:value-type="date" office:date-value="2025-08-29" calcext:value-type="date">
            <text:p>Aug 29</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4">
          <table:table-cell table:style-name="ce308" office:value-type="string" calcext:value-type="string">
            <text:p>45Ln LDygyy</text:p>
          </table:table-cell>
          <table:table-cell table:style-name="Footnote" office:value-type="string" calcext:value-type="string">
            <text:p>KuVaameng Ganshni</text:p>
          </table:table-cell>
          <table:table-cell table:style-name="ce312" table:formula="of:=[.C169]+1" office:value-type="date" office:date-value="2025-08-30" calcext:value-type="date">
            <text:p>Aug 30</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18">
          <table:table-cell table:style-name="ce308" office:value-type="string" calcext:value-type="string">
            <text:p>55Ln LDygyy</text:p>
          </table:table-cell>
          <table:table-cell table:style-name="ce309" office:value-type="string" calcext:value-type="string">
            <text:p>FaVaameng Ganshni</text:p>
          </table:table-cell>
          <table:table-cell table:style-name="ce312" table:formula="of:=[.C170]+1" office:value-type="date" office:date-value="2025-08-31" calcext:value-type="date">
            <text:p>Aug 31</text:p>
          </table:table-cell>
          <table:table-cell table:style-name="ce309" table:number-columns-repeated="10"/>
          <table:table-cell table:style-name="ce309"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309"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309" table:number-columns-repeated="10"/>
          <table:table-cell table:style-name="Footnote"/>
          <table:table-cell table:number-columns-repeated="16358"/>
        </table:table-row>
        <table:table-row table:style-name="ro9">
          <table:table-cell table:style-name="ce307" office:value-type="string" calcext:value-type="string">
            <text:p>06Lllx LDygyy</text:p>
          </table:table-cell>
          <table:table-cell table:style-name="Footnote" office:value-type="string" calcext:value-type="string">
            <text:p>Duulelarla Ganshni</text:p>
          </table:table-cell>
          <table:table-cell table:style-name="ce312" table:formula="of:=[.C171]+1" office:value-type="date" office:date-value="2025-09-01" calcext:value-type="date">
            <text:p>Sep 1</text:p>
          </table:table-cell>
          <table:table-cell table:style-name="Footnote" table:number-columns-repeated="8"/>
          <table:table-cell table:style-name="ce309" table:number-columns-repeated="3"/>
          <table:table-cell table:style-name="Footnote" table:number-columns-repeated="2"/>
          <table:table-cell table:style-name="ce309"/>
          <table:table-cell table:style-name="Footnote" table:number-columns-repeated="7"/>
          <table:table-cell table:style-name="ce309"/>
          <table:table-cell table:style-name="Footnote"/>
          <table:table-cell table:number-columns-repeated="16358"/>
        </table:table-row>
        <table:table-row table:style-name="ro4">
          <table:table-cell table:style-name="ce308" office:value-type="string" calcext:value-type="string">
            <text:p>26Ln LDygyy</text:p>
          </table:table-cell>
          <table:table-cell table:style-name="Footnote" office:value-type="string" calcext:value-type="string">
            <text:p>BiiDuleren Ganshni</text:p>
          </table:table-cell>
          <table:table-cell table:style-name="ce310" table:formula="of:=[.C172]+1" office:value-type="date" office:date-value="2025-09-02" calcext:value-type="date">
            <text:p>Sep 2</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36Ln LDygyy</text:p>
          </table:table-cell>
          <table:table-cell table:style-name="Footnote" office:value-type="string" calcext:value-type="string">
            <text:p>LeDuleren Ganshni</text:p>
          </table:table-cell>
          <table:table-cell table:style-name="ce310" table:formula="of:=[.C173]+1" office:value-type="date" office:date-value="2025-09-03" calcext:value-type="date">
            <text:p>Sep 3</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28">
          <table:table-cell table:style-name="ce308" office:value-type="string" calcext:value-type="string">
            <text:p>46Ln LDygyy</text:p>
          </table:table-cell>
          <table:table-cell table:style-name="Footnote" office:value-type="string" calcext:value-type="string">
            <text:p>KuDuuleren Ganshni</text:p>
          </table:table-cell>
          <table:table-cell table:style-name="ce310" table:formula="of:=[.C174]+1" office:value-type="date" office:date-value="2025-09-04" calcext:value-type="date">
            <text:p>Sep 4</text:p>
          </table:table-cell>
          <table:table-cell table:style-name="Footnote" table:number-columns-repeated="9"/>
          <table:table-cell table:style-name="ce309"/>
          <table:table-cell table:style-name="ce309"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309"/>
          <table:table-cell table:style-name="Footnote" table:number-columns-repeated="9"/>
          <table:table-cell table:number-columns-repeated="16358"/>
        </table:table-row>
        <table:table-row table:style-name="ro29">
          <table:table-cell table:style-name="ce308" office:value-type="string" calcext:value-type="string">
            <text:p>56Ln LDygyy</text:p>
          </table:table-cell>
          <table:table-cell table:style-name="Footnote" office:value-type="string" calcext:value-type="string">
            <text:p>PaDuleren Ganshni</text:p>
          </table:table-cell>
          <table:table-cell table:style-name="ce310" table:formula="of:=[.C175]+1" office:value-type="date" office:date-value="2025-09-05" calcext:value-type="date">
            <text:p>Sep 5</text:p>
          </table:table-cell>
          <table:table-cell table:style-name="Footnote" table:number-columns-repeated="10"/>
          <table:table-cell table:style-name="ce309" office:value-type="string" calcext:value-type="string">
            <text:p>Lagris is wrapped in his own thoughts when Taran returns from the fire innabeeyi </text:p>
          </table:table-cell>
          <table:table-cell table:style-name="ce309"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309"/>
          <table:table-cell table:style-name="Footnote" table:number-columns-repeated="9"/>
          <table:table-cell table:number-columns-repeated="16358"/>
        </table:table-row>
        <table:table-row table:style-name="ro9">
          <table:table-cell table:style-name="ce307" office:value-type="string" calcext:value-type="string">
            <text:p>07Lllx LDygyy</text:p>
          </table:table-cell>
          <table:table-cell table:style-name="Footnote" office:value-type="string" calcext:value-type="string">
            <text:p>Niraarla Ganshni</text:p>
          </table:table-cell>
          <table:table-cell table:style-name="ce310" table:formula="of:=[.C176]+1" office:value-type="date" office:date-value="2025-09-06" calcext:value-type="date">
            <text:p>Sep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number-columns-repeated="2"/>
          <table:table-cell table:style-name="Footnote" table:number-columns-repeated="2"/>
          <table:table-cell table:number-columns-repeated="16358"/>
        </table:table-row>
        <table:table-row table:style-name="ro30">
          <table:table-cell table:style-name="ce308" office:value-type="string" calcext:value-type="string">
            <text:p>27Ln LDygyy</text:p>
          </table:table-cell>
          <table:table-cell table:style-name="Footnote" office:value-type="string" calcext:value-type="string">
            <text:p>BiiNirlen Ganshni</text:p>
          </table:table-cell>
          <table:table-cell table:style-name="ce310" table:formula="of:=[.C177]+1" office:value-type="date" office:date-value="2025-09-07" calcext:value-type="date">
            <text:p>Sep 7</text:p>
          </table:table-cell>
          <table:table-cell table:style-name="Footnote" table:number-columns-repeated="10"/>
          <table:table-cell table:style-name="ce309"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309"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309"/>
          <table:table-cell table:style-name="Footnote" table:number-columns-repeated="9"/>
          <table:table-cell table:number-columns-repeated="16358"/>
        </table:table-row>
        <table:table-row table:style-name="ro31">
          <table:table-cell table:style-name="ce308" office:value-type="string" calcext:value-type="string">
            <text:p>37Ln LDygyy</text:p>
          </table:table-cell>
          <table:table-cell table:style-name="Footnote" office:value-type="string" calcext:value-type="string">
            <text:p>NeGuulen Ganshni</text:p>
          </table:table-cell>
          <table:table-cell table:style-name="ce310" table:formula="of:=[.C178]+1" office:value-type="date" office:date-value="2025-09-08" calcext:value-type="date">
            <text:p>Sep 8</text:p>
          </table:table-cell>
          <table:table-cell table:style-name="Footnote" table:number-columns-repeated="5"/>
          <table:table-cell table:style-name="ce309"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309" table:number-columns-repeated="4"/>
          <table:table-cell table:style-name="ce309"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309"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309"/>
          <table:table-cell table:style-name="Footnote" table:number-columns-repeated="9"/>
          <table:table-cell table:number-columns-repeated="16358"/>
        </table:table-row>
        <table:table-row table:style-name="ro32">
          <table:table-cell table:style-name="ce308" office:value-type="string" calcext:value-type="string">
            <text:p>47Ln LDygyy</text:p>
          </table:table-cell>
          <table:table-cell table:style-name="Footnote" office:value-type="string" calcext:value-type="string">
            <text:p>KuuNirlen Ganshni</text:p>
          </table:table-cell>
          <table:table-cell table:style-name="ce310" table:formula="of:=[.C179]+1" office:value-type="date" office:date-value="2025-09-09" calcext:value-type="date">
            <text:p>Sep 9</text:p>
          </table:table-cell>
          <table:table-cell table:style-name="Footnote" table:number-columns-repeated="10"/>
          <table:table-cell table:style-name="ce309"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309" office:value-type="string" calcext:value-type="string">
            <text:p>Works at the vineyard.</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57Ln LDygyy</text:p>
          </table:table-cell>
          <table:table-cell table:style-name="Footnote" office:value-type="string" calcext:value-type="string">
            <text:p>Nebellen Ganshni</text:p>
          </table:table-cell>
          <table:table-cell table:style-name="ce310" table:formula="of:=[.C180]+1" office:value-type="date" office:date-value="2025-09-10" calcext:value-type="date">
            <text:p>Sep 10</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9">
          <table:table-cell table:style-name="ce307" office:value-type="string" calcext:value-type="string">
            <text:p>00Lllx LDygyy</text:p>
          </table:table-cell>
          <table:table-cell table:style-name="Footnote" office:value-type="string" calcext:value-type="string">
            <text:p>Baarella Ganshni</text:p>
          </table:table-cell>
          <table:table-cell table:style-name="ce310" table:formula="of:=[.C181]+1" office:value-type="date" office:date-value="2025-09-11" calcext:value-type="date">
            <text:p>Sep 11</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20Ln LDygyy</text:p>
          </table:table-cell>
          <table:table-cell table:style-name="Footnote" office:value-type="string" calcext:value-type="string">
            <text:p>LeLiilen Ganshni</text:p>
          </table:table-cell>
          <table:table-cell table:style-name="ce310" table:formula="of:=[.C182]+1" office:value-type="date" office:date-value="2025-09-12" calcext:value-type="date">
            <text:p>Sep 12</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33">
          <table:table-cell table:style-name="Accent_20_1" office:value-type="string" calcext:value-type="string">
            <text:p>30Ln LDygyy</text:p>
          </table:table-cell>
          <table:table-cell table:style-name="Footnote" office:value-type="string" calcext:value-type="string">
            <text:p>Guuwiilen Ganshni</text:p>
          </table:table-cell>
          <table:table-cell table:style-name="ce310" table:formula="of:=[.C183]+1" office:value-type="date" office:date-value="2025-09-13" calcext:value-type="date">
            <text:p>Sep 13</text:p>
          </table:table-cell>
          <table:table-cell table:style-name="Footnote" table:number-columns-repeated="10"/>
          <table:table-cell table:style-name="ce309" office:value-type="string" calcext:value-type="string">
            <text:p>Becomes acquainted with the character at hand and becomes a fun addition at the Pikalba</text:p>
          </table:table-cell>
          <table:table-cell table:style-name="ce309" office:value-type="string" calcext:value-type="string">
            <text:p>Speaks with Luseytokris who explain he's going back to Yivalkes, gives him a jar of wine for Lagris.</text:p>
          </table:table-cell>
          <table:table-cell table:style-name="Footnote"/>
          <table:table-cell table:style-name="ce309"/>
          <table:table-cell table:style-name="Footnote" table:number-columns-repeated="9"/>
          <table:table-cell table:number-columns-repeated="16358"/>
        </table:table-row>
        <table:table-row table:style-name="ro14">
          <table:table-cell table:style-name="Accent_20_1" office:value-type="string" calcext:value-type="string">
            <text:p>40Ln LDygyy</text:p>
          </table:table-cell>
          <table:table-cell table:style-name="Footnote" office:value-type="string" calcext:value-type="string">
            <text:p>BiNiilen Ganshni</text:p>
          </table:table-cell>
          <table:table-cell table:style-name="ce310" table:formula="of:=[.C184]+1" office:value-type="date" office:date-value="2025-09-14" calcext:value-type="date">
            <text:p>Sep 14</text:p>
          </table:table-cell>
          <table:table-cell table:style-name="ce309"/>
          <table:table-cell table:style-name="Footnote" table:number-columns-repeated="9"/>
          <table:table-cell table:style-name="ce309"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0Ln LDygyy</text:p>
          </table:table-cell>
          <table:table-cell table:style-name="Footnote" office:value-type="string" calcext:value-type="string">
            <text:p>Guuwiilen Ganshni</text:p>
          </table:table-cell>
          <table:table-cell table:style-name="ce310" table:formula="of:=[.C185]+1" office:value-type="date" office:date-value="2025-09-15" calcext:value-type="date">
            <text:p>Sep 15</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310" table:formula="of:=[.C186]+1" office:value-type="date" office:date-value="2025-09-16" calcext:value-type="date">
            <text:p>Sep 1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310" table:formula="of:=[.C187]+1" office:value-type="date" office:date-value="2025-09-17" calcext:value-type="date">
            <text:p>Sep 1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310" table:formula="of:=[.C188]+1" office:value-type="date" office:date-value="2025-09-18" calcext:value-type="date">
            <text:p>Sep 18</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310" table:formula="of:=[.C189]+1" office:value-type="date" office:date-value="2025-09-19" calcext:value-type="date">
            <text:p>Sep 19</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34">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310" table:formula="of:=[.C190]+1" office:value-type="date" office:date-value="2025-09-20" calcext:value-type="date">
            <text:p>Sep 20</text:p>
          </table:table-cell>
          <table:table-cell table:style-name="Footnote" table:number-columns-repeated="9"/>
          <table:table-cell table:style-name="ce309" office:value-type="string" calcext:value-type="string">
            <text:p>While he is away, his boss Kelliiv Beltalomme is thought to have swayed the odds of a race.</text:p>
          </table:table-cell>
          <table:table-cell table:style-name="Footnote" table:number-columns-repeated="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310" table:formula="of:=[.C191]+1" office:value-type="date" office:date-value="2025-09-21" calcext:value-type="date">
            <text:p>Sep 21</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9"/>
          <table:table-cell table:number-columns-repeated="16358"/>
        </table:table-row>
        <table:table-row table:style-name="ro10">
          <table:table-cell table:style-name="Accent_20_3" office:value-type="string" calcext:value-type="string">
            <text:p>LDgwyx</text:p>
          </table:table-cell>
          <table:table-cell table:style-name="Footnote" office:value-type="string" calcext:value-type="string">
            <text:p>Gargan</text:p>
          </table:table-cell>
          <table:table-cell table:style-name="ce310" table:formula="of:=[.C192]+1" office:value-type="date" office:date-value="2025-09-22" calcext:value-type="date">
            <text:p>Sep 22</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9"/>
          <table:table-cell table:number-columns-repeated="16358"/>
        </table:table-row>
        <table:table-row table:style-name="ro35">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310" table:formula="of:=[.C193]+1" office:value-type="date" office:date-value="2025-09-23" calcext:value-type="date">
            <text:p>Sep 23</text:p>
          </table:table-cell>
          <table:table-cell table:style-name="Footnote"/>
          <table:table-cell table:style-name="ce309"/>
          <table:table-cell table:style-name="Footnote" table:number-columns-repeated="8"/>
          <table:table-cell table:style-name="ce309" office:value-type="string" calcext:value-type="string">
            <text:p>Continues to wander in the streets and sleeping at the temple, and when Uffel returns she sees he is in a better state. He then wanders off to the place where Inyafee lives</text:p>
          </table:table-cell>
          <table:table-cell table:style-name="ce309" office:value-type="string" calcext:value-type="string">
            <text:p>Continues to work at the vineyard and awaits a response.</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310" table:formula="of:=[.C194]+1" office:value-type="date" office:date-value="2025-09-24" calcext:value-type="date">
            <text:p>Sep 24</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36">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310" table:formula="of:=[.C195]+1" office:value-type="date" office:date-value="2025-09-25" calcext:value-type="date">
            <text:p>Sep 25</text:p>
          </table:table-cell>
          <table:table-cell table:style-name="ce309"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table-cell table:style-name="Footnote" office:value-type="string" calcext:value-type="string">
            <text:p>Allowed the Falfeldes to come closer at the hearing</text:p>
          </table:table-cell>
          <table:table-cell table:style-name="Footnote" table:number-columns-repeated="4"/>
          <table:table-cell table:style-name="ce309" office:value-type="string" calcext:value-type="string">
            <text:p>His boss is now having a lot of trouble but he doesn’t know it yet</text:p>
          </table:table-cell>
          <table:table-cell table:style-name="ce309"/>
          <table:table-cell table:style-name="Footnote" table:number-columns-repeated="2"/>
          <table:table-cell table:style-name="ce309"/>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number-columns-repeated="5"/>
          <table:table-cell table:number-columns-repeated="16358"/>
        </table:table-row>
        <table:table-row table:style-name="ro4">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310" table:formula="of:=[.C196]+1" office:value-type="date" office:date-value="2025-09-26" calcext:value-type="date">
            <text:p>Sep 26</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310" table:formula="of:=[.C197]+1" office:value-type="date" office:date-value="2025-09-27" calcext:value-type="date">
            <text:p>Sep 27</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9">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310" table:formula="of:=[.C198]+1" office:value-type="date" office:date-value="2025-09-28" calcext:value-type="date">
            <text:p>Sep 28</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310" table:formula="of:=[.C199]+1" office:value-type="date" office:date-value="2025-09-29" calcext:value-type="date">
            <text:p>Sep 29</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310" table:formula="of:=[.C200]+1" office:value-type="date" office:date-value="2025-09-30" calcext:value-type="date">
            <text:p>Sep 30</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310" table:formula="of:=[.C201]+1" office:value-type="date" office:date-value="2025-10-01" calcext:value-type="date">
            <text:p>Oct 1</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310" table:formula="of:=[.C202]+1" office:value-type="date" office:date-value="2025-10-02" calcext:value-type="date">
            <text:p>Oct 2</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9">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310" table:formula="of:=[.C203]+1" office:value-type="date" office:date-value="2025-10-03" calcext:value-type="date">
            <text:p>Oct 3</text:p>
          </table:table-cell>
          <table:table-cell table:style-name="Footnote" table:number-columns-repeated="13"/>
          <table:table-cell table:style-name="ce309"/>
          <table:table-cell table:style-name="Footnote" office:value-type="string" calcext:value-type="string">
            <text:p>Doesn’t show himself as much, as he sees how cringe his act look.</text:p>
          </table:table-cell>
          <table:table-cell table:style-name="Footnote" table:number-columns-repeated="8"/>
          <table:table-cell table:number-columns-repeated="16358"/>
        </table:table-row>
        <table:table-row table:style-name="ro4">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310" table:formula="of:=[.C204]+1" office:value-type="date" office:date-value="2025-10-04" calcext:value-type="date">
            <text:p>Oct 4</text:p>
          </table:table-cell>
          <table:table-cell table:style-name="Footnote" table:number-columns-repeated="11"/>
          <table:table-cell table:style-name="ce309" office:value-type="string" calcext:value-type="string">
            <text:p>Is planning to return to Yivalkes for a few days</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310" table:formula="of:=[.C205]+1" office:value-type="date" office:date-value="2025-10-05" calcext:value-type="date">
            <text:p>Oct 5</text:p>
          </table:table-cell>
          <table:table-cell table:style-name="Footnote" table:number-columns-repeated="11"/>
          <table:table-cell table:style-name="ce309"/>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310" table:formula="of:=[.C206]+1" office:value-type="date" office:date-value="2025-10-06" calcext:value-type="date">
            <text:p>Oct 6</text:p>
          </table:table-cell>
          <table:table-cell table:style-name="Footnote" table:number-columns-repeated="11"/>
          <table:table-cell table:style-name="ce309"/>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310" table:formula="of:=[.C207]+1" office:value-type="date" office:date-value="2025-10-07" calcext:value-type="date">
            <text:p>Oct 7</text:p>
          </table:table-cell>
          <table:table-cell table:style-name="Footnote" table:number-columns-repeated="11"/>
          <table:table-cell table:style-name="ce309"/>
          <table:table-cell table:style-name="Footnote"/>
          <table:table-cell table:style-name="ce309"/>
          <table:table-cell table:style-name="Footnote" table:number-columns-repeated="9"/>
          <table:table-cell table:number-columns-repeated="16358"/>
        </table:table-row>
        <table:table-row table:style-name="ro37">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310" table:formula="of:=[.C208]+1" office:value-type="date" office:date-value="2025-10-08" calcext:value-type="date">
            <text:p>Oct 8</text:p>
          </table:table-cell>
          <table:table-cell table:style-name="ce309"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309"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8"/>
          <table:table-cell table:style-name="ce309" office:value-type="string" calcext:value-type="string">
            <text:p>Starts the journey back</text:p>
          </table:table-cell>
          <table:table-cell table:style-name="Footnote"/>
          <table:table-cell table:style-name="ce309" office:value-type="string" calcext:value-type="string">
            <text:p>Was wanting to fool around with Tearan during his time at the temple’s baths.</text:p>
          </table:table-cell>
          <table:table-cell table:style-name="Footnote" table:number-columns-repeated="7"/>
          <table:table-cell table:style-name="ce309" office:value-type="string" calcext:value-type="string">
            <text:p>Is not happy that Falfela thinks Tearan is sick from having worked at the vineyard, and she told her what she thought about it</text:p>
          </table:table-cell>
          <table:table-cell table:style-name="Footnote"/>
          <table:table-cell table:number-columns-repeated="16358"/>
        </table:table-row>
        <table:table-row table:style-name="ro34">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310" table:formula="of:=[.C209]+1" office:value-type="date" office:date-value="2025-10-09" calcext:value-type="date">
            <text:p>Oct 9</text:p>
          </table:table-cell>
          <table:table-cell table:style-name="ce309"/>
          <table:table-cell table:style-name="Footnote"/>
          <table:table-cell table:style-name="ce309" office:value-type="string" calcext:value-type="string">
            <text:p>Is not pleased with Tearan having called her Shaleppe, her first name</text:p>
          </table:table-cell>
          <table:table-cell table:style-name="Footnote" table:number-columns-repeated="8"/>
          <table:table-cell table:style-name="ce309"/>
          <table:table-cell table:style-name="Footnote"/>
          <table:table-cell table:style-name="ce309"/>
          <table:table-cell table:style-name="Footnote" table:number-columns-repeated="7"/>
          <table:table-cell table:style-name="Footnote" office:value-type="string" calcext:value-type="string">
            <text:p>Sort of regrets her behaviour and wants to make up for it when possible</text:p>
          </table:table-cell>
          <table:table-cell table:style-name="Footnote"/>
          <table:table-cell table:number-columns-repeated="16358"/>
        </table:table-row>
        <table:table-row table:style-name="ro28">
          <table:table-cell table:style-name="Accent_20_1" office:value-type="string" calcext:value-type="string">
            <text:p>34Ln LDgwwyYy</text:p>
          </table:table-cell>
          <table:table-cell table:style-name="Footnote" office:value-type="string" calcext:value-type="string">
            <text:p>LeRulen Akkas</text:p>
          </table:table-cell>
          <table:table-cell table:style-name="ce310" table:formula="of:=[.C210]+1" office:value-type="date" office:date-value="2025-10-10" calcext:value-type="date">
            <text:p>Oct 10</text:p>
          </table:table-cell>
          <table:table-cell table:style-name="ce309"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number-columns-repeated="2"/>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style-name="Footnote" table:number-columns-repeated="6"/>
          <table:table-cell table:style-name="ce309"/>
          <table:table-cell table:style-name="Footnote" table:number-columns-repeated="6"/>
          <table:table-cell table:style-name="ce309"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style-name="Footnote"/>
          <table:table-cell table:number-columns-repeated="16358"/>
        </table:table-row>
        <table:table-row table:style-name="ro36">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310" table:formula="of:=[.C211]+1" office:value-type="date" office:date-value="2025-10-11" calcext:value-type="date">
            <text:p>Oct 11</text:p>
          </table:table-cell>
          <table:table-cell table:style-name="Footnote"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13"/>
          <table:table-cell table:style-name="ce309" table:number-columns-repeated="2"/>
          <table:table-cell table:style-name="ce309" office:value-type="string" calcext:value-type="string">
            <text:p>Hears Tearan sing and finds it atrocious</text:p>
          </table:table-cell>
          <table:table-cell table:style-name="ce309" table:number-columns-repeated="3"/>
          <table:table-cell table:style-name="ce309"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style-name="Footnote"/>
          <table:table-cell table:number-columns-repeated="16358"/>
        </table:table-row>
        <table:table-row table:style-name="ro11">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310" table:formula="of:=[.C212]+1" office:value-type="date" office:date-value="2025-10-12" calcext:value-type="date">
            <text:p>Oct 12</text:p>
          </table:table-cell>
          <table:table-cell table:style-name="Footnote" table:number-columns-repeated="2"/>
          <table:table-cell table:style-name="Footnote" office:value-type="string" calcext:value-type="string">
            <text:p>Remembers clearly the month of pain from fiery and deadly sickness a few years back</text:p>
          </table:table-cell>
          <table:table-cell table:style-name="Footnote" table:number-columns-repeated="18"/>
          <table:table-cell table:style-name="Footnote" office:value-type="string" calcext:value-type="string">
            <text:p>Forgot what day was the procession but oh well. Did not imagine Tearan would get drunk with so little</text:p>
          </table:table-cell>
          <table:table-cell table:style-name="Footnote"/>
          <table:table-cell table:number-columns-repeated="16358"/>
        </table:table-row>
        <table:table-row table:style-name="ro38">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310" table:formula="of:=[.C213]+1" office:value-type="date" office:date-value="2025-10-13" calcext:value-type="date">
            <text:p>Oct 13</text:p>
          </table:table-cell>
          <table:table-cell table:style-name="Footnote" table:number-columns-repeated="10"/>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11"/>
          <table:table-cell table:number-columns-repeated="16358"/>
        </table:table-row>
        <table:table-row table:style-name="ro4">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310" table:formula="of:=[.C214]+1" office:value-type="date" office:date-value="2025-10-14" calcext:value-type="date">
            <text:p>Oct 14</text:p>
          </table:table-cell>
          <table:table-cell table:style-name="Footnote" office:value-type="string" calcext:value-type="string">
            <text:p>Understands a bit more how money works</text:p>
          </table:table-cell>
          <table:table-cell table:style-name="Footnote" table:number-columns-repeated="22"/>
          <table:table-cell table:number-columns-repeated="16358"/>
        </table:table-row>
        <table:table-row table:style-name="ro4">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310" table:formula="of:=[.C215]+1" office:value-type="date" office:date-value="2025-10-15" calcext:value-type="date">
            <text:p>Oct 15</text:p>
          </table:table-cell>
          <table:table-cell table:style-name="Footnote" table:number-columns-repeated="23"/>
          <table:table-cell table:number-columns-repeated="16358"/>
        </table:table-row>
        <table:table-row table:style-name="ro4">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310" table:formula="of:=[.C216]+1" office:value-type="date" office:date-value="2025-10-16" calcext:value-type="date">
            <text:p>Oct 16</text:p>
          </table:table-cell>
          <table:table-cell table:style-name="Footnote" table:number-columns-repeated="23"/>
          <table:table-cell table:number-columns-repeated="16358"/>
        </table:table-row>
        <table:table-row table:style-name="ro4">
          <table:table-cell table:style-name="Accent_20_1" office:value-type="string" calcext:value-type="string">
            <text:p>55Ln LDgwwyYy</text:p>
          </table:table-cell>
          <table:table-cell table:style-name="Footnote" office:value-type="string" calcext:value-type="string">
            <text:p>FaVaameng Akkas</text:p>
          </table:table-cell>
          <table:table-cell table:style-name="ce310" table:formula="of:=[.C217]+1" office:value-type="date" office:date-value="2025-10-17" calcext:value-type="date">
            <text:p>Oct 17</text:p>
          </table:table-cell>
          <table:table-cell table:style-name="Footnote" table:number-columns-repeated="23"/>
          <table:table-cell table:number-columns-repeated="16358"/>
        </table:table-row>
        <table:table-row table:style-name="ro9">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310" table:formula="of:=[.C218]+1" office:value-type="date" office:date-value="2025-10-18" calcext:value-type="date">
            <text:p>Oct 18</text:p>
          </table:table-cell>
          <table:table-cell table:style-name="Footnote" table:number-columns-repeated="23"/>
          <table:table-cell table:number-columns-repeated="16358"/>
        </table:table-row>
        <table:table-row table:style-name="ro4">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310" table:formula="of:=[.C219]+1" office:value-type="date" office:date-value="2025-10-19" calcext:value-type="date">
            <text:p>Oct 19</text:p>
          </table:table-cell>
          <table:table-cell table:style-name="Footnote" table:number-columns-repeated="23"/>
          <table:table-cell table:number-columns-repeated="16358"/>
        </table:table-row>
        <table:table-row table:style-name="ro4">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310" table:formula="of:=[.C220]+1" office:value-type="date" office:date-value="2025-10-20" calcext:value-type="date">
            <text:p>Oct 20</text:p>
          </table:table-cell>
          <table:table-cell table:style-name="Footnote" table:number-columns-repeated="23"/>
          <table:table-cell table:number-columns-repeated="16358"/>
        </table:table-row>
        <table:table-row table:style-name="ro4">
          <table:table-cell table:style-name="Accent_20_1" office:value-type="string" calcext:value-type="string">
            <text:p>46Ln LDgwwyYy</text:p>
          </table:table-cell>
          <table:table-cell table:style-name="Footnote" office:value-type="string" calcext:value-type="string">
            <text:p>KuDuuleren Akkas</text:p>
          </table:table-cell>
          <table:table-cell table:style-name="ce310" table:formula="of:=[.C221]+1" office:value-type="date" office:date-value="2025-10-21" calcext:value-type="date">
            <text:p>Oct 21</text:p>
          </table:table-cell>
          <table:table-cell table:style-name="Footnote" table:number-columns-repeated="23"/>
          <table:table-cell table:number-columns-repeated="16358"/>
        </table:table-row>
        <table:table-row table:style-name="ro4">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310" table:formula="of:=[.C222]+1" office:value-type="date" office:date-value="2025-10-22" calcext:value-type="date">
            <text:p>Oct 22</text:p>
          </table:table-cell>
          <table:table-cell table:style-name="Footnote" table:number-columns-repeated="23"/>
          <table:table-cell table:number-columns-repeated="16358"/>
        </table:table-row>
        <table:table-row table:style-name="ro9">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310" table:formula="of:=[.C223]+1" office:value-type="date" office:date-value="2025-10-23" calcext:value-type="date">
            <text:p>Oct 23</text:p>
          </table:table-cell>
          <table:table-cell table:style-name="Footnote" table:number-columns-repeated="23"/>
          <table:table-cell table:number-columns-repeated="16358"/>
        </table:table-row>
        <table:table-row table:style-name="ro4">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310" table:formula="of:=[.C224]+1" office:value-type="date" office:date-value="2025-10-24" calcext:value-type="date">
            <text:p>Oct 24</text:p>
          </table:table-cell>
          <table:table-cell table:style-name="Footnote" table:number-columns-repeated="23"/>
          <table:table-cell table:number-columns-repeated="16358"/>
        </table:table-row>
        <table:table-row table:style-name="ro4">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310" table:formula="of:=[.C225]+1" office:value-type="date" office:date-value="2025-10-25" calcext:value-type="date">
            <text:p>Oct 25</text:p>
          </table:table-cell>
          <table:table-cell table:style-name="Footnote" table:number-columns-repeated="23"/>
          <table:table-cell table:number-columns-repeated="16358"/>
        </table:table-row>
        <table:table-row table:style-name="ro4">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310" table:formula="of:=[.C226]+1" office:value-type="date" office:date-value="2025-10-26" calcext:value-type="date">
            <text:p>Oct 26</text:p>
          </table:table-cell>
          <table:table-cell table:style-name="Footnote" table:number-columns-repeated="23"/>
          <table:table-cell table:number-columns-repeated="16358"/>
        </table:table-row>
        <table:table-row table:style-name="ro4">
          <table:table-cell table:style-name="Accent_20_1" office:value-type="string" calcext:value-type="string">
            <text:p>57Ln LDgwwyYy</text:p>
          </table:table-cell>
          <table:table-cell table:style-name="Footnote" office:value-type="string" calcext:value-type="string">
            <text:p>Nebellen Akkas</text:p>
          </table:table-cell>
          <table:table-cell table:style-name="ce310" table:formula="of:=[.C227]+1" office:value-type="date" office:date-value="2025-10-27" calcext:value-type="date">
            <text:p>Oct 27</text:p>
          </table:table-cell>
          <table:table-cell table:style-name="Footnote" table:number-columns-repeated="23"/>
          <table:table-cell table:number-columns-repeated="16358"/>
        </table:table-row>
        <table:table-row table:style-name="ro9">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310" table:formula="of:=[.C228]+1" office:value-type="date" office:date-value="2025-10-28" calcext:value-type="date">
            <text:p>Oct 28</text:p>
          </table:table-cell>
          <table:table-cell table:style-name="Footnote" table:number-columns-repeated="23"/>
          <table:table-cell table:number-columns-repeated="16358"/>
        </table:table-row>
        <table:table-row table:style-name="ro4">
          <table:table-cell table:style-name="Accent_20_1" office:value-type="string" calcext:value-type="string">
            <text:p>20Ln LDgwwyYy</text:p>
          </table:table-cell>
          <table:table-cell table:style-name="Footnote" office:value-type="string" calcext:value-type="string">
            <text:p>LeLiilen Akkas</text:p>
          </table:table-cell>
          <table:table-cell table:style-name="ce310" table:formula="of:=[.C229]+1" office:value-type="date" office:date-value="2025-10-29" calcext:value-type="date">
            <text:p>Oct 29</text:p>
          </table:table-cell>
          <table:table-cell table:style-name="Footnote" table:number-columns-repeated="23"/>
          <table:table-cell table:number-columns-repeated="16358"/>
        </table:table-row>
        <table:table-row table:style-name="ro4">
          <table:table-cell table:style-name="Accent_20_1" office:value-type="string" calcext:value-type="string">
            <text:p>30Ln LDgwwyYy</text:p>
          </table:table-cell>
          <table:table-cell table:style-name="Footnote" office:value-type="string" calcext:value-type="string">
            <text:p>Guuwiilen Akkas</text:p>
          </table:table-cell>
          <table:table-cell table:style-name="ce310" table:formula="of:=[.C230]+1" office:value-type="date" office:date-value="2025-10-30" calcext:value-type="date">
            <text:p>Oct 30</text:p>
          </table:table-cell>
          <table:table-cell table:style-name="Footnote" table:number-columns-repeated="23"/>
          <table:table-cell table:number-columns-repeated="16358"/>
        </table:table-row>
        <table:table-row table:style-name="ro4">
          <table:table-cell table:style-name="Accent_20_1" office:value-type="string" calcext:value-type="string">
            <text:p>40Ln LDgwwyYy</text:p>
          </table:table-cell>
          <table:table-cell table:style-name="Footnote" office:value-type="string" calcext:value-type="string">
            <text:p>BiNiilen Akkas</text:p>
          </table:table-cell>
          <table:table-cell table:style-name="ce310" table:formula="of:=[.C231]+1" office:value-type="date" office:date-value="2025-10-31" calcext:value-type="date">
            <text:p>Oct 31</text:p>
          </table:table-cell>
          <table:table-cell table:style-name="Footnote" table:number-columns-repeated="23"/>
          <table:table-cell table:number-columns-repeated="16358"/>
        </table:table-row>
        <table:table-row table:style-name="ro4">
          <table:table-cell table:style-name="Accent_20_1" office:value-type="string" calcext:value-type="string">
            <text:p>50Ln LDgwwyYy</text:p>
          </table:table-cell>
          <table:table-cell table:style-name="Footnote" office:value-type="string" calcext:value-type="string">
            <text:p>Beellalen Akkas</text:p>
          </table:table-cell>
          <table:table-cell table:style-name="ce310" table:formula="of:=[.C232]+1" office:value-type="date" office:date-value="2025-11-01" calcext:value-type="date">
            <text:p>Nov 1</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310" table:formula="of:=[.C233]+1" office:value-type="date" office:date-value="2025-11-02" calcext:value-type="date">
            <text:p>Nov 2</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310" table:formula="of:=[.C234]+1" office:value-type="date" office:date-value="2025-11-03" calcext:value-type="date">
            <text:p>Nov 3</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310" table:formula="of:=[.C235]+1" office:value-type="date" office:date-value="2025-11-04" calcext:value-type="date">
            <text:p>Nov 4</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310" table:formula="of:=[.C236]+1" office:value-type="date" office:date-value="2025-11-05" calcext:value-type="date">
            <text:p>Nov 5</text:p>
          </table:table-cell>
          <table:table-cell table:style-name="Footnote" table:number-columns-repeated="23"/>
          <table:table-cell table:number-columns-repeated="16358"/>
        </table:table-row>
        <table:table-row table:style-name="ro10">
          <table:table-cell table:style-name="Accent_20_3" office:value-type="string" calcext:value-type="string">
            <text:p>LDgwwy</text:p>
          </table:table-cell>
          <table:table-cell table:style-name="Footnote" office:value-type="string" calcext:value-type="string">
            <text:p>Argas</text:p>
          </table:table-cell>
          <table:table-cell table:style-name="ce310" table:formula="of:=[.C237]+1" office:value-type="date" office:date-value="2025-11-06" calcext:value-type="date">
            <text:p>Nov 6</text:p>
          </table:table-cell>
          <table:table-cell table:style-name="Footnote" table:number-columns-repeated="23"/>
          <table:table-cell table:number-columns-repeated="16358"/>
        </table:table-row>
        <table:table-row table:style-name="ro9">
          <table:table-cell table:style-name="Accent_20_2" office:value-type="string" calcext:value-type="string">
            <text:p>01Lllx LDwyyy</text:p>
          </table:table-cell>
          <table:table-cell table:style-name="Footnote" office:value-type="string" calcext:value-type="string">
            <text:p>Nenarla Wili</text:p>
          </table:table-cell>
          <table:table-cell table:style-name="ce310" table:formula="of:=[.C238]+1" office:value-type="date" office:date-value="2025-11-07" calcext:value-type="date">
            <text:p>Nov 7</text:p>
          </table:table-cell>
          <table:table-cell table:style-name="Footnote" table:number-columns-repeated="23"/>
          <table:table-cell table:number-columns-repeated="16358"/>
        </table:table-row>
        <table:table-row table:style-name="ro4">
          <table:table-cell table:style-name="Accent_20_1" office:value-type="string" calcext:value-type="string">
            <text:p>21Ln LDwyyy</text:p>
          </table:table-cell>
          <table:table-cell table:style-name="Footnote" office:value-type="string" calcext:value-type="string">
            <text:p>Biinnelen Wili</text:p>
          </table:table-cell>
          <table:table-cell table:style-name="ce310" table:formula="of:=[.C239]+1" office:value-type="date" office:date-value="2025-11-08" calcext:value-type="date">
            <text:p>Nov 8</text:p>
          </table:table-cell>
          <table:table-cell table:style-name="Footnote" table:number-columns-repeated="23"/>
          <table:table-cell table:number-columns-repeated="16358"/>
        </table:table-row>
        <table:table-row table:style-name="ro4">
          <table:table-cell table:style-name="Accent_20_1" office:value-type="string" calcext:value-type="string">
            <text:p>31Ln LDwyyy</text:p>
          </table:table-cell>
          <table:table-cell table:style-name="Footnote" office:value-type="string" calcext:value-type="string">
            <text:p>Lennelen Wili</text:p>
          </table:table-cell>
          <table:table-cell table:style-name="ce310" table:formula="of:=[.C240]+1" office:value-type="date" office:date-value="2025-11-09" calcext:value-type="date">
            <text:p>Nov 9</text:p>
          </table:table-cell>
          <table:table-cell table:style-name="Footnote" table:number-columns-repeated="23"/>
          <table:table-cell table:number-columns-repeated="16358"/>
        </table:table-row>
        <table:table-row table:style-name="ro4">
          <table:table-cell table:style-name="Accent_20_1" office:value-type="string" calcext:value-type="string">
            <text:p>41Ln LDwyyy</text:p>
          </table:table-cell>
          <table:table-cell table:style-name="Footnote" office:value-type="string" calcext:value-type="string">
            <text:p>Guunnelen Wili</text:p>
          </table:table-cell>
          <table:table-cell table:style-name="ce310" table:formula="of:=[.C241]+1" office:value-type="date" office:date-value="2025-11-10" calcext:value-type="date">
            <text:p>Nov 10</text:p>
          </table:table-cell>
          <table:table-cell table:style-name="Footnote" table:number-columns-repeated="23"/>
          <table:table-cell table:number-columns-repeated="16358"/>
        </table:table-row>
        <table:table-row table:style-name="ro4">
          <table:table-cell table:style-name="Accent_20_1" office:value-type="string" calcext:value-type="string">
            <text:p>51Ln LDwyyy</text:p>
          </table:table-cell>
          <table:table-cell table:style-name="Footnote" office:value-type="string" calcext:value-type="string">
            <text:p>BiNiineren Wili</text:p>
          </table:table-cell>
          <table:table-cell table:style-name="ce310" table:formula="of:=[.C242]+1" office:value-type="date" office:date-value="2025-11-11" calcext:value-type="date">
            <text:p>Nov 11</text:p>
          </table:table-cell>
          <table:table-cell table:style-name="Footnote" table:number-columns-repeated="23"/>
          <table:table-cell table:number-columns-repeated="16358"/>
        </table:table-row>
        <table:table-row table:style-name="ro9">
          <table:table-cell table:style-name="Accent_20_2" office:value-type="string" calcext:value-type="string">
            <text:p>02Lllx LDwyyy</text:p>
          </table:table-cell>
          <table:table-cell table:style-name="Footnote" office:value-type="string" calcext:value-type="string">
            <text:p>Doolarla Wili</text:p>
          </table:table-cell>
          <table:table-cell table:style-name="ce310" table:formula="of:=[.C243]+1" office:value-type="date" office:date-value="2025-11-12" calcext:value-type="date">
            <text:p>Nov 12</text:p>
          </table:table-cell>
          <table:table-cell table:style-name="Footnote" table:number-columns-repeated="23"/>
          <table:table-cell table:number-columns-repeated="16358"/>
        </table:table-row>
        <table:table-row table:style-name="ro4">
          <table:table-cell table:style-name="Accent_20_1" office:value-type="string" calcext:value-type="string">
            <text:p>22Ln LDwyyy</text:p>
          </table:table-cell>
          <table:table-cell table:style-name="Footnote" office:value-type="string" calcext:value-type="string">
            <text:p>BiDoolen Wili</text:p>
          </table:table-cell>
          <table:table-cell table:style-name="ce310" table:formula="of:=[.C244]+1" office:value-type="date" office:date-value="2025-11-13" calcext:value-type="date">
            <text:p>Nov 13</text:p>
          </table:table-cell>
          <table:table-cell table:style-name="Footnote" table:number-columns-repeated="23"/>
          <table:table-cell table:number-columns-repeated="16358"/>
        </table:table-row>
        <table:table-row table:style-name="ro4">
          <table:table-cell table:style-name="Accent_20_1" office:value-type="string" calcext:value-type="string">
            <text:p>32Ln LDwyyy</text:p>
          </table:table-cell>
          <table:table-cell table:style-name="Footnote" office:value-type="string" calcext:value-type="string">
            <text:p>LeDoolen Wili</text:p>
          </table:table-cell>
          <table:table-cell table:style-name="ce310" table:formula="of:=[.C245]+1" office:value-type="date" office:date-value="2025-11-14" calcext:value-type="date">
            <text:p>Nov 14</text:p>
          </table:table-cell>
          <table:table-cell table:style-name="Footnote" table:number-columns-repeated="23"/>
          <table:table-cell table:number-columns-repeated="16358"/>
        </table:table-row>
        <table:table-row table:style-name="ro4">
          <table:table-cell table:style-name="Accent_20_1" office:value-type="string" calcext:value-type="string">
            <text:p>42Ln LDwyyy</text:p>
          </table:table-cell>
          <table:table-cell table:style-name="Footnote" office:value-type="string" calcext:value-type="string">
            <text:p>KuuDoolen Wili</text:p>
          </table:table-cell>
          <table:table-cell table:style-name="ce310" table:formula="of:=[.C246]+1" office:value-type="date" office:date-value="2025-11-15" calcext:value-type="date">
            <text:p>Nov 15</text:p>
          </table:table-cell>
          <table:table-cell table:style-name="Footnote" table:number-columns-repeated="23"/>
          <table:table-cell table:number-columns-repeated="16358"/>
        </table:table-row>
        <table:table-row table:style-name="ro4">
          <table:table-cell table:style-name="Accent_20_1" office:value-type="string" calcext:value-type="string">
            <text:p>52Ln LDwyyy</text:p>
          </table:table-cell>
          <table:table-cell table:style-name="Footnote" office:value-type="string" calcext:value-type="string">
            <text:p>PaanDoolen Wili</text:p>
          </table:table-cell>
          <table:table-cell table:style-name="ce310" table:formula="of:=[.C247]+1" office:value-type="date" office:date-value="2025-11-16" calcext:value-type="date">
            <text:p>Nov 16</text:p>
          </table:table-cell>
          <table:table-cell table:style-name="Footnote" table:number-columns-repeated="23"/>
          <table:table-cell table:number-columns-repeated="16358"/>
        </table:table-row>
        <table:table-row table:style-name="ro9">
          <table:table-cell table:style-name="Accent_20_2" office:value-type="string" calcext:value-type="string">
            <text:p>03Lllx LDwyyy</text:p>
          </table:table-cell>
          <table:table-cell table:style-name="Footnote" office:value-type="string" calcext:value-type="string">
            <text:p>Lellarla Wili</text:p>
          </table:table-cell>
          <table:table-cell table:style-name="ce310" table:formula="of:=[.C248]+1" office:value-type="date" office:date-value="2025-11-17" calcext:value-type="date">
            <text:p>Nov 17</text:p>
          </table:table-cell>
          <table:table-cell table:style-name="Footnote" table:number-columns-repeated="23"/>
          <table:table-cell table:number-columns-repeated="16358"/>
        </table:table-row>
        <table:table-row table:style-name="ro4">
          <table:table-cell table:style-name="Accent_20_1" office:value-type="string" calcext:value-type="string">
            <text:p>23Ln LDwyyy</text:p>
          </table:table-cell>
          <table:table-cell table:style-name="Footnote" office:value-type="string" calcext:value-type="string">
            <text:p>Biillaaren Wili</text:p>
          </table:table-cell>
          <table:table-cell table:style-name="ce310" table:formula="of:=[.C249]+1" office:value-type="date" office:date-value="2025-11-18" calcext:value-type="date">
            <text:p>Nov 18</text:p>
          </table:table-cell>
          <table:table-cell table:style-name="Footnote" table:number-columns-repeated="23"/>
          <table:table-cell table:number-columns-repeated="16358"/>
        </table:table-row>
        <table:table-row table:style-name="ro4">
          <table:table-cell table:style-name="Accent_20_1" office:value-type="string" calcext:value-type="string">
            <text:p>33Ln LDwyyy</text:p>
          </table:table-cell>
          <table:table-cell table:style-name="Footnote" office:value-type="string" calcext:value-type="string">
            <text:p>Lilleeren Wili</text:p>
          </table:table-cell>
          <table:table-cell table:style-name="ce310" table:formula="of:=[.C250]+1" office:value-type="date" office:date-value="2025-11-19" calcext:value-type="date">
            <text:p>Nov 19</text:p>
          </table:table-cell>
          <table:table-cell table:style-name="Footnote" table:number-columns-repeated="23"/>
          <table:table-cell table:number-columns-repeated="16358"/>
        </table:table-row>
        <table:table-row table:style-name="ro4">
          <table:table-cell table:style-name="Accent_20_1" office:value-type="string" calcext:value-type="string">
            <text:p>43Ln LDwyyy</text:p>
          </table:table-cell>
          <table:table-cell table:style-name="Footnote" office:value-type="string" calcext:value-type="string">
            <text:p>Guullaaren Wili</text:p>
          </table:table-cell>
          <table:table-cell table:style-name="ce310" table:formula="of:=[.C251]+1" office:value-type="date" office:date-value="2025-11-20" calcext:value-type="date">
            <text:p>Nov 20</text:p>
          </table:table-cell>
          <table:table-cell table:style-name="Footnote" table:number-columns-repeated="23"/>
          <table:table-cell table:number-columns-repeated="16358"/>
        </table:table-row>
        <table:table-row table:style-name="ro4">
          <table:table-cell table:style-name="Accent_20_1" office:value-type="string" calcext:value-type="string">
            <text:p>53Ln LDwyyy</text:p>
          </table:table-cell>
          <table:table-cell table:style-name="Footnote" office:value-type="string" calcext:value-type="string">
            <text:p>Banaarlen Wili</text:p>
          </table:table-cell>
          <table:table-cell table:style-name="ce310" table:formula="of:=[.C252]+1" office:value-type="date" office:date-value="2025-11-21" calcext:value-type="date">
            <text:p>Nov 21</text:p>
          </table:table-cell>
          <table:table-cell table:style-name="Footnote" table:number-columns-repeated="23"/>
          <table:table-cell table:number-columns-repeated="16358"/>
        </table:table-row>
        <table:table-row table:style-name="ro9">
          <table:table-cell table:style-name="Accent_20_2" office:value-type="string" calcext:value-type="string">
            <text:p>04Lllx LDwyyy</text:p>
          </table:table-cell>
          <table:table-cell table:style-name="Footnote" office:value-type="string" calcext:value-type="string">
            <text:p>Goolarla Wili</text:p>
          </table:table-cell>
          <table:table-cell table:style-name="ce310" table:formula="of:=[.C253]+1" office:value-type="date" office:date-value="2025-11-22" calcext:value-type="date">
            <text:p>Nov 22</text:p>
          </table:table-cell>
          <table:table-cell table:style-name="Footnote" table:number-columns-repeated="23"/>
          <table:table-cell table:number-columns-repeated="16358"/>
        </table:table-row>
        <table:table-row table:style-name="ro4">
          <table:table-cell table:style-name="Accent_20_1" office:value-type="string" calcext:value-type="string">
            <text:p>24Ln LDwyyy</text:p>
          </table:table-cell>
          <table:table-cell table:style-name="Footnote" office:value-type="string" calcext:value-type="string">
            <text:p>BiRuulen Wili</text:p>
          </table:table-cell>
          <table:table-cell table:style-name="ce310" table:formula="of:=[.C254]+1" office:value-type="date" office:date-value="2025-11-23" calcext:value-type="date">
            <text:p>Nov 23</text:p>
          </table:table-cell>
          <table:table-cell table:style-name="Footnote" table:number-columns-repeated="23"/>
          <table:table-cell table:number-columns-repeated="16358"/>
        </table:table-row>
        <table:table-row table:style-name="ro4">
          <table:table-cell table:style-name="Accent_20_1" office:value-type="string" calcext:value-type="string">
            <text:p>34Ln LDwyyy</text:p>
          </table:table-cell>
          <table:table-cell table:style-name="Footnote" office:value-type="string" calcext:value-type="string">
            <text:p>LeRulen Wili</text:p>
          </table:table-cell>
          <table:table-cell table:style-name="ce310" table:formula="of:=[.C255]+1" office:value-type="date" office:date-value="2025-11-24" calcext:value-type="date">
            <text:p>Nov 24</text:p>
          </table:table-cell>
          <table:table-cell table:style-name="Footnote" table:number-columns-repeated="23"/>
          <table:table-cell table:number-columns-repeated="16358"/>
        </table:table-row>
        <table:table-row table:style-name="ro4">
          <table:table-cell table:style-name="Accent_20_1" office:value-type="string" calcext:value-type="string">
            <text:p>44Ln LDwyyy</text:p>
          </table:table-cell>
          <table:table-cell table:style-name="Footnote" office:value-type="string" calcext:value-type="string">
            <text:p>Kuruulen Wili</text:p>
          </table:table-cell>
          <table:table-cell table:style-name="ce310" table:formula="of:=[.C256]+1" office:value-type="date" office:date-value="2025-11-25" calcext:value-type="date">
            <text:p>Nov 25</text:p>
          </table:table-cell>
          <table:table-cell table:style-name="Footnote" table:number-columns-repeated="23"/>
          <table:table-cell table:number-columns-repeated="16358"/>
        </table:table-row>
        <table:table-row table:style-name="ro4">
          <table:table-cell table:style-name="Accent_20_1" office:value-type="string" calcext:value-type="string">
            <text:p>54Ln LDwyyy</text:p>
          </table:table-cell>
          <table:table-cell table:style-name="Footnote" office:value-type="string" calcext:value-type="string">
            <text:p>Banoorlen Wili</text:p>
          </table:table-cell>
          <table:table-cell table:style-name="ce310" table:formula="of:=[.C257]+1" office:value-type="date" office:date-value="2025-11-26" calcext:value-type="date">
            <text:p>Nov 26</text:p>
          </table:table-cell>
          <table:table-cell table:style-name="Footnote" table:number-columns-repeated="23"/>
          <table:table-cell table:number-columns-repeated="16358"/>
        </table:table-row>
        <table:table-row table:style-name="ro9">
          <table:table-cell table:style-name="Accent_20_2" office:value-type="string" calcext:value-type="string">
            <text:p>05Lllx LDwyyy</text:p>
          </table:table-cell>
          <table:table-cell table:style-name="Footnote" office:value-type="string" calcext:value-type="string">
            <text:p>Bammarla Wili</text:p>
          </table:table-cell>
          <table:table-cell table:style-name="ce310" table:formula="of:=[.C258]+1" office:value-type="date" office:date-value="2025-11-27" calcext:value-type="date">
            <text:p>Nov 27</text:p>
          </table:table-cell>
          <table:table-cell table:style-name="Footnote" table:number-columns-repeated="23"/>
          <table:table-cell table:number-columns-repeated="16358"/>
        </table:table-row>
        <table:table-row table:style-name="ro4">
          <table:table-cell table:style-name="Accent_20_1" office:value-type="string" calcext:value-type="string">
            <text:p>25Ln LDwyyy</text:p>
          </table:table-cell>
          <table:table-cell table:style-name="Footnote" office:value-type="string" calcext:value-type="string">
            <text:p>BiiVaameng Wili</text:p>
          </table:table-cell>
          <table:table-cell table:style-name="ce310" table:formula="of:=[.C259]+1" office:value-type="date" office:date-value="2025-11-28" calcext:value-type="date">
            <text:p>Nov 28</text:p>
          </table:table-cell>
          <table:table-cell table:style-name="Footnote" table:number-columns-repeated="23"/>
          <table:table-cell table:number-columns-repeated="16358"/>
        </table:table-row>
        <table:table-row table:style-name="ro4">
          <table:table-cell table:style-name="Accent_20_1" office:value-type="string" calcext:value-type="string">
            <text:p>35Ln LDwyyy</text:p>
          </table:table-cell>
          <table:table-cell table:style-name="Footnote" office:value-type="string" calcext:value-type="string">
            <text:p>LeVaameng Wili</text:p>
          </table:table-cell>
          <table:table-cell table:style-name="ce310" table:formula="of:=[.C260]+1" office:value-type="date" office:date-value="2025-11-29" calcext:value-type="date">
            <text:p>Nov 29</text:p>
          </table:table-cell>
          <table:table-cell table:style-name="Footnote" table:number-columns-repeated="23"/>
          <table:table-cell table:number-columns-repeated="16358"/>
        </table:table-row>
        <table:table-row table:style-name="ro4">
          <table:table-cell table:style-name="Accent_20_1" office:value-type="string" calcext:value-type="string">
            <text:p>45Ln LDwyyy</text:p>
          </table:table-cell>
          <table:table-cell table:style-name="Footnote" office:value-type="string" calcext:value-type="string">
            <text:p>KuVaameng Wili</text:p>
          </table:table-cell>
          <table:table-cell table:style-name="ce310" table:formula="of:=[.C261]+1" office:value-type="date" office:date-value="2025-11-30" calcext:value-type="date">
            <text:p>Nov 30</text:p>
          </table:table-cell>
          <table:table-cell table:style-name="Footnote" table:number-columns-repeated="23"/>
          <table:table-cell table:number-columns-repeated="16358"/>
        </table:table-row>
        <table:table-row table:style-name="ro4">
          <table:table-cell table:style-name="Accent_20_1" office:value-type="string" calcext:value-type="string">
            <text:p>55Ln LDwyyy</text:p>
          </table:table-cell>
          <table:table-cell table:style-name="Footnote" office:value-type="string" calcext:value-type="string">
            <text:p>FaVaameng Wili</text:p>
          </table:table-cell>
          <table:table-cell table:style-name="ce310" table:formula="of:=[.C262]+1" office:value-type="date" office:date-value="2025-12-01" calcext:value-type="date">
            <text:p>Dec 1</text:p>
          </table:table-cell>
          <table:table-cell table:style-name="Footnote" table:number-columns-repeated="23"/>
          <table:table-cell table:number-columns-repeated="16358"/>
        </table:table-row>
        <table:table-row table:style-name="ro9">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310" table:formula="of:=[.C263]+1" office:value-type="date" office:date-value="2025-12-02" calcext:value-type="date">
            <text:p>Dec 2</text:p>
          </table:table-cell>
          <table:table-cell table:style-name="Footnote" table:number-columns-repeated="23"/>
          <table:table-cell table:number-columns-repeated="16358"/>
        </table:table-row>
        <table:table-row table:style-name="ro4">
          <table:table-cell table:style-name="Accent_20_1" office:value-type="string" calcext:value-type="string">
            <text:p>26Ln LDwyyy</text:p>
          </table:table-cell>
          <table:table-cell table:style-name="Footnote" office:value-type="string" calcext:value-type="string">
            <text:p>BiiDuleren Wili</text:p>
          </table:table-cell>
          <table:table-cell table:style-name="ce310" table:formula="of:=[.C264]+1" office:value-type="date" office:date-value="2025-12-03" calcext:value-type="date">
            <text:p>Dec 3</text:p>
          </table:table-cell>
          <table:table-cell table:style-name="Footnote" table:number-columns-repeated="23"/>
          <table:table-cell table:number-columns-repeated="16358"/>
        </table:table-row>
        <table:table-row table:style-name="ro4">
          <table:table-cell table:style-name="Accent_20_1" office:value-type="string" calcext:value-type="string">
            <text:p>36Ln LDwyyy</text:p>
          </table:table-cell>
          <table:table-cell table:style-name="Footnote" office:value-type="string" calcext:value-type="string">
            <text:p>LeDuleren Wili</text:p>
          </table:table-cell>
          <table:table-cell table:style-name="ce310" table:formula="of:=[.C265]+1" office:value-type="date" office:date-value="2025-12-04" calcext:value-type="date">
            <text:p>Dec 4</text:p>
          </table:table-cell>
          <table:table-cell table:style-name="Footnote" table:number-columns-repeated="23"/>
          <table:table-cell table:number-columns-repeated="16358"/>
        </table:table-row>
        <table:table-row table:style-name="ro4">
          <table:table-cell table:style-name="Accent_20_1" office:value-type="string" calcext:value-type="string">
            <text:p>46Ln LDwyyy</text:p>
          </table:table-cell>
          <table:table-cell table:style-name="Footnote" office:value-type="string" calcext:value-type="string">
            <text:p>KuDuuleren Wili</text:p>
          </table:table-cell>
          <table:table-cell table:style-name="ce310" table:formula="of:=[.C266]+1" office:value-type="date" office:date-value="2025-12-05" calcext:value-type="date">
            <text:p>Dec 5</text:p>
          </table:table-cell>
          <table:table-cell table:style-name="Footnote" table:number-columns-repeated="23"/>
          <table:table-cell table:number-columns-repeated="16358"/>
        </table:table-row>
        <table:table-row table:style-name="ro4">
          <table:table-cell table:style-name="Accent_20_1" office:value-type="string" calcext:value-type="string">
            <text:p>56Ln LDwyyy</text:p>
          </table:table-cell>
          <table:table-cell table:style-name="Footnote" office:value-type="string" calcext:value-type="string">
            <text:p>PaDuleren Wili</text:p>
          </table:table-cell>
          <table:table-cell table:style-name="ce310" table:formula="of:=[.C267]+1" office:value-type="date" office:date-value="2025-12-06" calcext:value-type="date">
            <text:p>Dec 6</text:p>
          </table:table-cell>
          <table:table-cell table:style-name="Footnote" table:number-columns-repeated="23"/>
          <table:table-cell table:number-columns-repeated="16358"/>
        </table:table-row>
        <table:table-row table:style-name="ro9">
          <table:table-cell table:style-name="Accent_20_2" office:value-type="string" calcext:value-type="string">
            <text:p>07Lllx LDwyyy</text:p>
          </table:table-cell>
          <table:table-cell table:style-name="Footnote" office:value-type="string" calcext:value-type="string">
            <text:p>Niraarla Wili</text:p>
          </table:table-cell>
          <table:table-cell table:style-name="ce310" table:formula="of:=[.C268]+1" office:value-type="date" office:date-value="2025-12-07" calcext:value-type="date">
            <text:p>Dec 7</text:p>
          </table:table-cell>
          <table:table-cell table:style-name="Footnote" table:number-columns-repeated="23"/>
          <table:table-cell table:number-columns-repeated="16358"/>
        </table:table-row>
        <table:table-row table:style-name="ro4">
          <table:table-cell table:style-name="Accent_20_1" office:value-type="string" calcext:value-type="string">
            <text:p>27Ln LDwyyy</text:p>
          </table:table-cell>
          <table:table-cell table:style-name="Footnote" office:value-type="string" calcext:value-type="string">
            <text:p>BiiNirlen Wili</text:p>
          </table:table-cell>
          <table:table-cell table:style-name="ce310" table:formula="of:=[.C269]+1" office:value-type="date" office:date-value="2025-12-08" calcext:value-type="date">
            <text:p>Dec 8</text:p>
          </table:table-cell>
          <table:table-cell table:style-name="Footnote" table:number-columns-repeated="23"/>
          <table:table-cell table:number-columns-repeated="16358"/>
        </table:table-row>
        <table:table-row table:style-name="ro4">
          <table:table-cell table:style-name="Accent_20_1" office:value-type="string" calcext:value-type="string">
            <text:p>37Ln LDwyyy</text:p>
          </table:table-cell>
          <table:table-cell table:style-name="Footnote" office:value-type="string" calcext:value-type="string">
            <text:p>NeGuulen Wili</text:p>
          </table:table-cell>
          <table:table-cell table:style-name="ce310" table:formula="of:=[.C270]+1" office:value-type="date" office:date-value="2025-12-09" calcext:value-type="date">
            <text:p>Dec 9</text:p>
          </table:table-cell>
          <table:table-cell table:style-name="Footnote" table:number-columns-repeated="23"/>
          <table:table-cell table:number-columns-repeated="16358"/>
        </table:table-row>
        <table:table-row table:style-name="ro4">
          <table:table-cell table:style-name="Accent_20_1" office:value-type="string" calcext:value-type="string">
            <text:p>47Ln LDwyyy</text:p>
          </table:table-cell>
          <table:table-cell table:style-name="Footnote" office:value-type="string" calcext:value-type="string">
            <text:p>KuuNirlen Wili</text:p>
          </table:table-cell>
          <table:table-cell table:style-name="ce310" table:formula="of:=[.C271]+1" office:value-type="date" office:date-value="2025-12-10" calcext:value-type="date">
            <text:p>Dec 10</text:p>
          </table:table-cell>
          <table:table-cell table:style-name="Footnote" table:number-columns-repeated="23"/>
          <table:table-cell table:number-columns-repeated="16358"/>
        </table:table-row>
        <table:table-row table:style-name="ro4">
          <table:table-cell table:style-name="Accent_20_1" office:value-type="string" calcext:value-type="string">
            <text:p>57Ln LDwyyy</text:p>
          </table:table-cell>
          <table:table-cell table:style-name="Footnote" office:value-type="string" calcext:value-type="string">
            <text:p>Nebellen Wili</text:p>
          </table:table-cell>
          <table:table-cell table:style-name="ce310" table:formula="of:=[.C272]+1" office:value-type="date" office:date-value="2025-12-11" calcext:value-type="date">
            <text:p>Dec 11</text:p>
          </table:table-cell>
          <table:table-cell table:style-name="Footnote" table:number-columns-repeated="23"/>
          <table:table-cell table:number-columns-repeated="16358"/>
        </table:table-row>
        <table:table-row table:style-name="ro9">
          <table:table-cell table:style-name="Accent_20_2" office:value-type="string" calcext:value-type="string">
            <text:p>00Lllx LDwyyy</text:p>
          </table:table-cell>
          <table:table-cell table:style-name="Footnote" office:value-type="string" calcext:value-type="string">
            <text:p>Baarella Wili</text:p>
          </table:table-cell>
          <table:table-cell table:style-name="ce310" table:formula="of:=[.C273]+1" office:value-type="date" office:date-value="2025-12-12" calcext:value-type="date">
            <text:p>Dec 12</text:p>
          </table:table-cell>
          <table:table-cell table:style-name="Footnote" table:number-columns-repeated="23"/>
          <table:table-cell table:number-columns-repeated="16358"/>
        </table:table-row>
        <table:table-row table:style-name="ro4">
          <table:table-cell table:style-name="Accent_20_1" office:value-type="string" calcext:value-type="string">
            <text:p>20Ln LDwyyy</text:p>
          </table:table-cell>
          <table:table-cell table:style-name="Footnote" office:value-type="string" calcext:value-type="string">
            <text:p>LeLiilen Wili</text:p>
          </table:table-cell>
          <table:table-cell table:style-name="ce310" table:formula="of:=[.C274]+1" office:value-type="date" office:date-value="2025-12-13" calcext:value-type="date">
            <text:p>Dec 13</text:p>
          </table:table-cell>
          <table:table-cell table:style-name="Footnote" table:number-columns-repeated="23"/>
          <table:table-cell table:number-columns-repeated="16358"/>
        </table:table-row>
        <table:table-row table:style-name="ro4">
          <table:table-cell table:style-name="Accent_20_1" office:value-type="string" calcext:value-type="string">
            <text:p>30Ln LDwyyy</text:p>
          </table:table-cell>
          <table:table-cell table:style-name="Footnote" office:value-type="string" calcext:value-type="string">
            <text:p>Guuwiilen Wili</text:p>
          </table:table-cell>
          <table:table-cell table:style-name="ce310" table:formula="of:=[.C275]+1" office:value-type="date" office:date-value="2025-12-14" calcext:value-type="date">
            <text:p>Dec 14</text:p>
          </table:table-cell>
          <table:table-cell table:style-name="Footnote" table:number-columns-repeated="23"/>
          <table:table-cell table:number-columns-repeated="16358"/>
        </table:table-row>
        <table:table-row table:style-name="ro4">
          <table:table-cell table:style-name="Accent_20_1" office:value-type="string" calcext:value-type="string">
            <text:p>40Ln LDwyyy</text:p>
          </table:table-cell>
          <table:table-cell table:style-name="Footnote" office:value-type="string" calcext:value-type="string">
            <text:p>BiNiilen Wili</text:p>
          </table:table-cell>
          <table:table-cell table:style-name="ce310" table:formula="of:=[.C276]+1" office:value-type="date" office:date-value="2025-12-15" calcext:value-type="date">
            <text:p>Dec 15</text:p>
          </table:table-cell>
          <table:table-cell table:style-name="Footnote" table:number-columns-repeated="23"/>
          <table:table-cell table:number-columns-repeated="16358"/>
        </table:table-row>
        <table:table-row table:style-name="ro4">
          <table:table-cell table:style-name="Accent_20_1" office:value-type="string" calcext:value-type="string">
            <text:p>50Ln LDwyyy</text:p>
          </table:table-cell>
          <table:table-cell table:style-name="Footnote" office:value-type="string" calcext:value-type="string">
            <text:p>Beellalen Wili</text:p>
          </table:table-cell>
          <table:table-cell table:style-name="ce310" table:formula="of:=[.C277]+1" office:value-type="date" office:date-value="2025-12-16" calcext:value-type="date">
            <text:p>Dec 16</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wyyy</text:p>
          </table:table-cell>
          <table:table-cell table:style-name="Footnote" office:value-type="string" calcext:value-type="string">
            <text:p>Lenko’i Wili</text:p>
          </table:table-cell>
          <table:table-cell table:style-name="ce310" table:formula="of:=[.C278]+1" office:value-type="date" office:date-value="2025-12-17" calcext:value-type="date">
            <text:p>Dec 17</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wyyy</text:p>
          </table:table-cell>
          <table:table-cell table:style-name="Footnote" office:value-type="string" calcext:value-type="string">
            <text:p>Lenleli Wili</text:p>
          </table:table-cell>
          <table:table-cell table:style-name="ce310" table:formula="of:=[.C279]+1" office:value-type="date" office:date-value="2025-12-18" calcext:value-type="date">
            <text:p>Dec 18</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wyyy</text:p>
          </table:table-cell>
          <table:table-cell table:style-name="Footnote" office:value-type="string" calcext:value-type="string">
            <text:p>Lendoli Wili</text:p>
          </table:table-cell>
          <table:table-cell table:style-name="ce310" table:formula="of:=[.C280]+1" office:value-type="date" office:date-value="2025-12-19" calcext:value-type="date">
            <text:p>Dec 19</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wyyy</text:p>
          </table:table-cell>
          <table:table-cell table:style-name="Footnote" office:value-type="string" calcext:value-type="string">
            <text:p>Baringi Wili</text:p>
          </table:table-cell>
          <table:table-cell table:style-name="ce310" table:formula="of:=[.C281]+1" office:value-type="date" office:date-value="2025-12-20" calcext:value-type="date">
            <text:p>Dec 20</text:p>
          </table:table-cell>
          <table:table-cell table:style-name="Footnote" table:number-columns-repeated="23"/>
          <table:table-cell table:number-columns-repeated="16358"/>
        </table:table-row>
        <table:table-row table:style-name="ro10">
          <table:table-cell table:style-name="Accent_20_3" office:value-type="string" calcext:value-type="string">
            <text:p>LDwyln</text:p>
          </table:table-cell>
          <table:table-cell table:style-name="Footnote" office:value-type="string" calcext:value-type="string">
            <text:p>Wigil</text:p>
          </table:table-cell>
          <table:table-cell table:style-name="ce310" table:formula="of:=[.C282]+1" office:value-type="date" office:date-value="2025-12-21" calcext:value-type="date">
            <text:p>Dec 21</text:p>
          </table:table-cell>
          <table:table-cell table:style-name="Footnote" table:number-columns-repeated="23"/>
          <table:table-cell table:number-columns-repeated="16358"/>
        </table:table-row>
        <table:table-row table:style-name="ro9">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310" table:formula="of:=[.C283]+1" office:value-type="date" office:date-value="2025-12-22" calcext:value-type="date">
            <text:p>Dec 22</text:p>
          </table:table-cell>
          <table:table-cell table:style-name="Footnote" table:number-columns-repeated="23"/>
          <table:table-cell table:number-columns-repeated="16358"/>
        </table:table-row>
        <table:table-row table:style-name="ro4">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310" table:formula="of:=[.C284]+1" office:value-type="date" office:date-value="2025-12-23" calcext:value-type="date">
            <text:p>Dec 23</text:p>
          </table:table-cell>
          <table:table-cell table:style-name="Footnote" table:number-columns-repeated="23"/>
          <table:table-cell table:number-columns-repeated="16358"/>
        </table:table-row>
        <table:table-row table:style-name="ro4">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310" table:formula="of:=[.C285]+1" office:value-type="date" office:date-value="2025-12-24" calcext:value-type="date">
            <text:p>Dec 24</text:p>
          </table:table-cell>
          <table:table-cell table:style-name="Footnote" table:number-columns-repeated="23"/>
          <table:table-cell table:number-columns-repeated="16358"/>
        </table:table-row>
        <table:table-row table:style-name="ro4">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310" table:formula="of:=[.C286]+1" office:value-type="date" office:date-value="2025-12-25" calcext:value-type="date">
            <text:p>Dec 25</text:p>
          </table:table-cell>
          <table:table-cell table:style-name="Footnote" table:number-columns-repeated="23"/>
          <table:table-cell table:number-columns-repeated="16358"/>
        </table:table-row>
        <table:table-row table:style-name="ro4">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310" table:formula="of:=[.C287]+1" office:value-type="date" office:date-value="2025-12-26" calcext:value-type="date">
            <text:p>Dec 26</text:p>
          </table:table-cell>
          <table:table-cell table:style-name="Footnote" table:number-columns-repeated="23"/>
          <table:table-cell table:number-columns-repeated="16358"/>
        </table:table-row>
        <table:table-row table:style-name="ro9">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310" table:formula="of:=[.C288]+1" office:value-type="date" office:date-value="2025-12-27" calcext:value-type="date">
            <text:p>Dec 27</text:p>
          </table:table-cell>
          <table:table-cell table:style-name="Footnote" table:number-columns-repeated="23"/>
          <table:table-cell table:number-columns-repeated="16358"/>
        </table:table-row>
        <table:table-row table:style-name="ro4">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310" table:formula="of:=[.C289]+1" office:value-type="date" office:date-value="2025-12-28" calcext:value-type="date">
            <text:p>Dec 28</text:p>
          </table:table-cell>
          <table:table-cell table:style-name="Footnote" table:number-columns-repeated="23"/>
          <table:table-cell table:number-columns-repeated="16358"/>
        </table:table-row>
        <table:table-row table:style-name="ro4">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310" table:formula="of:=[.C290]+1" office:value-type="date" office:date-value="2025-12-29" calcext:value-type="date">
            <text:p>Dec 29</text:p>
          </table:table-cell>
          <table:table-cell table:style-name="Footnote" table:number-columns-repeated="23"/>
          <table:table-cell table:number-columns-repeated="16358"/>
        </table:table-row>
        <table:table-row table:style-name="ro4">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310" table:formula="of:=[.C291]+1" office:value-type="date" office:date-value="2025-12-30" calcext:value-type="date">
            <text:p>Dec 30</text:p>
          </table:table-cell>
          <table:table-cell table:style-name="Footnote" table:number-columns-repeated="23"/>
          <table:table-cell table:number-columns-repeated="16358"/>
        </table:table-row>
        <table:table-row table:style-name="ro4">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310" table:formula="of:=[.C292]+1" office:value-type="date" office:date-value="2025-12-31" calcext:value-type="date">
            <text:p>Dec 31</text:p>
          </table:table-cell>
          <table:table-cell table:style-name="Footnote" table:number-columns-repeated="23"/>
          <table:table-cell table:number-columns-repeated="16358"/>
        </table:table-row>
        <table:table-row table:style-name="ro9">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310" table:formula="of:=[.C293]+1" office:value-type="date" office:date-value="2026-01-01" calcext:value-type="date">
            <text:p>Jan 1</text:p>
          </table:table-cell>
          <table:table-cell table:style-name="Footnote" table:number-columns-repeated="23"/>
          <table:table-cell table:number-columns-repeated="16358"/>
        </table:table-row>
        <table:table-row table:style-name="ro4">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310" table:formula="of:=[.C294]+1" office:value-type="date" office:date-value="2026-01-02" calcext:value-type="date">
            <text:p>Jan 2</text:p>
          </table:table-cell>
          <table:table-cell table:style-name="Footnote" table:number-columns-repeated="23"/>
          <table:table-cell table:number-columns-repeated="16358"/>
        </table:table-row>
        <table:table-row table:style-name="ro4">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310" table:formula="of:=[.C295]+1" office:value-type="date" office:date-value="2026-01-03" calcext:value-type="date">
            <text:p>Jan 3</text:p>
          </table:table-cell>
          <table:table-cell table:style-name="Footnote" table:number-columns-repeated="23"/>
          <table:table-cell table:number-columns-repeated="16358"/>
        </table:table-row>
        <table:table-row table:style-name="ro4">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310" table:formula="of:=[.C296]+1" office:value-type="date" office:date-value="2026-01-04" calcext:value-type="date">
            <text:p>Jan 4</text:p>
          </table:table-cell>
          <table:table-cell table:style-name="Footnote" table:number-columns-repeated="23"/>
          <table:table-cell table:number-columns-repeated="16358"/>
        </table:table-row>
        <table:table-row table:style-name="ro4">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310" table:formula="of:=[.C297]+1" office:value-type="date" office:date-value="2026-01-05" calcext:value-type="date">
            <text:p>Jan 5</text:p>
          </table:table-cell>
          <table:table-cell table:style-name="Footnote" table:number-columns-repeated="23"/>
          <table:table-cell table:number-columns-repeated="16358"/>
        </table:table-row>
        <table:table-row table:style-name="ro9">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310" table:formula="of:=[.C298]+1" office:value-type="date" office:date-value="2026-01-06" calcext:value-type="date">
            <text:p>Jan 6</text:p>
          </table:table-cell>
          <table:table-cell table:style-name="Footnote" table:number-columns-repeated="23"/>
          <table:table-cell table:number-columns-repeated="16358"/>
        </table:table-row>
        <table:table-row table:style-name="ro4">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310" table:formula="of:=[.C299]+1" office:value-type="date" office:date-value="2026-01-07" calcext:value-type="date">
            <text:p>Jan 7</text:p>
          </table:table-cell>
          <table:table-cell table:style-name="Footnote" table:number-columns-repeated="23"/>
          <table:table-cell table:number-columns-repeated="16358"/>
        </table:table-row>
        <table:table-row table:style-name="ro4">
          <table:table-cell table:style-name="Accent_20_1" office:value-type="string" calcext:value-type="string">
            <text:p>34Ln LDwylnYy</text:p>
          </table:table-cell>
          <table:table-cell table:style-name="Footnote" office:value-type="string" calcext:value-type="string">
            <text:p>LeRulen Lawni</text:p>
          </table:table-cell>
          <table:table-cell table:style-name="ce310" table:formula="of:=[.C300]+1" office:value-type="date" office:date-value="2026-01-08" calcext:value-type="date">
            <text:p>Jan 8</text:p>
          </table:table-cell>
          <table:table-cell table:style-name="Footnote" table:number-columns-repeated="23"/>
          <table:table-cell table:number-columns-repeated="16358"/>
        </table:table-row>
        <table:table-row table:style-name="ro4">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310" table:formula="of:=[.C301]+1" office:value-type="date" office:date-value="2026-01-09" calcext:value-type="date">
            <text:p>Jan 9</text:p>
          </table:table-cell>
          <table:table-cell table:style-name="Footnote" table:number-columns-repeated="23"/>
          <table:table-cell table:number-columns-repeated="16358"/>
        </table:table-row>
        <table:table-row table:style-name="ro4">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310" table:formula="of:=[.C302]+1" office:value-type="date" office:date-value="2026-01-10" calcext:value-type="date">
            <text:p>Jan 10</text:p>
          </table:table-cell>
          <table:table-cell table:style-name="Footnote" table:number-columns-repeated="23"/>
          <table:table-cell table:number-columns-repeated="16358"/>
        </table:table-row>
        <table:table-row table:style-name="ro9">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310" table:formula="of:=[.C303]+1" office:value-type="date" office:date-value="2026-01-11" calcext:value-type="date">
            <text:p>Jan 11</text:p>
          </table:table-cell>
          <table:table-cell table:style-name="Footnote" table:number-columns-repeated="23"/>
          <table:table-cell table:number-columns-repeated="16358"/>
        </table:table-row>
        <table:table-row table:style-name="ro4">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310" table:formula="of:=[.C304]+1" office:value-type="date" office:date-value="2026-01-12" calcext:value-type="date">
            <text:p>Jan 12</text:p>
          </table:table-cell>
          <table:table-cell table:style-name="Footnote" table:number-columns-repeated="23"/>
          <table:table-cell table:number-columns-repeated="16358"/>
        </table:table-row>
        <table:table-row table:style-name="ro4">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310" table:formula="of:=[.C305]+1" office:value-type="date" office:date-value="2026-01-13" calcext:value-type="date">
            <text:p>Jan 13</text:p>
          </table:table-cell>
          <table:table-cell table:style-name="Footnote" table:number-columns-repeated="23"/>
          <table:table-cell table:number-columns-repeated="16358"/>
        </table:table-row>
        <table:table-row table:style-name="ro4">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310" table:formula="of:=[.C306]+1" office:value-type="date" office:date-value="2026-01-14" calcext:value-type="date">
            <text:p>Jan 14</text:p>
          </table:table-cell>
          <table:table-cell table:style-name="Footnote" table:number-columns-repeated="23"/>
          <table:table-cell table:number-columns-repeated="16358"/>
        </table:table-row>
        <table:table-row table:style-name="ro4">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310" table:formula="of:=[.C307]+1" office:value-type="date" office:date-value="2026-01-15" calcext:value-type="date">
            <text:p>Jan 15</text:p>
          </table:table-cell>
          <table:table-cell table:style-name="Footnote" table:number-columns-repeated="23"/>
          <table:table-cell table:number-columns-repeated="16358"/>
        </table:table-row>
        <table:table-row table:style-name="ro9">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310" table:formula="of:=[.C308]+1" office:value-type="date" office:date-value="2026-01-16" calcext:value-type="date">
            <text:p>Jan 16</text:p>
          </table:table-cell>
          <table:table-cell table:style-name="Footnote" table:number-columns-repeated="23"/>
          <table:table-cell table:number-columns-repeated="16358"/>
        </table:table-row>
        <table:table-row table:style-name="ro4">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310" table:formula="of:=[.C309]+1" office:value-type="date" office:date-value="2026-01-17" calcext:value-type="date">
            <text:p>Jan 17</text:p>
          </table:table-cell>
          <table:table-cell table:style-name="Footnote" table:number-columns-repeated="23"/>
          <table:table-cell table:number-columns-repeated="16358"/>
        </table:table-row>
        <table:table-row table:style-name="ro4">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310" table:formula="of:=[.C310]+1" office:value-type="date" office:date-value="2026-01-18" calcext:value-type="date">
            <text:p>Jan 18</text:p>
          </table:table-cell>
          <table:table-cell table:style-name="Footnote" table:number-columns-repeated="23"/>
          <table:table-cell table:number-columns-repeated="16358"/>
        </table:table-row>
        <table:table-row table:style-name="ro4">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310" table:formula="of:=[.C311]+1" office:value-type="date" office:date-value="2026-01-19" calcext:value-type="date">
            <text:p>Jan 19</text:p>
          </table:table-cell>
          <table:table-cell table:style-name="Footnote" table:number-columns-repeated="23"/>
          <table:table-cell table:number-columns-repeated="16358"/>
        </table:table-row>
        <table:table-row table:style-name="ro4">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310" table:formula="of:=[.C312]+1" office:value-type="date" office:date-value="2026-01-20" calcext:value-type="date">
            <text:p>Jan 20</text:p>
          </table:table-cell>
          <table:table-cell table:style-name="Footnote" table:number-columns-repeated="23"/>
          <table:table-cell table:number-columns-repeated="16358"/>
        </table:table-row>
        <table:table-row table:style-name="ro9">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310" table:formula="of:=[.C313]+1" office:value-type="date" office:date-value="2026-01-21" calcext:value-type="date">
            <text:p>Jan 21</text:p>
          </table:table-cell>
          <table:table-cell table:style-name="Footnote" table:number-columns-repeated="23"/>
          <table:table-cell table:number-columns-repeated="16358"/>
        </table:table-row>
        <table:table-row table:style-name="ro4">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310" table:formula="of:=[.C314]+1" office:value-type="date" office:date-value="2026-01-22" calcext:value-type="date">
            <text:p>Jan 22</text:p>
          </table:table-cell>
          <table:table-cell table:style-name="Footnote" table:number-columns-repeated="23"/>
          <table:table-cell table:number-columns-repeated="16358"/>
        </table:table-row>
        <table:table-row table:style-name="ro4">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310" table:formula="of:=[.C315]+1" office:value-type="date" office:date-value="2026-01-23" calcext:value-type="date">
            <text:p>Jan 23</text:p>
          </table:table-cell>
          <table:table-cell table:style-name="Footnote" table:number-columns-repeated="23"/>
          <table:table-cell table:number-columns-repeated="16358"/>
        </table:table-row>
        <table:table-row table:style-name="ro4">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310" table:formula="of:=[.C316]+1" office:value-type="date" office:date-value="2026-01-24" calcext:value-type="date">
            <text:p>Jan 24</text:p>
          </table:table-cell>
          <table:table-cell table:style-name="Footnote" table:number-columns-repeated="23"/>
          <table:table-cell table:number-columns-repeated="16358"/>
        </table:table-row>
        <table:table-row table:style-name="ro4">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310" table:formula="of:=[.C317]+1" office:value-type="date" office:date-value="2026-01-25" calcext:value-type="date">
            <text:p>Jan 25</text:p>
          </table:table-cell>
          <table:table-cell table:style-name="Footnote" table:number-columns-repeated="23"/>
          <table:table-cell table:number-columns-repeated="16358"/>
        </table:table-row>
        <table:table-row table:style-name="ro9">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310" table:formula="of:=[.C318]+1" office:value-type="date" office:date-value="2026-01-26" calcext:value-type="date">
            <text:p>Jan 26</text:p>
          </table:table-cell>
          <table:table-cell table:style-name="Footnote" table:number-columns-repeated="23"/>
          <table:table-cell table:number-columns-repeated="16358"/>
        </table:table-row>
        <table:table-row table:style-name="ro4">
          <table:table-cell table:style-name="Accent_20_1" office:value-type="string" calcext:value-type="string">
            <text:p>20Ln LDwylnYy</text:p>
          </table:table-cell>
          <table:table-cell table:style-name="Footnote" office:value-type="string" calcext:value-type="string">
            <text:p>LeLiilen Lawni</text:p>
          </table:table-cell>
          <table:table-cell table:style-name="ce310" table:formula="of:=[.C319]+1" office:value-type="date" office:date-value="2026-01-27" calcext:value-type="date">
            <text:p>Jan 27</text:p>
          </table:table-cell>
          <table:table-cell table:style-name="Footnote" table:number-columns-repeated="23"/>
          <table:table-cell table:number-columns-repeated="16358"/>
        </table:table-row>
        <table:table-row table:style-name="ro4">
          <table:table-cell table:style-name="Accent_20_1" office:value-type="string" calcext:value-type="string">
            <text:p>30Ln LDwylnYy</text:p>
          </table:table-cell>
          <table:table-cell table:style-name="Footnote" office:value-type="string" calcext:value-type="string">
            <text:p>Guuwiilen Lawni</text:p>
          </table:table-cell>
          <table:table-cell table:style-name="ce310" table:formula="of:=[.C320]+1" office:value-type="date" office:date-value="2026-01-28" calcext:value-type="date">
            <text:p>Jan 28</text:p>
          </table:table-cell>
          <table:table-cell table:style-name="Footnote" table:number-columns-repeated="23"/>
          <table:table-cell table:number-columns-repeated="16358"/>
        </table:table-row>
        <table:table-row table:style-name="ro4">
          <table:table-cell table:style-name="Accent_20_1" office:value-type="string" calcext:value-type="string">
            <text:p>40Ln LDwylnYy</text:p>
          </table:table-cell>
          <table:table-cell table:style-name="Footnote" office:value-type="string" calcext:value-type="string">
            <text:p>BiNiilen Lawni</text:p>
          </table:table-cell>
          <table:table-cell table:style-name="ce310" table:formula="of:=[.C321]+1" office:value-type="date" office:date-value="2026-01-29" calcext:value-type="date">
            <text:p>Jan 29</text:p>
          </table:table-cell>
          <table:table-cell table:style-name="Footnote" table:number-columns-repeated="23"/>
          <table:table-cell table:number-columns-repeated="16358"/>
        </table:table-row>
        <table:table-row table:style-name="ro4">
          <table:table-cell table:style-name="Accent_20_1" office:value-type="string" calcext:value-type="string">
            <text:p>50Ln LDwylnYy</text:p>
          </table:table-cell>
          <table:table-cell table:style-name="Footnote" office:value-type="string" calcext:value-type="string">
            <text:p>Beellalen Lawni</text:p>
          </table:table-cell>
          <table:table-cell table:style-name="ce310" table:formula="of:=[.C322]+1" office:value-type="date" office:date-value="2026-01-30" calcext:value-type="date">
            <text:p>Jan 30</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310" table:formula="of:=[.C323]+1" office:value-type="date" office:date-value="2026-01-31" calcext:value-type="date">
            <text:p>Jan 31</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310" table:formula="of:=[.C324]+1" office:value-type="date" office:date-value="2026-02-01" calcext:value-type="date">
            <text:p>Feb 1</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310" table:formula="of:=[.C325]+1" office:value-type="date" office:date-value="2026-02-02" calcext:value-type="date">
            <text:p>Feb 2</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310" table:formula="of:=[.C326]+1" office:value-type="date" office:date-value="2026-02-03" calcext:value-type="date">
            <text:p>Feb 3</text:p>
          </table:table-cell>
          <table:table-cell table:style-name="Footnote" table:number-columns-repeated="23"/>
          <table:table-cell table:number-columns-repeated="16358"/>
        </table:table-row>
        <table:table-row table:style-name="ro10">
          <table:table-cell table:style-name="Accent_20_3" office:value-type="string" calcext:value-type="string">
            <text:p>LDwyln</text:p>
          </table:table-cell>
          <table:table-cell table:style-name="Footnote" office:value-type="string" calcext:value-type="string">
            <text:p>Lawin</text:p>
          </table:table-cell>
          <table:table-cell table:style-name="ce310" table:formula="of:=[.C327]+1" office:value-type="date" office:date-value="2026-02-04" calcext:value-type="date">
            <text:p>Feb 4</text:p>
          </table:table-cell>
          <table:table-cell table:style-name="Footnote" table:number-columns-repeated="23"/>
          <table:table-cell table:number-columns-repeated="16358"/>
        </table:table-row>
        <table:table-row table:style-name="ro9">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310" table:formula="of:=[.C328]+1" office:value-type="date" office:date-value="2026-02-05" calcext:value-type="date">
            <text:p>Feb 5</text:p>
          </table:table-cell>
          <table:table-cell table:style-name="Footnote" table:number-columns-repeated="23"/>
          <table:table-cell table:number-columns-repeated="16358"/>
        </table:table-row>
        <table:table-row table:style-name="ro4">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310" table:formula="of:=[.C329]+1" office:value-type="date" office:date-value="2026-02-06" calcext:value-type="date">
            <text:p>Feb 6</text:p>
          </table:table-cell>
          <table:table-cell table:style-name="Footnote" table:number-columns-repeated="23"/>
          <table:table-cell table:number-columns-repeated="16358"/>
        </table:table-row>
        <table:table-row table:style-name="ro4">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310" table:formula="of:=[.C330]+1" office:value-type="date" office:date-value="2026-02-07" calcext:value-type="date">
            <text:p>Feb 7</text:p>
          </table:table-cell>
          <table:table-cell table:style-name="Footnote" table:number-columns-repeated="23"/>
          <table:table-cell table:number-columns-repeated="16358"/>
        </table:table-row>
        <table:table-row table:style-name="ro4">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310" table:formula="of:=[.C331]+1" office:value-type="date" office:date-value="2026-02-08" calcext:value-type="date">
            <text:p>Feb 8</text:p>
          </table:table-cell>
          <table:table-cell table:style-name="Footnote" table:number-columns-repeated="23"/>
          <table:table-cell table:number-columns-repeated="16358"/>
        </table:table-row>
        <table:table-row table:style-name="ro4">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310" table:formula="of:=[.C332]+1" office:value-type="date" office:date-value="2026-02-09" calcext:value-type="date">
            <text:p>Feb 9</text:p>
          </table:table-cell>
          <table:table-cell table:style-name="Footnote" table:number-columns-repeated="23"/>
          <table:table-cell table:number-columns-repeated="16358"/>
        </table:table-row>
        <table:table-row table:style-name="ro9">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310" table:formula="of:=[.C333]+1" office:value-type="date" office:date-value="2026-02-10" calcext:value-type="date">
            <text:p>Feb 10</text:p>
          </table:table-cell>
          <table:table-cell table:style-name="Footnote" table:number-columns-repeated="23"/>
          <table:table-cell table:number-columns-repeated="16358"/>
        </table:table-row>
        <table:table-row table:style-name="ro4">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310" table:formula="of:=[.C334]+1" office:value-type="date" office:date-value="2026-02-11" calcext:value-type="date">
            <text:p>Feb 11</text:p>
          </table:table-cell>
          <table:table-cell table:style-name="Footnote" table:number-columns-repeated="23"/>
          <table:table-cell table:number-columns-repeated="16358"/>
        </table:table-row>
        <table:table-row table:style-name="ro4">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310" table:formula="of:=[.C335]+1" office:value-type="date" office:date-value="2026-02-12" calcext:value-type="date">
            <text:p>Feb 12</text:p>
          </table:table-cell>
          <table:table-cell table:style-name="Footnote" table:number-columns-repeated="23"/>
          <table:table-cell table:number-columns-repeated="16358"/>
        </table:table-row>
        <table:table-row table:style-name="ro4">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310" table:formula="of:=[.C336]+1" office:value-type="date" office:date-value="2026-02-13" calcext:value-type="date">
            <text:p>Feb 13</text:p>
          </table:table-cell>
          <table:table-cell table:style-name="Footnote" table:number-columns-repeated="23"/>
          <table:table-cell table:number-columns-repeated="16358"/>
        </table:table-row>
        <table:table-row table:style-name="ro4">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310" table:formula="of:=[.C337]+1" office:value-type="date" office:date-value="2026-02-14" calcext:value-type="date">
            <text:p>Feb 14</text:p>
          </table:table-cell>
          <table:table-cell table:style-name="Footnote" table:number-columns-repeated="23"/>
          <table:table-cell table:number-columns-repeated="16358"/>
        </table:table-row>
        <table:table-row table:style-name="ro9">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310" table:formula="of:=[.C338]+1" office:value-type="date" office:date-value="2026-02-15" calcext:value-type="date">
            <text:p>Feb 15</text:p>
          </table:table-cell>
          <table:table-cell table:style-name="Footnote" table:number-columns-repeated="23"/>
          <table:table-cell table:number-columns-repeated="16358"/>
        </table:table-row>
        <table:table-row table:style-name="ro4">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310" table:formula="of:=[.C339]+1" office:value-type="date" office:date-value="2026-02-16" calcext:value-type="date">
            <text:p>Feb 16</text:p>
          </table:table-cell>
          <table:table-cell table:style-name="Footnote" table:number-columns-repeated="23"/>
          <table:table-cell table:number-columns-repeated="16358"/>
        </table:table-row>
        <table:table-row table:style-name="ro4">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310" table:formula="of:=[.C340]+1" office:value-type="date" office:date-value="2026-02-17" calcext:value-type="date">
            <text:p>Feb 17</text:p>
          </table:table-cell>
          <table:table-cell table:style-name="Footnote" table:number-columns-repeated="23"/>
          <table:table-cell table:number-columns-repeated="16358"/>
        </table:table-row>
        <table:table-row table:style-name="ro4">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310" table:formula="of:=[.C341]+1" office:value-type="date" office:date-value="2026-02-18" calcext:value-type="date">
            <text:p>Feb 18</text:p>
          </table:table-cell>
          <table:table-cell table:style-name="Footnote" table:number-columns-repeated="23"/>
          <table:table-cell table:number-columns-repeated="16358"/>
        </table:table-row>
        <table:table-row table:style-name="ro4">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310" table:formula="of:=[.C342]+1" office:value-type="date" office:date-value="2026-02-19" calcext:value-type="date">
            <text:p>Feb 19</text:p>
          </table:table-cell>
          <table:table-cell table:style-name="Footnote" table:number-columns-repeated="23"/>
          <table:table-cell table:number-columns-repeated="16358"/>
        </table:table-row>
        <table:table-row table:style-name="ro9">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310" table:formula="of:=[.C343]+1" office:value-type="date" office:date-value="2026-02-20" calcext:value-type="date">
            <text:p>Feb 20</text:p>
          </table:table-cell>
          <table:table-cell table:style-name="Footnote" table:number-columns-repeated="23"/>
          <table:table-cell table:number-columns-repeated="16358"/>
        </table:table-row>
        <table:table-row table:style-name="ro4">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310" table:formula="of:=[.C344]+1" office:value-type="date" office:date-value="2026-02-21" calcext:value-type="date">
            <text:p>Feb 21</text:p>
          </table:table-cell>
          <table:table-cell table:style-name="Footnote" table:number-columns-repeated="23"/>
          <table:table-cell table:number-columns-repeated="16358"/>
        </table:table-row>
        <table:table-row table:style-name="ro4">
          <table:table-cell table:style-name="Accent_20_1" office:value-type="string" calcext:value-type="string">
            <text:p>34Ln LDlnyy</text:p>
          </table:table-cell>
          <table:table-cell table:style-name="Footnote" office:value-type="string" calcext:value-type="string">
            <text:p>LeRulen Lenshni</text:p>
          </table:table-cell>
          <table:table-cell table:style-name="ce310" table:formula="of:=[.C345]+1" office:value-type="date" office:date-value="2026-02-22" calcext:value-type="date">
            <text:p>Feb 22</text:p>
          </table:table-cell>
          <table:table-cell table:style-name="Footnote" table:number-columns-repeated="23"/>
          <table:table-cell table:number-columns-repeated="16358"/>
        </table:table-row>
        <table:table-row table:style-name="ro4">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310" table:formula="of:=[.C346]+1" office:value-type="date" office:date-value="2026-02-23" calcext:value-type="date">
            <text:p>Feb 23</text:p>
          </table:table-cell>
          <table:table-cell table:style-name="Footnote" table:number-columns-repeated="23"/>
          <table:table-cell table:number-columns-repeated="16358"/>
        </table:table-row>
        <table:table-row table:style-name="ro4">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310" table:formula="of:=[.C347]+1" office:value-type="date" office:date-value="2026-02-24" calcext:value-type="date">
            <text:p>Feb 24</text:p>
          </table:table-cell>
          <table:table-cell table:style-name="Footnote" table:number-columns-repeated="23"/>
          <table:table-cell table:number-columns-repeated="16358"/>
        </table:table-row>
        <table:table-row table:style-name="ro9">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310" table:formula="of:=[.C348]+1" office:value-type="date" office:date-value="2026-02-25" calcext:value-type="date">
            <text:p>Feb 25</text:p>
          </table:table-cell>
          <table:table-cell table:style-name="Footnote" table:number-columns-repeated="23"/>
          <table:table-cell table:number-columns-repeated="16358"/>
        </table:table-row>
        <table:table-row table:style-name="ro4">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310" table:formula="of:=[.C349]+1" office:value-type="date" office:date-value="2026-02-26" calcext:value-type="date">
            <text:p>Feb 26</text:p>
          </table:table-cell>
          <table:table-cell table:style-name="Footnote" table:number-columns-repeated="23"/>
          <table:table-cell table:number-columns-repeated="16358"/>
        </table:table-row>
        <table:table-row table:style-name="ro4">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310" table:formula="of:=[.C350]+1" office:value-type="date" office:date-value="2026-02-27" calcext:value-type="date">
            <text:p>Feb 27</text:p>
          </table:table-cell>
          <table:table-cell table:style-name="Footnote" table:number-columns-repeated="23"/>
          <table:table-cell table:number-columns-repeated="16358"/>
        </table:table-row>
        <table:table-row table:style-name="ro4">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310" table:formula="of:=[.C351]+1" office:value-type="date" office:date-value="2026-02-28" calcext:value-type="date">
            <text:p>Feb 28</text:p>
          </table:table-cell>
          <table:table-cell table:style-name="Footnote" table:number-columns-repeated="23"/>
          <table:table-cell table:number-columns-repeated="16358"/>
        </table:table-row>
        <table:table-row table:style-name="ro4">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310" table:formula="of:=[.C352]+1" office:value-type="date" office:date-value="2026-03-01" calcext:value-type="date">
            <text:p>Mar 1</text:p>
          </table:table-cell>
          <table:table-cell table:style-name="Footnote" table:number-columns-repeated="23"/>
          <table:table-cell table:number-columns-repeated="16358"/>
        </table:table-row>
        <table:table-row table:style-name="ro9">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310" table:formula="of:=[.C353]+1" office:value-type="date" office:date-value="2026-03-02" calcext:value-type="date">
            <text:p>Mar 2</text:p>
          </table:table-cell>
          <table:table-cell table:style-name="Footnote" table:number-columns-repeated="23"/>
          <table:table-cell table:number-columns-repeated="16358"/>
        </table:table-row>
        <table:table-row table:style-name="ro4">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310" table:formula="of:=[.C354]+1" office:value-type="date" office:date-value="2026-03-03" calcext:value-type="date">
            <text:p>Mar 3</text:p>
          </table:table-cell>
          <table:table-cell table:style-name="Footnote" table:number-columns-repeated="23"/>
          <table:table-cell table:number-columns-repeated="16358"/>
        </table:table-row>
        <table:table-row table:style-name="ro4">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310" table:formula="of:=[.C355]+1" office:value-type="date" office:date-value="2026-03-04" calcext:value-type="date">
            <text:p>Mar 4</text:p>
          </table:table-cell>
          <table:table-cell table:style-name="Footnote" table:number-columns-repeated="23"/>
          <table:table-cell table:number-columns-repeated="16358"/>
        </table:table-row>
        <table:table-row table:style-name="ro4">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310" table:formula="of:=[.C356]+1" office:value-type="date" office:date-value="2026-03-05" calcext:value-type="date">
            <text:p>Mar 5</text:p>
          </table:table-cell>
          <table:table-cell table:style-name="Footnote" table:number-columns-repeated="23"/>
          <table:table-cell table:number-columns-repeated="16358"/>
        </table:table-row>
        <table:table-row table:style-name="ro4">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310" table:formula="of:=[.C357]+1" office:value-type="date" office:date-value="2026-03-06" calcext:value-type="date">
            <text:p>Mar 6</text:p>
          </table:table-cell>
          <table:table-cell table:style-name="Footnote" table:number-columns-repeated="23"/>
          <table:table-cell table:number-columns-repeated="16358"/>
        </table:table-row>
        <table:table-row table:style-name="ro9">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310" table:formula="of:=[.C358]+1" office:value-type="date" office:date-value="2026-03-07" calcext:value-type="date">
            <text:p>Mar 7</text:p>
          </table:table-cell>
          <table:table-cell table:style-name="Footnote" table:number-columns-repeated="23"/>
          <table:table-cell table:number-columns-repeated="16358"/>
        </table:table-row>
        <table:table-row table:style-name="ro4">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310" table:formula="of:=[.C359]+1" office:value-type="date" office:date-value="2026-03-08" calcext:value-type="date">
            <text:p>Mar 8</text:p>
          </table:table-cell>
          <table:table-cell table:style-name="Footnote" table:number-columns-repeated="23"/>
          <table:table-cell table:number-columns-repeated="16358"/>
        </table:table-row>
        <table:table-row table:style-name="ro4">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310" table:formula="of:=[.C360]+1" office:value-type="date" office:date-value="2026-03-09" calcext:value-type="date">
            <text:p>Mar 9</text:p>
          </table:table-cell>
          <table:table-cell table:style-name="Footnote" table:number-columns-repeated="23"/>
          <table:table-cell table:number-columns-repeated="16358"/>
        </table:table-row>
        <table:table-row table:style-name="ro4">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310" table:formula="of:=[.C361]+1" office:value-type="date" office:date-value="2026-03-10" calcext:value-type="date">
            <text:p>Mar 10</text:p>
          </table:table-cell>
          <table:table-cell table:style-name="Footnote" table:number-columns-repeated="23"/>
          <table:table-cell table:number-columns-repeated="16358"/>
        </table:table-row>
        <table:table-row table:style-name="ro4">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310" table:formula="of:=[.C362]+1" office:value-type="date" office:date-value="2026-03-11" calcext:value-type="date">
            <text:p>Mar 11</text:p>
          </table:table-cell>
          <table:table-cell table:style-name="Footnote" table:number-columns-repeated="23"/>
          <table:table-cell table:number-columns-repeated="16358"/>
        </table:table-row>
        <table:table-row table:style-name="ro9">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310" table:formula="of:=[.C363]+1" office:value-type="date" office:date-value="2026-03-12" calcext:value-type="date">
            <text:p>Mar 12</text:p>
          </table:table-cell>
          <table:table-cell table:style-name="Footnote" table:number-columns-repeated="23"/>
          <table:table-cell table:number-columns-repeated="16358"/>
        </table:table-row>
        <table:table-row table:style-name="ro4">
          <table:table-cell table:style-name="Accent_20_1" office:value-type="string" calcext:value-type="string">
            <text:p>20Ln LDlnyy</text:p>
          </table:table-cell>
          <table:table-cell table:style-name="Footnote" office:value-type="string" calcext:value-type="string">
            <text:p>LeLiilen Lenshni</text:p>
          </table:table-cell>
          <table:table-cell table:style-name="ce310" table:formula="of:=[.C364]+1" office:value-type="date" office:date-value="2026-03-13" calcext:value-type="date">
            <text:p>Mar 13</text:p>
          </table:table-cell>
          <table:table-cell table:style-name="Footnote" table:number-columns-repeated="23"/>
          <table:table-cell table:number-columns-repeated="16358"/>
        </table:table-row>
        <table:table-row table:style-name="ro4">
          <table:table-cell table:style-name="Accent_20_1" office:value-type="string" calcext:value-type="string">
            <text:p>30Ln LDlnyy</text:p>
          </table:table-cell>
          <table:table-cell table:style-name="Footnote" office:value-type="string" calcext:value-type="string">
            <text:p>Guuwiilen Lenshni</text:p>
          </table:table-cell>
          <table:table-cell table:style-name="ce310" table:formula="of:=[.C365]+1" office:value-type="date" office:date-value="2026-03-14" calcext:value-type="date">
            <text:p>Mar 14</text:p>
          </table:table-cell>
          <table:table-cell table:style-name="Footnote" table:number-columns-repeated="23"/>
          <table:table-cell table:number-columns-repeated="16358"/>
        </table:table-row>
        <table:table-row table:style-name="ro4">
          <table:table-cell table:style-name="Accent_20_1" office:value-type="string" calcext:value-type="string">
            <text:p>40Ln LDlnyy</text:p>
          </table:table-cell>
          <table:table-cell table:style-name="Footnote" office:value-type="string" calcext:value-type="string">
            <text:p>BiNiilen Lenshni</text:p>
          </table:table-cell>
          <table:table-cell table:style-name="ce310" table:formula="of:=[.C366]+1" office:value-type="date" office:date-value="2026-03-15" calcext:value-type="date">
            <text:p>Mar 15</text:p>
          </table:table-cell>
          <table:table-cell table:style-name="Footnote" table:number-columns-repeated="23"/>
          <table:table-cell table:number-columns-repeated="16358"/>
        </table:table-row>
        <table:table-row table:style-name="ro4">
          <table:table-cell table:style-name="Accent_20_1" office:value-type="string" calcext:value-type="string">
            <text:p>50Ln LDlnyy</text:p>
          </table:table-cell>
          <table:table-cell table:style-name="Footnote" office:value-type="string" calcext:value-type="string">
            <text:p>Beellalen Lenshni</text:p>
          </table:table-cell>
          <table:table-cell table:style-name="ce310" table:formula="of:=[.C367]+1" office:value-type="date" office:date-value="2026-03-16" calcext:value-type="date">
            <text:p>Mar 16</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310" table:formula="of:=[.C368]+1" office:value-type="date" office:date-value="2026-03-17" calcext:value-type="date">
            <text:p>Mar 17</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310" table:formula="of:=[.C369]+1" office:value-type="date" office:date-value="2026-03-18" calcext:value-type="date">
            <text:p>Mar 18</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310" table:formula="of:=[.C370]+1" office:value-type="date" office:date-value="2026-03-19" calcext:value-type="date">
            <text:p>Mar 19</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312" table:formula="of:=[.C371]+1" office:value-type="date" office:date-value="2026-03-20" calcext:value-type="date">
            <text:p>Mar 20</text:p>
          </table:table-cell>
          <table:table-cell table:style-name="ce309"/>
          <table:table-cell table:style-name="Footnote" table:number-columns-repeated="4"/>
          <table:table-cell table:style-name="ce309" table:number-columns-repeated="12"/>
          <table:table-cell table:style-name="Footnote" table:number-columns-repeated="3"/>
          <table:table-cell table:style-name="ce309" table:number-columns-repeated="2"/>
          <table:table-cell table:style-name="Footnote"/>
          <table:table-cell table:number-columns-repeated="16358"/>
        </table:table-row>
        <table:table-row table:style-name="ro2" table:visibility="collapse" table:number-rows-repeated="1048203">
          <table:table-cell table:number-columns-repeated="16384"/>
        </table:table-row>
        <table:table-row table:style-name="ro2" table:visibility="collapse">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1"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2"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 style:data-style-name="N2" text:time-value="23:21:10.0666050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5-10-14T11:18:57.490877934</dc:date>
    <meta:editing-duration>P117DT10H46M25S</meta:editing-duration>
    <meta:editing-cycles>2410</meta:editing-cycles>
    <meta:generator>LibreOffice/24.2.0.3$MacOSX_X86_64 LibreOffice_project/da48488a73ddd66ea24cf16bbc4f7b9c08e9bea1</meta:generator>
    <meta:print-date>2025-07-09T15:37:05.804137608</meta:print-date>
    <meta:document-statistic meta:table-count="3" meta:cell-count="4993" meta:object-count="0"/>
  </office:meta>
</office:document-meta>
</file>